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HPJFO+Helvetica" svg:font-family="BHPJFO+Helvetica" style:font-family-generic="roman" style:font-pitch="variable"/>
    <style:font-face style:name="DSans" svg:font-family="D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40f32" officeooo:paragraph-rsid="00040f32"/>
    </style:style>
    <style:style style:name="P2" style:family="paragraph" style:parent-style-name="Standard">
      <style:text-properties officeooo:rsid="0005e019" officeooo:paragraph-rsid="0005e019"/>
    </style:style>
    <style:style style:name="P3" style:family="paragraph" style:parent-style-name="Standard">
      <style:text-properties officeooo:rsid="0005e019" officeooo:paragraph-rsid="0006a96a"/>
    </style:style>
    <style:style style:name="P4" style:family="paragraph" style:parent-style-name="Standard">
      <style:text-properties officeooo:paragraph-rsid="0006a96a"/>
    </style:style>
    <style:style style:name="P5" style:family="paragraph" style:parent-style-name="Standard">
      <style:text-properties officeooo:rsid="0006a96a" officeooo:paragraph-rsid="0006a96a"/>
    </style:style>
    <style:style style:name="P6" style:family="paragraph" style:parent-style-name="Standard">
      <style:text-properties officeooo:rsid="0006d074" officeooo:paragraph-rsid="0007740a"/>
    </style:style>
    <style:style style:name="P7" style:family="paragraph" style:parent-style-name="Standard">
      <style:text-properties officeooo:rsid="0006d074" officeooo:paragraph-rsid="00f72a89"/>
    </style:style>
    <style:style style:name="P8" style:family="paragraph" style:parent-style-name="Standard">
      <style:text-properties style:font-name="DejaVu Sans Mono" fo:font-size="10pt" officeooo:rsid="000c5a4a" officeooo:paragraph-rsid="000c5a4a" style:font-size-asian="10pt" style:font-size-complex="10pt"/>
    </style:style>
    <style:style style:name="P9" style:family="paragraph" style:parent-style-name="Standard">
      <style:text-properties style:font-name="DejaVu Sans Mono" fo:font-size="10pt" officeooo:rsid="00139958" officeooo:paragraph-rsid="00139958" style:font-size-asian="10pt" style:font-size-complex="10pt"/>
    </style:style>
    <style:style style:name="P10" style:family="paragraph" style:parent-style-name="Standard">
      <style:text-properties style:font-name="DejaVu Sans Mono" fo:font-size="10pt" officeooo:rsid="0021f446" officeooo:paragraph-rsid="0021f446" style:font-size-asian="10pt" style:font-size-complex="10pt"/>
    </style:style>
    <style:style style:name="P11" style:family="paragraph" style:parent-style-name="Standard">
      <style:text-properties style:font-name="DejaVu Sans Mono" fo:font-size="10pt" officeooo:rsid="0021f446" officeooo:paragraph-rsid="002344cf" style:font-size-asian="10pt" style:font-size-complex="10pt"/>
    </style:style>
    <style:style style:name="P12" style:family="paragraph" style:parent-style-name="Standard">
      <style:text-properties style:font-name="DejaVu Sans Mono" fo:font-size="10pt" officeooo:rsid="0021f446" officeooo:paragraph-rsid="00262d09" style:font-size-asian="10pt" style:font-size-complex="10pt"/>
    </style:style>
    <style:style style:name="P13" style:family="paragraph" style:parent-style-name="Standard">
      <style:text-properties style:font-name="DejaVu Sans Mono" fo:font-size="10pt" officeooo:rsid="00262d09" officeooo:paragraph-rsid="00262d09" style:font-size-asian="10pt" style:font-size-complex="10pt"/>
    </style:style>
    <style:style style:name="P14" style:family="paragraph" style:parent-style-name="Standard">
      <style:text-properties style:font-name="DejaVu Sans Mono" fo:font-size="10pt" officeooo:rsid="002f874c" officeooo:paragraph-rsid="002f874c" style:font-size-asian="10pt" style:font-size-complex="10pt"/>
    </style:style>
    <style:style style:name="P15" style:family="paragraph" style:parent-style-name="Standard">
      <style:text-properties style:font-name="DejaVu Sans Mono" fo:font-size="10pt" officeooo:rsid="002d9837" officeooo:paragraph-rsid="002f874c" style:font-size-asian="10pt" style:font-size-complex="10pt"/>
    </style:style>
    <style:style style:name="P16" style:family="paragraph" style:parent-style-name="Standard">
      <style:text-properties style:font-name="DejaVu Sans Mono" fo:font-size="10pt" officeooo:rsid="002d9837" officeooo:paragraph-rsid="002d9837" style:font-size-asian="10pt" style:font-size-complex="10pt"/>
    </style:style>
    <style:style style:name="P17" style:family="paragraph" style:parent-style-name="Standard">
      <style:text-properties style:font-name="DejaVu Sans Mono" fo:font-size="10pt" officeooo:rsid="00335b2a" officeooo:paragraph-rsid="00335b2a" style:font-size-asian="10pt" style:font-size-complex="10pt"/>
    </style:style>
    <style:style style:name="P18" style:family="paragraph" style:parent-style-name="Standard">
      <style:text-properties style:font-name="DejaVu Sans Mono" fo:font-size="10pt" officeooo:rsid="002a1890" officeooo:paragraph-rsid="002a1890" style:font-size-asian="10pt" style:font-size-complex="10pt"/>
    </style:style>
    <style:style style:name="P19" style:family="paragraph" style:parent-style-name="Standard">
      <style:text-properties style:font-name="DejaVu Sans Mono" fo:font-size="10pt" officeooo:rsid="00566e0f" officeooo:paragraph-rsid="00566e0f" style:font-size-asian="10pt" style:font-size-complex="10pt"/>
    </style:style>
    <style:style style:name="P20" style:family="paragraph" style:parent-style-name="Standard">
      <style:text-properties style:font-name="DejaVu Sans Mono" fo:font-size="10pt" officeooo:rsid="0067c259" officeooo:paragraph-rsid="0067c259" style:font-size-asian="10pt" style:font-size-complex="10pt"/>
    </style:style>
    <style:style style:name="P21" style:family="paragraph" style:parent-style-name="Standard">
      <style:text-properties style:font-name="DejaVu Sans Mono" fo:font-size="10pt" officeooo:rsid="0076fbb0" officeooo:paragraph-rsid="0076fbb0" style:font-size-asian="10pt" style:font-size-complex="10pt"/>
    </style:style>
    <style:style style:name="P22" style:family="paragraph" style:parent-style-name="Standard">
      <style:text-properties style:font-name="DejaVu Sans Mono" fo:font-size="10pt" officeooo:rsid="0006d074" officeooo:paragraph-rsid="0006d074" style:font-size-asian="10pt" style:font-size-complex="10pt"/>
    </style:style>
    <style:style style:name="P23" style:family="paragraph" style:parent-style-name="Standard">
      <style:text-properties style:font-name="DejaVu Sans Mono" fo:font-size="10pt" officeooo:rsid="00c44e24" officeooo:paragraph-rsid="00c44e24" style:font-size-asian="10pt" style:font-size-complex="10pt"/>
    </style:style>
    <style:style style:name="P24" style:family="paragraph" style:parent-style-name="Standard">
      <style:text-properties style:font-name="DejaVu Sans Mono" fo:font-size="10pt" officeooo:rsid="00d20a90" officeooo:paragraph-rsid="00d20a90" style:font-size-asian="10pt" style:font-size-complex="10pt"/>
    </style:style>
    <style:style style:name="P25" style:family="paragraph" style:parent-style-name="Standard">
      <style:paragraph-properties fo:text-align="start" style:justify-single-word="false"/>
      <style:text-properties style:font-name="DejaVu Sans Mono" fo:font-size="10pt" style:font-size-asian="10pt"/>
    </style:style>
    <style:style style:name="P26" style:family="paragraph" style:parent-style-name="Standard">
      <style:paragraph-properties fo:text-align="start" style:justify-single-word="false"/>
      <style:text-properties style:font-name="DejaVu Sans Mono" fo:font-size="10pt" officeooo:paragraph-rsid="00d61487" style:font-size-asian="10pt"/>
    </style:style>
    <style:style style:name="P27" style:family="paragraph" style:parent-style-name="Standard">
      <style:paragraph-properties fo:text-align="start" style:justify-single-word="false"/>
      <style:text-properties style:font-name="DejaVu Sans Mono" fo:font-size="10pt" officeooo:paragraph-rsid="00d747ed" style:font-size-asian="10pt"/>
    </style:style>
    <style:style style:name="P28" style:family="paragraph" style:parent-style-name="Standard">
      <style:text-properties style:font-name="DejaVu Sans Mono" fo:font-size="10pt" fo:font-weight="normal" officeooo:rsid="00335b2a" officeooo:paragraph-rsid="00335b2a" style:font-size-asian="10pt" style:font-weight-asian="normal" style:font-size-complex="10pt" style:font-weight-complex="normal"/>
    </style:style>
    <style:style style:name="P29" style:family="paragraph" style:parent-style-name="Standard">
      <style:text-properties style:font-name="DejaVu Sans Mono" fo:font-size="10pt" fo:font-weight="normal" officeooo:rsid="0090fe07" officeooo:paragraph-rsid="0090fe07" style:font-size-asian="10pt" style:font-weight-asian="normal" style:font-size-complex="10pt" style:font-weight-complex="normal"/>
    </style:style>
    <style:style style:name="P30" style:family="paragraph" style:parent-style-name="Standard">
      <style:text-properties style:font-name="DejaVu Sans Mono" fo:font-size="10pt" fo:font-weight="normal" officeooo:rsid="009645f4" officeooo:paragraph-rsid="0098c816" style:font-size-asian="10pt" style:font-weight-asian="normal" style:font-size-complex="10pt" style:font-weight-complex="normal"/>
    </style:style>
    <style:style style:name="P31" style:family="paragraph" style:parent-style-name="Standard">
      <style:text-properties style:font-name="DejaVu Sans Mono" fo:font-size="10pt" fo:font-weight="normal" officeooo:rsid="009c96b5" officeooo:paragraph-rsid="009c96b5" style:font-size-asian="10pt" style:font-weight-asian="normal" style:font-size-complex="10pt" style:font-weight-complex="normal"/>
    </style:style>
    <style:style style:name="P32" style:family="paragraph" style:parent-style-name="Standard">
      <style:text-properties style:font-name="DejaVu Sans Mono" fo:font-size="12pt" officeooo:rsid="00814266" officeooo:paragraph-rsid="00814266" style:font-size-asian="12pt" style:font-size-complex="12pt"/>
    </style:style>
    <style:style style:name="P33" style:family="paragraph" style:parent-style-name="Standard">
      <style:text-properties style:font-name="DejaVu Sans Mono" officeooo:rsid="00a297ae" officeooo:paragraph-rsid="00a297ae"/>
    </style:style>
    <style:style style:name="P34" style:family="paragraph" style:parent-style-name="Standard">
      <style:text-properties style:font-name="DejaVu Sans Mono" officeooo:rsid="00f3c5c1" officeooo:paragraph-rsid="00f3c5c1"/>
    </style:style>
    <style:style style:name="P35" style:family="paragraph" style:parent-style-name="Standard">
      <style:text-properties officeooo:rsid="00088563" officeooo:paragraph-rsid="00088563"/>
    </style:style>
    <style:style style:name="P36" style:family="paragraph" style:parent-style-name="Standard">
      <style:text-properties officeooo:rsid="000c5a4a" officeooo:paragraph-rsid="000c5a4a"/>
    </style:style>
    <style:style style:name="P37" style:family="paragraph" style:parent-style-name="Standard">
      <style:text-properties officeooo:rsid="000c5a4a" officeooo:paragraph-rsid="001044d2"/>
    </style:style>
    <style:style style:name="P38" style:family="paragraph" style:parent-style-name="Standard">
      <style:text-properties officeooo:rsid="000c5a4a" officeooo:paragraph-rsid="0083856f"/>
    </style:style>
    <style:style style:name="P39" style:family="paragraph" style:parent-style-name="Standard">
      <style:text-properties officeooo:rsid="001044d2" officeooo:paragraph-rsid="0010de75"/>
    </style:style>
    <style:style style:name="P40" style:family="paragraph" style:parent-style-name="Standard">
      <style:text-properties officeooo:rsid="001044d2" officeooo:paragraph-rsid="00139958"/>
    </style:style>
    <style:style style:name="P41" style:family="paragraph" style:parent-style-name="Standard">
      <style:text-properties officeooo:rsid="001044d2" officeooo:paragraph-rsid="001aea71"/>
    </style:style>
    <style:style style:name="P42" style:family="paragraph" style:parent-style-name="Standard">
      <style:text-properties officeooo:rsid="001044d2" officeooo:paragraph-rsid="001dd303"/>
    </style:style>
    <style:style style:name="P43" style:family="paragraph" style:parent-style-name="Standard">
      <style:text-properties officeooo:rsid="001044d2" officeooo:paragraph-rsid="0168c3b1"/>
    </style:style>
    <style:style style:name="P44" style:family="paragraph" style:parent-style-name="Standard">
      <style:text-properties officeooo:rsid="001044d2" officeooo:paragraph-rsid="016bbf57"/>
    </style:style>
    <style:style style:name="P45" style:family="paragraph" style:parent-style-name="Standard">
      <style:text-properties officeooo:rsid="001aea71" officeooo:paragraph-rsid="003fd678"/>
    </style:style>
    <style:style style:name="P46" style:family="paragraph" style:parent-style-name="Standard">
      <style:text-properties officeooo:rsid="001aea71" officeooo:paragraph-rsid="010232ee"/>
    </style:style>
    <style:style style:name="P47" style:family="paragraph" style:parent-style-name="Standard">
      <style:text-properties officeooo:rsid="001aea71" officeooo:paragraph-rsid="0103bfb7"/>
    </style:style>
    <style:style style:name="P48" style:family="paragraph" style:parent-style-name="Standard">
      <style:text-properties officeooo:rsid="001dfafe" officeooo:paragraph-rsid="003fd678"/>
    </style:style>
    <style:style style:name="P49" style:family="paragraph" style:parent-style-name="Standard">
      <style:text-properties officeooo:rsid="001dfafe" officeooo:paragraph-rsid="00855dbc"/>
    </style:style>
    <style:style style:name="P50" style:family="paragraph" style:parent-style-name="Standard">
      <style:text-properties officeooo:rsid="0020ff7b" officeooo:paragraph-rsid="0020ff7b"/>
    </style:style>
    <style:style style:name="P51" style:family="paragraph" style:parent-style-name="Standard">
      <style:text-properties officeooo:rsid="0021f446" officeooo:paragraph-rsid="00262d09"/>
    </style:style>
    <style:style style:name="P52" style:family="paragraph" style:parent-style-name="Standard">
      <style:text-properties officeooo:rsid="0021f446" officeooo:paragraph-rsid="00855dbc"/>
    </style:style>
    <style:style style:name="P53" style:family="paragraph" style:parent-style-name="Standard">
      <style:text-properties style:font-name="Liberation Serif" fo:font-size="12pt" officeooo:rsid="00139958" officeooo:paragraph-rsid="001402ad" style:font-size-asian="12pt" style:font-size-complex="12pt"/>
    </style:style>
    <style:style style:name="P54" style:family="paragraph" style:parent-style-name="Standard">
      <style:text-properties style:font-name="Liberation Serif" fo:font-size="12pt" officeooo:rsid="00139958" officeooo:paragraph-rsid="001dd303" style:font-size-asian="12pt" style:font-size-complex="12pt"/>
    </style:style>
    <style:style style:name="P55" style:family="paragraph" style:parent-style-name="Standard">
      <style:text-properties style:font-name="Liberation Serif" fo:font-size="12pt" officeooo:rsid="001aea71" officeooo:paragraph-rsid="001aea71" style:font-size-asian="12pt" style:font-size-complex="12pt"/>
    </style:style>
    <style:style style:name="P56" style:family="paragraph" style:parent-style-name="Standard">
      <style:text-properties style:font-name="Liberation Serif" fo:font-size="12pt" officeooo:paragraph-rsid="002f874c" style:font-size-asian="12pt" style:font-size-complex="12pt"/>
    </style:style>
    <style:style style:name="P57" style:family="paragraph" style:parent-style-name="Standard">
      <style:text-properties style:font-name="Liberation Serif" fo:font-size="12pt" officeooo:rsid="002fc90a" officeooo:paragraph-rsid="002f874c" style:font-size-asian="12pt" style:font-size-complex="12pt"/>
    </style:style>
    <style:style style:name="P58" style:family="paragraph" style:parent-style-name="Standard">
      <style:text-properties style:font-name="Liberation Serif" fo:font-size="12pt" officeooo:rsid="003700cf" officeooo:paragraph-rsid="0039cbc7" style:font-size-asian="12pt" style:font-size-complex="12pt"/>
    </style:style>
    <style:style style:name="P59" style:family="paragraph" style:parent-style-name="Standard">
      <style:text-properties style:font-name="Liberation Serif" fo:font-size="12pt" officeooo:rsid="003700cf" officeooo:paragraph-rsid="008a084e" style:font-size-asian="12pt" style:font-size-complex="12pt"/>
    </style:style>
    <style:style style:name="P60" style:family="paragraph" style:parent-style-name="Standard">
      <style:text-properties style:font-name="Liberation Serif" fo:font-size="12pt" officeooo:rsid="0068bfc1" officeooo:paragraph-rsid="0068bfc1" style:font-size-asian="12pt" style:font-size-complex="12pt"/>
    </style:style>
    <style:style style:name="P61" style:family="paragraph" style:parent-style-name="Standard">
      <style:text-properties style:font-name="Liberation Serif" fo:font-size="12pt" officeooo:rsid="006a2397" officeooo:paragraph-rsid="006a2397" style:font-size-asian="12pt" style:font-size-complex="12pt"/>
    </style:style>
    <style:style style:name="P62" style:family="paragraph" style:parent-style-name="Standard">
      <style:text-properties style:font-name="Liberation Serif" fo:font-size="12pt" officeooo:rsid="007245c6" officeooo:paragraph-rsid="007625ff" style:font-size-asian="12pt" style:font-size-complex="12pt"/>
    </style:style>
    <style:style style:name="P63" style:family="paragraph" style:parent-style-name="Standard">
      <style:text-properties style:font-name="Liberation Serif" fo:font-size="12pt" officeooo:rsid="007245c6" officeooo:paragraph-rsid="008eb6f2" style:font-size-asian="12pt" style:font-size-complex="12pt"/>
    </style:style>
    <style:style style:name="P64" style:family="paragraph" style:parent-style-name="Standard">
      <style:text-properties style:font-name="Liberation Serif" fo:font-size="12pt" officeooo:rsid="007625ff" officeooo:paragraph-rsid="0076eb4d" style:font-size-asian="12pt" style:font-size-complex="12pt"/>
    </style:style>
    <style:style style:name="P65" style:family="paragraph" style:parent-style-name="Standard">
      <style:text-properties style:font-name="Liberation Serif" fo:font-size="12pt" officeooo:rsid="0076fbb0" officeooo:paragraph-rsid="0076fbb0" style:font-size-asian="12pt" style:font-size-complex="12pt"/>
    </style:style>
    <style:style style:name="P66" style:family="paragraph" style:parent-style-name="Standard">
      <style:text-properties style:font-name="Liberation Serif" fo:font-size="12pt" officeooo:rsid="0076fbb0" officeooo:paragraph-rsid="0078e41c" style:font-size-asian="12pt" style:font-size-complex="12pt"/>
    </style:style>
    <style:style style:name="P67" style:family="paragraph" style:parent-style-name="Standard">
      <style:text-properties style:font-name="Liberation Serif" fo:font-size="12pt" officeooo:rsid="0076fbb0" officeooo:paragraph-rsid="007d6668" style:font-size-asian="12pt" style:font-size-complex="12pt"/>
    </style:style>
    <style:style style:name="P68" style:family="paragraph" style:parent-style-name="Standard">
      <style:text-properties style:font-name="Liberation Serif" fo:font-size="12pt" officeooo:rsid="0076fbb0" officeooo:paragraph-rsid="007e7979" style:font-size-asian="12pt" style:font-size-complex="12pt"/>
    </style:style>
    <style:style style:name="P69" style:family="paragraph" style:parent-style-name="Standard">
      <style:text-properties style:font-name="Liberation Serif" fo:font-size="12pt" officeooo:rsid="00805903" officeooo:paragraph-rsid="00805903" style:font-size-asian="12pt" style:font-size-complex="12pt"/>
    </style:style>
    <style:style style:name="P70" style:family="paragraph" style:parent-style-name="Standard">
      <style:text-properties style:font-name="Liberation Serif" fo:font-size="12pt" officeooo:rsid="00814266" officeooo:paragraph-rsid="00814266" style:font-size-asian="12pt" style:font-size-complex="12pt"/>
    </style:style>
    <style:style style:name="P71" style:family="paragraph" style:parent-style-name="Standard">
      <style:text-properties style:font-name="Liberation Serif" fo:font-size="12pt" officeooo:rsid="002a1890" officeooo:paragraph-rsid="002a1890" style:font-size-asian="12pt" style:font-size-complex="12pt"/>
    </style:style>
    <style:style style:name="P72" style:family="paragraph" style:parent-style-name="Standard">
      <style:text-properties style:font-name="Liberation Serif" fo:font-size="12pt" officeooo:rsid="0081acdb" officeooo:paragraph-rsid="008306f8" style:font-size-asian="12pt" style:font-size-complex="12pt"/>
    </style:style>
    <style:style style:name="P73" style:family="paragraph" style:parent-style-name="Standard">
      <style:text-properties style:font-name="Liberation Serif" fo:font-size="12pt" officeooo:rsid="00a38043" officeooo:paragraph-rsid="00a38043" style:font-size-asian="12pt" style:font-size-complex="12pt"/>
    </style:style>
    <style:style style:name="P74" style:family="paragraph" style:parent-style-name="Standard">
      <style:text-properties style:font-name="Liberation Serif" fo:font-size="12pt" officeooo:rsid="00c54aef" officeooo:paragraph-rsid="00cb6d9f" style:font-size-asian="12pt" style:font-size-complex="12pt"/>
    </style:style>
    <style:style style:name="P75" style:family="paragraph" style:parent-style-name="Standard">
      <style:text-properties style:font-name="Liberation Serif" fo:font-size="12pt" officeooo:rsid="00c54aef" officeooo:paragraph-rsid="00cc8164" style:font-size-asian="12pt" style:font-size-complex="12pt"/>
    </style:style>
    <style:style style:name="P76" style:family="paragraph" style:parent-style-name="Standard">
      <style:text-properties style:font-name="Liberation Serif" fo:font-size="12pt" officeooo:rsid="00c6aec4" officeooo:paragraph-rsid="00cc8164" style:font-size-asian="12pt" style:font-size-complex="12pt"/>
    </style:style>
    <style:style style:name="P77" style:family="paragraph" style:parent-style-name="Standard">
      <style:text-properties style:font-name="Liberation Serif" fo:font-size="12pt" officeooo:rsid="00c6aec4" officeooo:paragraph-rsid="00d0c068" style:font-size-asian="12pt" style:font-size-complex="12pt"/>
    </style:style>
    <style:style style:name="P78" style:family="paragraph" style:parent-style-name="Standard">
      <style:text-properties style:font-name="Liberation Serif" fo:font-size="12pt" officeooo:paragraph-rsid="01177637" style:font-size-asian="12pt" style:font-size-complex="12pt"/>
    </style:style>
    <style:style style:name="P79" style:family="paragraph" style:parent-style-name="Standard">
      <style:paragraph-properties fo:text-align="start" style:justify-single-word="false"/>
      <style:text-properties style:font-name="Liberation Serif" fo:font-size="12pt" officeooo:rsid="00b579c5" officeooo:paragraph-rsid="00b579c5" style:font-size-asian="12pt" style:font-size-complex="12pt"/>
    </style:style>
    <style:style style:name="P80" style:family="paragraph" style:parent-style-name="Standard">
      <style:text-properties style:font-name="Liberation Serif" fo:font-size="12pt" officeooo:rsid="016b4600" officeooo:paragraph-rsid="016ab2c9" style:font-size-asian="12pt" style:font-size-complex="12pt"/>
    </style:style>
    <style:style style:name="P81" style:family="paragraph" style:parent-style-name="Standard">
      <style:text-properties style:font-name="Liberation Serif" fo:font-size="12pt" officeooo:rsid="016bbf57" officeooo:paragraph-rsid="016bbf57" style:font-size-asian="12pt" style:font-size-complex="12pt"/>
    </style:style>
    <style:style style:name="P82" style:family="paragraph" style:parent-style-name="Standard">
      <style:text-properties style:font-name="Liberation Serif" fo:font-size="12pt" fo:font-weight="normal" officeooo:rsid="00488e4b" officeooo:paragraph-rsid="00488e4b" style:font-size-asian="12pt" style:font-weight-asian="normal" style:font-size-complex="12pt" style:font-weight-complex="normal"/>
    </style:style>
    <style:style style:name="P83" style:family="paragraph" style:parent-style-name="Standard">
      <style:text-properties style:font-name="Liberation Serif" fo:font-size="12pt" fo:font-weight="normal" officeooo:rsid="004a85a9" officeooo:paragraph-rsid="004a85a9"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05254ca" officeooo:paragraph-rsid="0052d4ee"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070b844" officeooo:paragraph-rsid="0070b844"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7245c6" officeooo:paragraph-rsid="007245c6"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090fe07" officeooo:paragraph-rsid="0090fe07"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090fe07" officeooo:paragraph-rsid="0091db1d"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90fe07" officeooo:paragraph-rsid="00930c38"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930c38" officeooo:paragraph-rsid="00930c38"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9645f4" officeooo:paragraph-rsid="0098c816"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09c96b5" officeooo:paragraph-rsid="009c96b5" style:font-size-asian="12pt" style:font-weight-asian="normal" style:font-size-complex="12pt" style:font-weight-complex="normal"/>
    </style:style>
    <style:style style:name="P93" style:family="paragraph" style:parent-style-name="Standard">
      <style:text-properties style:font-name="Liberation Serif" fo:font-size="12pt" fo:font-weight="normal" officeooo:rsid="00a66158" officeooo:paragraph-rsid="00a66158" style:font-size-asian="12pt" style:font-weight-asian="normal" style:font-size-complex="12pt" style:font-weight-complex="normal"/>
    </style:style>
    <style:style style:name="P94" style:family="paragraph" style:parent-style-name="Standard">
      <style:text-properties style:font-name="Liberation Serif" fo:font-size="12pt" fo:font-weight="normal" officeooo:rsid="00a6f2da" officeooo:paragraph-rsid="00a6f2da" style:font-size-asian="12pt" style:font-weight-asian="normal" style:font-size-complex="12pt" style:font-weight-complex="normal"/>
    </style:style>
    <style:style style:name="P95" style:family="paragraph" style:parent-style-name="Standard">
      <style:text-properties style:font-name="Liberation Serif" fo:font-size="12pt" fo:font-weight="normal" officeooo:rsid="009d7090" officeooo:paragraph-rsid="009e4344" style:font-size-asian="12pt" style:font-weight-asian="normal" style:font-size-complex="12pt" style:font-weight-complex="normal"/>
    </style:style>
    <style:style style:name="P96" style:family="paragraph" style:parent-style-name="Standard">
      <style:text-properties style:font-name="Liberation Serif" fo:font-size="12pt" fo:font-weight="normal" officeooo:rsid="009d7090" officeooo:paragraph-rsid="00a177dc" style:font-size-asian="12pt" style:font-weight-asian="normal" style:font-size-complex="12pt" style:font-weight-complex="normal"/>
    </style:style>
    <style:style style:name="P97" style:family="paragraph" style:parent-style-name="Standard">
      <style:text-properties style:font-name="Liberation Serif" fo:font-size="12pt" fo:font-weight="normal" officeooo:rsid="009e4344" officeooo:paragraph-rsid="00a02f8b" style:font-size-asian="12pt" style:font-weight-asian="normal" style:font-size-complex="12pt" style:font-weight-complex="normal"/>
    </style:style>
    <style:style style:name="P98" style:family="paragraph" style:parent-style-name="Standard">
      <style:text-properties style:font-name="Liberation Serif" fo:font-size="12pt" fo:font-weight="normal" officeooo:rsid="00db4361" officeooo:paragraph-rsid="00db4361"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db7f55" officeooo:paragraph-rsid="00dd52d6" style:font-size-asian="12pt" style:font-weight-asian="normal" style:font-size-complex="12pt" style:font-weight-complex="normal"/>
    </style:style>
    <style:style style:name="P100" style:family="paragraph" style:parent-style-name="Standard">
      <style:text-properties style:font-name="Liberation Serif" fo:font-size="12pt" fo:font-weight="normal" officeooo:rsid="00db7f55" officeooo:paragraph-rsid="00db7f55" style:font-size-asian="12pt" style:font-weight-asian="normal" style:font-size-complex="12pt" style:font-weight-complex="normal"/>
    </style:style>
    <style:style style:name="P101" style:family="paragraph" style:parent-style-name="Standard">
      <style:text-properties style:font-name="Liberation Serif" fo:font-size="12pt" fo:font-weight="normal" officeooo:rsid="00dd52d6" officeooo:paragraph-rsid="00dd52d6" style:font-size-asian="12pt" style:font-weight-asian="normal" style:font-size-complex="12pt" style:font-weight-complex="normal"/>
    </style:style>
    <style:style style:name="P102" style:family="paragraph" style:parent-style-name="Standard">
      <style:text-properties style:font-name="Liberation Serif" fo:font-size="12pt" fo:font-weight="normal" officeooo:rsid="00ded199" officeooo:paragraph-rsid="00e1a3dc" style:font-size-asian="12pt" style:font-weight-asian="normal" style:font-size-complex="12pt" style:font-weight-complex="normal"/>
    </style:style>
    <style:style style:name="P103" style:family="paragraph" style:parent-style-name="Standard">
      <style:text-properties style:font-name="Liberation Serif" fo:font-size="12pt" fo:font-weight="normal" officeooo:rsid="00e05093" officeooo:paragraph-rsid="00e05093" style:font-size-asian="12pt" style:font-weight-asian="normal" style:font-size-complex="12pt" style:font-weight-complex="normal"/>
    </style:style>
    <style:style style:name="P104" style:family="paragraph" style:parent-style-name="Standard">
      <style:text-properties style:font-name="Liberation Serif" fo:font-size="12pt" fo:font-weight="normal" officeooo:rsid="00e210eb" officeooo:paragraph-rsid="00e1a3dc" style:font-size-asian="12pt" style:font-weight-asian="normal" style:font-size-complex="12pt" style:font-weight-complex="normal"/>
    </style:style>
    <style:style style:name="P105" style:family="paragraph" style:parent-style-name="Standard">
      <style:text-properties style:font-name="Liberation Serif" fo:font-size="12pt" fo:font-weight="normal" officeooo:rsid="00e2ec48" officeooo:paragraph-rsid="00e210eb" style:font-size-asian="12pt" style:font-weight-asian="normal" style:font-size-complex="12pt" style:font-weight-complex="normal"/>
    </style:style>
    <style:style style:name="P106" style:family="paragraph" style:parent-style-name="Standard">
      <style:text-properties style:font-name="Liberation Serif" fo:font-size="12pt" fo:font-weight="normal" officeooo:rsid="00e4d7ad" officeooo:paragraph-rsid="00e4d7ad" style:font-size-asian="12pt" style:font-weight-asian="normal" style:font-size-complex="12pt" style:font-weight-complex="normal"/>
    </style:style>
    <style:style style:name="P107" style:family="paragraph" style:parent-style-name="Standard">
      <style:text-properties style:font-name="Liberation Serif" fo:font-size="12pt" fo:font-weight="normal" officeooo:rsid="01211077" officeooo:paragraph-rsid="01211077" style:font-size-asian="12pt" style:font-weight-asian="normal" style:font-size-complex="12pt" style:font-weight-complex="normal"/>
    </style:style>
    <style:style style:name="P108" style:family="paragraph" style:parent-style-name="Standard">
      <style:text-properties style:font-name="Liberation Serif" fo:font-size="12pt" fo:font-weight="bold" officeooo:rsid="008f3cb4" officeooo:paragraph-rsid="008306f8" style:font-size-asian="12pt" style:font-weight-asian="bold" style:font-size-complex="12pt" style:font-weight-complex="bold"/>
    </style:style>
    <style:style style:name="P109" style:family="paragraph" style:parent-style-name="Standard">
      <style:text-properties officeooo:rsid="00262d09" officeooo:paragraph-rsid="00262d09"/>
    </style:style>
    <style:style style:name="P110" style:family="paragraph" style:parent-style-name="Standard">
      <style:text-properties officeooo:rsid="002d9837" officeooo:paragraph-rsid="002d9837"/>
    </style:style>
    <style:style style:name="P111" style:family="paragraph" style:parent-style-name="Standard">
      <style:text-properties officeooo:paragraph-rsid="002f874c"/>
    </style:style>
    <style:style style:name="P112" style:family="paragraph" style:parent-style-name="Standard">
      <style:text-properties officeooo:rsid="002fc9b9" officeooo:paragraph-rsid="002fc9b9"/>
    </style:style>
    <style:style style:name="P113" style:family="paragraph" style:parent-style-name="Standard">
      <style:text-properties officeooo:paragraph-rsid="00318eda"/>
    </style:style>
    <style:style style:name="P114" style:family="paragraph" style:parent-style-name="Standard">
      <style:text-properties officeooo:rsid="00335b2a" officeooo:paragraph-rsid="00335b2a"/>
    </style:style>
    <style:style style:name="P115" style:family="paragraph" style:parent-style-name="Standard">
      <style:text-properties officeooo:rsid="00335b2a" officeooo:paragraph-rsid="008633ac"/>
    </style:style>
    <style:style style:name="P116" style:family="paragraph" style:parent-style-name="Standard">
      <style:text-properties officeooo:paragraph-rsid="002fc90a"/>
    </style:style>
    <style:style style:name="P117" style:family="paragraph" style:parent-style-name="Standard">
      <style:text-properties officeooo:paragraph-rsid="0039cbc7"/>
    </style:style>
    <style:style style:name="P118" style:family="paragraph" style:parent-style-name="Standard">
      <style:text-properties fo:color="#3f7f5f" style:font-name="DejaVu Sans Mono" fo:font-size="10pt" officeooo:rsid="002fc9b9" officeooo:paragraph-rsid="002fc9b9" style:font-size-asian="10pt" style:font-size-complex="10pt"/>
    </style:style>
    <style:style style:name="P119" style:family="paragraph" style:parent-style-name="Standard">
      <style:text-properties fo:color="#3f7f5f" style:font-name="Monospace" fo:font-size="8pt" fo:font-weight="normal" officeooo:rsid="00416cba" officeooo:paragraph-rsid="00416cba" fo:background-color="#e8f2fe" style:font-size-asian="8pt" style:font-weight-asian="normal" style:font-size-complex="8pt" style:font-weight-complex="normal"/>
    </style:style>
    <style:style style:name="P120" style:family="paragraph" style:parent-style-name="Standard">
      <style:text-properties fo:color="#3f7f5f" style:font-name="Monospace" fo:font-size="8pt" fo:font-weight="normal" officeooo:rsid="00416cba" officeooo:paragraph-rsid="00416cba" style:font-size-asian="8pt" style:font-weight-asian="normal" style:font-size-complex="8pt" style:font-weight-complex="normal"/>
    </style:style>
    <style:style style:name="P121" style:family="paragraph" style:parent-style-name="Standard">
      <style:text-properties fo:color="#3f7f5f" style:font-name="Monospace" fo:font-size="10pt" fo:font-weight="normal" officeooo:rsid="00455990" officeooo:paragraph-rsid="00455990" style:font-size-asian="10pt" style:font-weight-asian="normal" style:font-size-complex="12pt" style:font-weight-complex="normal"/>
    </style:style>
    <style:style style:name="P122" style:family="paragraph" style:parent-style-name="Standard">
      <style:text-properties fo:color="#3f7f5f" style:font-name="Monospace" fo:font-size="10pt" officeooo:rsid="017503f4" officeooo:paragraph-rsid="017503f4" style:font-size-asian="10pt"/>
    </style:style>
    <style:style style:name="P123" style:family="paragraph" style:parent-style-name="Standard">
      <style:text-properties fo:font-weight="normal" officeooo:rsid="00335b2a" officeooo:paragraph-rsid="00335b2a" style:font-weight-asian="normal" style:font-weight-complex="normal"/>
    </style:style>
    <style:style style:name="P124" style:family="paragraph" style:parent-style-name="Standard">
      <style:text-properties fo:font-weight="normal" officeooo:rsid="0034ac94" officeooo:paragraph-rsid="00335b2a" style:font-weight-asian="normal" style:font-weight-complex="normal"/>
    </style:style>
    <style:style style:name="P125" style:family="paragraph" style:parent-style-name="Standard">
      <style:text-properties fo:font-weight="normal" officeooo:rsid="0034acce" officeooo:paragraph-rsid="0034acce" style:font-weight-asian="normal" style:font-weight-complex="normal"/>
    </style:style>
    <style:style style:name="P126" style:family="paragraph" style:parent-style-name="Standard">
      <style:text-properties fo:font-weight="normal" officeooo:rsid="003cd89d" officeooo:paragraph-rsid="003cd89d" style:font-weight-asian="normal" style:font-weight-complex="normal"/>
    </style:style>
    <style:style style:name="P127" style:family="paragraph" style:parent-style-name="Standard">
      <style:text-properties fo:font-weight="normal" officeooo:rsid="003d90b3" officeooo:paragraph-rsid="003b66cc" style:font-weight-asian="normal" style:font-weight-complex="normal"/>
    </style:style>
    <style:style style:name="P128" style:family="paragraph" style:parent-style-name="Standard">
      <style:text-properties officeooo:rsid="003b66cc" officeooo:paragraph-rsid="003cd89d"/>
    </style:style>
    <style:style style:name="P129" style:family="paragraph" style:parent-style-name="Standard">
      <style:text-properties officeooo:rsid="003b66cc" officeooo:paragraph-rsid="008b9c8c"/>
    </style:style>
    <style:style style:name="P130" style:family="paragraph" style:parent-style-name="Standard">
      <style:text-properties officeooo:rsid="00416cba" officeooo:paragraph-rsid="00416cba"/>
    </style:style>
    <style:style style:name="P131" style:family="paragraph" style:parent-style-name="Standard">
      <style:text-properties fo:color="#000000" style:font-name="Liberation Serif" fo:font-size="12pt" officeooo:rsid="00a38043" officeooo:paragraph-rsid="00a38043" style:font-size-asian="12pt" style:font-size-complex="12pt"/>
    </style:style>
    <style:style style:name="P132" style:family="paragraph" style:parent-style-name="Standard">
      <style:text-properties fo:color="#000000" style:font-name="Liberation Serif" fo:font-size="12pt" fo:font-weight="normal" officeooo:rsid="00455990" officeooo:paragraph-rsid="010b80e2" style:font-size-asian="12pt" style:font-weight-asian="normal" style:font-size-complex="12pt" style:font-weight-complex="normal"/>
    </style:style>
    <style:style style:name="P133" style:family="paragraph" style:parent-style-name="Standard">
      <style:text-properties fo:color="#000000" style:font-name="Liberation Serif" fo:font-size="12pt" fo:font-weight="normal" officeooo:rsid="010b80e2" officeooo:paragraph-rsid="010b80e2" style:font-size-asian="12pt" style:font-weight-asian="normal" style:font-size-complex="12pt" style:font-weight-complex="normal"/>
    </style:style>
    <style:style style:name="P134" style:family="paragraph" style:parent-style-name="Standard">
      <style:text-properties fo:color="#000000" style:font-name="Liberation Serif" fo:font-size="12pt" fo:font-weight="normal" officeooo:rsid="0044ac27" officeooo:paragraph-rsid="010b80e2" style:font-size-asian="12pt" style:font-weight-asian="normal" style:font-size-complex="12pt" style:font-weight-complex="normal"/>
    </style:style>
    <style:style style:name="P135" style:family="paragraph" style:parent-style-name="Standard">
      <style:text-properties fo:color="#000000" style:font-name="Liberation Serif" fo:font-size="12pt" fo:font-weight="normal" officeooo:rsid="012217ca" officeooo:paragraph-rsid="012217ca" style:font-size-asian="12pt" style:font-weight-asian="normal" style:font-size-complex="12pt" style:font-weight-complex="normal"/>
    </style:style>
    <style:style style:name="P136" style:family="paragraph" style:parent-style-name="Standard">
      <style:text-properties fo:color="#000000" style:font-name="Monospace" fo:font-size="10pt" officeooo:paragraph-rsid="0070b844" style:font-size-asian="10pt"/>
    </style:style>
    <style:style style:name="P137" style:family="paragraph" style:parent-style-name="Standard">
      <style:text-properties fo:color="#000000" style:font-name="Monospace" fo:font-size="10pt" officeooo:rsid="00d20a90" officeooo:paragraph-rsid="00d20a90" style:font-size-asian="10pt"/>
    </style:style>
    <style:style style:name="P138" style:family="paragraph" style:parent-style-name="Standard">
      <style:text-properties fo:color="#000000" style:font-name="Monospace" fo:font-size="10pt" fo:font-weight="normal" officeooo:rsid="00e210eb" officeooo:paragraph-rsid="00e1a3dc" style:font-size-asian="10pt" style:font-weight-asian="normal" style:font-size-complex="12pt" style:font-weight-complex="normal"/>
    </style:style>
    <style:style style:name="P139" style:family="paragraph" style:parent-style-name="Standard">
      <style:text-properties fo:color="#000000" style:font-name="DejaVu Sans Mono" fo:font-size="10pt" officeooo:rsid="00a38043" officeooo:paragraph-rsid="00a38043" style:font-size-asian="10pt" style:font-size-complex="10pt"/>
    </style:style>
    <style:style style:name="P140" style:family="paragraph" style:parent-style-name="Standard">
      <style:text-properties officeooo:paragraph-rsid="0053c13a"/>
    </style:style>
    <style:style style:name="P141" style:family="paragraph" style:parent-style-name="Standard">
      <style:text-properties officeooo:rsid="00517745" officeooo:paragraph-rsid="00566e0f"/>
    </style:style>
    <style:style style:name="P142" style:family="paragraph" style:parent-style-name="Standard">
      <style:text-properties officeooo:rsid="00568b09" officeooo:paragraph-rsid="0057d098"/>
    </style:style>
    <style:style style:name="P143" style:family="paragraph" style:parent-style-name="Standard">
      <style:text-properties officeooo:rsid="00568b09" officeooo:paragraph-rsid="008c842b"/>
    </style:style>
    <style:style style:name="P144" style:family="paragraph" style:parent-style-name="Standard">
      <style:text-properties officeooo:rsid="00568b09" officeooo:paragraph-rsid="010d7380"/>
    </style:style>
    <style:style style:name="P145" style:family="paragraph" style:parent-style-name="Standard">
      <style:text-properties officeooo:rsid="0057d098" officeooo:paragraph-rsid="0057d098"/>
    </style:style>
    <style:style style:name="P146" style:family="paragraph" style:parent-style-name="Standard">
      <style:text-properties officeooo:rsid="0057d098" officeooo:paragraph-rsid="01758fc7"/>
    </style:style>
    <style:style style:name="P147" style:family="paragraph" style:parent-style-name="Standard">
      <style:text-properties officeooo:rsid="005e5324" officeooo:paragraph-rsid="005e5324"/>
    </style:style>
    <style:style style:name="P148" style:family="paragraph" style:parent-style-name="Standard">
      <style:text-properties officeooo:paragraph-rsid="005e5324"/>
    </style:style>
    <style:style style:name="P149" style:family="paragraph" style:parent-style-name="Standard">
      <style:text-properties officeooo:rsid="005f9143" officeooo:paragraph-rsid="005f9143"/>
    </style:style>
    <style:style style:name="P150" style:family="paragraph" style:parent-style-name="Standard">
      <style:text-properties officeooo:rsid="006126f3" officeooo:paragraph-rsid="006126f3"/>
    </style:style>
    <style:style style:name="P151" style:family="paragraph" style:parent-style-name="Standard">
      <style:text-properties officeooo:rsid="006126f3" officeooo:paragraph-rsid="008cdd93"/>
    </style:style>
    <style:style style:name="P152" style:family="paragraph" style:parent-style-name="Standard">
      <style:text-properties officeooo:rsid="0062df54" officeooo:paragraph-rsid="0062df54"/>
    </style:style>
    <style:style style:name="P153" style:family="paragraph" style:parent-style-name="Standard">
      <style:text-properties officeooo:rsid="0067c259" officeooo:paragraph-rsid="0067c259"/>
    </style:style>
    <style:style style:name="P154" style:family="paragraph" style:parent-style-name="Standard">
      <style:text-properties officeooo:rsid="0067c259" officeooo:paragraph-rsid="008cdd93"/>
    </style:style>
    <style:style style:name="P155" style:family="paragraph" style:parent-style-name="Standard">
      <style:text-properties officeooo:rsid="006a2397" officeooo:paragraph-rsid="006a2397"/>
    </style:style>
    <style:style style:name="P156" style:family="paragraph" style:parent-style-name="Standard">
      <style:text-properties style:font-name="Monospace" fo:font-size="10pt" fo:font-weight="normal" officeooo:rsid="0070b844" officeooo:paragraph-rsid="0070b844" style:font-size-asian="10pt" style:font-weight-asian="normal" style:font-size-complex="12pt" style:font-weight-complex="normal"/>
    </style:style>
    <style:style style:name="P157" style:family="paragraph" style:parent-style-name="Standard">
      <style:text-properties fo:font-size="10pt" officeooo:rsid="0005e019" officeooo:paragraph-rsid="0005e019" style:font-size-asian="10pt" style:font-size-complex="10pt"/>
    </style:style>
    <style:style style:name="P158" style:family="paragraph" style:parent-style-name="Standard">
      <style:text-properties officeooo:paragraph-rsid="008633ac"/>
    </style:style>
    <style:style style:name="P159" style:family="paragraph" style:parent-style-name="Standard">
      <style:text-properties officeooo:paragraph-rsid="008b9c8c"/>
    </style:style>
    <style:style style:name="P160" style:family="paragraph" style:parent-style-name="Standard">
      <style:text-properties officeooo:paragraph-rsid="008cdd93"/>
    </style:style>
    <style:style style:name="P161" style:family="paragraph" style:parent-style-name="Standard">
      <style:text-properties officeooo:paragraph-rsid="00a11b26"/>
    </style:style>
    <style:style style:name="P162" style:family="paragraph" style:parent-style-name="Standard">
      <style:text-properties officeooo:rsid="00a177dc" officeooo:paragraph-rsid="00a177dc"/>
    </style:style>
    <style:style style:name="P163" style:family="paragraph" style:parent-style-name="Standard">
      <style:text-properties officeooo:rsid="00a297ae" officeooo:paragraph-rsid="00a297ae"/>
    </style:style>
    <style:style style:name="P164" style:family="paragraph" style:parent-style-name="Standard">
      <style:text-properties officeooo:paragraph-rsid="00a6f2da"/>
    </style:style>
    <style:style style:name="P165" style:family="paragraph" style:parent-style-name="Standard">
      <style:text-properties officeooo:rsid="00a8995e" officeooo:paragraph-rsid="00aa665b"/>
    </style:style>
    <style:style style:name="P166" style:family="paragraph" style:parent-style-name="Standard">
      <style:text-properties officeooo:rsid="00a8995e" officeooo:paragraph-rsid="00b291bc"/>
    </style:style>
    <style:style style:name="P167" style:family="paragraph" style:parent-style-name="Standard">
      <style:paragraph-properties fo:text-align="start" style:justify-single-word="false"/>
      <style:text-properties officeooo:rsid="00a8995e" officeooo:paragraph-rsid="00bac008"/>
    </style:style>
    <style:style style:name="P168" style:family="paragraph" style:parent-style-name="Standard">
      <style:text-properties officeooo:rsid="00aa665b" officeooo:paragraph-rsid="00aa665b"/>
    </style:style>
    <style:style style:name="P169" style:family="paragraph" style:parent-style-name="Standard">
      <style:text-properties officeooo:rsid="00aceb15" officeooo:paragraph-rsid="00aceb15"/>
    </style:style>
    <style:style style:name="P170" style:family="paragraph" style:parent-style-name="Standard">
      <style:text-properties officeooo:rsid="00b1ca20" officeooo:paragraph-rsid="00b1ca20"/>
    </style:style>
    <style:style style:name="P171" style:family="paragraph" style:parent-style-name="Standard">
      <style:text-properties officeooo:rsid="00b1ca20" officeooo:paragraph-rsid="00bbd483"/>
    </style:style>
    <style:style style:name="P172" style:family="paragraph" style:parent-style-name="Standard">
      <style:paragraph-properties fo:text-align="start" style:justify-single-word="false"/>
      <style:text-properties officeooo:rsid="00b93ee9" officeooo:paragraph-rsid="00b93ee9"/>
    </style:style>
    <style:style style:name="P173" style:family="paragraph" style:parent-style-name="Standard">
      <style:paragraph-properties fo:text-align="start" style:justify-single-word="false"/>
      <style:text-properties style:font-name="BHPJFO+Helvetica" fo:font-size="10pt" officeooo:rsid="00b88075" officeooo:paragraph-rsid="00b5c99a" style:font-size-asian="10pt"/>
    </style:style>
    <style:style style:name="P174" style:family="paragraph" style:parent-style-name="Standard">
      <style:paragraph-properties fo:text-align="start" style:justify-single-word="false"/>
      <style:text-properties style:font-name="BHPJFO+Helvetica" fo:font-size="10pt" officeooo:rsid="00b88075" officeooo:paragraph-rsid="00b88075" style:font-size-asian="10pt"/>
    </style:style>
    <style:style style:name="P175" style:family="paragraph" style:parent-style-name="Standard">
      <style:paragraph-properties fo:text-align="start" style:justify-single-word="false"/>
      <style:text-properties style:font-name="BHPJFO+Helvetica" fo:font-size="10pt" style:font-size-asian="10pt"/>
    </style:style>
    <style:style style:name="P176" style:family="paragraph" style:parent-style-name="Standard">
      <style:paragraph-properties fo:text-align="start" style:justify-single-word="false"/>
      <style:text-properties style:font-name="BHPJFO+Helvetica" fo:font-size="10pt" officeooo:paragraph-rsid="00b93ee9" style:font-size-asian="10pt"/>
    </style:style>
    <style:style style:name="P177" style:family="paragraph" style:parent-style-name="Standard">
      <style:paragraph-properties fo:text-align="start" style:justify-single-word="false"/>
      <style:text-properties style:font-name="BHPJFO+Helvetica" fo:font-size="10pt" officeooo:rsid="00bac008" officeooo:paragraph-rsid="00bac008" style:font-size-asian="10pt"/>
    </style:style>
    <style:style style:name="P178" style:family="paragraph" style:parent-style-name="Standard">
      <style:paragraph-properties fo:text-align="start" style:justify-single-word="false"/>
      <style:text-properties style:font-name="BHPJFO+Helvetica" fo:font-size="10pt" officeooo:rsid="00b93ee9" officeooo:paragraph-rsid="00b93ee9" style:font-size-asian="10pt"/>
    </style:style>
    <style:style style:name="P179" style:family="paragraph" style:parent-style-name="Standard">
      <style:paragraph-properties fo:text-align="start" style:justify-single-word="false"/>
      <style:text-properties style:font-name="BHPJFO+Helvetica" fo:font-size="10pt" officeooo:rsid="00b579c5" officeooo:paragraph-rsid="00b5c99a" style:font-size-asian="10pt"/>
    </style:style>
    <style:style style:name="P180" style:family="paragraph" style:parent-style-name="Standard">
      <style:text-properties officeooo:rsid="00bf9c8b" officeooo:paragraph-rsid="00bf9c8b"/>
    </style:style>
    <style:style style:name="P181" style:family="paragraph" style:parent-style-name="Standard">
      <style:text-properties officeooo:rsid="00c0888d" officeooo:paragraph-rsid="00c0888d"/>
    </style:style>
    <style:style style:name="P182" style:family="paragraph" style:parent-style-name="Standard">
      <style:text-properties officeooo:rsid="00c0888d" officeooo:paragraph-rsid="00c44e24"/>
    </style:style>
    <style:style style:name="P183" style:family="paragraph" style:parent-style-name="Standard">
      <style:text-properties officeooo:rsid="00c2a4b4" officeooo:paragraph-rsid="00c2a4b4"/>
    </style:style>
    <style:style style:name="P184" style:family="paragraph" style:parent-style-name="Standard">
      <style:text-properties officeooo:rsid="00c44e24" officeooo:paragraph-rsid="00c44e24"/>
    </style:style>
    <style:style style:name="P185" style:family="paragraph" style:parent-style-name="Standard">
      <style:text-properties officeooo:rsid="00c54aef" officeooo:paragraph-rsid="00c9aca7"/>
    </style:style>
    <style:style style:name="P186" style:family="paragraph" style:parent-style-name="Standard">
      <style:text-properties officeooo:rsid="00d20a90" officeooo:paragraph-rsid="00d20a90"/>
    </style:style>
    <style:style style:name="P187" style:family="paragraph" style:parent-style-name="Standard">
      <style:text-properties officeooo:rsid="00d82c92" officeooo:paragraph-rsid="00d82c92"/>
    </style:style>
    <style:style style:name="P188" style:family="paragraph" style:parent-style-name="Standard">
      <style:text-properties officeooo:rsid="00d89008" officeooo:paragraph-rsid="00d89008"/>
    </style:style>
    <style:style style:name="P189" style:family="paragraph" style:parent-style-name="Standard">
      <style:text-properties officeooo:rsid="00db7f55" officeooo:paragraph-rsid="00dd52d6"/>
    </style:style>
    <style:style style:name="P190" style:family="paragraph" style:parent-style-name="Standard">
      <style:text-properties officeooo:paragraph-rsid="00db7f55"/>
    </style:style>
    <style:style style:name="P191" style:family="paragraph" style:parent-style-name="Standard">
      <style:text-properties officeooo:rsid="00de862e" officeooo:paragraph-rsid="00e05093"/>
    </style:style>
    <style:style style:name="P192" style:family="paragraph" style:parent-style-name="Standard">
      <style:text-properties officeooo:rsid="00de862e" officeooo:paragraph-rsid="00e1a3dc"/>
    </style:style>
    <style:style style:name="P193" style:family="paragraph" style:parent-style-name="Standard">
      <style:text-properties officeooo:rsid="00e1a3dc" officeooo:paragraph-rsid="00e1a3dc"/>
    </style:style>
    <style:style style:name="P194" style:family="paragraph" style:parent-style-name="Standard">
      <style:text-properties officeooo:paragraph-rsid="00db4361"/>
    </style:style>
    <style:style style:name="P195" style:family="paragraph" style:parent-style-name="Standard">
      <style:text-properties officeooo:rsid="00e6ca7e" officeooo:paragraph-rsid="00e84309"/>
    </style:style>
    <style:style style:name="P196" style:family="paragraph" style:parent-style-name="Standard">
      <style:text-properties officeooo:rsid="00e210eb" officeooo:paragraph-rsid="00e210eb"/>
    </style:style>
    <style:style style:name="P197" style:family="paragraph" style:parent-style-name="Standard">
      <style:text-properties officeooo:rsid="00e2ec48" officeooo:paragraph-rsid="00e4d7ad"/>
    </style:style>
    <style:style style:name="P198" style:family="paragraph" style:parent-style-name="Standard">
      <style:text-properties officeooo:paragraph-rsid="00e549f1"/>
    </style:style>
    <style:style style:name="P199" style:family="paragraph" style:parent-style-name="Standard">
      <style:text-properties officeooo:rsid="00eb97ce" officeooo:paragraph-rsid="00eb97ce"/>
    </style:style>
    <style:style style:name="P200" style:family="paragraph" style:parent-style-name="Standard">
      <style:text-properties officeooo:rsid="00ec8ecb" officeooo:paragraph-rsid="00ec8ecb"/>
    </style:style>
    <style:style style:name="P201" style:family="paragraph" style:parent-style-name="Standard">
      <style:text-properties officeooo:rsid="00ee5ac0" officeooo:paragraph-rsid="00ee5ac0"/>
    </style:style>
    <style:style style:name="P202" style:family="paragraph" style:parent-style-name="Standard">
      <style:text-properties officeooo:rsid="00f14205" officeooo:paragraph-rsid="00f3c5c1"/>
    </style:style>
    <style:style style:name="P203" style:family="paragraph" style:parent-style-name="Standard">
      <style:text-properties officeooo:paragraph-rsid="00f14205"/>
    </style:style>
    <style:style style:name="P204" style:family="paragraph" style:parent-style-name="Standard">
      <style:text-properties officeooo:rsid="00f299f9" officeooo:paragraph-rsid="00f299f9"/>
    </style:style>
    <style:style style:name="P205" style:family="paragraph" style:parent-style-name="Standard">
      <style:text-properties officeooo:rsid="00f299f9" officeooo:paragraph-rsid="00f3c5c1"/>
    </style:style>
    <style:style style:name="P206" style:family="paragraph" style:parent-style-name="Standard">
      <style:text-properties officeooo:rsid="00f3c5c1" officeooo:paragraph-rsid="00f3c5c1"/>
    </style:style>
    <style:style style:name="P207" style:family="paragraph" style:parent-style-name="Standard">
      <style:text-properties officeooo:rsid="00f3c5c1" officeooo:paragraph-rsid="00f299f9"/>
    </style:style>
    <style:style style:name="P208" style:family="paragraph" style:parent-style-name="Standard">
      <style:text-properties officeooo:rsid="000cf0a9" officeooo:paragraph-rsid="00fc2a44"/>
    </style:style>
    <style:style style:name="P209" style:family="paragraph" style:parent-style-name="Standard">
      <style:text-properties officeooo:paragraph-rsid="008a084e"/>
    </style:style>
    <style:style style:name="P210" style:family="paragraph" style:parent-style-name="Standard">
      <style:text-properties officeooo:rsid="0108fe54" officeooo:paragraph-rsid="0108fe54"/>
    </style:style>
    <style:style style:name="P211" style:family="paragraph" style:parent-style-name="Standard">
      <style:text-properties officeooo:paragraph-rsid="010b80e2"/>
    </style:style>
    <style:style style:name="P212" style:family="paragraph" style:parent-style-name="Standard">
      <style:text-properties officeooo:paragraph-rsid="010cce88"/>
    </style:style>
    <style:style style:name="P213" style:family="paragraph" style:parent-style-name="Standard">
      <style:text-properties officeooo:paragraph-rsid="00f52c04"/>
    </style:style>
    <style:style style:name="P214" style:family="paragraph" style:parent-style-name="Standard">
      <style:text-properties officeooo:rsid="01175792" officeooo:paragraph-rsid="01175792"/>
    </style:style>
    <style:style style:name="P215" style:family="paragraph" style:parent-style-name="Standard">
      <style:text-properties officeooo:rsid="01177637" officeooo:paragraph-rsid="01177637"/>
    </style:style>
    <style:style style:name="P216" style:family="paragraph" style:parent-style-name="Standard">
      <style:text-properties officeooo:rsid="0117dc59" officeooo:paragraph-rsid="0117dc59"/>
    </style:style>
    <style:style style:name="P217" style:family="paragraph" style:parent-style-name="Standard">
      <style:text-properties officeooo:rsid="002c0b0b" officeooo:paragraph-rsid="011bc86f"/>
    </style:style>
    <style:style style:name="P218" style:family="paragraph" style:parent-style-name="Standard">
      <style:text-properties officeooo:paragraph-rsid="00455990"/>
    </style:style>
    <style:style style:name="P219" style:family="paragraph" style:parent-style-name="Standard">
      <style:text-properties officeooo:rsid="012217ca" officeooo:paragraph-rsid="012217ca"/>
    </style:style>
    <style:style style:name="P220" style:family="paragraph" style:parent-style-name="Standard">
      <style:text-properties officeooo:paragraph-rsid="00dd52d6"/>
    </style:style>
    <style:style style:name="P221" style:family="paragraph" style:parent-style-name="Standard">
      <style:text-properties style:font-name="Liberation Sans" fo:font-size="10pt" officeooo:rsid="00c6aec4" officeooo:paragraph-rsid="00c6aec4" style:font-size-asian="10pt" style:font-size-complex="10pt"/>
    </style:style>
    <style:style style:name="P222" style:family="paragraph" style:parent-style-name="Standard">
      <style:text-properties style:font-name="Liberation Sans" fo:font-size="10pt" officeooo:rsid="00c54aef" officeooo:paragraph-rsid="00c54aef" style:font-size-asian="10pt" style:font-size-complex="10pt"/>
    </style:style>
    <style:style style:name="P223" style:family="paragraph" style:parent-style-name="Standard">
      <style:text-properties officeooo:paragraph-rsid="005f9143"/>
    </style:style>
    <style:style style:name="P224" style:family="paragraph" style:parent-style-name="Standard">
      <style:text-properties officeooo:paragraph-rsid="0130f923"/>
    </style:style>
    <style:style style:name="P225" style:family="paragraph" style:parent-style-name="Standard">
      <style:text-properties officeooo:rsid="0139f858" officeooo:paragraph-rsid="0139f858"/>
    </style:style>
    <style:style style:name="P226" style:family="paragraph" style:parent-style-name="Standard">
      <style:text-properties officeooo:rsid="013bf37e" officeooo:paragraph-rsid="013bf37e"/>
    </style:style>
    <style:style style:name="P227" style:family="paragraph" style:parent-style-name="Standard">
      <style:text-properties officeooo:rsid="013dc54e" officeooo:paragraph-rsid="013dc54e"/>
    </style:style>
    <style:style style:name="P228" style:family="paragraph" style:parent-style-name="Standard">
      <style:text-properties officeooo:rsid="013eca8a" officeooo:paragraph-rsid="013eca8a"/>
    </style:style>
    <style:style style:name="P229" style:family="paragraph" style:parent-style-name="Standard">
      <style:text-properties officeooo:rsid="013eca8a" officeooo:paragraph-rsid="0142c303"/>
    </style:style>
    <style:style style:name="P230" style:family="paragraph" style:parent-style-name="Standard">
      <style:text-properties officeooo:rsid="0141c1b3" officeooo:paragraph-rsid="0141c1b3"/>
    </style:style>
    <style:style style:name="P231" style:family="paragraph" style:parent-style-name="Standard">
      <style:text-properties officeooo:rsid="0142c303" officeooo:paragraph-rsid="0142c303"/>
    </style:style>
    <style:style style:name="P232" style:family="paragraph" style:parent-style-name="Standard">
      <style:text-properties officeooo:rsid="01114df5" officeooo:paragraph-rsid="01114df5"/>
    </style:style>
    <style:style style:name="P233" style:family="paragraph" style:parent-style-name="Standard">
      <style:paragraph-properties fo:text-align="start" style:justify-single-word="false"/>
      <style:text-properties officeooo:paragraph-rsid="00b579c5"/>
    </style:style>
    <style:style style:name="P234" style:family="paragraph" style:parent-style-name="Standard">
      <style:paragraph-properties fo:text-align="start" style:justify-single-word="false"/>
      <style:text-properties officeooo:paragraph-rsid="00b5c99a"/>
    </style:style>
    <style:style style:name="P235" style:family="paragraph" style:parent-style-name="Standard">
      <style:text-properties officeooo:paragraph-rsid="015b962f"/>
    </style:style>
    <style:style style:name="P236" style:family="paragraph" style:parent-style-name="Standard">
      <style:text-properties officeooo:rsid="015cccf2" officeooo:paragraph-rsid="015cccf2"/>
    </style:style>
    <style:style style:name="P237" style:family="paragraph" style:parent-style-name="Standard">
      <style:text-properties officeooo:rsid="015f4fed" officeooo:paragraph-rsid="015f4fed"/>
    </style:style>
    <style:style style:name="P238" style:family="paragraph" style:parent-style-name="Standard">
      <style:text-properties officeooo:rsid="016209b9" officeooo:paragraph-rsid="01621970"/>
    </style:style>
    <style:style style:name="P239" style:family="paragraph" style:parent-style-name="Standard">
      <style:text-properties officeooo:rsid="016209b9" officeooo:paragraph-rsid="016415e6"/>
    </style:style>
    <style:style style:name="P240" style:family="paragraph" style:parent-style-name="Standard">
      <style:text-properties officeooo:rsid="016ab2c9" officeooo:paragraph-rsid="016ab2c9"/>
    </style:style>
    <style:style style:name="P241" style:family="paragraph" style:parent-style-name="Standard">
      <style:text-properties officeooo:rsid="016b4d97" officeooo:paragraph-rsid="016bbf57"/>
    </style:style>
    <style:style style:name="P242" style:family="paragraph" style:parent-style-name="Standard">
      <style:text-properties officeooo:rsid="00fdc042" officeooo:paragraph-rsid="016f42ff"/>
    </style:style>
    <style:style style:name="P243" style:family="paragraph" style:parent-style-name="Standard">
      <style:text-properties officeooo:paragraph-rsid="01702918"/>
    </style:style>
    <style:style style:name="P244" style:family="paragraph" style:parent-style-name="Standard">
      <style:text-properties officeooo:paragraph-rsid="0034acce"/>
    </style:style>
    <style:style style:name="P245" style:family="paragraph" style:parent-style-name="Standard">
      <style:text-properties officeooo:rsid="01621970" officeooo:paragraph-rsid="016415e6"/>
    </style:style>
    <style:style style:name="P246" style:family="paragraph" style:parent-style-name="Standard">
      <style:text-properties officeooo:rsid="01791f6e" officeooo:paragraph-rsid="01791f6e"/>
    </style:style>
    <style:style style:name="P247" style:family="paragraph" style:parent-style-name="Standard">
      <style:text-properties officeooo:rsid="0132962d" officeooo:paragraph-rsid="01758fc7"/>
    </style:style>
    <style:style style:name="P248" style:family="paragraph" style:parent-style-name="Standard">
      <style:paragraph-properties fo:margin-left="0in" fo:margin-right="0in" fo:text-indent="0in" style:auto-text-indent="false"/>
      <style:text-properties style:font-name="DejaVu Sans Mono" officeooo:rsid="0006d074" officeooo:paragraph-rsid="0006d074"/>
    </style:style>
    <style:style style:name="P249" style:family="paragraph" style:parent-style-name="Standard">
      <style:paragraph-properties fo:margin-left="0in" fo:margin-right="0in" fo:text-align="start" style:justify-single-word="false" fo:text-indent="0in" style:auto-text-indent="false"/>
      <style:text-properties style:font-name="DejaVu Sans Mono" fo:font-size="10pt" style:font-size-asian="10pt" style:font-size-complex="10pt"/>
    </style:style>
    <style:style style:name="P250" style:family="paragraph" style:parent-style-name="Standard">
      <style:paragraph-properties fo:margin-left="0in" fo:margin-right="0in" fo:text-indent="0in" style:auto-text-indent="false"/>
      <style:text-properties style:font-name="DejaVu Sans Mono" fo:font-size="10pt" officeooo:rsid="0006d074" officeooo:paragraph-rsid="0006d074" style:font-size-asian="10pt" style:font-size-complex="10pt"/>
    </style:style>
    <style:style style:name="P251" style:family="paragraph" style:parent-style-name="Standard">
      <style:paragraph-properties fo:margin-left="0in" fo:margin-right="0in" fo:text-align="start" style:justify-single-word="false" fo:text-indent="0in" style:auto-text-indent="false"/>
      <style:text-properties style:font-name="DejaVu Sans Mono" fo:font-size="10pt" style:font-size-asian="10pt"/>
    </style:style>
    <style:style style:name="P252" style:family="paragraph" style:parent-style-name="Standard">
      <style:paragraph-properties fo:margin-left="0in" fo:margin-right="0in" fo:text-align="start" style:justify-single-word="false" fo:text-indent="0in" style:auto-text-indent="false"/>
      <style:text-properties style:font-name="DejaVu Sans Mono"/>
    </style:style>
    <style:style style:name="P253" style:family="paragraph" style:parent-style-name="Standard">
      <style:paragraph-properties fo:margin-left="0in" fo:margin-right="0in" fo:text-align="start" style:justify-single-word="false" fo:text-indent="0in" style:auto-text-indent="false"/>
      <style:text-properties style:font-name="DejaVu Sans Mono" officeooo:paragraph-rsid="00f3c5c1"/>
    </style:style>
    <style:style style:name="P254" style:family="paragraph" style:parent-style-name="Standard">
      <style:paragraph-properties fo:margin-left="0in" fo:margin-right="0in" fo:text-align="start" style:justify-single-word="false" fo:text-indent="0in" style:auto-text-indent="false"/>
      <style:text-properties fo:color="#000000" style:font-name="DejaVu Sans Mono" fo:font-size="10pt" style:font-size-asian="10pt" style:font-size-complex="10pt"/>
    </style:style>
    <style:style style:name="P255" style:family="paragraph" style:parent-style-name="Standard">
      <style:paragraph-properties fo:margin-left="0in" fo:margin-right="0in" fo:text-align="start" style:justify-single-word="false" fo:text-indent="0in" style:auto-text-indent="false"/>
      <style:text-properties fo:color="#000000" style:font-name="DejaVu Sans Mono" fo:font-size="10pt" style:font-size-asian="10pt"/>
    </style:style>
    <style:style style:name="P25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57"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ea3663" style:font-size-asian="10pt"/>
    </style:style>
    <style:style style:name="P258"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1579a60" style:font-size-asian="10pt"/>
    </style:style>
    <style:style style:name="P259"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151a988" style:font-size-asian="10pt"/>
    </style:style>
    <style:style style:name="P260"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d20a90" officeooo:paragraph-rsid="00ea3663" style:font-size-asian="10pt"/>
    </style:style>
    <style:style style:name="P261" style:family="paragraph" style:parent-style-name="Standard">
      <style:paragraph-properties fo:margin-left="0in" fo:margin-right="0in" fo:text-align="start" style:justify-single-word="false" fo:text-indent="0in" style:auto-text-indent="false"/>
      <style:text-properties fo:color="#000000" style:font-name="Monospace" fo:font-size="10pt" fo:font-weight="normal" officeooo:rsid="015081cb" officeooo:paragraph-rsid="015081cb" style:font-size-asian="10pt" style:font-weight-asian="normal" style:font-size-complex="12pt" style:font-weight-complex="normal"/>
    </style:style>
    <style:style style:name="P262"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font-size-complex="8pt"/>
    </style:style>
    <style:style style:name="P263"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0a4b990" officeooo:paragraph-rsid="00a4b990" style:font-size-asian="12pt" style:font-size-complex="12pt"/>
    </style:style>
    <style:style style:name="P264"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4f0d34" officeooo:paragraph-rsid="014f0d34" style:font-size-asian="12pt" style:font-size-complex="12pt"/>
    </style:style>
    <style:style style:name="P265"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1a988" officeooo:paragraph-rsid="0151a988" style:font-size-asian="12pt" style:font-size-complex="12pt"/>
    </style:style>
    <style:style style:name="P266"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2c8f4" officeooo:paragraph-rsid="0151a988" style:font-size-asian="12pt" style:font-size-complex="12pt"/>
    </style:style>
    <style:style style:name="P267"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2c8f4" officeooo:paragraph-rsid="0152c8f4" style:font-size-asian="12pt" style:font-size-complex="12pt"/>
    </style:style>
    <style:style style:name="P268"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79a60" officeooo:paragraph-rsid="01579a60" style:font-size-asian="12pt" style:font-size-complex="12pt"/>
    </style:style>
    <style:style style:name="P269"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61330" officeooo:paragraph-rsid="01561330" style:font-size-asian="12pt" style:font-size-complex="12pt"/>
    </style:style>
    <style:style style:name="P270" style:family="paragraph" style:parent-style-name="Standard">
      <style:paragraph-properties fo:margin-left="0in" fo:margin-right="0in" fo:text-align="start" style:justify-single-word="false" fo:text-indent="0in" style:auto-text-indent="false"/>
      <style:text-properties fo:color="#000000" style:font-name="Liberation Serif" fo:font-size="12pt" officeooo:rsid="0158648e" officeooo:paragraph-rsid="0158648e" style:font-size-asian="12pt" style:font-size-complex="12pt"/>
    </style:style>
    <style:style style:name="P271" style:family="paragraph" style:parent-style-name="Standard">
      <style:paragraph-properties fo:margin-left="0in" fo:margin-right="0in" fo:text-align="start" style:justify-single-word="false" fo:text-indent="0in" style:auto-text-indent="false"/>
      <style:text-properties fo:color="#3f7f5f" style:font-name="DejaVu Sans Mono" fo:font-size="10pt" style:font-size-asian="10pt" style:font-size-complex="10pt"/>
    </style:style>
    <style:style style:name="P272"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273" style:family="paragraph" style:parent-style-name="Standard">
      <style:paragraph-properties fo:margin-left="0in" fo:margin-right="0in" fo:text-align="start" style:justify-single-word="false" fo:text-indent="0in" style:auto-text-indent="false"/>
      <style:text-properties fo:color="#3f7f5f" style:font-name="Monospace" fo:font-size="8pt" style:font-size-asian="8pt" style:font-size-complex="8pt"/>
    </style:style>
    <style:style style:name="P274" style:family="paragraph" style:parent-style-name="Standard">
      <style:paragraph-properties fo:margin-left="0in" fo:margin-right="0in" fo:text-align="start" style:justify-single-word="false" fo:text-indent="0in" style:auto-text-indent="false"/>
    </style:style>
    <style:style style:name="P275" style:family="paragraph" style:parent-style-name="Standard">
      <style:paragraph-properties fo:margin-left="0in" fo:margin-right="0in" fo:text-align="start" style:justify-single-word="false" fo:text-indent="0in" style:auto-text-indent="false"/>
      <style:text-properties officeooo:paragraph-rsid="009bc2b2"/>
    </style:style>
    <style:style style:name="P27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77" style:family="paragraph" style:parent-style-name="Standard">
      <style:paragraph-properties fo:margin-left="0in" fo:margin-right="0in" fo:text-align="start" style:justify-single-word="false" fo:text-indent="0in" style:auto-text-indent="false"/>
      <style:text-properties style:font-name="Monospace" fo:font-size="10pt" officeooo:paragraph-rsid="007245c6" style:font-size-asian="10pt"/>
    </style:style>
    <style:style style:name="P278"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279" style:family="paragraph" style:parent-style-name="Standard">
      <style:paragraph-properties fo:margin-left="0in" fo:margin-right="0in" fo:text-align="start" style:justify-single-word="false" fo:text-indent="0in" style:auto-text-indent="false"/>
      <style:text-properties style:font-name="Liberation Serif" fo:font-size="12pt" officeooo:rsid="00a4b990" officeooo:paragraph-rsid="00a4b990" style:font-size-asian="12pt" style:font-size-complex="12pt"/>
    </style:style>
    <style:style style:name="P280" style:family="paragraph" style:parent-style-name="Standard">
      <style:paragraph-properties fo:margin-left="0in" fo:margin-right="0in" fo:text-align="start" style:justify-single-word="false" fo:text-indent="0in" style:auto-text-indent="false"/>
      <style:text-properties style:font-name="Liberation Serif" fo:font-size="12pt" officeooo:rsid="014be267" officeooo:paragraph-rsid="014f0d34" style:font-size-asian="12pt" style:font-size-complex="12pt"/>
    </style:style>
    <style:style style:name="P281" style:family="paragraph" style:parent-style-name="Standard">
      <style:paragraph-properties fo:margin-left="0in" fo:margin-right="0in" fo:text-align="start" style:justify-single-word="false" fo:text-indent="0in" style:auto-text-indent="false"/>
      <style:text-properties style:font-name="Liberation Serif" fo:font-size="12pt" officeooo:rsid="01502302" officeooo:paragraph-rsid="01502302" style:font-size-asian="12pt" style:font-size-complex="12pt"/>
    </style:style>
    <style:style style:name="P282" style:family="paragraph" style:parent-style-name="Standard">
      <style:paragraph-properties fo:margin-left="0in" fo:margin-right="0in" fo:text-align="start" style:justify-single-word="false" fo:text-indent="0in" style:auto-text-indent="false"/>
      <style:text-properties style:font-name="Liberation Serif" fo:font-size="12pt" officeooo:rsid="015081cb" officeooo:paragraph-rsid="0151a988" style:font-size-asian="12pt" style:font-size-complex="12pt"/>
    </style:style>
    <style:style style:name="P283" style:family="paragraph" style:parent-style-name="Standard">
      <style:paragraph-properties fo:margin-left="0in" fo:margin-right="0in" fo:text-align="start" style:justify-single-word="false" fo:text-indent="0in" style:auto-text-indent="false"/>
      <style:text-properties style:font-name="Liberation Serif" fo:font-size="12pt" officeooo:rsid="0151a988" officeooo:paragraph-rsid="0152c8f4" style:font-size-asian="12pt" style:font-size-complex="12pt"/>
    </style:style>
    <style:style style:name="P284" style:family="paragraph" style:parent-style-name="Standard">
      <style:paragraph-properties fo:margin-left="0in" fo:margin-right="0in" fo:text-align="start" style:justify-single-word="false" fo:text-indent="0in" style:auto-text-indent="false"/>
      <style:text-properties style:font-name="Liberation Serif" fo:font-size="12pt" officeooo:rsid="01561330" officeooo:paragraph-rsid="01561330" style:font-size-asian="12pt" style:font-size-complex="12pt"/>
    </style:style>
    <style:style style:name="P285" style:family="paragraph" style:parent-style-name="Standard">
      <style:paragraph-properties fo:margin-left="0in" fo:margin-right="0in" fo:text-align="start" style:justify-single-word="false" fo:text-indent="0in" style:auto-text-indent="false"/>
      <style:text-properties style:font-name="Liberation Serif" fo:font-size="12pt" officeooo:rsid="01579a60" officeooo:paragraph-rsid="01579a60" style:font-size-asian="12pt" style:font-size-complex="12pt"/>
    </style:style>
    <style:style style:name="P286"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15081cb" officeooo:paragraph-rsid="015081cb" style:font-size-asian="12pt" style:font-weight-asian="normal" style:font-size-complex="12pt" style:font-weight-complex="normal"/>
    </style:style>
    <style:style style:name="P287"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158648e" officeooo:paragraph-rsid="0158648e" style:font-size-asian="12pt" style:font-weight-asian="normal" style:font-size-complex="12pt" style:font-weight-complex="normal"/>
    </style:style>
    <style:style style:name="P288"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9e4344" officeooo:paragraph-rsid="0158648e" style:font-size-asian="12pt" style:font-weight-asian="normal" style:font-size-complex="12pt" style:font-weight-complex="normal"/>
    </style:style>
    <style:style style:name="P289" style:family="paragraph" style:parent-style-name="Standard">
      <style:paragraph-properties fo:margin-left="0in" fo:margin-right="0in" fo:text-align="start" style:justify-single-word="false" fo:text-indent="0in" style:auto-text-indent="false"/>
      <style:text-properties fo:color="#7f0055" style:font-name="DejaVu Sans Mono" fo:font-size="10pt" fo:font-weight="bold" style:font-size-asian="10pt" style:font-weight-asian="bold"/>
    </style:style>
    <style:style style:name="P290" style:family="paragraph" style:parent-style-name="Standard">
      <style:paragraph-properties fo:margin-left="0in" fo:margin-right="0in" fo:text-align="start" style:justify-single-word="false" fo:text-indent="0in" style:auto-text-indent="false"/>
      <style:text-properties fo:color="#336633" style:font-name="Monospace" fo:font-size="8pt" style:font-size-asian="8pt" style:font-size-complex="8pt"/>
    </style:style>
    <style:style style:name="P291" style:family="paragraph" style:parent-style-name="Standard">
      <style:paragraph-properties fo:margin-left="0in" fo:margin-right="0in" fo:text-align="start" style:justify-single-word="false" fo:text-indent="0in" style:auto-text-indent="false"/>
      <style:text-properties fo:color="#336633" fo:font-size="8pt" style:font-size-asian="8pt" style:font-size-complex="8pt"/>
    </style:style>
    <style:style style:name="P292"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293" style:family="paragraph" style:parent-style-name="Standard">
      <style:paragraph-properties fo:margin-left="0.5in" fo:margin-right="0in" fo:text-indent="0in" style:auto-text-indent="false"/>
      <style:text-properties officeooo:rsid="005e5324" officeooo:paragraph-rsid="005e5324"/>
    </style:style>
    <style:style style:name="P294" style:family="paragraph" style:parent-style-name="Standard">
      <style:paragraph-properties fo:margin-left="0.5in" fo:margin-right="0in" fo:text-indent="0in" style:auto-text-indent="false"/>
      <style:text-properties officeooo:paragraph-rsid="008cdd93"/>
    </style:style>
    <style:style style:name="P295" style:family="paragraph" style:parent-style-name="Footnote">
      <style:text-properties officeooo:rsid="008c842b" officeooo:paragraph-rsid="008c842b"/>
    </style:style>
    <style:style style:name="P296" style:family="paragraph" style:parent-style-name="Text_20_body">
      <style:paragraph-properties fo:line-height="100%"/>
      <style:text-properties officeooo:rsid="01186315" officeooo:paragraph-rsid="01186315"/>
    </style:style>
    <style:style style:name="P297" style:family="paragraph" style:parent-style-name="Text_20_body">
      <style:paragraph-properties fo:line-height="100%"/>
    </style:style>
    <style:style style:name="P298" style:family="paragraph" style:parent-style-name="Text_20_body">
      <style:paragraph-properties fo:line-height="100%"/>
      <style:text-properties style:font-name="Liberation Sans" fo:font-size="10pt" officeooo:rsid="01186315" officeooo:paragraph-rsid="01186315" style:font-size-asian="10pt" style:font-size-complex="10pt"/>
    </style:style>
    <style:style style:name="P299" style:family="paragraph" style:parent-style-name="Text_20_body">
      <style:paragraph-properties fo:line-height="100%"/>
      <style:text-properties style:font-name="Liberation Serif" fo:font-size="10pt" officeooo:rsid="01186315" officeooo:paragraph-rsid="01186315" style:font-size-asian="10pt" style:font-size-complex="10pt"/>
    </style:style>
    <style:style style:name="P300" style:family="paragraph" style:parent-style-name="Preformatted_20_Text">
      <style:text-properties style:font-name="Liberation Sans" fo:font-size="10pt" officeooo:paragraph-rsid="0129b3aa" style:font-size-asian="10pt" style:font-size-complex="10pt"/>
    </style:style>
    <style:style style:name="P301" style:family="paragraph" style:parent-style-name="Preformatted_20_Text">
      <style:text-properties style:font-name="Liberation Sans" fo:font-size="10pt" officeooo:paragraph-rsid="0130f923" style:font-size-asian="10pt" style:font-size-complex="10pt"/>
    </style:style>
    <style:style style:name="P302" style:family="paragraph" style:parent-style-name="Preformatted_20_Text">
      <style:text-properties style:font-name="Liberation Sans" fo:font-size="10pt" officeooo:rsid="005f9143" officeooo:paragraph-rsid="0130f923" style:font-size-asian="10pt" style:font-size-complex="10pt"/>
    </style:style>
    <style:style style:name="P303" style:family="paragraph" style:parent-style-name="Preformatted_20_Text">
      <style:text-properties style:font-name="Liberation Serif" fo:font-size="12pt" fo:font-weight="normal" officeooo:rsid="00dd52d6" officeooo:paragraph-rsid="0129b3aa" style:font-size-asian="12pt" style:font-weight-asian="normal" style:font-size-complex="12pt" style:font-weight-complex="normal"/>
    </style:style>
    <style:style style:name="P304" style:family="paragraph" style:parent-style-name="Preformatted_20_Text">
      <style:paragraph-properties fo:margin-top="0in" fo:margin-bottom="0.1965in" loext:contextual-spacing="false"/>
      <style:text-properties style:font-name="Liberation Sans" fo:font-size="10pt" officeooo:paragraph-rsid="0130f923" style:font-size-asian="10pt" style:font-size-complex="10pt"/>
    </style:style>
    <style:style style:name="P305" style:family="paragraph" style:parent-style-name="Standard" style:list-style-name="L1">
      <style:text-properties officeooo:rsid="001044d2" officeooo:paragraph-rsid="001aea71"/>
    </style:style>
    <style:style style:name="P306" style:family="paragraph" style:parent-style-name="Standard" style:list-style-name="L1">
      <style:text-properties style:font-name="Liberation Serif" fo:font-size="12pt" officeooo:rsid="001aea71" officeooo:paragraph-rsid="001aea71" style:font-size-asian="12pt" style:font-size-complex="12pt"/>
    </style:style>
    <style:style style:name="P307" style:family="paragraph" style:parent-style-name="Standard" style:list-style-name="L1">
      <style:text-properties style:font-name="Liberation Serif" fo:font-size="12pt" officeooo:rsid="001aea71" officeooo:paragraph-rsid="001c8097" style:font-size-asian="12pt" style:font-size-complex="12pt"/>
    </style:style>
    <style:style style:name="P308" style:family="paragraph" style:parent-style-name="Standard" style:list-style-name="L4">
      <style:text-properties style:font-name="Liberation Serif" fo:font-size="12pt" officeooo:rsid="006c9afa" officeooo:paragraph-rsid="006c9afa" style:font-size-asian="12pt" style:font-size-complex="12pt"/>
    </style:style>
    <style:style style:name="P309" style:family="paragraph" style:parent-style-name="Standard" style:list-style-name="L4">
      <style:text-properties style:font-name="Liberation Serif" fo:font-size="12pt" officeooo:rsid="008d877d" officeooo:paragraph-rsid="008d877d" style:font-size-asian="12pt" style:font-size-complex="12pt"/>
    </style:style>
    <style:style style:name="P310" style:family="paragraph" style:parent-style-name="Standard" style:list-style-name="L3">
      <style:text-properties style:font-name="Liberation Serif" fo:font-size="12pt" fo:font-weight="normal" officeooo:rsid="004a85a9" officeooo:paragraph-rsid="004a85a9" style:font-size-asian="12pt" style:font-weight-asian="normal" style:font-size-complex="12pt" style:font-weight-complex="normal"/>
    </style:style>
    <style:style style:name="P311" style:family="paragraph" style:parent-style-name="Standard" style:list-style-name="L3">
      <style:text-properties style:font-name="Liberation Serif" fo:font-size="12pt" fo:font-weight="normal" officeooo:rsid="004df6f4" officeooo:paragraph-rsid="004df6f4" style:font-size-asian="12pt" style:font-weight-asian="normal" style:font-size-complex="12pt" style:font-weight-complex="normal"/>
    </style:style>
    <style:style style:name="P312" style:family="paragraph" style:parent-style-name="Standard" style:list-style-name="L3">
      <style:text-properties style:font-name="Liberation Serif" fo:font-size="12pt" fo:font-weight="normal" officeooo:rsid="004f30c0" officeooo:paragraph-rsid="004f30c0" style:font-size-asian="12pt" style:font-weight-asian="normal" style:font-size-complex="12pt" style:font-weight-complex="normal"/>
    </style:style>
    <style:style style:name="P313" style:family="paragraph" style:parent-style-name="Standard" style:list-style-name="L2">
      <style:text-properties fo:color="#000000" style:font-name="DSans" fo:font-size="10pt" fo:font-weight="normal" officeooo:rsid="012217ca" officeooo:paragraph-rsid="012217ca" style:font-size-asian="10pt" style:font-weight-asian="normal" style:font-size-complex="12pt" style:font-weight-complex="normal"/>
    </style:style>
    <style:style style:name="P314" style:family="paragraph" style:parent-style-name="Standard" style:list-style-name="L4">
      <style:text-properties officeooo:rsid="006c15ad" officeooo:paragraph-rsid="008d877d"/>
    </style:style>
    <style:style style:name="P315" style:family="paragraph" style:parent-style-name="Standard" style:list-style-name="L4">
      <style:text-properties officeooo:rsid="006c15ad" officeooo:paragraph-rsid="006f740e"/>
    </style:style>
    <style:style style:name="P316" style:family="paragraph" style:parent-style-name="Standard" style:list-style-name="L4">
      <style:text-properties officeooo:rsid="006c2e41" officeooo:paragraph-rsid="008d877d"/>
    </style:style>
    <style:style style:name="P317" style:family="paragraph" style:parent-style-name="Standard" style:list-style-name="L5"/>
    <style:style style:name="P318" style:family="paragraph" style:parent-style-name="Standard" style:list-style-name="L5">
      <style:text-properties officeooo:rsid="00b0d8c7" officeooo:paragraph-rsid="00b18d3f"/>
    </style:style>
    <style:style style:name="P319" style:family="paragraph" style:parent-style-name="Standard" style:list-style-name="L5">
      <style:text-properties officeooo:rsid="00b0d8c7" officeooo:paragraph-rsid="00b0d8c7"/>
    </style:style>
    <style:style style:name="P320" style:family="paragraph" style:parent-style-name="Standard" style:list-style-name="L6">
      <style:text-properties officeooo:rsid="00bf9c8b" officeooo:paragraph-rsid="00bf9c8b"/>
    </style:style>
    <style:style style:name="P321" style:family="paragraph" style:parent-style-name="Standard">
      <style:text-properties officeooo:rsid="01791f6e" officeooo:paragraph-rsid="017dcff6"/>
    </style:style>
    <style:style style:name="P322" style:family="paragraph" style:parent-style-name="Standard" style:list-style-name="L2">
      <style:paragraph-properties fo:margin-top="0in" fo:margin-bottom="0in" loext:contextual-spacing="false" fo:line-height="100%"/>
    </style:style>
    <style:style style:name="P323" style:family="paragraph" style:parent-style-name="Standard" style:list-style-name="L2">
      <style:paragraph-properties fo:margin-top="0in" fo:margin-bottom="0in" loext:contextual-spacing="false" fo:line-height="100%"/>
      <style:text-properties fo:color="#000000" style:font-name="DSans" fo:font-size="10pt" style:font-size-asian="10pt"/>
    </style:style>
    <style:style style:name="P324" style:family="paragraph" style:parent-style-name="Heading_20_1" style:list-style-name=""/>
    <style:style style:name="P325" style:family="paragraph" style:parent-style-name="Heading_20_1">
      <style:paragraph-properties fo:break-before="page"/>
    </style:style>
    <style:style style:name="P326" style:family="paragraph" style:parent-style-name="Heading_20_1">
      <style:paragraph-properties fo:break-before="page"/>
      <style:text-properties fo:font-weight="normal" style:font-weight-asian="normal" style:font-weight-complex="normal"/>
    </style:style>
    <style:style style:name="P327" style:family="paragraph" style:parent-style-name="Heading_20_2">
      <style:text-properties style:font-name="Liberation Sans" fo:font-size="16pt" fo:font-weight="bold" style:font-size-asian="16pt" style:font-weight-asian="bold" style:font-size-complex="16pt" style:font-weight-complex="bold"/>
    </style:style>
    <style:style style:name="P328" style:family="paragraph" style:parent-style-name="Heading_20_2" style:list-style-name=""/>
    <style:style style:name="P329" style:family="paragraph" style:parent-style-name="Heading_20_2">
      <style:paragraph-properties fo:break-before="page"/>
    </style:style>
    <style:style style:name="P330" style:family="paragraph" style:parent-style-name="Heading_20_4">
      <style:text-properties style:font-name="Liberation Serif" fo:font-size="12pt" officeooo:rsid="00195dfe" style:font-size-asian="12pt" style:font-size-complex="12pt"/>
    </style:style>
    <style:style style:name="P331" style:family="paragraph" style:parent-style-name="Heading_20_4" style:list-style-name=""/>
    <style:style style:name="P332" style:family="paragraph" style:parent-style-name="Heading_20_4">
      <style:text-properties fo:color="#000000"/>
    </style:style>
    <style:style style:name="P333" style:family="paragraph" style:parent-style-name="Heading_20_4">
      <style:text-properties style:font-name="Liberation Sans" fo:font-size="13pt" style:font-size-asian="13pt" style:font-size-complex="13pt"/>
    </style:style>
    <style:style style:name="P334" style:family="paragraph" style:parent-style-name="Heading_20_4">
      <style:paragraph-properties fo:break-before="page"/>
    </style:style>
    <style:style style:name="T1" style:family="text">
      <style:text-properties officeooo:rsid="0005e019"/>
    </style:style>
    <style:style style:name="T2" style:family="text">
      <style:text-properties officeooo:rsid="0006a96a"/>
    </style:style>
    <style:style style:name="T3" style:family="text">
      <style:text-properties officeooo:rsid="0007740a"/>
    </style:style>
    <style:style style:name="T4" style:family="text">
      <style:text-properties style:font-name="DejaVu Sans Mono" fo:font-weight="bold" style:font-weight-asian="bold" style:font-weight-complex="bold"/>
    </style:style>
    <style:style style:name="T5" style:family="text">
      <style:text-properties style:font-name="DejaVu Sans Mono" fo:font-size="10pt" style:font-size-asian="10pt" style:font-size-complex="10pt"/>
    </style:style>
    <style:style style:name="T6" style:family="text">
      <style:text-properties style:font-name="DejaVu Sans Mono" fo:font-size="10pt" officeooo:rsid="000c5a4a" style:font-size-asian="10pt" style:font-size-complex="10pt"/>
    </style:style>
    <style:style style:name="T7" style:family="text">
      <style:text-properties style:font-name="DejaVu Sans Mono" fo:font-size="10pt" officeooo:rsid="0010de75" style:font-size-asian="10pt" style:font-size-complex="10pt"/>
    </style:style>
    <style:style style:name="T8" style:family="text">
      <style:text-properties style:font-name="DejaVu Sans Mono" fo:font-size="10pt" officeooo:rsid="002a1890" style:font-size-asian="10pt" style:font-size-complex="10pt"/>
    </style:style>
    <style:style style:name="T9" style:family="text">
      <style:text-properties style:font-name="DejaVu Sans Mono" fo:font-size="10pt" officeooo:rsid="002d9837" style:font-size-asian="10pt" style:font-size-complex="10pt"/>
    </style:style>
    <style:style style:name="T10" style:family="text">
      <style:text-properties style:font-name="DejaVu Sans Mono" fo:font-size="10pt" officeooo:rsid="00566e0f" style:font-size-asian="10pt" style:font-size-complex="10pt"/>
    </style:style>
    <style:style style:name="T11" style:family="text">
      <style:text-properties style:font-name="DejaVu Sans Mono" fo:font-size="10pt" officeooo:rsid="0067c259" style:font-size-asian="10pt" style:font-size-complex="10pt"/>
    </style:style>
    <style:style style:name="T12" style:family="text">
      <style:text-properties style:font-name="DejaVu Sans Mono" fo:font-size="10pt" officeooo:rsid="00fc2a44" style:font-size-asian="10pt" style:font-size-complex="10pt"/>
    </style:style>
    <style:style style:name="T13" style:family="text">
      <style:text-properties style:font-name="DejaVu Sans Mono" fo:font-size="10pt" officeooo:rsid="0168c3b1" style:font-size-asian="10pt" style:font-size-complex="10pt"/>
    </style:style>
    <style:style style:name="T14" style:family="text">
      <style:text-properties style:font-name="DejaVu Sans Mono" fo:font-size="10pt" officeooo:rsid="00139958" style:font-size-asian="10pt" style:font-size-complex="10pt"/>
    </style:style>
    <style:style style:name="T15" style:family="text">
      <style:text-properties style:font-name="DejaVu Sans Mono" fo:font-size="10pt" officeooo:rsid="016f42ff" style:font-size-asian="10pt" style:font-size-complex="10pt"/>
    </style:style>
    <style:style style:name="T16" style:family="text">
      <style:text-properties style:font-name="DejaVu Sans Mono" fo:font-size="10pt" fo:font-weight="bold" officeooo:rsid="002d9837" style:font-size-asian="10pt" style:font-weight-asian="bold" style:font-size-complex="10pt" style:font-weight-complex="bold"/>
    </style:style>
    <style:style style:name="T17" style:family="text">
      <style:text-properties style:font-name="DejaVu Sans Mono" fo:font-size="10pt" fo:font-weight="normal" officeooo:rsid="0021f446" style:font-size-asian="10pt" style:font-weight-asian="normal" style:font-size-complex="10pt" style:font-weight-complex="normal"/>
    </style:style>
    <style:style style:name="T18" style:family="text">
      <style:text-properties style:font-name="DejaVu Sans Mono" fo:font-size="10pt" style:text-underline-style="none" fo:font-weight="bold" style:font-size-asian="10pt" style:font-weight-asian="bold" style:font-size-complex="10pt" style:font-weight-complex="bold"/>
    </style:style>
    <style:style style:name="T19" style:family="text">
      <style:text-properties officeooo:rsid="0009a5e4"/>
    </style:style>
    <style:style style:name="T20" style:family="text">
      <style:text-properties officeooo:rsid="000b2629"/>
    </style:style>
    <style:style style:name="T21" style:family="text">
      <style:text-properties officeooo:rsid="000cf0a9"/>
    </style:style>
    <style:style style:name="T22" style:family="text">
      <style:text-properties officeooo:rsid="0010de75"/>
    </style:style>
    <style:style style:name="T23" style:family="text">
      <style:text-properties style:font-name="Liberation Serif" fo:font-size="12pt" style:font-size-asian="12pt" style:font-size-complex="12pt"/>
    </style:style>
    <style:style style:name="T24" style:family="text">
      <style:text-properties style:font-name="Liberation Serif" fo:font-size="12pt" officeooo:rsid="0010de75" style:font-size-asian="12pt" style:font-size-complex="12pt"/>
    </style:style>
    <style:style style:name="T25" style:family="text">
      <style:text-properties style:font-name="Liberation Serif" fo:font-size="12pt" officeooo:rsid="00114dba" style:font-size-asian="12pt" style:font-size-complex="12pt"/>
    </style:style>
    <style:style style:name="T26" style:family="text">
      <style:text-properties style:font-name="Liberation Serif" fo:font-size="12pt" officeooo:rsid="00139958" style:font-size-asian="12pt" style:font-size-complex="12pt"/>
    </style:style>
    <style:style style:name="T27" style:family="text">
      <style:text-properties style:font-name="Liberation Serif" fo:font-size="12pt" officeooo:rsid="001402ad" style:font-size-asian="12pt" style:font-size-complex="12pt"/>
    </style:style>
    <style:style style:name="T28" style:family="text">
      <style:text-properties style:font-name="Liberation Serif" fo:font-size="12pt" officeooo:rsid="0015f977" style:font-size-asian="12pt" style:font-size-complex="12pt"/>
    </style:style>
    <style:style style:name="T29" style:family="text">
      <style:text-properties style:font-name="Liberation Serif" fo:font-size="12pt" officeooo:rsid="00174665" style:font-size-asian="12pt" style:font-size-complex="12pt"/>
    </style:style>
    <style:style style:name="T30" style:family="text">
      <style:text-properties style:font-name="Liberation Serif" fo:font-size="12pt" officeooo:rsid="00195dfe" style:font-size-asian="12pt" style:font-size-complex="12pt"/>
    </style:style>
    <style:style style:name="T31" style:family="text">
      <style:text-properties style:font-name="Liberation Serif" fo:font-size="12pt" officeooo:rsid="001aea71" style:font-size-asian="12pt" style:font-size-complex="12pt"/>
    </style:style>
    <style:style style:name="T32" style:family="text">
      <style:text-properties style:font-name="Liberation Serif" fo:font-size="12pt" officeooo:rsid="001c8097" style:font-size-asian="12pt" style:font-size-complex="12pt"/>
    </style:style>
    <style:style style:name="T33" style:family="text">
      <style:text-properties style:font-name="Liberation Serif" fo:font-size="12pt" officeooo:rsid="001dd303" style:font-size-asian="12pt" style:font-size-complex="12pt"/>
    </style:style>
    <style:style style:name="T34" style:family="text">
      <style:text-properties style:font-name="Liberation Serif" fo:font-size="12pt" officeooo:rsid="002f874c" style:font-size-asian="12pt" style:font-size-complex="12pt"/>
    </style:style>
    <style:style style:name="T35" style:family="text">
      <style:text-properties style:font-name="Liberation Serif" fo:font-size="12pt" officeooo:rsid="002fc90a" style:font-size-asian="12pt" style:font-size-complex="12pt"/>
    </style:style>
    <style:style style:name="T36" style:family="text">
      <style:text-properties style:font-name="Liberation Serif" fo:font-size="12pt" officeooo:rsid="002fc9b9" style:font-size-asian="12pt" style:font-size-complex="12pt"/>
    </style:style>
    <style:style style:name="T37" style:family="text">
      <style:text-properties style:font-name="Liberation Serif" fo:font-size="12pt" officeooo:rsid="00366a40" style:font-size-asian="12pt" style:font-size-complex="12pt"/>
    </style:style>
    <style:style style:name="T38" style:family="text">
      <style:text-properties style:font-name="Liberation Serif" fo:font-size="12pt" officeooo:rsid="003700cf" style:font-size-asian="12pt" style:font-size-complex="12pt"/>
    </style:style>
    <style:style style:name="T39" style:family="text">
      <style:text-properties style:font-name="Liberation Serif" fo:font-size="12pt" officeooo:rsid="0039cbc7" style:font-size-asian="12pt" style:font-size-complex="12pt"/>
    </style:style>
    <style:style style:name="T40" style:family="text">
      <style:text-properties style:font-name="Liberation Serif" fo:font-size="12pt" officeooo:rsid="0048790e" style:font-size-asian="12pt" style:font-size-complex="12pt"/>
    </style:style>
    <style:style style:name="T41" style:family="text">
      <style:text-properties style:font-name="Liberation Serif" fo:font-size="12pt" officeooo:rsid="0068bfc1" style:font-size-asian="12pt" style:font-size-complex="12pt"/>
    </style:style>
    <style:style style:name="T42" style:family="text">
      <style:text-properties style:font-name="Liberation Serif" fo:font-size="12pt" officeooo:rsid="006c15ad" style:font-size-asian="12pt" style:font-size-complex="12pt"/>
    </style:style>
    <style:style style:name="T43" style:family="text">
      <style:text-properties style:font-name="Liberation Serif" fo:font-size="12pt" officeooo:rsid="006c2e41" style:font-size-asian="12pt" style:font-size-complex="12pt"/>
    </style:style>
    <style:style style:name="T44" style:family="text">
      <style:text-properties style:font-name="Liberation Serif" fo:font-size="12pt" officeooo:rsid="006c9afa" style:font-size-asian="12pt" style:font-size-complex="12pt"/>
    </style:style>
    <style:style style:name="T45" style:family="text">
      <style:text-properties style:font-name="Liberation Serif" fo:font-size="12pt" officeooo:rsid="006e4b7d" style:font-size-asian="12pt" style:font-size-complex="12pt"/>
    </style:style>
    <style:style style:name="T46" style:family="text">
      <style:text-properties style:font-name="Liberation Serif" fo:font-size="12pt" officeooo:rsid="006f740e" style:font-size-asian="12pt" style:font-size-complex="12pt"/>
    </style:style>
    <style:style style:name="T47" style:family="text">
      <style:text-properties style:font-name="Liberation Serif" fo:font-size="12pt" officeooo:rsid="0070b844" style:font-size-asian="12pt" style:font-size-complex="12pt"/>
    </style:style>
    <style:style style:name="T48" style:family="text">
      <style:text-properties style:font-name="Liberation Serif" fo:font-size="12pt" officeooo:rsid="00855dbc" style:font-size-asian="12pt" style:font-size-complex="12pt"/>
    </style:style>
    <style:style style:name="T49" style:family="text">
      <style:text-properties style:font-name="Liberation Serif" fo:font-size="12pt" officeooo:rsid="008a084e" style:font-size-asian="12pt" style:font-size-complex="12pt"/>
    </style:style>
    <style:style style:name="T50" style:family="text">
      <style:text-properties style:font-name="Liberation Serif" fo:font-size="12pt" officeooo:rsid="002c0b0b" style:font-size-asian="12pt" style:font-size-complex="12pt"/>
    </style:style>
    <style:style style:name="T51" style:family="text">
      <style:text-properties style:font-name="Liberation Serif" fo:font-size="12pt" officeooo:rsid="00262d09" style:font-size-asian="12pt" style:font-size-complex="12pt"/>
    </style:style>
    <style:style style:name="T52" style:family="text">
      <style:text-properties style:font-name="Liberation Serif" fo:font-size="12pt" officeooo:rsid="00246ef2" style:font-size-asian="12pt" style:font-size-complex="12pt"/>
    </style:style>
    <style:style style:name="T53" style:family="text">
      <style:text-properties style:font-name="Liberation Serif" fo:font-size="12pt" officeooo:rsid="002a1890" style:font-size-asian="12pt" style:font-size-complex="12pt"/>
    </style:style>
    <style:style style:name="T54" style:family="text">
      <style:text-properties style:font-name="Liberation Serif" fo:font-size="12pt" officeooo:rsid="008cdd93" style:font-size-asian="12pt" style:font-size-complex="12pt"/>
    </style:style>
    <style:style style:name="T55" style:family="text">
      <style:text-properties style:font-name="Liberation Serif" fo:font-size="12pt" officeooo:rsid="008d877d" style:font-size-asian="12pt" style:font-size-complex="12pt"/>
    </style:style>
    <style:style style:name="T56" style:family="text">
      <style:text-properties style:font-name="Liberation Serif" fo:font-size="12pt" officeooo:rsid="00b579c5" style:font-size-asian="12pt" style:font-size-complex="12pt"/>
    </style:style>
    <style:style style:name="T57" style:family="text">
      <style:text-properties style:font-name="Liberation Serif" fo:font-size="12pt" officeooo:rsid="00b88075" style:font-size-asian="12pt" style:font-size-complex="12pt"/>
    </style:style>
    <style:style style:name="T58" style:family="text">
      <style:text-properties style:font-name="Liberation Serif" fo:font-size="12pt" officeooo:rsid="00c44e24" style:font-size-asian="12pt" style:font-size-complex="12pt"/>
    </style:style>
    <style:style style:name="T59" style:family="text">
      <style:text-properties style:font-name="Liberation Serif" fo:font-size="12pt" officeooo:rsid="00c9aca7" style:font-size-asian="12pt" style:font-size-complex="12pt"/>
    </style:style>
    <style:style style:name="T60" style:family="text">
      <style:text-properties style:font-name="Liberation Serif" fo:font-size="12pt" officeooo:rsid="00fc2a44" style:font-size-asian="12pt" style:font-size-complex="12pt"/>
    </style:style>
    <style:style style:name="T61" style:family="text">
      <style:text-properties style:font-name="Liberation Serif" fo:font-size="12pt" officeooo:rsid="00fce9c7" style:font-size-asian="12pt" style:font-size-complex="12pt"/>
    </style:style>
    <style:style style:name="T62" style:family="text">
      <style:text-properties style:font-name="Liberation Serif" fo:font-size="12pt" officeooo:rsid="00fdc042" style:font-size-asian="12pt" style:font-size-complex="12pt"/>
    </style:style>
    <style:style style:name="T63" style:family="text">
      <style:text-properties style:font-name="Liberation Serif" fo:font-size="12pt" officeooo:rsid="0106b1b0" style:font-size-asian="12pt" style:font-size-complex="12pt"/>
    </style:style>
    <style:style style:name="T64" style:family="text">
      <style:text-properties style:font-name="Liberation Serif" fo:font-size="12pt" officeooo:rsid="01177637" style:font-size-asian="12pt" style:font-size-complex="12pt"/>
    </style:style>
    <style:style style:name="T65" style:family="text">
      <style:text-properties style:font-name="Liberation Serif" fo:font-size="12pt" officeooo:rsid="012c0a5c" style:font-size-asian="12pt" style:font-size-complex="12pt"/>
    </style:style>
    <style:style style:name="T66" style:family="text">
      <style:text-properties style:font-name="Liberation Serif" fo:font-size="12pt" officeooo:rsid="0130f923" style:font-size-asian="12pt" style:font-size-complex="12pt"/>
    </style:style>
    <style:style style:name="T67" style:family="text">
      <style:text-properties style:font-name="Liberation Serif" fo:font-size="12pt" officeooo:rsid="01342983" style:font-size-asian="12pt" style:font-size-complex="12pt"/>
    </style:style>
    <style:style style:name="T68" style:family="text">
      <style:text-properties style:font-name="Liberation Serif" fo:font-size="12pt" officeooo:rsid="0134f79f" style:font-size-asian="12pt" style:font-size-complex="12pt"/>
    </style:style>
    <style:style style:name="T69" style:family="text">
      <style:text-properties style:font-name="Liberation Serif" fo:font-size="12pt" officeooo:rsid="013744a1" style:font-size-asian="12pt" style:font-size-complex="12pt"/>
    </style:style>
    <style:style style:name="T70" style:family="text">
      <style:text-properties style:font-name="Liberation Serif" fo:font-size="12pt" officeooo:rsid="0168c3b1" style:font-size-asian="12pt" style:font-size-complex="12pt"/>
    </style:style>
    <style:style style:name="T71" style:family="text">
      <style:text-properties style:font-name="Liberation Serif" fo:font-size="12pt" officeooo:rsid="016ab2c9" style:font-size-asian="12pt" style:font-size-complex="12pt"/>
    </style:style>
    <style:style style:name="T72" style:family="text">
      <style:text-properties style:font-name="Liberation Serif" fo:font-size="12pt" officeooo:rsid="016b2113" style:font-size-asian="12pt" style:font-size-complex="12pt"/>
    </style:style>
    <style:style style:name="T73" style:family="text">
      <style:text-properties style:font-name="Liberation Serif" fo:font-size="12pt" officeooo:rsid="016b4600" style:font-size-asian="12pt" style:font-size-complex="12pt"/>
    </style:style>
    <style:style style:name="T74" style:family="text">
      <style:text-properties style:font-name="Liberation Serif" fo:font-size="12pt" officeooo:rsid="016bbf57" style:font-size-asian="12pt" style:font-size-complex="12pt"/>
    </style:style>
    <style:style style:name="T75" style:family="text">
      <style:text-properties style:font-name="Liberation Serif" fo:font-size="12pt" officeooo:rsid="016df774" style:font-size-asian="12pt" style:font-size-complex="12pt"/>
    </style:style>
    <style:style style:name="T76" style:family="text">
      <style:text-properties style:font-name="Liberation Serif" fo:font-size="12pt" officeooo:rsid="017370e5" style:font-size-asian="12pt" style:font-size-complex="12pt"/>
    </style:style>
    <style:style style:name="T77" style:family="text">
      <style:text-properties style:font-name="Liberation Serif" fo:font-size="12pt" fo:font-weight="bold" style:font-size-asian="12pt" style:font-weight-asian="bold" style:font-size-complex="12pt" style:font-weight-complex="bold"/>
    </style:style>
    <style:style style:name="T78" style:family="text">
      <style:text-properties style:font-name="Liberation Serif" fo:font-size="12pt" fo:font-weight="bold" officeooo:rsid="002fc90a" style:font-size-asian="12pt" style:font-weight-asian="bold" style:font-size-complex="12pt" style:font-weight-complex="bold"/>
    </style:style>
    <style:style style:name="T79" style:family="text">
      <style:text-properties style:font-name="Liberation Serif" fo:font-size="12pt" fo:font-weight="bold" officeooo:rsid="002fc9b9" style:font-size-asian="12pt" style:font-weight-asian="bold" style:font-size-complex="12pt" style:font-weight-complex="bold"/>
    </style:style>
    <style:style style:name="T80" style:family="text">
      <style:text-properties style:font-name="Liberation Serif" fo:font-size="12pt" fo:font-weight="bold" officeooo:rsid="00318eda" style:font-size-asian="12pt" style:font-weight-asian="bold" style:font-size-complex="12pt" style:font-weight-complex="bold"/>
    </style:style>
    <style:style style:name="T81" style:family="text">
      <style:text-properties style:font-name="Liberation Serif" fo:font-size="12pt" fo:font-weight="bold" officeooo:rsid="002f874c" style:font-size-asian="12pt" style:font-weight-asian="bold" style:font-size-complex="12pt" style:font-weight-complex="bold"/>
    </style:style>
    <style:style style:name="T82" style:family="text">
      <style:text-properties style:font-name="Liberation Serif" fo:font-size="12pt" fo:font-weight="bold" officeooo:rsid="003700cf" style:font-size-asian="12pt" style:font-weight-asian="bold" style:font-size-complex="12pt" style:font-weight-complex="bold"/>
    </style:style>
    <style:style style:name="T83" style:family="text">
      <style:text-properties style:font-name="Liberation Serif" fo:font-size="12pt" fo:font-weight="bold" officeooo:rsid="00db4361" style:font-size-asian="12pt" style:font-weight-asian="bold" style:font-size-complex="12pt" style:font-weight-complex="bold"/>
    </style:style>
    <style:style style:name="T84" style:family="text">
      <style:text-properties style:font-name="Liberation Serif" fo:font-size="12pt" fo:font-weight="bold" officeooo:rsid="00e05093" style:font-size-asian="12pt" style:font-weight-asian="bold" style:font-size-complex="12pt" style:font-weight-complex="bold"/>
    </style:style>
    <style:style style:name="T85" style:family="text">
      <style:text-properties style:font-name="Liberation Serif" fo:font-size="12pt" fo:font-weight="bold" officeooo:rsid="00e84309" style:font-size-asian="12pt" style:font-weight-asian="bold" style:font-size-complex="12pt" style:font-weight-complex="bold"/>
    </style:style>
    <style:style style:name="T86" style:family="text">
      <style:text-properties style:font-name="Liberation Serif" fo:font-size="12pt" fo:font-weight="normal" style:font-size-asian="12pt" style:font-weight-asian="normal" style:font-size-complex="12pt" style:font-weight-complex="normal"/>
    </style:style>
    <style:style style:name="T87" style:family="text">
      <style:text-properties style:font-name="Liberation Serif" fo:font-size="12pt" fo:font-weight="normal" officeooo:rsid="003700cf" style:font-size-asian="12pt" style:font-weight-asian="normal" style:font-size-complex="12pt" style:font-weight-complex="normal"/>
    </style:style>
    <style:style style:name="T88" style:family="text">
      <style:text-properties style:font-name="Liberation Serif" fo:font-size="12pt" fo:font-weight="normal" officeooo:rsid="0039cbc7" style:font-size-asian="12pt" style:font-weight-asian="normal" style:font-size-complex="12pt" style:font-weight-complex="normal"/>
    </style:style>
    <style:style style:name="T89" style:family="text">
      <style:text-properties style:font-name="Liberation Serif" fo:font-size="12pt" fo:font-weight="normal" officeooo:rsid="0048790e" style:font-size-asian="12pt" style:font-weight-asian="normal" style:font-size-complex="12pt" style:font-weight-complex="normal"/>
    </style:style>
    <style:style style:name="T90" style:family="text">
      <style:text-properties style:font-name="Liberation Serif" fo:font-size="12pt" fo:font-weight="normal" officeooo:rsid="00517745" style:font-size-asian="12pt" style:font-weight-asian="normal" style:font-size-complex="12pt" style:font-weight-complex="normal"/>
    </style:style>
    <style:style style:name="T91" style:family="text">
      <style:text-properties style:font-name="Liberation Serif" fo:font-size="12pt" fo:font-weight="normal" officeooo:rsid="005254ca" style:font-size-asian="12pt" style:font-weight-asian="normal" style:font-size-complex="12pt" style:font-weight-complex="normal"/>
    </style:style>
    <style:style style:name="T92" style:family="text">
      <style:text-properties style:font-name="Liberation Serif" fo:font-size="12pt" fo:font-weight="normal" officeooo:rsid="0052d4ee" style:font-size-asian="12pt" style:font-weight-asian="normal" style:font-size-complex="12pt" style:font-weight-complex="normal"/>
    </style:style>
    <style:style style:name="T93" style:family="text">
      <style:text-properties style:font-name="Liberation Serif" fo:font-size="12pt" fo:font-weight="normal" officeooo:rsid="00563d4e" style:font-size-asian="12pt" style:font-weight-asian="normal" style:font-size-complex="12pt" style:font-weight-complex="normal"/>
    </style:style>
    <style:style style:name="T94" style:family="text">
      <style:text-properties style:font-name="Liberation Serif" fo:font-size="12pt" fo:font-weight="normal" officeooo:rsid="008b9c8c" style:font-size-asian="12pt" style:font-weight-asian="normal" style:font-size-complex="12pt" style:font-weight-complex="normal"/>
    </style:style>
    <style:style style:name="T95" style:family="text">
      <style:text-properties style:font-name="Liberation Serif" fo:font-size="12pt" fo:font-weight="normal" officeooo:rsid="00a6f2da" style:font-size-asian="12pt" style:font-weight-asian="normal" style:font-size-complex="12pt" style:font-weight-complex="normal"/>
    </style:style>
    <style:style style:name="T96" style:family="text">
      <style:text-properties style:font-name="Liberation Serif" fo:font-size="12pt" fo:font-weight="normal" officeooo:rsid="00a11b26" style:font-size-asian="12pt" style:font-weight-asian="normal" style:font-size-complex="12pt" style:font-weight-complex="normal"/>
    </style:style>
    <style:style style:name="T97" style:family="text">
      <style:text-properties style:font-name="Liberation Serif" fo:font-size="12pt" fo:font-weight="normal" officeooo:rsid="00a177dc" style:font-size-asian="12pt" style:font-weight-asian="normal" style:font-size-complex="12pt" style:font-weight-complex="normal"/>
    </style:style>
    <style:style style:name="T98" style:family="text">
      <style:text-properties style:font-name="Liberation Serif" fo:font-size="12pt" fo:font-weight="normal" officeooo:rsid="00db4361" style:font-size-asian="12pt" style:font-weight-asian="normal" style:font-size-complex="12pt" style:font-weight-complex="normal"/>
    </style:style>
    <style:style style:name="T99" style:family="text">
      <style:text-properties style:font-name="Liberation Serif" fo:font-size="12pt" fo:font-weight="normal" officeooo:rsid="00db7f55" style:font-size-asian="12pt" style:font-weight-asian="normal" style:font-size-complex="12pt" style:font-weight-complex="normal"/>
    </style:style>
    <style:style style:name="T100" style:family="text">
      <style:text-properties style:font-name="Liberation Serif" fo:font-size="12pt" fo:font-weight="normal" officeooo:rsid="00dd52d6" style:font-size-asian="12pt" style:font-weight-asian="normal" style:font-size-complex="12pt" style:font-weight-complex="normal"/>
    </style:style>
    <style:style style:name="T101" style:family="text">
      <style:text-properties style:font-name="Liberation Serif" fo:font-size="12pt" fo:font-weight="normal" officeooo:rsid="00ded199" style:font-size-asian="12pt" style:font-weight-asian="normal" style:font-size-complex="12pt" style:font-weight-complex="normal"/>
    </style:style>
    <style:style style:name="T102" style:family="text">
      <style:text-properties style:font-name="Liberation Serif" fo:font-size="12pt" fo:font-weight="normal" officeooo:rsid="00e05093" style:font-size-asian="12pt" style:font-weight-asian="normal" style:font-size-complex="12pt" style:font-weight-complex="normal"/>
    </style:style>
    <style:style style:name="T103" style:family="text">
      <style:text-properties style:font-name="Liberation Serif" fo:font-size="12pt" fo:font-weight="normal" officeooo:rsid="00e1a3dc" style:font-size-asian="12pt" style:font-weight-asian="normal" style:font-size-complex="12pt" style:font-weight-complex="normal"/>
    </style:style>
    <style:style style:name="T104" style:family="text">
      <style:text-properties style:font-name="Liberation Serif" fo:font-size="12pt" fo:font-weight="normal" officeooo:rsid="00e210eb" style:font-size-asian="12pt" style:font-weight-asian="normal" style:font-size-complex="12pt" style:font-weight-complex="normal"/>
    </style:style>
    <style:style style:name="T105" style:family="text">
      <style:text-properties style:font-name="Liberation Serif" fo:font-size="12pt" fo:font-weight="normal" officeooo:rsid="00e2ce8c" style:font-size-asian="12pt" style:font-weight-asian="normal" style:font-size-complex="12pt" style:font-weight-complex="normal"/>
    </style:style>
    <style:style style:name="T106" style:family="text">
      <style:text-properties style:font-name="Liberation Serif" fo:font-size="12pt" fo:font-weight="normal" officeooo:rsid="00e2ec48" style:font-size-asian="12pt" style:font-weight-asian="normal" style:font-size-complex="12pt" style:font-weight-complex="normal"/>
    </style:style>
    <style:style style:name="T107" style:family="text">
      <style:text-properties style:font-name="Liberation Serif" fo:font-size="12pt" fo:font-weight="normal" officeooo:rsid="00e41682" style:font-size-asian="12pt" style:font-weight-asian="normal" style:font-size-complex="12pt" style:font-weight-complex="normal"/>
    </style:style>
    <style:style style:name="T108" style:family="text">
      <style:text-properties style:font-name="Liberation Serif" fo:font-size="12pt" fo:font-weight="normal" officeooo:rsid="00e4d7ad" style:font-size-asian="12pt" style:font-weight-asian="normal" style:font-size-complex="12pt" style:font-weight-complex="normal"/>
    </style:style>
    <style:style style:name="T109" style:family="text">
      <style:text-properties style:font-name="Liberation Serif" fo:font-size="12pt" fo:font-weight="normal" officeooo:rsid="00e84309" style:font-size-asian="12pt" style:font-weight-asian="normal" style:font-size-complex="12pt" style:font-weight-complex="normal"/>
    </style:style>
    <style:style style:name="T110" style:family="text">
      <style:text-properties style:font-name="Liberation Serif" fo:font-size="12pt" fo:font-weight="normal" officeooo:rsid="00e9bb91" style:font-size-asian="12pt" style:font-weight-asian="normal" style:font-size-complex="12pt" style:font-weight-complex="normal"/>
    </style:style>
    <style:style style:name="T111" style:family="text">
      <style:text-properties style:font-name="Liberation Serif" fo:font-size="12pt" fo:font-weight="normal" officeooo:rsid="00e549f1" style:font-size-asian="12pt" style:font-weight-asian="normal" style:font-size-complex="12pt" style:font-weight-complex="normal"/>
    </style:style>
    <style:style style:name="T112" style:family="text">
      <style:text-properties style:font-name="Liberation Serif" fo:font-size="12pt" fo:font-weight="normal" officeooo:rsid="00eb97ce" style:font-size-asian="12pt" style:font-weight-asian="normal" style:font-size-complex="12pt" style:font-weight-complex="normal"/>
    </style:style>
    <style:style style:name="T113" style:family="text">
      <style:text-properties style:font-name="Liberation Serif" fo:font-size="12pt" fo:font-weight="normal" officeooo:rsid="00ecb885" style:font-size-asian="12pt" style:font-weight-asian="normal" style:font-size-complex="12pt" style:font-weight-complex="normal"/>
    </style:style>
    <style:style style:name="T114" style:family="text">
      <style:text-properties style:font-name="Liberation Serif" fo:font-size="12pt" fo:font-weight="normal" officeooo:rsid="0107b0af" style:font-size-asian="12pt" style:font-weight-asian="normal" style:font-size-complex="12pt" style:font-weight-complex="normal"/>
    </style:style>
    <style:style style:name="T115" style:family="text">
      <style:text-properties style:font-name="Liberation Serif" fo:font-size="12pt" fo:font-weight="normal" officeooo:rsid="010d7380" style:font-size-asian="12pt" style:font-weight-asian="normal" style:font-size-complex="12pt" style:font-weight-complex="normal"/>
    </style:style>
    <style:style style:name="T116" style:family="text">
      <style:text-properties style:font-name="Liberation Serif" fo:font-size="12pt" fo:font-weight="normal" officeooo:rsid="011eddc3" style:font-size-asian="12pt" style:font-weight-asian="normal" style:font-size-complex="12pt" style:font-weight-complex="normal"/>
    </style:style>
    <style:style style:name="T117" style:family="text">
      <style:text-properties style:font-name="Liberation Serif" fo:font-size="12pt" fo:font-weight="normal" officeooo:rsid="01288bcc" style:font-size-asian="12pt" style:font-weight-asian="normal" style:font-size-complex="12pt" style:font-weight-complex="normal"/>
    </style:style>
    <style:style style:name="T118" style:family="text">
      <style:text-properties style:font-name="Liberation Serif" fo:font-size="12pt" fo:font-weight="normal" officeooo:rsid="0129a51a" style:font-size-asian="12pt" style:font-weight-asian="normal" style:font-size-complex="12pt" style:font-weight-complex="normal"/>
    </style:style>
    <style:style style:name="T119" style:family="text">
      <style:text-properties style:font-name="Liberation Serif" fo:font-size="12pt" fo:font-weight="normal" officeooo:rsid="0129b3aa" style:font-size-asian="12pt" style:font-weight-asian="normal" style:font-size-complex="12pt" style:font-weight-complex="normal"/>
    </style:style>
    <style:style style:name="T120" style:family="text">
      <style:text-properties style:font-name="Liberation Serif" fo:font-size="12pt" fo:font-weight="normal" officeooo:rsid="012b638b" style:font-size-asian="12pt" style:font-weight-asian="normal" style:font-size-complex="12pt" style:font-weight-complex="normal"/>
    </style:style>
    <style:style style:name="T121" style:family="text">
      <style:text-properties style:font-name="Liberation Serif" fo:font-size="12pt" fo:font-weight="normal" officeooo:rsid="0132962d" style:font-size-asian="12pt" style:font-weight-asian="normal" style:font-size-complex="12pt" style:font-weight-complex="normal"/>
    </style:style>
    <style:style style:name="T122" style:family="text">
      <style:text-properties style:font-name="Liberation Serif" fo:font-size="12pt" fo:font-style="italic" fo:font-weight="bold" officeooo:rsid="00a6f2da" style:font-size-asian="12pt" style:font-style-asian="italic" style:font-weight-asian="bold" style:font-size-complex="12pt" style:font-style-complex="italic" style:font-weight-complex="bold"/>
    </style:style>
    <style:style style:name="T123" style:family="text">
      <style:text-properties style:font-name="Liberation Serif" fo:font-size="12pt" fo:font-style="italic" fo:font-weight="bold" officeooo:rsid="00db4361" style:font-size-asian="12pt" style:font-style-asian="italic" style:font-weight-asian="bold" style:font-size-complex="12pt" style:font-style-complex="italic" style:font-weight-complex="bold"/>
    </style:style>
    <style:style style:name="T124" style:family="text">
      <style:text-properties style:font-name="Liberation Serif" fo:font-size="12pt" fo:font-style="italic" fo:font-weight="bold" officeooo:rsid="00e84309" style:font-size-asian="12pt" style:font-style-asian="italic" style:font-weight-asian="bold" style:font-size-complex="12pt" style:font-style-complex="italic" style:font-weight-complex="bold"/>
    </style:style>
    <style:style style:name="T125" style:family="text">
      <style:text-properties style:font-name="Liberation Serif" fo:font-size="12pt" fo:font-style="normal" fo:font-weight="normal" officeooo:rsid="00db4361" style:font-size-asian="12pt" style:font-style-asian="normal" style:font-weight-asian="normal" style:font-size-complex="12pt" style:font-style-complex="normal" style:font-weight-complex="normal"/>
    </style:style>
    <style:style style:name="T126" style:family="text">
      <style:text-properties style:font-name="Liberation Serif" fo:font-size="10pt" officeooo:rsid="0067c259" style:font-size-asian="10pt" style:font-size-complex="10pt"/>
    </style:style>
    <style:style style:name="T127" style:family="text">
      <style:text-properties style:font-name="Liberation Serif" fo:font-size="14pt" style:font-size-asian="14pt" style:font-size-complex="14pt"/>
    </style:style>
    <style:style style:name="T128" style:family="text">
      <style:text-properties style:font-name="Liberation Serif" fo:font-size="14pt" officeooo:rsid="00b579c5" style:font-size-asian="14pt" style:font-size-complex="14pt"/>
    </style:style>
    <style:style style:name="T129" style:family="text">
      <style:text-properties officeooo:rsid="00114dba"/>
    </style:style>
    <style:style style:name="T130" style:family="text">
      <style:text-properties officeooo:rsid="001c8097"/>
    </style:style>
    <style:style style:name="T131" style:family="text">
      <style:text-properties officeooo:rsid="0021f446"/>
    </style:style>
    <style:style style:name="T132" style:family="text">
      <style:text-properties officeooo:rsid="002a1890"/>
    </style:style>
    <style:style style:name="T133" style:family="text">
      <style:text-properties fo:font-weight="bold"/>
    </style:style>
    <style:style style:name="T134" style:family="text">
      <style:text-properties fo:font-weight="bold" style:font-weight-asian="bold" style:font-weight-complex="bold"/>
    </style:style>
    <style:style style:name="T135" style:family="text">
      <style:text-properties fo:font-weight="bold" officeooo:rsid="002fc9b9" style:font-weight-asian="bold" style:font-weight-complex="bold"/>
    </style:style>
    <style:style style:name="T136" style:family="text">
      <style:text-properties fo:font-weight="bold" officeooo:rsid="00324dfd" style:font-weight-asian="bold" style:font-weight-complex="bold"/>
    </style:style>
    <style:style style:name="T137" style:family="text">
      <style:text-properties fo:font-weight="bold" officeooo:rsid="00517745" style:font-weight-asian="bold" style:font-weight-complex="bold"/>
    </style:style>
    <style:style style:name="T138" style:family="text">
      <style:text-properties fo:font-weight="bold" officeooo:rsid="006468e6" style:font-weight-asian="bold" style:font-weight-complex="bold"/>
    </style:style>
    <style:style style:name="T139" style:family="text">
      <style:text-properties fo:font-weight="bold" officeooo:rsid="007b1cf1" style:font-weight-asian="bold" style:font-weight-complex="bold"/>
    </style:style>
    <style:style style:name="T140" style:family="text">
      <style:text-properties fo:font-weight="bold" officeooo:rsid="0034ac94" style:font-weight-asian="bold" style:font-weight-complex="bold"/>
    </style:style>
    <style:style style:name="T141" style:family="text">
      <style:text-properties fo:font-weight="bold" officeooo:rsid="008a32af" style:font-weight-asian="bold" style:font-weight-complex="bold"/>
    </style:style>
    <style:style style:name="T142" style:family="text">
      <style:text-properties fo:font-weight="bold" officeooo:rsid="008cdd93" style:font-weight-asian="bold" style:font-weight-complex="bold"/>
    </style:style>
    <style:style style:name="T143" style:family="text">
      <style:text-properties fo:font-weight="bold" officeooo:rsid="008f3cb4" style:font-weight-asian="bold" style:font-weight-complex="bold"/>
    </style:style>
    <style:style style:name="T144" style:family="text">
      <style:text-properties fo:font-weight="bold" officeooo:rsid="00a2c520" style:font-weight-asian="bold" style:font-weight-complex="bold"/>
    </style:style>
    <style:style style:name="T145" style:family="text">
      <style:text-properties officeooo:rsid="002fc9b9"/>
    </style:style>
    <style:style style:name="T146" style:family="text">
      <style:text-properties fo:color="#7f0055" fo:font-weight="bold" style:font-weight-asian="bold"/>
    </style:style>
    <style:style style:name="T147" style:family="text">
      <style:text-properties fo:color="#7f0055" style:font-name="Monospace" fo:font-size="10pt" fo:font-weight="bold" style:font-size-asian="10pt" style:font-weight-asian="bold"/>
    </style:style>
    <style:style style:name="T148" style:family="text">
      <style:text-properties fo:color="#7f0055" style:font-name="Monospace" fo:font-weight="bold" style:font-weight-asian="bold"/>
    </style:style>
    <style:style style:name="T149" style:family="text">
      <style:text-properties fo:color="#7f0055" style:font-name="Monospace" style:text-underline-style="solid" style:text-underline-width="auto" style:text-underline-color="font-color" fo:font-weight="bold" style:font-weight-asian="bold"/>
    </style:style>
    <style:style style:name="T150" style:family="text">
      <style:text-properties fo:color="#7f0055" fo:font-size="10pt" fo:font-weight="bold" style:font-size-asian="10pt" style:font-weight-asian="bold"/>
    </style:style>
    <style:style style:name="T151" style:family="text">
      <style:text-properties fo:color="#7f0055" fo:font-size="10pt" style:text-underline-style="solid" style:text-underline-width="auto" style:text-underline-color="font-color" fo:font-weight="bold" style:font-size-asian="10pt" style:font-weight-asian="bold"/>
    </style:style>
    <style:style style:name="T152" style:family="text">
      <style:text-properties fo:color="#000000"/>
    </style:style>
    <style:style style:name="T153" style:family="text">
      <style:text-properties fo:color="#000000" style:font-name="Monospace"/>
    </style:style>
    <style:style style:name="T154" style:family="text">
      <style:text-properties fo:color="#000000" style:font-name="Monospace" fo:font-size="10pt" fo:background-color="#e8f2fe" loext:char-shading-value="0" style:font-size-asian="10pt"/>
    </style:style>
    <style:style style:name="T155" style:family="text">
      <style:text-properties fo:color="#000000" style:font-name="Monospace" fo:font-size="10pt" style:font-size-asian="10pt"/>
    </style:style>
    <style:style style:name="T156" style:family="text">
      <style:text-properties fo:color="#000000" style:font-name="Monospace" fo:font-size="10pt" officeooo:rsid="0153d598" style:font-size-asian="10pt"/>
    </style:style>
    <style:style style:name="T157" style:family="text">
      <style:text-properties fo:color="#000000" style:font-name="Monospace" fo:font-size="10pt" fo:font-weight="bold" style:font-size-asian="10pt" style:font-weight-asian="bold"/>
    </style:style>
    <style:style style:name="T158" style:family="text">
      <style:text-properties fo:color="#000000" style:font-name="Monospace" fo:font-size="10pt" fo:font-weight="bold" fo:background-color="#d4d4d4" loext:char-shading-value="0" style:font-size-asian="10pt" style:font-weight-asian="bold"/>
    </style:style>
    <style:style style:name="T159" style:family="text">
      <style:text-properties fo:color="#000000" style:font-name="Monospace" fo:font-size="10pt" fo:font-weight="normal" officeooo:rsid="00e2ec48" style:font-size-asian="10pt" style:font-weight-asian="normal" style:font-size-complex="12pt" style:font-weight-complex="normal"/>
    </style:style>
    <style:style style:name="T160" style:family="text">
      <style:text-properties fo:color="#000000" style:font-name="Monospace" style:text-underline-style="solid" style:text-underline-width="auto" style:text-underline-color="font-color"/>
    </style:style>
    <style:style style:name="T161" style:family="text">
      <style:text-properties fo:color="#000000" fo:font-weight="bold" style:font-weight-asian="bold"/>
    </style:style>
    <style:style style:name="T162" style:family="text">
      <style:text-properties fo:color="#000000" fo:font-weight="bold" style:font-weight-asian="bold" style:font-weight-complex="bold"/>
    </style:style>
    <style:style style:name="T163" style:family="text">
      <style:text-properties fo:color="#000000" style:text-underline-style="solid" style:text-underline-width="auto" style:text-underline-color="font-color"/>
    </style:style>
    <style:style style:name="T164" style:family="text">
      <style:text-properties fo:color="#000000" style:font-name="DejaVu Sans Mono" fo:font-size="10pt" fo:font-weight="bold" fo:background-color="#e8f2fe" loext:char-shading-value="0" style:font-size-asian="10pt" style:font-weight-asian="bold" style:font-weight-complex="bold"/>
    </style:style>
    <style:style style:name="T165" style:family="text">
      <style:text-properties fo:color="#000000" style:font-name="DejaVu Sans Mono" fo:font-size="10pt" style:font-size-asian="10pt" style:font-size-complex="10pt"/>
    </style:style>
    <style:style style:name="T166" style:family="text">
      <style:text-properties fo:color="#000000" style:font-name="DejaVu Sans Mono" fo:font-size="10pt" officeooo:rsid="00f52c04" style:font-size-asian="10pt"/>
    </style:style>
    <style:style style:name="T167" style:family="text">
      <style:text-properties fo:color="#000000" style:font-name="Liberation Serif" fo:font-size="12pt" fo:font-weight="normal" style:font-size-asian="12pt" style:font-weight-asian="normal" style:font-size-complex="12pt" style:font-weight-complex="normal"/>
    </style:style>
    <style:style style:name="T168" style:family="text">
      <style:text-properties fo:color="#000000" style:font-name="Liberation Serif" fo:font-size="12pt" fo:font-weight="normal" officeooo:rsid="0044ac27" style:font-size-asian="12pt" style:font-weight-asian="normal" style:font-size-complex="12pt" style:font-weight-complex="normal"/>
    </style:style>
    <style:style style:name="T169" style:family="text">
      <style:text-properties fo:color="#000000" style:font-name="Liberation Serif" fo:font-size="12pt" fo:font-weight="normal" officeooo:rsid="00455990" style:font-size-asian="12pt" style:font-weight-asian="normal" style:font-size-complex="12pt" style:font-weight-complex="normal"/>
    </style:style>
    <style:style style:name="T170" style:family="text">
      <style:text-properties fo:color="#000000" style:font-name="Liberation Serif" fo:font-size="12pt" fo:font-weight="normal" officeooo:rsid="003b66cc" style:font-size-asian="12pt" style:font-weight-asian="normal" style:font-size-complex="12pt" style:font-weight-complex="normal"/>
    </style:style>
    <style:style style:name="T171" style:family="text">
      <style:text-properties fo:color="#000000" style:font-name="Liberation Serif" fo:font-size="12pt" fo:font-weight="normal" officeooo:rsid="003cd89d" style:font-size-asian="12pt" style:font-weight-asian="normal" style:font-size-complex="12pt" style:font-weight-complex="normal"/>
    </style:style>
    <style:style style:name="T172" style:family="text">
      <style:text-properties fo:color="#000000" style:font-name="Liberation Serif" fo:font-size="12pt" fo:font-weight="normal" officeooo:rsid="008b9c8c" style:font-size-asian="12pt" style:font-weight-asian="normal" style:font-size-complex="12pt" style:font-weight-complex="normal"/>
    </style:style>
    <style:style style:name="T173" style:family="text">
      <style:text-properties fo:color="#000000" style:font-name="Liberation Serif" fo:font-size="12pt" fo:font-weight="normal" officeooo:rsid="010b80e2" style:font-size-asian="12pt" style:font-weight-asian="normal" style:font-size-complex="12pt" style:font-weight-complex="normal"/>
    </style:style>
    <style:style style:name="T174" style:family="text">
      <style:text-properties fo:color="#000000" style:font-name="Liberation Serif" fo:font-size="12pt" fo:font-weight="normal" officeooo:rsid="010a361e" style:font-size-asian="12pt" style:font-weight-asian="normal" style:font-size-complex="12pt" style:font-weight-complex="normal"/>
    </style:style>
    <style:style style:name="T175" style:family="text">
      <style:text-properties fo:color="#000000" style:font-name="Liberation Serif" fo:font-size="12pt" fo:font-weight="normal" officeooo:rsid="0048790e" style:font-size-asian="12pt" style:font-weight-asian="normal" style:font-size-complex="12pt" style:font-weight-complex="normal"/>
    </style:style>
    <style:style style:name="T176" style:family="text">
      <style:text-properties fo:color="#000000" style:font-name="Liberation Serif" fo:font-size="12pt" fo:font-weight="normal" officeooo:rsid="00473dd4" style:font-size-asian="12pt" style:font-weight-asian="normal" style:font-size-complex="12pt" style:font-weight-complex="normal"/>
    </style:style>
    <style:style style:name="T177" style:family="text">
      <style:text-properties fo:color="#000000" style:font-name="Liberation Serif" fo:font-size="12pt" fo:font-weight="normal" officeooo:rsid="010c939b" style:font-size-asian="12pt" style:font-weight-asian="normal" style:font-size-complex="12pt" style:font-weight-complex="normal"/>
    </style:style>
    <style:style style:name="T178" style:family="text">
      <style:text-properties fo:color="#000000" style:font-name="Liberation Serif" fo:font-size="12pt" fo:font-weight="normal" officeooo:rsid="010cce88" style:font-size-asian="12pt" style:font-weight-asian="normal" style:font-size-complex="12pt" style:font-weight-complex="normal"/>
    </style:style>
    <style:style style:name="T179" style:family="text">
      <style:text-properties fo:color="#000000" style:font-name="Liberation Serif" fo:font-size="12pt" fo:font-weight="normal" officeooo:rsid="0123f4bc" style:font-size-asian="12pt" style:font-weight-asian="normal" style:font-size-complex="12pt" style:font-weight-complex="normal"/>
    </style:style>
    <style:style style:name="T180" style:family="text">
      <style:text-properties fo:color="#000000" style:font-name="Liberation Serif" fo:font-size="12pt" fo:font-weight="normal" officeooo:rsid="0132962d" style:font-size-asian="12pt" style:font-weight-asian="normal" style:font-size-complex="12pt" style:font-weight-complex="normal"/>
    </style:style>
    <style:style style:name="T181" style:family="text">
      <style:text-properties fo:color="#000000" style:font-name="Liberation Serif" fo:font-size="12pt" fo:font-weight="normal" officeooo:rsid="0149ebee" style:font-size-asian="12pt" style:font-weight-asian="normal" style:font-size-complex="12pt" style:font-weight-complex="normal"/>
    </style:style>
    <style:style style:name="T182" style:family="text">
      <style:text-properties fo:color="#000000" style:font-name="Liberation Serif" fo:font-size="12pt" fo:font-weight="normal" officeooo:rsid="017503f4" style:font-size-asian="12pt" style:font-weight-asian="normal" style:font-size-complex="12pt" style:font-weight-complex="normal"/>
    </style:style>
    <style:style style:name="T183" style:family="text">
      <style:text-properties fo:color="#000000" fo:font-size="10pt" style:font-size-asian="10pt"/>
    </style:style>
    <style:style style:name="T184" style:family="text">
      <style:text-properties fo:color="#000000" fo:font-size="10pt" officeooo:rsid="00f3c5c1" style:font-size-asian="10pt"/>
    </style:style>
    <style:style style:name="T185" style:family="text">
      <style:text-properties fo:color="#000000" fo:font-size="10pt" officeooo:rsid="0121d006" style:font-size-asian="10pt"/>
    </style:style>
    <style:style style:name="T186" style:family="text">
      <style:text-properties fo:color="#000000" fo:font-size="10pt" fo:font-weight="bold" style:font-size-asian="10pt" style:font-weight-asian="bold"/>
    </style:style>
    <style:style style:name="T187" style:family="text">
      <style:text-properties fo:color="#000000" fo:font-size="10pt" fo:font-weight="bold" fo:background-color="#d4d4d4" loext:char-shading-value="0" style:font-size-asian="10pt" style:font-weight-asian="bold"/>
    </style:style>
    <style:style style:name="T188" style:family="text">
      <style:text-properties fo:color="#000000" fo:font-size="10pt" style:text-underline-style="solid" style:text-underline-width="auto" style:text-underline-color="font-color" style:font-size-asian="10pt"/>
    </style:style>
    <style:style style:name="T189" style:family="text">
      <style:text-properties fo:color="#000000" fo:font-size="10pt" style:text-underline-style="solid" style:text-underline-width="auto" style:text-underline-color="font-color" officeooo:rsid="008306f8" style:font-size-asian="10pt"/>
    </style:style>
    <style:style style:name="T190" style:family="text">
      <style:text-properties fo:color="#000000" officeooo:rsid="00a11b26"/>
    </style:style>
    <style:style style:name="T191" style:family="text">
      <style:text-properties fo:color="#000000" officeooo:rsid="00a66158"/>
    </style:style>
    <style:style style:name="T192" style:family="text">
      <style:text-properties fo:color="#000000" fo:font-style="italic" style:font-style-asian="italic" style:font-style-complex="italic"/>
    </style:style>
    <style:style style:name="T193" style:family="text">
      <style:text-properties fo:color="#000000" fo:font-style="italic" officeooo:rsid="00a66158" style:font-style-asian="italic" style:font-style-complex="italic"/>
    </style:style>
    <style:style style:name="T194" style:family="text">
      <style:text-properties fo:color="#000000" fo:font-style="italic" officeooo:rsid="0151a988" style:font-style-asian="italic" style:font-style-complex="italic"/>
    </style:style>
    <style:style style:name="T195" style:family="text">
      <style:text-properties fo:color="#000000" officeooo:rsid="00473dd4"/>
    </style:style>
    <style:style style:name="T196" style:family="text">
      <style:text-properties fo:color="#000000" style:font-name="DSans" fo:font-size="10pt" style:font-size-asian="10pt"/>
    </style:style>
    <style:style style:name="T197" style:family="text">
      <style:text-properties fo:color="#000000" style:font-name="DSans" fo:font-size="10pt" officeooo:rsid="0123f4bc" style:font-size-asian="10pt"/>
    </style:style>
    <style:style style:name="T198" style:family="text">
      <style:text-properties fo:color="#000000" officeooo:rsid="014d1472"/>
    </style:style>
    <style:style style:name="T199" style:family="text">
      <style:text-properties fo:color="#000000" officeooo:rsid="014e1a41"/>
    </style:style>
    <style:style style:name="T200" style:family="text">
      <style:text-properties fo:color="#000000" officeooo:rsid="014f0d34"/>
    </style:style>
    <style:style style:name="T201" style:family="text">
      <style:text-properties fo:color="#000000" style:text-position="super 58%" officeooo:rsid="014f0d34"/>
    </style:style>
    <style:style style:name="T202" style:family="text">
      <style:text-properties fo:color="#000000" officeooo:rsid="0151a988"/>
    </style:style>
    <style:style style:name="T203" style:family="text">
      <style:text-properties fo:color="#000000" officeooo:rsid="0152c8f4"/>
    </style:style>
    <style:style style:name="T204" style:family="text">
      <style:text-properties fo:color="#000000" officeooo:rsid="01535c92"/>
    </style:style>
    <style:style style:name="T205" style:family="text">
      <style:text-properties fo:color="#000000" officeooo:rsid="01553c5a"/>
    </style:style>
    <style:style style:name="T206" style:family="text">
      <style:text-properties fo:color="#000000" officeooo:rsid="01579a60"/>
    </style:style>
    <style:style style:name="T207" style:family="text">
      <style:text-properties fo:color="#000000" officeooo:rsid="0158648e"/>
    </style:style>
    <style:style style:name="T208" style:family="text">
      <style:text-properties fo:color="#005032"/>
    </style:style>
    <style:style style:name="T209" style:family="text">
      <style:text-properties fo:color="#005032" style:text-underline-style="solid" style:text-underline-width="auto" style:text-underline-color="font-color"/>
    </style:style>
    <style:style style:name="T210" style:family="text">
      <style:text-properties fo:color="#005032" style:font-name="Monospace"/>
    </style:style>
    <style:style style:name="T211" style:family="text">
      <style:text-properties fo:color="#005032" style:font-name="Monospace" fo:font-size="10pt" style:font-size-asian="10pt"/>
    </style:style>
    <style:style style:name="T212" style:family="text">
      <style:text-properties fo:color="#005032" style:font-name="Monospace" fo:font-size="10pt" style:text-underline-style="solid" style:text-underline-width="auto" style:text-underline-color="font-color" style:font-size-asian="10pt"/>
    </style:style>
    <style:style style:name="T213" style:family="text">
      <style:text-properties fo:color="#005032" fo:font-size="10pt" style:font-size-asian="10pt"/>
    </style:style>
    <style:style style:name="T214" style:family="text">
      <style:text-properties fo:color="#005032" fo:font-size="10pt" officeooo:rsid="00f3c5c1" style:font-size-asian="10pt"/>
    </style:style>
    <style:style style:name="T215" style:family="text">
      <style:text-properties fo:color="#005032" fo:font-size="10pt" style:text-underline-style="solid" style:text-underline-width="auto" style:text-underline-color="font-color" style:font-size-asian="10pt"/>
    </style:style>
    <style:style style:name="T216" style:family="text">
      <style:text-properties fo:color="#005032" fo:font-size="10pt" fo:background-color="#d4d4d4" loext:char-shading-value="0" style:font-size-asian="10pt"/>
    </style:style>
    <style:style style:name="T217" style:family="text">
      <style:text-properties officeooo:rsid="00318eda"/>
    </style:style>
    <style:style style:name="T218" style:family="text">
      <style:text-properties officeooo:rsid="00324dfd"/>
    </style:style>
    <style:style style:name="T219" style:family="text">
      <style:text-properties fo:font-weight="normal" style:font-weight-asian="normal" style:font-weight-complex="normal"/>
    </style:style>
    <style:style style:name="T220" style:family="text">
      <style:text-properties fo:font-weight="normal" officeooo:rsid="00324dfd" style:font-weight-asian="normal" style:font-weight-complex="normal"/>
    </style:style>
    <style:style style:name="T221" style:family="text">
      <style:text-properties fo:font-weight="normal" officeooo:rsid="0032d116" style:font-weight-asian="normal" style:font-weight-complex="normal"/>
    </style:style>
    <style:style style:name="T222" style:family="text">
      <style:text-properties fo:font-weight="normal" officeooo:rsid="0034ac94" style:font-weight-asian="normal" style:font-weight-complex="normal"/>
    </style:style>
    <style:style style:name="T223" style:family="text">
      <style:text-properties fo:font-weight="normal" officeooo:rsid="00363bba" style:font-weight-asian="normal" style:font-weight-complex="normal"/>
    </style:style>
    <style:style style:name="T224" style:family="text">
      <style:text-properties fo:font-weight="normal" officeooo:rsid="00389493" style:font-weight-asian="normal" style:font-weight-complex="normal"/>
    </style:style>
    <style:style style:name="T225" style:family="text">
      <style:text-properties fo:font-weight="normal" officeooo:rsid="0038955d" style:font-weight-asian="normal" style:font-weight-complex="normal"/>
    </style:style>
    <style:style style:name="T226" style:family="text">
      <style:text-properties fo:font-weight="normal" officeooo:rsid="003b35b9" style:font-weight-asian="normal" style:font-weight-complex="normal"/>
    </style:style>
    <style:style style:name="T227" style:family="text">
      <style:text-properties fo:font-weight="normal" officeooo:rsid="0005e019" style:font-weight-asian="normal" style:font-weight-complex="normal"/>
    </style:style>
    <style:style style:name="T228" style:family="text">
      <style:text-properties fo:font-weight="normal" officeooo:rsid="003cd89d" style:font-weight-asian="normal" style:font-weight-complex="normal"/>
    </style:style>
    <style:style style:name="T229" style:family="text">
      <style:text-properties fo:font-weight="normal" officeooo:rsid="003d90b3" style:font-weight-asian="normal" style:font-weight-complex="normal"/>
    </style:style>
    <style:style style:name="T230" style:family="text">
      <style:text-properties fo:font-weight="normal" officeooo:rsid="003f37c5" style:font-weight-asian="normal" style:font-weight-complex="normal"/>
    </style:style>
    <style:style style:name="T231" style:family="text">
      <style:text-properties fo:font-weight="normal" officeooo:rsid="003fd678" style:font-weight-asian="normal" style:font-weight-complex="normal"/>
    </style:style>
    <style:style style:name="T232" style:family="text">
      <style:text-properties fo:font-weight="normal" officeooo:rsid="00415dcd" style:font-weight-asian="normal" style:font-weight-complex="normal"/>
    </style:style>
    <style:style style:name="T233" style:family="text">
      <style:text-properties fo:font-weight="normal" officeooo:rsid="00416cba" style:font-weight-asian="normal" style:font-weight-complex="normal"/>
    </style:style>
    <style:style style:name="T234" style:family="text">
      <style:text-properties fo:font-weight="normal" officeooo:rsid="003b66cc" style:font-weight-asian="normal" style:font-weight-complex="normal"/>
    </style:style>
    <style:style style:name="T235" style:family="text">
      <style:text-properties fo:font-weight="normal" officeooo:rsid="0044ac27" style:font-weight-asian="normal" style:font-weight-complex="normal"/>
    </style:style>
    <style:style style:name="T236" style:family="text">
      <style:text-properties fo:font-weight="normal" officeooo:rsid="00855dbc" style:font-weight-asian="normal" style:font-weight-complex="normal"/>
    </style:style>
    <style:style style:name="T237" style:family="text">
      <style:text-properties fo:font-weight="normal" officeooo:rsid="008a32af" style:font-weight-asian="normal" style:font-weight-complex="normal"/>
    </style:style>
    <style:style style:name="T238" style:family="text">
      <style:text-properties fo:font-weight="normal" officeooo:rsid="0034acce" style:font-weight-asian="normal" style:font-weight-complex="normal"/>
    </style:style>
    <style:style style:name="T239" style:family="text">
      <style:text-properties fo:font-weight="normal" officeooo:rsid="008b9c8c" style:font-weight-asian="normal" style:font-weight-complex="normal"/>
    </style:style>
    <style:style style:name="T240" style:family="text">
      <style:text-properties fo:font-weight="normal" officeooo:rsid="00db7f55" style:font-weight-asian="normal" style:font-weight-complex="normal"/>
    </style:style>
    <style:style style:name="T241" style:family="text">
      <style:text-properties fo:font-weight="normal" officeooo:rsid="00ea3663" style:font-weight-asian="normal" style:font-weight-complex="normal"/>
    </style:style>
    <style:style style:name="T242" style:family="text">
      <style:text-properties fo:font-weight="normal" officeooo:rsid="0108232e" style:font-weight-asian="normal" style:font-weight-complex="normal"/>
    </style:style>
    <style:style style:name="T243" style:family="text">
      <style:text-properties fo:font-weight="normal" officeooo:rsid="0132962d" style:font-weight-asian="normal" style:font-weight-complex="normal"/>
    </style:style>
    <style:style style:name="T244" style:family="text">
      <style:text-properties fo:font-weight="normal" officeooo:rsid="01342983" style:font-weight-asian="normal" style:font-weight-complex="normal"/>
    </style:style>
    <style:style style:name="T245" style:family="text">
      <style:text-properties fo:font-weight="normal" officeooo:rsid="015081cb" style:font-weight-asian="normal" style:font-weight-complex="normal"/>
    </style:style>
    <style:style style:name="T246" style:family="text">
      <style:text-properties fo:font-weight="normal" officeooo:rsid="017370e5" style:font-weight-asian="normal" style:font-weight-complex="normal"/>
    </style:style>
    <style:style style:name="T247" style:family="text">
      <style:text-properties fo:font-weight="normal" officeooo:rsid="0173838e" style:font-weight-asian="normal" style:font-weight-complex="normal"/>
    </style:style>
    <style:style style:name="T248" style:family="text">
      <style:text-properties fo:color="#0860a9" style:font-name="Liberation Serif" fo:font-size="12pt" fo:font-weight="normal" officeooo:rsid="0032d116" style:font-size-asian="12pt" style:font-weight-asian="normal" style:font-size-complex="12pt" style:font-weight-complex="normal"/>
    </style:style>
    <style:style style:name="T249" style:family="text">
      <style:text-properties officeooo:rsid="003b1824"/>
    </style:style>
    <style:style style:name="T250" style:family="text">
      <style:text-properties fo:color="#3f7f5f"/>
    </style:style>
    <style:style style:name="T251" style:family="text">
      <style:text-properties fo:color="#3f7f5f" style:font-name="Monospace"/>
    </style:style>
    <style:style style:name="T252" style:family="text">
      <style:text-properties fo:color="#3f7f5f" style:font-name="Monospace" fo:font-size="10pt" style:font-size-asian="10pt"/>
    </style:style>
    <style:style style:name="T253" style:family="text">
      <style:text-properties fo:color="#3f7f5f" style:font-name="Monospace" fo:font-size="10pt" style:text-underline-style="solid" style:text-underline-width="auto" style:text-underline-color="font-color" style:font-size-asian="10pt"/>
    </style:style>
    <style:style style:name="T254" style:family="text">
      <style:text-properties fo:color="#3f7f5f" style:font-name="Monospace" fo:font-size="10pt" style:text-underline-style="solid" style:text-underline-width="auto" style:text-underline-color="font-color" fo:background-color="#e8f2fe" loext:char-shading-value="0" style:font-size-asian="10pt"/>
    </style:style>
    <style:style style:name="T255" style:family="text">
      <style:text-properties fo:color="#3f7f5f" style:font-name="Monospace" fo:font-size="10pt" fo:font-weight="normal" officeooo:rsid="010b80e2" style:font-size-asian="10pt" style:font-weight-asian="normal" style:font-size-complex="12pt" style:font-weight-complex="normal"/>
    </style:style>
    <style:style style:name="T256" style:family="text">
      <style:text-properties fo:color="#3f7f5f" style:font-name="Monospace" style:text-underline-style="solid" style:text-underline-width="auto" style:text-underline-color="font-color"/>
    </style:style>
    <style:style style:name="T257" style:family="text">
      <style:text-properties fo:color="#3f7f5f" fo:font-size="10pt" style:font-size-asian="10pt"/>
    </style:style>
    <style:style style:name="T258" style:family="text">
      <style:text-properties fo:color="#3f7f5f" fo:font-size="10pt" officeooo:rsid="00f3c5c1" style:font-size-asian="10pt"/>
    </style:style>
    <style:style style:name="T259" style:family="text">
      <style:text-properties fo:color="#3f7f5f" fo:font-size="10pt" style:text-underline-style="solid" style:text-underline-width="auto" style:text-underline-color="font-color" style:font-size-asian="10pt"/>
    </style:style>
    <style:style style:name="T260" style:family="text">
      <style:text-properties fo:color="#3f7f5f" style:text-underline-style="solid" style:text-underline-width="auto" style:text-underline-color="font-color"/>
    </style:style>
    <style:style style:name="T261" style:family="text">
      <style:text-properties fo:color="#3f7f5f" officeooo:rsid="0098c816"/>
    </style:style>
    <style:style style:name="T262" style:family="text">
      <style:text-properties fo:color="#2a00ff" style:font-name="Monospace"/>
    </style:style>
    <style:style style:name="T263" style:family="text">
      <style:text-properties fo:color="#2a00ff" style:font-name="Monospace" style:text-underline-style="solid" style:text-underline-width="auto" style:text-underline-color="font-color"/>
    </style:style>
    <style:style style:name="T264" style:family="text">
      <style:text-properties fo:color="#2a00ff" fo:font-size="10pt" style:font-size-asian="10pt"/>
    </style:style>
    <style:style style:name="T265" style:family="text">
      <style:text-properties fo:color="#2a00ff" fo:font-size="10pt" style:text-underline-style="solid" style:text-underline-width="auto" style:text-underline-color="font-color" style:font-size-asian="10pt"/>
    </style:style>
    <style:style style:name="T266" style:family="text">
      <style:text-properties officeooo:rsid="004a85a9"/>
    </style:style>
    <style:style style:name="T267" style:family="text">
      <style:text-properties officeooo:rsid="004f30c0"/>
    </style:style>
    <style:style style:name="T268" style:family="text">
      <style:text-properties officeooo:rsid="005017d9"/>
    </style:style>
    <style:style style:name="T269" style:family="text">
      <style:text-properties officeooo:rsid="00517745"/>
    </style:style>
    <style:style style:name="T270" style:family="text">
      <style:text-properties officeooo:rsid="0057d098"/>
    </style:style>
    <style:style style:name="T271" style:family="text">
      <style:text-properties officeooo:rsid="005c6fd8"/>
    </style:style>
    <style:style style:name="T272" style:family="text">
      <style:text-properties officeooo:rsid="005e5324"/>
    </style:style>
    <style:style style:name="T273" style:family="text">
      <style:text-properties fo:font-style="italic"/>
    </style:style>
    <style:style style:name="T274" style:family="text">
      <style:text-properties fo:font-style="italic" style:font-style-asian="italic" style:font-style-complex="italic"/>
    </style:style>
    <style:style style:name="T275" style:family="text">
      <style:text-properties fo:font-style="italic" officeooo:rsid="0057d098" style:font-style-asian="italic" style:font-style-complex="italic"/>
    </style:style>
    <style:style style:name="T276" style:family="text">
      <style:text-properties fo:font-style="italic" officeooo:rsid="009e4344" style:font-style-asian="italic" style:font-style-complex="italic"/>
    </style:style>
    <style:style style:name="T277" style:family="text">
      <style:text-properties fo:font-style="italic" officeooo:rsid="00d0c068" style:font-style-asian="italic" style:font-style-complex="italic"/>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fo:font-style="italic" fo:font-weight="bold" officeooo:rsid="00a02f8b" style:font-style-asian="italic" style:font-weight-asian="bold" style:font-style-complex="italic" style:font-weight-complex="bold"/>
    </style:style>
    <style:style style:name="T280" style:family="text">
      <style:text-properties fo:font-style="italic" fo:font-weight="bold" officeooo:rsid="00c6aec4" style:font-style-asian="italic" style:font-weight-asian="bold" style:font-style-complex="italic" style:font-weight-complex="bold"/>
    </style:style>
    <style:style style:name="T281" style:family="text">
      <style:text-properties officeooo:rsid="00603e4f"/>
    </style:style>
    <style:style style:name="T282" style:family="text">
      <style:text-properties style:text-underline-style="solid" style:text-underline-width="auto" style:text-underline-color="font-color" officeooo:rsid="006126f3"/>
    </style:style>
    <style:style style:name="T283" style:family="text">
      <style:text-properties style:text-underline-style="none"/>
    </style:style>
    <style:style style:name="T284" style:family="text">
      <style:text-properties style:text-underline-style="none" officeooo:rsid="006468e6"/>
    </style:style>
    <style:style style:name="T285" style:family="text">
      <style:text-properties style:text-underline-style="none" fo:font-weight="bold" style:font-weight-asian="bold" style:font-weight-complex="bold"/>
    </style:style>
    <style:style style:name="T286" style:family="text">
      <style:text-properties officeooo:rsid="0062df54"/>
    </style:style>
    <style:style style:name="T287" style:family="text">
      <style:text-properties officeooo:rsid="006468e6"/>
    </style:style>
    <style:style style:name="T288" style:family="text">
      <style:text-properties officeooo:rsid="0067c259"/>
    </style:style>
    <style:style style:name="T289" style:family="text">
      <style:text-properties officeooo:rsid="005f9143"/>
    </style:style>
    <style:style style:name="T290" style:family="text">
      <style:text-properties officeooo:rsid="0073efff"/>
    </style:style>
    <style:style style:name="T291" style:family="text">
      <style:text-properties officeooo:rsid="0076eb4d"/>
    </style:style>
    <style:style style:name="T292" style:family="text">
      <style:text-properties officeooo:rsid="0078e41c"/>
    </style:style>
    <style:style style:name="T293" style:family="text">
      <style:text-properties officeooo:rsid="007b1cf1"/>
    </style:style>
    <style:style style:name="T294" style:family="text">
      <style:text-properties officeooo:rsid="00814266"/>
    </style:style>
    <style:style style:name="T295" style:family="text">
      <style:text-properties officeooo:rsid="008306f8"/>
    </style:style>
    <style:style style:name="T296" style:family="text">
      <style:text-properties officeooo:rsid="0083856f"/>
    </style:style>
    <style:style style:name="T297" style:family="text">
      <style:text-properties officeooo:rsid="00262d09"/>
    </style:style>
    <style:style style:name="T298" style:family="text">
      <style:text-properties officeooo:rsid="002c0b0b"/>
    </style:style>
    <style:style style:name="T299" style:family="text">
      <style:text-properties officeooo:rsid="00855dbc"/>
    </style:style>
    <style:style style:name="T300" style:family="text">
      <style:text-properties fo:font-size="12pt" fo:font-weight="normal" officeooo:rsid="008b9c8c" style:font-size-asian="12pt" style:font-weight-asian="normal" style:font-size-complex="12pt" style:font-weight-complex="normal"/>
    </style:style>
    <style:style style:name="T301" style:family="text">
      <style:text-properties officeooo:rsid="008b9c8c"/>
    </style:style>
    <style:style style:name="T302" style:family="text">
      <style:text-properties officeooo:rsid="008c842b"/>
    </style:style>
    <style:style style:name="T303" style:family="text">
      <style:text-properties officeooo:rsid="008cdd93"/>
    </style:style>
    <style:style style:name="T304" style:family="text">
      <style:text-properties officeooo:rsid="008eb6f2"/>
    </style:style>
    <style:style style:name="T305" style:family="text">
      <style:text-properties officeooo:rsid="008f3cb4"/>
    </style:style>
    <style:style style:name="T306" style:family="text">
      <style:text-properties officeooo:rsid="00917dda"/>
    </style:style>
    <style:style style:name="T307" style:family="text">
      <style:text-properties officeooo:rsid="009645f4"/>
    </style:style>
    <style:style style:name="T308" style:family="text">
      <style:text-properties officeooo:rsid="0098c816"/>
    </style:style>
    <style:style style:name="T309" style:family="text">
      <style:text-properties officeooo:rsid="009d7090"/>
    </style:style>
    <style:style style:name="T310" style:family="text">
      <style:text-properties officeooo:rsid="009e4344"/>
    </style:style>
    <style:style style:name="T311" style:family="text">
      <style:text-properties officeooo:rsid="00a02f8b"/>
    </style:style>
    <style:style style:name="T312" style:family="text">
      <style:text-properties officeooo:rsid="00a11b26"/>
    </style:style>
    <style:style style:name="T313" style:family="text">
      <style:text-properties officeooo:rsid="00a297ae"/>
    </style:style>
    <style:style style:name="T314" style:family="text">
      <style:text-properties officeooo:rsid="00a2c520"/>
    </style:style>
    <style:style style:name="T315" style:family="text">
      <style:text-properties officeooo:rsid="00a6f2da"/>
    </style:style>
    <style:style style:name="T316" style:family="text">
      <style:text-properties officeooo:rsid="00aa665b"/>
    </style:style>
    <style:style style:name="T317" style:family="text">
      <style:text-properties officeooo:rsid="00afb41b"/>
    </style:style>
    <style:style style:name="T318" style:family="text">
      <style:text-properties officeooo:rsid="00b18d3f"/>
    </style:style>
    <style:style style:name="T319" style:family="text">
      <style:text-properties officeooo:rsid="00b291bc"/>
    </style:style>
    <style:style style:name="T320" style:family="text">
      <style:text-properties officeooo:rsid="00b3df9c"/>
    </style:style>
    <style:style style:name="T321" style:family="text">
      <style:text-properties style:font-name="BHPJFO+Helvetica" fo:font-size="10pt" style:font-size-asian="10pt"/>
    </style:style>
    <style:style style:name="T322" style:family="text">
      <style:text-properties style:font-name="BHPJFO+Helvetica" fo:font-size="10pt" officeooo:rsid="00b5c99a" style:font-size-asian="10pt"/>
    </style:style>
    <style:style style:name="T323" style:family="text">
      <style:text-properties style:font-name="BHPJFO+Helvetica" fo:font-size="10pt" officeooo:rsid="00b6eb8a" style:font-size-asian="10pt"/>
    </style:style>
    <style:style style:name="T324" style:family="text">
      <style:text-properties style:font-name="BHPJFO+Helvetica" fo:font-size="10pt" officeooo:rsid="00b88075" style:font-size-asian="10pt"/>
    </style:style>
    <style:style style:name="T325" style:family="text">
      <style:text-properties style:font-name="BHPJFO+Helvetica" fo:font-size="10pt" officeooo:rsid="00b579c5" style:font-size-asian="10pt"/>
    </style:style>
    <style:style style:name="T326" style:family="text">
      <style:text-properties style:font-name="BHPJFO+Helvetica" fo:font-size="10pt" officeooo:rsid="00b93ee9" style:font-size-asian="10pt"/>
    </style:style>
    <style:style style:name="T327" style:family="text">
      <style:text-properties style:font-name="BHPJFO+Helvetica" fo:font-size="10pt" officeooo:rsid="00bac008" style:font-size-asian="10pt"/>
    </style:style>
    <style:style style:name="T328" style:family="text">
      <style:text-properties style:font-name="BHPJFO+Helvetica" fo:font-size="10pt" officeooo:rsid="012e05af" style:font-size-asian="10pt"/>
    </style:style>
    <style:style style:name="T329" style:family="text">
      <style:text-properties officeooo:rsid="00bbd483"/>
    </style:style>
    <style:style style:name="T330" style:family="text">
      <style:text-properties officeooo:rsid="00bca512"/>
    </style:style>
    <style:style style:name="T331" style:family="text">
      <style:text-properties officeooo:rsid="00bf9c8b"/>
    </style:style>
    <style:style style:name="T332" style:family="text">
      <style:text-properties officeooo:rsid="00c1a708"/>
    </style:style>
    <style:style style:name="T333" style:family="text">
      <style:text-properties officeooo:rsid="00c2a4b4"/>
    </style:style>
    <style:style style:name="T334" style:family="text">
      <style:text-properties officeooo:rsid="00c54aef"/>
    </style:style>
    <style:style style:name="T335" style:family="text">
      <style:text-properties officeooo:rsid="00c6aec4"/>
    </style:style>
    <style:style style:name="T336" style:family="text">
      <style:text-properties style:font-name="Monospace"/>
    </style:style>
    <style:style style:name="T337" style:family="text">
      <style:text-properties style:font-name="Monospace" fo:font-size="10pt" style:font-size-asian="10pt"/>
    </style:style>
    <style:style style:name="T338" style:family="text">
      <style:text-properties style:font-name="Monospace" fo:font-size="10pt" officeooo:rsid="00c6aec4" style:font-size-asian="10pt"/>
    </style:style>
    <style:style style:name="T339" style:family="text">
      <style:text-properties style:font-name="Monospace" fo:font-size="10pt" officeooo:rsid="00cb6d9f" style:font-size-asian="10pt"/>
    </style:style>
    <style:style style:name="T340" style:family="text">
      <style:text-properties style:font-name="Monospace" officeooo:rsid="0044ac27"/>
    </style:style>
    <style:style style:name="T341" style:family="text">
      <style:text-properties style:font-name="Monospace" officeooo:rsid="010b80e2"/>
    </style:style>
    <style:style style:name="T342" style:family="text">
      <style:text-properties officeooo:rsid="00ccbe46"/>
    </style:style>
    <style:style style:name="T343" style:family="text">
      <style:text-properties officeooo:rsid="00d0c068"/>
    </style:style>
    <style:style style:name="T344" style:family="text">
      <style:text-properties officeooo:rsid="00d33eb0"/>
    </style:style>
    <style:style style:name="T345" style:family="text">
      <style:text-properties officeooo:rsid="00d5a45c"/>
    </style:style>
    <style:style style:name="T346" style:family="text">
      <style:text-properties officeooo:rsid="00d747ed"/>
    </style:style>
    <style:style style:name="T347" style:family="text">
      <style:text-properties officeooo:rsid="00d89008"/>
    </style:style>
    <style:style style:name="T348" style:family="text">
      <style:text-properties officeooo:rsid="00d9ce07"/>
    </style:style>
    <style:style style:name="T349" style:family="text">
      <style:text-properties officeooo:rsid="00ec8ecb"/>
    </style:style>
    <style:style style:name="T350" style:family="text">
      <style:text-properties officeooo:rsid="00ee5ac0"/>
    </style:style>
    <style:style style:name="T351" style:family="text">
      <style:text-properties officeooo:rsid="00ee91e9"/>
    </style:style>
    <style:style style:name="T352" style:family="text">
      <style:text-properties officeooo:rsid="00f14205"/>
    </style:style>
    <style:style style:name="T353" style:family="text">
      <style:text-properties officeooo:rsid="00f20eb4"/>
    </style:style>
    <style:style style:name="T354" style:family="text">
      <style:text-properties officeooo:rsid="00f299f9"/>
    </style:style>
    <style:style style:name="T355" style:family="text">
      <style:text-properties officeooo:rsid="00f3c5c1"/>
    </style:style>
    <style:style style:name="T356" style:family="text">
      <style:text-properties officeooo:rsid="00f52c04"/>
    </style:style>
    <style:style style:name="T357" style:family="text">
      <style:text-properties officeooo:rsid="00f72a89"/>
    </style:style>
    <style:style style:name="T358" style:family="text">
      <style:text-properties officeooo:rsid="00f7d5c4"/>
    </style:style>
    <style:style style:name="T359" style:family="text">
      <style:text-properties officeooo:rsid="00fa378e"/>
    </style:style>
    <style:style style:name="T360" style:family="text">
      <style:text-properties officeooo:rsid="00fc2a44"/>
    </style:style>
    <style:style style:name="T361" style:family="text">
      <style:text-properties officeooo:rsid="00fdc042"/>
    </style:style>
    <style:style style:name="T362" style:family="text">
      <style:text-properties officeooo:rsid="01003bac"/>
    </style:style>
    <style:style style:name="T363" style:family="text">
      <style:text-properties officeooo:rsid="0106b1b0"/>
    </style:style>
    <style:style style:name="T364" style:family="text">
      <style:text-properties officeooo:rsid="010cce88"/>
    </style:style>
    <style:style style:name="T365" style:family="text">
      <style:text-properties officeooo:rsid="010d7380"/>
    </style:style>
    <style:style style:name="T366" style:family="text">
      <style:text-properties officeooo:rsid="010ef8a4"/>
    </style:style>
    <style:style style:name="T367" style:family="text">
      <style:text-properties style:text-position="super 58%"/>
    </style:style>
    <style:style style:name="T368" style:family="text">
      <style:text-properties officeooo:rsid="01177637"/>
    </style:style>
    <style:style style:name="T369" style:family="text">
      <style:text-properties officeooo:rsid="0117dc59"/>
    </style:style>
    <style:style style:name="T370" style:family="text">
      <style:text-properties officeooo:rsid="011bc86f"/>
    </style:style>
    <style:style style:name="T371" style:family="text">
      <style:text-properties officeooo:rsid="006126f3"/>
    </style:style>
    <style:style style:name="T372" style:family="text">
      <style:text-properties officeooo:rsid="011e396b"/>
    </style:style>
    <style:style style:name="T373" style:family="text">
      <style:text-properties officeooo:rsid="011eddc3"/>
    </style:style>
    <style:style style:name="T374" style:family="text">
      <style:text-properties officeooo:rsid="01203302"/>
    </style:style>
    <style:style style:name="T375" style:family="text">
      <style:text-properties officeooo:rsid="0121a8ea"/>
    </style:style>
    <style:style style:name="T376" style:family="text">
      <style:text-properties officeooo:rsid="01288bcc"/>
    </style:style>
    <style:style style:name="T377" style:family="text">
      <style:text-properties officeooo:rsid="0129b3aa"/>
    </style:style>
    <style:style style:name="T378" style:family="text">
      <style:text-properties officeooo:rsid="012be92f"/>
    </style:style>
    <style:style style:name="T379" style:family="text">
      <style:text-properties officeooo:rsid="012c0a5c"/>
    </style:style>
    <style:style style:name="T380" style:family="text">
      <style:text-properties officeooo:rsid="012e05af"/>
    </style:style>
    <style:style style:name="T381" style:family="text">
      <style:text-properties officeooo:rsid="012f1ee5"/>
    </style:style>
    <style:style style:name="T382" style:family="text">
      <style:text-properties officeooo:rsid="013078ad"/>
    </style:style>
    <style:style style:name="T383" style:family="text">
      <style:text-properties officeooo:rsid="0130f923"/>
    </style:style>
    <style:style style:name="T384" style:family="text">
      <style:text-properties officeooo:rsid="0132962d"/>
    </style:style>
    <style:style style:name="T385" style:family="text">
      <style:text-properties officeooo:rsid="013682e1"/>
    </style:style>
    <style:style style:name="T386" style:family="text">
      <style:text-properties officeooo:rsid="013744a1"/>
    </style:style>
    <style:style style:name="T387" style:family="text">
      <style:text-properties fo:language="en" fo:country="US" officeooo:rsid="00fa378e"/>
    </style:style>
    <style:style style:name="T388" style:family="text">
      <style:text-properties fo:language="en" fo:country="US" officeooo:rsid="013744a1"/>
    </style:style>
    <style:style style:name="T389" style:family="text">
      <style:text-properties fo:language="zxx" fo:country="none" officeooo:rsid="00fa378e"/>
    </style:style>
    <style:style style:name="T390" style:family="text">
      <style:text-properties officeooo:rsid="01376680"/>
    </style:style>
    <style:style style:name="T391" style:family="text">
      <style:text-properties officeooo:rsid="013bc25c"/>
    </style:style>
    <style:style style:name="T392" style:family="text">
      <style:text-properties officeooo:rsid="013dc54e"/>
    </style:style>
    <style:style style:name="T393" style:family="text">
      <style:text-properties officeooo:rsid="013eca8a"/>
    </style:style>
    <style:style style:name="T394" style:family="text">
      <style:text-properties officeooo:rsid="014065a1"/>
    </style:style>
    <style:style style:name="T395" style:family="text">
      <style:text-properties officeooo:rsid="0142c303"/>
    </style:style>
    <style:style style:name="T396" style:family="text">
      <style:text-properties officeooo:rsid="01444e77"/>
    </style:style>
    <style:style style:name="T397" style:family="text">
      <style:text-properties officeooo:rsid="014524dc"/>
    </style:style>
    <style:style style:name="T398" style:family="text">
      <style:text-properties officeooo:rsid="0149ebee"/>
    </style:style>
    <style:style style:name="T399" style:family="text">
      <style:text-properties officeooo:rsid="0158648e"/>
    </style:style>
    <style:style style:name="T400" style:family="text">
      <style:text-properties officeooo:rsid="015a25e1"/>
    </style:style>
    <style:style style:name="T401" style:family="text">
      <style:text-properties officeooo:rsid="015b962f"/>
    </style:style>
    <style:style style:name="T402" style:family="text">
      <style:text-properties officeooo:rsid="015e8f74"/>
    </style:style>
    <style:style style:name="T403" style:family="text">
      <style:text-properties officeooo:rsid="0160a2c3"/>
    </style:style>
    <style:style style:name="T404" style:family="text">
      <style:text-properties officeooo:rsid="01621970"/>
    </style:style>
    <style:style style:name="T405" style:family="text">
      <style:text-properties officeooo:rsid="01624450"/>
    </style:style>
    <style:style style:name="T406" style:family="text">
      <style:text-properties officeooo:rsid="016415e6"/>
    </style:style>
    <style:style style:name="T407" style:family="text">
      <style:text-properties officeooo:rsid="01641be6"/>
    </style:style>
    <style:style style:name="T408" style:family="text">
      <style:text-properties officeooo:rsid="0165f5fb"/>
    </style:style>
    <style:style style:name="T409" style:family="text">
      <style:text-properties officeooo:rsid="0168c3b1"/>
    </style:style>
    <style:style style:name="T410" style:family="text">
      <style:text-properties officeooo:rsid="016f42ff"/>
    </style:style>
    <style:style style:name="T411" style:family="text">
      <style:text-properties fo:color="#1a1a1a" style:font-name="Liberation Sans1" fo:font-size="10pt" style:font-size-asian="10pt"/>
    </style:style>
    <style:style style:name="T412" style:family="text">
      <style:text-properties officeooo:rsid="01702918"/>
    </style:style>
    <style:style style:name="T413" style:family="text">
      <style:text-properties officeooo:rsid="0171a45e"/>
    </style:style>
    <style:style style:name="T414" style:family="text">
      <style:text-properties officeooo:rsid="017503f4"/>
    </style:style>
    <style:style style:name="T415" style:family="text">
      <style:text-properties officeooo:rsid="01758fc7"/>
    </style:style>
    <style:style style:name="T416" style:family="text">
      <style:text-properties officeooo:rsid="01773efe"/>
    </style:style>
    <style:style style:name="T417" style:family="text">
      <style:text-properties officeooo:rsid="0177bb0c"/>
    </style:style>
    <style:style style:name="T418" style:family="text">
      <style:text-properties officeooo:rsid="01791f6e"/>
    </style:style>
    <style:style style:name="T419" style:family="text">
      <style:text-properties officeooo:rsid="0179f0f6"/>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style:background-transparency="100%" draw:fill="solid" fo:padding="0.0598in" fo:border="0.06pt solid #000000" style:shadow="none" draw:shadow-opacity="100%">
        <style:background-im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92in" fo:text-indent="-0.25in" fo:margin-left="0.5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92in" fo:text-indent="-0.25in" fo:margin-left="1.0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92in" fo:text-indent="-0.25in" fo:margin-left="1.5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2in" fo:text-indent="-0.25in" fo:margin-left="1.7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92in" fo:text-indent="-0.25in" fo:margin-left="2.0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92in" fo:text-indent="-0.25in" fo:margin-left="2.5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92in" fo:text-indent="-0.25in" fo:margin-left="2.799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l Intrinsic porting guide for Power64LE.</text:h>
      <text:p text:style-name="P1"/>
      <text:p text:style-name="P1">The goal of this project is to provide functional equivalents of the Intel MMX, SSE, and AVX intrinsic functions, that are commonly used in Linux applications, <text:span text:style-name="T408">and make them (or equivalents) available for the PowerPC64LE platform</text:span>. These <text:span text:style-name="T408">X86 </text:span>intrinsics started with the Intel and Microsoft compilers but were then ported to the GCC compiler. The GCC implementation is a set of headers with inline functions. These inline functions provide a implementation mapping from the Intel/Microsoft dialect intrinsic names to the corresponding GCC Intel built-in's or directly via C language vector extension syntax.</text:p>
      <text:p text:style-name="P1"/>
      <text:p text:style-name="P1">The current proposal is to start with the existing <text:span text:style-name="T409">X86 </text:span>GCC intrinsic headers and port them (copy and change the source) <text:s/>to POWER using <text:span text:style-name="T390">C language vector extensions, VMX</text:span> and VSX built-ins. Another key assumption is that we will be able to use many of existing Intel DejaGNU test cases on ./gcc/testsuite/gcc.target/i386. <text:span text:style-name="T408">This document is intended as a guide to developers participating in this effort. However this document provides guidance and examples that should be useful to developers who may encounter X86 intrinsics in code that they are porting to another platform.</text:span></text:p>
      <text:p text:style-name="P1"/>
      <text:h text:style-name="Heading_20_2" text:outline-level="2">Look at the source Luke</text:h>
      <text:p text:style-name="P2"/>
      <text:p text:style-name="P4"><text:span text:style-name="T1">So if this is a code porting activity, where is the source? All the source code we need to look at is in the GCC source trees. You can either git (https://gcc.gnu.org/wiki/GitMirror) the gcc source <text:s/>or down load one of the recent AT source tars (for example: </text:span>ftp://ftp.unicamp.br/pub/linuxpatch/toolchain/at/ubuntu/dists/xenial/at10.0/<text:span text:style-name="T1">). <text:s/>You will find the intrinsic headers in the ./gcc/config/i386/ sub-directory.</text:span></text:p>
      <text:p text:style-name="P3"/>
      <text:p text:style-name="P3">If you have a Intel Linux workstation or laptop with GCC installed, you already have these headers, <text:span text:style-name="T2">if you want to take a look</text:span>:</text:p>
      <text:p text:style-name="P2"><draw:frame draw:style-name="fr1" draw:name="Frame1" text:anchor-type="paragraph" svg:width="5.611in" draw:z-index="0"><draw:text-box fo:min-height="1.1217in"><text:p text:style-name="P157">$ find /usr/lib -name '*mmintrin.h'</text:p><text:p text:style-name="P157">/usr/lib/gcc/x86_64-redhat-linux/4.4.4/include/wmmintrin.h</text:p><text:p text:style-name="P157">/usr/lib/gcc/x86_64-redhat-linux/4.4.4/include/mmintrin.h</text:p><text:p text:style-name="P157">/usr/lib/gcc/x86_64-redhat-linux/4.4.4/include/xmmintrin.h</text:p><text:p text:style-name="P157">/usr/lib/gcc/x86_64-redhat-linux/4.4.4/include/emmintrin.h</text:p><text:p text:style-name="P157">/usr/lib/gcc/x86_64-redhat-linux/4.4.4/include/tmmintrin.h</text:p><text:p text:style-name="P157">...</text:p></draw:text-box></draw:frame></text:p>
      <text:p text:style-name="P2"/>
      <text:p text:style-name="P2"/>
      <text:p text:style-name="P2"/>
      <text:p text:style-name="P2"/>
      <text:p text:style-name="P2"/>
      <text:p text:style-name="P2"/>
      <text:p text:style-name="P2"/>
      <text:p text:style-name="P5">But depending on the vintage of <text:span text:style-name="T249">the </text:span>distro, these may not be the latest versions of the headers. Looking at the header source will tell you a few things.: The include structure (what other headers are implicitly included). <text:span text:style-name="T357">The</text:span> types that are used at the API. <text:span text:style-name="T357">And finally, h</text:span>ow the API is implemented.</text:p>
      <text:p text:style-name="P5"><draw:frame draw:style-name="fr2" draw:name="Frame2" text:anchor-type="paragraph" svg:x="0.0028in" svg:y="0.1472in" svg:width="6.8209in" draw:z-index="1"><draw:text-box fo:min-height="1.0736in"><text:p text:style-name="P22">smmintrin.h<text:tab/>(SSE4.1)<text:tab/>includes tmmintrin,h<text:line-break/>tmmintrin.h<text:tab/>(SSSE3)<text:tab/>includes pmmintrin.h<text:line-break/>pmmintrin.h<text:tab/>(SSE3)<text:tab/>includes emmintrin,h<text:line-break/>emmintrin.h<text:tab/>(SSE2)<text:tab/>includes xmmintrin.h<text:line-break/>xmmintrin.h<text:tab/>(SSE)<text:tab/>includes mmintrin.h and mm_malloc.h<text:line-break/>mmintrin.h<text:tab/>(MMX<text:span text:style-name="T249">)</text:span></text:p></draw:text-box></draw:frame></text:p>
      <text:h text:style-name="Heading_20_3" text:outline-level="3"><text:soft-page-break/>The structure o<text:span text:style-name="T20">f</text:span> the intrinsic includes</text:h>
      <text:p text:style-name="P7">The GCC x86 intrinsic function<text:span text:style-name="T357">s</text:span> for vector were initially grouped by technology (MMX and SSE), which starts with MMX continues <text:span text:style-name="T357">with SSE </text:span>through SSE4.1 stacked like a se<text:span text:style-name="T398">t </text:span>of Russian dolls.</text:p>
      <text:p text:style-name="P6"/>
      <text:p text:style-name="P6"><draw:frame draw:style-name="fr2" draw:name="Frame5" text:anchor-type="paragraph" svg:x="0.0173in" svg:y="5.5291in" svg:width="7in" draw:z-index="4"><draw:text-box fo:min-height="0.2in"><text:p text:style-name="P6">#ifndef _IMMINTRIN_H_INCLUDED<text:line-break/># error "Never use &lt;avxintrin.h&gt; directly; include &lt;immintrin.h&gt; instead."<text:line-break/>#endif</text:p></draw:text-box></draw:frame><draw:frame draw:style-name="fr2" draw:name="Frame4" text:anchor-type="paragraph" svg:x="-0.0126in" svg:y="2.0189in" svg:width="7in" draw:z-index="3"><draw:text-box fo:min-height="2.4791in"><text:p text:style-name="P250">#include &lt;avxintrin.h&gt;<text:line-break/>#include &lt;avx2intrin.h&gt;<text:line-break/>#include &lt;avx512fintrin.h&gt;<text:line-break/>#include &lt;avx512erintrin.h&gt;<text:line-break/>#include &lt;avx512pfintrin.h&gt;<text:line-break/>#include &lt;avx512cdintrin.h&gt;<text:line-break/>#include &lt;avx512vlintrin.h&gt;<text:line-break/>#include &lt;avx512bwintrin.h&gt;<text:line-break/>#include &lt;avx512dqintrin.h&gt;<text:line-break/>#include &lt;avx512vlbwintrin.h&gt;<text:line-break/>#include &lt;avx512vldqintrin.h&gt;<text:line-break/>#include &lt;avx512ifmaintrin.h&gt;<text:line-break/>#include &lt;avx512ifmavlintrin.h&gt;<text:line-break/>#include &lt;avx512vbmiintrin.h&gt;<text:line-break/>#include &lt;avx512vbmivlintrin.h&gt;</text:p></draw:text-box></draw:frame><draw:frame draw:style-name="fr2" draw:name="Frame3" text:anchor-type="paragraph" svg:x="-0.0382in" svg:y="0.8035in" svg:width="7in" draw:z-index="2"><draw:text-box fo:min-height="0.2in"><text:p text:style-name="P248">wmmintrin.h<text:tab/>(AES)<text:tab/>includes emmintrin.h</text:p></draw:text-box></draw:frame>Basically each higher layer include, needs typedefs and helper macros defined by the lower level intrinsic includes. mm_malloc.h simply provides wrappers for posix_memalign and free. Then it gets a little weird, starting with the crypto extensions:<text:line-break/><text:line-break/>For AVX, AVX2, and AVX512 they must have decided that the Russian Dolls thing was getting out of hand. AVX et all is split across 14 files<text:line-break/>but they do not want the applications includ<text:span text:style-name="T398">e</text:span> these individually.<text:line-break/><text:line-break/><text:span text:style-name="T3">So </text:span><text:span text:style-name="T4">immintrin.h</text:span> <text:s/>includes everything <text:span text:style-name="T357">Intel </text:span>vector, include all the AVX, AES, SSE and MMX flavors.</text:p>
      <text:p text:style-name="P6"/>
      <text:p text:style-name="P35">So what is the net? The include structure provides some strong clues about the order that we <text:span text:style-name="T357">should</text:span> approach this effort. <text:s/>For example <text:span text:style-name="T357">if you</text:span> need to intrinsic from SSE4 (smmintrin.h) we are likely to need to type definitions from SSE (emmintrin.h). So a bottoms up (MMX, SSE, SSE2, …) <text:span text:style-name="T357">approach </text:span>seems like the best plan of attack. <text:span text:style-name="T19">Also saving the AVX parts for latter make sense, as most are just wider forms of operations that already exists in SSE.</text:span></text:p>
      <text:p text:style-name="P35"/>
      <text:p text:style-name="P50"><text:soft-page-break/>We should use the same <text:span text:style-name="T386">include </text:span>structure <text:span text:style-name="T357">to</text:span> implement our PowerISA equivalent API <text:span text:style-name="T358">headers</text:span>. This will make porting easier (drop-in replacement) <text:span text:style-name="T358">and</text:span> should get the application running <text:span text:style-name="T357">quickly </text:span>on POWER. <text:span text:style-name="T358">Then we are</text:span> in a position to profile and analyze the resulting application. This will show a<text:span text:style-name="T357">ny</text:span> hot spots where the simple one-to-one transformation results in bottlenecks <text:span text:style-name="T358">and additional tuning is needed</text:span>. <text:span text:style-name="T358">For</text:span> these cases we should improve our tools (SDK MA/SCA) to identify opportunities for, and perhaps propose, alternative sequences that are better tuned to PowerISA and our micro-architecture.</text:p>
      <text:p text:style-name="P35"/>
      <text:h text:style-name="Heading_20_3" text:outline-level="3">The types used for intrinsics</text:h>
      <text:p text:style-name="P36">The type system for Intel intrinsics is a little strange. For example from xmmintrin.h:</text:p>
      <text:p text:style-name="P36"/>
      <text:p text:style-name="P38"><draw:frame draw:style-name="fr1" draw:name="Frame6" text:anchor-type="paragraph" svg:width="7in" draw:z-index="5"><draw:text-box fo:min-height="1in"><text:p text:style-name="P8">/* The Intel API is flexible enough that we must allow aliasing with other</text:p><text:p text:style-name="P8"><text:s text:c="3"/>vector types, and their scalar components. <text:s/>*/</text:p><text:p text:style-name="P8">typedef float __m128 __attribute__ ((__vector_size__ (16), __may_alias__));</text:p><text:p text:style-name="P8"/><text:p text:style-name="P8">/* Internal data types for implementing the intrinsics. <text:s/>*/</text:p><text:p text:style-name="P8">typedef float __v4sf __attribute__ ((__vector_size__ (16)));</text:p></draw:text-box></draw:frame><draw:frame draw:style-name="fr2" draw:name="Frame7" text:anchor-type="paragraph" svg:x="-0.0126in" svg:y="1.9272in" svg:width="7in" draw:z-index="6"><draw:text-box fo:min-height="0.2in"><text:p text:style-name="P8">Accesses through pointers to types with this attribute are not subject to type-based alias analysis, but are instead assumed to be able to alias any other type of objects. ... This extension exists to support some vector APIs, in which pointers to one vector type are permitted to alias pointers to a different vector type.</text:p></draw:text-box></draw:frame>So there is one set of types that are used in the function prototypes of the API, and the internal types that <text:span text:style-name="T358">are</text:span> used in the implementation. Notice the special attribute __may_alias__. From the GCC documentation:<text:line-break/><text:span text:style-name="T21">So there are a couple of issues here: 1) <text:s/>the API seem to force the compiler to assume aliasing of any parameter passed by reference. Normally the compiler assumes that parameters of different size do not overlap in storage, which allows more optimization. 2) the data type used at the interface may not be the correct type for the implied operation. So parameters of type __m128i (which is defined as vector long long) is also used for parameters and return values of vector [char | short | int ]. </text:span></text:p>
      <text:p text:style-name="P38"/>
      <text:p text:style-name="P208"><text:span text:style-name="T387">This may not matter when using x86 built-in's but does matter when the implementation uses C vector extensions or in our case use PowerP</text:span><text:span text:style-name="T388">C</text:span><text:span text:style-name="T387"> generic vector built-ins (#</text:span><text:span text:style-name="T389">2.1.3.2.</text:span><text:a xlink:type="simple" xlink:href="#2.1.3.2.PowerISA Vector Intrinsics|outline" text:style-name="Internet_20_link" text:visited-style-name="Visited_20_Internet_20_Link"><text:span text:style-name="T359">PowerISA Vector Intrinsics|outline</text:span></text:a>). For the later cases the type must be correct for the compiler to generate the correct <text:span text:style-name="T359">type (char, short, int, long)</text:span> (<text:a xlink:type="simple" xlink:href="#1.1.3.How the API is implemented.|outline" text:style-name="Internet_20_link" text:visited-style-name="Visited_20_Internet_20_Link"><text:span text:style-name="T359">#1.1.3.How the API is implemented.|outline</text:span></text:a>) <text:span text:style-name="T359">for the generic builtin operation</text:span>. <text:span text:style-name="T360">There is also concern that excessive use of </text:span><text:span text:style-name="T6">__may_alias__ </text:span><text:span text:style-name="T60">will limit compiler optimization. We are not sure how important this attribute is to the correct operation of the API. <text:s/>So at a later stage we should experiment with removing it from our implementation for PowerPC</text:span></text:p>
      <text:p text:style-name="P37"/>
      <text:p text:style-name="P39">The good new<text:span text:style-name="T358">s</text:span> <text:span text:style-name="T398">is</text:span> that PowerISA has good support for 128-bit vectors and (with the <text:span text:style-name="T129">addition</text:span> of VSX<text:span text:style-name="T129">)</text:span> all the required vector data (char, short, int, long, float, double) types. However Intel supports a wider variety of the vector sizes <text:s/>th<text:span text:style-name="T129">an</text:span> PowerISA does. This start<text:span text:style-name="T360">ed</text:span> with the 64-bit MMX vector support that preceded SSE and exten<text:span text:style-name="T360">ds</text:span> to 256-bit and 512-bit vectors of AVX, AVX2, and AVX512 <text:span text:style-name="T129">that followed </text:span><text:soft-page-break/><text:span text:style-name="T129">SSE</text:span>.</text:p>
      <text:p text:style-name="P39"/>
      <text:p text:style-name="P43"><text:span text:style-name="T22">Within the GCC Intel intrinsic implementation these are all implemented as vector attribute extensions of the appropriate <text:s/>size ( </text:span><text:s text:c="2"/><text:span text:style-name="T6">__vector_size__ (</text:span><text:span text:style-name="T12">{</text:span><text:span text:style-name="T7">8 </text:span><text:span text:style-name="T12">| 16 | 32,</text:span><text:span text:style-name="T6"> </text:span><text:span text:style-name="T7">and 64</text:span><text:span text:style-name="T12">}</text:span><text:span text:style-name="T7">)</text:span><text:span text:style-name="T6">. </text:span><text:span text:style-name="T13">For the </text:span><text:span text:style-name="T25">PowerPC target </text:span><text:span text:style-name="T24"><text:s/>GCC </text:span><text:span text:style-name="T70">currently only supports the native </text:span><text:span text:style-name="T6">__vector_size__ (</text:span><text:span text:style-name="T12"> 16 </text:span><text:span text:style-name="T7">). </text:span><text:span text:style-name="T13">These we can support directly in VMX/VSX registers and associated instructions. The GCC will</text:span><text:span text:style-name="T24"> compile wi</text:span><text:span text:style-name="T70">th other </text:span><text:span text:style-name="T24"><text:s/></text:span><text:span text:style-name="T70"><text:s/></text:span><text:span text:style-name="T6">__vector_size__ </text:span><text:span text:style-name="T13">values, but the resulting types are treated as simple arrays of the element type. This does not allow the compiler to use the vector registers and vector instructions for these (nonnative) vectors</text:span><text:span text:style-name="T24">. <text:s text:c="2"/></text:span><text:span text:style-name="T25">So what is a programmer to do?</text:span></text:p>
      <text:h text:style-name="Heading_20_4" text:outline-level="4"><text:span text:style-name="T25">D</text:span><text:span text:style-name="T23">ealing with MMX</text:span></text:h>
      <text:p text:style-name="P40"><text:span text:style-name="T25">MMX is actually the hard case. The __m64 type supports </text:span><text:span text:style-name="T71">SIMD</text:span><text:span text:style-name="T25"> vector int types (char, short, int, long). <text:s/></text:span><text:span text:style-name="T26">The <text:s/>Intel API defines <text:s/>__m64 as:</text:span></text:p>
      <text:p text:style-name="P54"><draw:frame draw:style-name="fr1" draw:name="Frame8" text:anchor-type="paragraph" svg:width="7in" draw:z-index="7"><draw:text-box fo:min-height="0.2in"><text:p text:style-name="P9">typedef int __m64 __attribute__ ((__vector_size__ (8), __may_alias__));</text:p></draw:text-box></draw:frame></text:p>
      <text:p text:style-name="P42"><text:span text:style-name="T26">Which is problematic for </text:span><text:span text:style-name="T33">the </text:span><text:span text:style-name="T26">P</text:span><text:span text:style-name="T61">ower</text:span><text:span text:style-name="T26">PC </text:span><text:span text:style-name="T33">target </text:span><text:span text:style-name="T27">(not really supported in GCC) </text:span><text:span text:style-name="T26">and we would prefer </text:span><text:span text:style-name="T71">to use </text:span><text:span text:style-name="T26">a native </text:span><text:span text:style-name="T29">Power</text:span><text:span text:style-name="T33">ISA</text:span><text:span text:style-name="T29"> </text:span><text:span text:style-name="T26">type that can be pas</text:span><text:span text:style-name="T27">s</text:span><text:span text:style-name="T26">ed in a single register. </text:span><text:span text:style-name="T25"><text:s/>The PowerISA Rotate Under Mask instructions </text:span><text:span text:style-name="T27">can</text:span><text:span text:style-name="T25"> easily extract and insert integer fields of a </text:span><text:span text:style-name="T73">General Purpose Register (</text:span><text:span text:style-name="T25">GP</text:span><text:span text:style-name="T33">R</text:span><text:span text:style-name="T73">)</text:span><text:span text:style-name="T33">. </text:span><text:span text:style-name="T71">This</text:span><text:span text:style-name="T33"> implies that</text:span><text:span text:style-name="T25"> </text:span><text:span text:style-name="T75">MMX </text:span><text:span text:style-name="T25">integer types can be handled </text:span><text:span text:style-name="T75">as</text:span><text:span text:style-name="T25"> a internal union </text:span><text:span text:style-name="T71">of arrays for the supported element types</text:span><text:span text:style-name="T25">. </text:span><text:span text:style-name="T26">So </text:span><text:span text:style-name="T33">an</text:span><text:span text:style-name="T26"> </text:span><text:span text:style-name="T71">64-bit </text:span><text:span text:style-name="T26">unsigned long long is the best type for parameter passing and return values. </text:span><text:span text:style-name="T73">Especially for the 64-bit (_si64) operations </text:span><text:span text:style-name="T75">as these normally generate a single PowerISA instruction.</text:span></text:p>
      <text:p text:style-name="P53"/>
      <text:p text:style-name="P240"><text:span text:style-name="T26">T</text:span><text:span text:style-name="T23">he SSE extensions include some convert operations </text:span><text:span text:style-name="T72">for _m128</text:span><text:span text:style-name="T23"> to / from _m64 </text:span><text:span text:style-name="T72">and this includes some int to / from float conversions. However in these cases the float operands always reside in SSE (XMM) registers </text:span><text:span text:style-name="T75">(which match the PowerISA vector registers)</text:span><text:span text:style-name="T72"> and the MMX registers only contain integer values. </text:span><text:span text:style-name="T73">POWER8 (PowerISA-2.07) </text:span><text:span text:style-name="T75">has</text:span><text:span text:style-name="T73"> direct </text:span><text:span text:style-name="T75">move</text:span><text:span text:style-name="T73"> instructions between GPRs and VSRs. So </text:span><text:span text:style-name="T75">these transfers </text:span><text:span text:style-name="T73">are </text:span><text:span text:style-name="T75">normally </text:span><text:span text:style-name="T73">a single instruction and any conversions can be handed in the vector unit.</text:span></text:p>
      <text:p text:style-name="P80"/>
      <text:p text:style-name="P44"><text:span text:style-name="T29">When transferring a __m64 value to a vector register we should also execute </text:span><text:span text:style-name="T75">a</text:span><text:span text:style-name="T27"> xxsplatd </text:span><text:span text:style-name="T74">instruction</text:span><text:span text:style-name="T27"> to insure there is valid data in all four </text:span><text:span text:style-name="T74">element </text:span><text:span text:style-name="T27">lanes before doing floating point operations. This avoids generating extraneous floating point exceptions </text:span><text:span text:style-name="T62">that might be generated by uninitialized parts of the vector</text:span><text:span text:style-name="T27">. </text:span><text:span text:style-name="T28">The top two lanes will have the floating point results that are in position for direct transfer to a GPR o</text:span><text:span text:style-name="T62">r</text:span><text:span text:style-name="T28"> stored via </text:span><text:span text:style-name="T74">Store Float Double (</text:span><text:span text:style-name="T28">stfd</text:span><text:span text:style-name="T74">)</text:span><text:span text:style-name="T28">. </text:span><text:span text:style-name="T74">These operation are</text:span><text:span text:style-name="T29"> internal to the </text:span><text:span text:style-name="T62">intrinsic </text:span><text:span text:style-name="T29">implementation </text:span><text:span text:style-name="T74">and </text:span><text:span text:style-name="T29">there is no requirement to keep temporary vectors in correct Little Endian form.</text:span></text:p>
      <text:p text:style-name="P80"/>
      <text:p text:style-name="P241"><text:span text:style-name="T73">A</text:span><text:span text:style-name="T23">lso for the smaller element sizes and higher element counts (MMX _pi8 and _p16 </text:span><text:span text:style-name="T75">types</text:span><text:span text:style-name="T74">) the number of <text:s/></text:span><text:span text:style-name="T25">Rotate Under Mask instructions </text:span><text:span text:style-name="T74">required to disassemble </text:span><text:span text:style-name="T75">the 64-bit </text:span><text:span text:style-name="T74">__m64 into elements, perform the element calculations, and reassemble the elements in a single __m64 value can get larger. In this case we can generate short</text:span><text:span text:style-name="T75">er</text:span><text:span text:style-name="T74"> instruction sequences by transfer</text:span><text:span text:style-name="T75">ing</text:span><text:span text:style-name="T74"> (via direct move instruction) the GPR __m64 value to the a vector register, performance the SIMD operation there, then transfer the __m64 result back to a GPR.</text:span></text:p>
      <text:p text:style-name="P81"/>
      <text:h text:style-name="P330" text:outline-level="4"><text:soft-page-break/>Dealing with AVX and AVX512</text:h>
      <text:p text:style-name="P41"><text:span text:style-name="T30">AVX is a bit easier for PowerISA and the ELF V2 ABI. First </text:span><text:span text:style-name="T31">we have lots (64) of vector registers and a super scalar vector pipe-line </text:span><text:span text:style-name="T62">(</text:span><text:span text:style-name="T31">can execute two </text:span><text:span text:style-name="T62">or more </text:span><text:span text:style-name="T31">independent 128-bit vector operations concurrently</text:span><text:span text:style-name="T62">)</text:span><text:span text:style-name="T31">. Second the ELF V2 ABI </text:span><text:span text:style-name="T69">was designed to</text:span><text:span text:style-name="T31"> </text:span><text:span text:style-name="T62">pass and return larger aggregates in vector registers</text:span><text:span text:style-name="T31">:</text:span></text:p>
      <text:p text:style-name="P55"/>
      <text:list xml:id="list548129518814562763" text:style-name="L1">
        <text:list-item>
          <text:p text:style-name="P305"><text:span text:style-name="T32">U</text:span><text:span text:style-name="T31">p to 12 qualified vector arguments can be passed in v2–v13.</text:span></text:p>
        </text:list-item>
        <text:list-item>
          <text:p text:style-name="P306">A qualified vector argument corresponds to:</text:p>
          <text:list>
            <text:list-item>
              <text:p text:style-name="P307">A vector data type</text:p>
            </text:list-item>
            <text:list-item>
              <text:p text:style-name="P306">A member of a homogeneous aggregate of multiple like data types passed in up to eight vector registers.</text:p>
            </text:list-item>
            <text:list-item>
              <text:p text:style-name="P305"><text:span text:style-name="T31">Homogeneous floating-point or vector aggregate return values that consist of up to eight registers with up to eight elements will be returned in floating-point or vector registers that correspond to the parameter registers that would be used if the return value type were the first input parameter to a function.</text:span><text:line-break/></text:p>
            </text:list-item>
          </text:list>
        </text:list-item>
      </text:list>
      <text:p text:style-name="P47"><text:span text:style-name="T362">So the</text:span> ABI allows for passing <text:span text:style-name="T361">up to three</text:span> structures <text:span text:style-name="T130">each </text:span>representing<text:span text:style-name="T130"> </text:span>512-bit vectors and returning such <text:span text:style-name="T361">(512-bit) </text:span>structure a<text:span text:style-name="T362">ll in VMX </text:span>registers. <text:span text:style-name="T361">This can be extended further by spilling parameters (beyond 12 X 128-bit vectors) to the parameter save area, but we should not need that, as most intrinsics only use 2 or 3 operands.. Vector registers not needed for parameter passing, along with an additional 8 volatile vector registers, are available for scratch and local variables. All can be used by the application without requiring register spill to the save area. So most intrinsic operations on 256- or 512-bit vectors can be held within existing PowerISA vector registers. </text:span></text:p>
      <text:p text:style-name="P46"/>
      <text:p text:style-name="P242">For larger functions that might use multiple AVX 256 or 512-bit intrinsics and, as a result, push beyond the 20 volatile vector registers, the compiler will just allocate non-volatile vector registers by allocating a stack frame and spilling non-volatile vector registers to the save area (as needed <text:span text:style-name="T385">in the function prologue</text:span>). This frees up to 64 vectors (32 x 256-bit or 16 x 512-bit structs) for code optimization. </text:p>
      <text:p text:style-name="P242"/>
      <text:p text:style-name="P243"><text:span text:style-name="T410">Based on the specifics of our ISA and ABI we will not not use </text:span><text:span text:style-name="T14">__vector_size__ (</text:span><text:span text:style-name="T15">32</text:span><text:span text:style-name="T14">)</text:span><text:span text:style-name="T410"> or (64) in the PowerPC implementation of __m256 and __m512 types. Instead we will typedef structs of 2 or 4 vector (__m128) fields. This allows </text:span><text:span text:style-name="T411">efficient</text:span><text:span text:style-name="T410"> handling of these larger data types without require new GCC language extensions. </text:span></text:p>
      <text:p text:style-name="P45"/>
      <text:p text:style-name="P48">In the end we should use <text:span text:style-name="T385">the</text:span> same type names <text:span text:style-name="T412">and definitions as the GCC X86 intrinsic headers</text:span> where possible. Where that is not possible we can define <text:span text:style-name="T412">new</text:span> typedefs that prov<text:span text:style-name="T296">i</text:span>d<text:span text:style-name="T296">e</text:span> the best mapping to the underlying PowerISA <text:span text:style-name="T412">hardware</text:span>.</text:p>
      <text:h text:style-name="Heading_20_3" text:outline-level="3">How <text:span text:style-name="T413">is </text:span>th<text:span text:style-name="T413">is</text:span> API implemented.</text:h>
      <text:p text:style-name="P49">One pleasant surprise is that many (at least for the older <text:span text:style-name="T296">Intel</text:span>) Intrinsics are <text:span text:style-name="T131">implemented</text:span> directly in C vector <text:span text:style-name="T296">extension </text:span>code and/<text:span text:style-name="T296">or a</text:span> simple mapping to GCC target specific builtins. </text:p>
      <text:h text:style-name="Heading_20_4" text:outline-level="4">Some simple examples</text:h>
      <text:p text:style-name="P52">For example; a vector double splat looks like this:</text:p>
      <text:p text:style-name="P109"><draw:frame draw:style-name="fr1" draw:name="Frame9" text:anchor-type="paragraph" svg:width="7in" draw:z-index="8"><draw:text-box fo:min-height="0.2in"><text:p text:style-name="P10">/* Create a vector with both elements equal to F. <text:s/>*/</text:p><text:p text:style-name="P10">extern __inline __m128d __attribute__((__gnu_inline__, __always_inline__, __artificial__))</text:p><text:p text:style-name="P10">_mm_set1_pd (double __F)</text:p><text:p text:style-name="P10">{</text:p><text:p text:style-name="P10"><text:s text:c="2"/>return __extension__ (__m128d){ __F, __F };</text:p><text:p text:style-name="P10">}</text:p></draw:text-box></draw:frame><text:soft-page-break/>Another example:</text:p>
      <text:p text:style-name="P109"><draw:frame draw:style-name="fr2" draw:name="Frame11" text:anchor-type="paragraph" svg:x="-0.0374in" svg:y="0.172in" svg:width="7in" draw:z-index="46"><draw:text-box fo:min-height="0.2in"><text:p text:style-name="P13">extern __inline __m128d __attribute__((__gnu_inline__, __always_inline__, __artificial__))</text:p><text:p text:style-name="P13">_mm_add_pd (__m128d __A, __m128d __B)</text:p><text:p text:style-name="P13">{</text:p><text:p text:style-name="P13"><text:s text:c="2"/>return (__m128d) ((__v2df)__A + (__v2df)__B);</text:p><text:p text:style-name="P13">}</text:p></draw:text-box></draw:frame><text:span text:style-name="T5">Note in the example above the cast to __v2df for the operation. Both __m128d and __v2df are vector double, but __v2df does no have the __may_alias__ attribute.</text:span><text:span text:style-name="T8"> And one more example:</text:span></text:p>
      <text:p text:style-name="P71"><draw:frame draw:style-name="fr1" draw:name="Frame12" text:anchor-type="paragraph" svg:width="7in" draw:z-index="10"><draw:text-box fo:min-height="0.2in"><text:p text:style-name="P18">extern __inline __m128i __attribute__((__gnu_inline__, __always_inline__, __artificial__))</text:p><text:p text:style-name="P18">_mm_mullo_epi16 (__m128i __A, __m128i __B)</text:p><text:p text:style-name="P18">{</text:p><text:p text:style-name="P18"><text:s text:c="2"/>return (__m128i) ((__v8hu)__A * (__v8hu)__B);</text:p><text:p text:style-name="P18">}</text:p></draw:text-box></draw:frame>Note this requires a cast for the compiler to generate the correct code for the intended operation. The parameters and result are the generic __m128i, which is a vector long long with the <text:span text:style-name="T297">__may_alias__ </text:span>attribute. But operation is a vector multiply <text:span text:style-name="T298">low</text:span> unsigned short (__v8hu). So not only do we <text:span text:style-name="T385">use the cast to </text:span>drop the <text:span text:style-name="T297">__may_alias__ </text:span>attribute but we also need to cast to the correct <text:span text:style-name="T363">(vector unsigned short) type </text:span>for the specified operation.</text:p>
      <text:p text:style-name="P12"/>
      <text:p text:style-name="P51"><text:span text:style-name="T23">I have successful</text:span><text:span text:style-name="T50">ly</text:span><text:span text:style-name="T23"> cop</text:span><text:span text:style-name="T48">ied</text:span><text:span text:style-name="T23"> th</text:span><text:span text:style-name="T51">ese</text:span><text:span text:style-name="T23"> </text:span><text:span text:style-name="T52">(and similar) </text:span><text:span text:style-name="T23">source </text:span><text:span text:style-name="T53">snippets</text:span><text:span text:style-name="T23"> over to the PPC64LE implementation </text:span><text:span text:style-name="T52">unchanged</text:span><text:span text:style-name="T23">. </text:span><text:span text:style-name="T50">This of course assumes the associated types are defined and with compatible attributes.</text:span></text:p>
      <text:h text:style-name="P331" text:outline-level="4"/>
      <text:h text:style-name="P334" text:outline-level="4">Those extra attributes</text:h>
      <text:p text:style-name="P51"><text:span text:style-name="T132">You may have n</text:span>otice<text:span text:style-name="T132">d</text:span> there are some special attributes:</text:p>
      <text:p text:style-name="P217"><draw:frame draw:style-name="fr2" draw:name="Frame10" text:anchor-type="paragraph" svg:x="0.0756in" svg:y="0.0882in" svg:width="7.022in" draw:z-index="9"><draw:text-box fo:min-height="5.5382in"><text:p text:style-name="P11">__gnu_inline__<text:line-break/><text:line-break/>This attribute should be used with a function that is also declared with the<text:line-break/>inline keyword. It directs GCC to treat the function as if it were defined in<text:line-break/>gnu90 mode even when compiling in C99 or gnu99 mode.</text:p><text:p text:style-name="P11"><text:line-break/>If the function is declared extern, then this definition of the function is used<text:line-break/>only for inlining. In no case is the function compiled as a standalone function,<text:line-break/>not even if you take its address explicitly. Such an address becomes an external<text:line-break/>reference, as if you had only declared the function, and had not defined it. This<text:line-break/>has almost the effect of a macro. The way to use this is to put a function<text:line-break/>definition in a header file with this attribute, and put another copy of the<text:line-break/>function, without extern, in a library file. The definition in the header file<text:line-break/>causes most calls to the function to be inlined.<text:line-break/><text:line-break/>__always_inline__<text:line-break/><text:line-break/>Generally, functions are not inlined unless optimization is specified. For func-<text:line-break/>tions declared inline, this attribute inlines the function independent of any<text:line-break/>restrictions that otherwise apply to inlining. Failure to inline such a function<text:line-break/>is diagnosed as an error.<text:line-break/><text:line-break/>__artificial__<text:line-break/><text:line-break/>This attribute is useful for small inline wrappers that if possible should appear<text:line-break/>during debugging as a unit. Depending on the debug info format it either means<text:line-break/>marking the function as artificial or using the caller location for all instructions within the inlined body.<text:line-break/><text:line-break/>__extension__<text:line-break/><text:line-break/>... -pedantic’ and other options cause warnings for many GNU C extensions.<text:line-break/>You can prevent such warnings within one expression by writing __extension__</text:p></draw:text-box></draw:frame>So far I have been using these attributes unchanged.</text:p>
      <text:p text:style-name="P217"/>
      <text:p text:style-name="P110">But most intrinsics map the Intel intrinsic to <text:span text:style-name="T299">one or more target </text:span>specific GCC builtin<text:span text:style-name="T299">s</text:span>. For example:</text:p>
      <text:p text:style-name="P110"><draw:frame draw:style-name="fr1" draw:name="Frame13" text:anchor-type="paragraph" svg:width="7in" draw:z-index="11"><draw:text-box fo:min-height="0.2in"><text:p text:style-name="P14">/* Load two DPFP values from P. <text:s/>The address must be 16-byte aligned. <text:s/>*/</text:p><text:p text:style-name="P14">extern __inline __m128d __attribute__((__gnu_inline__, __always_inline__, __artificial__))</text:p><text:p text:style-name="P14">_mm_load_pd (double const *__P)</text:p><text:p text:style-name="P14">{</text:p><text:p text:style-name="P14"><text:s text:c="2"/>return *(__m128d *)__P;</text:p><text:p text:style-name="P14">}</text:p><text:p text:style-name="P15"/><text:p text:style-name="P16">/* Load two DPFP values from P. <text:s/>The address need not be 16-byte aligned. <text:s/>*/</text:p><text:p text:style-name="P16">extern __inline __m128d __attribute__((__gnu_inline__, __always_inline__, __artificial__))</text:p><text:p text:style-name="P16">_mm_loadu_pd (double const *__P)</text:p><text:p text:style-name="P16">{</text:p><text:p text:style-name="P16"><text:s text:c="2"/>return __builtin_ia32_loadupd (__P);</text:p><text:p text:style-name="P16">}</text:p></draw:text-box></draw:frame><text:soft-page-break/></text:p>
      <text:p text:style-name="P116"><text:span text:style-name="T34">The first intrinsic (_mm_load_pd ) is implement as </text:span><text:span text:style-name="T48">a </text:span><text:span text:style-name="T34">C vector pointer reference, but from the comment assumes the compiler will use a </text:span><text:span text:style-name="T81">movapd</text:span><text:span text:style-name="T34"> instruction that requires </text:span><text:span text:style-name="T63">16-byte </text:span><text:span text:style-name="T34">alignment (will raise a </text:span><text:span text:style-name="T23">general-protection exception </text:span><text:span text:style-name="T34">if not aligned). This <text:s/>implies that there is a performance advan</text:span><text:span text:style-name="T63">tage</text:span><text:span text:style-name="T34"> for at least some Intel processors </text:span><text:span text:style-name="T48">to keep the vector aligned</text:span><text:span text:style-name="T34">. The second intrinsic uses the explicit GCC builtin </text:span><text:span text:style-name="T81">__builtin_ia32_loadupd</text:span><text:span text:style-name="T34"> to generate the </text:span><text:span text:style-name="T81">movupd</text:span><text:span text:style-name="T34"> instruction </text:span><text:span text:style-name="T68">which</text:span><text:span text:style-name="T34"> handles unaligned references.</text:span></text:p>
      <text:p text:style-name="P56"/>
      <text:p text:style-name="P111"><text:span text:style-name="T34">The opposite assumption </text:span><text:span text:style-name="T36">applies to </text:span><text:span text:style-name="T34">POWER and PPC64LE, where GCC generates the VSX <text:s/></text:span><text:span text:style-name="T77">lxvd2x </text:span><text:span text:style-name="T34">/ </text:span><text:span text:style-name="T77">xxswapd</text:span><text:span text:style-name="T23"> </text:span><text:span text:style-name="T34">instruction sequence </text:span><text:span text:style-name="T39">by default</text:span><text:span text:style-name="T34">, which allows unaligned references. The PowerISA equivalent for aligned </text:span><text:span text:style-name="T36">vector </text:span><text:span text:style-name="T34">access is the VMX </text:span><text:span text:style-name="T78">lvx</text:span><text:span text:style-name="T35"> instruction </text:span><text:span text:style-name="T36">and the </text:span><text:span text:style-name="T79">vec_ld</text:span><text:span text:style-name="T36"> builtin</text:span><text:span text:style-name="T35">, which forces quadword aligned access (by ignoring the low order 4 bits of the effective address</text:span><text:span text:style-name="T68">)</text:span><text:span text:style-name="T35">. The </text:span><text:span text:style-name="T78">lvx</text:span><text:span text:style-name="T35"> instruction does not raise alignment exceptions, but </text:span><text:span text:style-name="T40">perhaps </text:span><text:span text:style-name="T35">should as part of our implementation </text:span><text:span text:style-name="T48">of </text:span><text:span text:style-name="T35">the Intel intrinsic. </text:span><text:span text:style-name="T48">This requires that we use PowerISA VMX/VSX built-ins to insure we get the expected results.</text:span></text:p>
      <text:p text:style-name="P57"/>
      <text:p text:style-name="P112"><text:span text:style-name="T35">T</text:span><text:span text:style-name="T23">he current prototype defines the following:</text:span></text:p>
      <text:p text:style-name="P113"><draw:frame draw:style-name="fr1" draw:name="Frame14" text:anchor-type="paragraph" svg:width="7in" draw:z-index="12"><draw:text-box fo:min-height="2.7354in"><text:p text:style-name="P118">/* Load two DPFP values from P. <text:s/>The address must be 16-byte aligned. <text:s/>*/</text:p><text:p text:style-name="P249"><text:span text:style-name="T146">extern</text:span><text:span text:style-name="T152"> </text:span><text:span text:style-name="T146">__inline</text:span><text:span text:style-name="T152"> </text:span><text:span text:style-name="T208">__m128d</text:span><text:span text:style-name="T152"> </text:span><text:span text:style-name="T146">__attribute__</text:span><text:span text:style-name="T152">((__gnu_inline__, __always_inline__, __artificial__))</text:span></text:p><text:p text:style-name="P249"><text:span text:style-name="T161">_mm_load_pd</text:span><text:span text:style-name="T152"> (</text:span><text:span text:style-name="T146">double</text:span><text:span text:style-name="T152"> </text:span><text:span text:style-name="T146">const</text:span><text:span text:style-name="T152"> *__P)</text:span></text:p><text:p text:style-name="P254">{</text:p><text:p text:style-name="P249"><text:span text:style-name="T152"><text:s text:c="2"/>assert(((</text:span><text:span text:style-name="T146">unsigned</text:span><text:span text:style-name="T152"> </text:span><text:span text:style-name="T146">long</text:span><text:span text:style-name="T152">)__P &amp; 0xfUL) == 0UL);</text:span></text:p><text:p text:style-name="P249"><text:span text:style-name="T152"><text:s text:c="2"/></text:span><text:span text:style-name="T146">return</text:span><text:span text:style-name="T152"> ((</text:span><text:span text:style-name="T209">__m128d</text:span><text:span text:style-name="T152">)vec_ld(0, </text:span><text:span text:style-name="T163">(</text:span><text:span text:style-name="T209">__v16qu</text:span><text:span text:style-name="T163">*)__P</text:span><text:span text:style-name="T152">));</text:span></text:p><text:p text:style-name="P254">}</text:p><text:p text:style-name="P249"/><text:p text:style-name="P271">/* Load two DPFP values from P. <text:s/>The address need not be 16-byte aligned. <text:s/>*/</text:p><text:p text:style-name="P249"><text:span text:style-name="T146">extern</text:span><text:span text:style-name="T152"> </text:span><text:span text:style-name="T146">__inline</text:span><text:span text:style-name="T152"> </text:span><text:span text:style-name="T208">__m128d</text:span><text:span text:style-name="T152"> </text:span><text:span text:style-name="T146">__attribute__</text:span><text:span text:style-name="T152">((__gnu_inline__, __always_inline__, __artificial__))</text:span></text:p><text:p text:style-name="P249"><text:span text:style-name="T161">_mm_loadu_pd</text:span><text:span text:style-name="T152"> (</text:span><text:span text:style-name="T146">double</text:span><text:span text:style-name="T152"> </text:span><text:span text:style-name="T146">const</text:span><text:span text:style-name="T152"> *__P)</text:span></text:p><text:p text:style-name="P254">{</text:p><text:p text:style-name="P249"><text:span text:style-name="T152"><text:s text:c="2"/></text:span><text:span text:style-name="T146">return</text:span><text:span text:style-name="T152"> (vec_vsx_ld(0, __P));</text:span></text:p><text:p text:style-name="P254">}</text:p></draw:text-box></draw:frame><text:soft-page-break/><text:span text:style-name="T145">The aligned <text:s/>load intrinsic adds an assert which checks alignment (to match the Intel semantic) and uses <text:s/>the GCC builtin </text:span><text:span text:style-name="T135">vec_ld</text:span><text:span text:style-name="T145"> (generates an </text:span><text:span text:style-name="T135">lvx</text:span><text:span text:style-name="T145">). <text:s/>The assert generates extra code but this can be eliminated by defining </text:span><text:span text:style-name="T164">NDEBUG</text:span><text:span text:style-name="T154"> </text:span><text:span text:style-name="T217">at compile time. The unaligned load intrinsic uses the GCC builtin vec_vsx_ld <text:s/>(for PPC64LE generates </text:span><text:span text:style-name="T80">lxvd2x </text:span><text:span text:style-name="T34">/ </text:span><text:span text:style-name="T80">xxswapd </text:span><text:span text:style-name="T89">for power8 </text:span><text:span text:style-name="T114"><text:s/>and will simplify to lxv or lxvx for power9</text:span><text:span text:style-name="T217">). <text:s/>And similarly for </text:span><text:span text:style-name="T136">__mm_store_pd</text:span><text:span text:style-name="T218"> / </text:span><text:span text:style-name="T136">__mm_storeu_pd, </text:span><text:span text:style-name="T220">using </text:span><text:span text:style-name="T136">vec_st</text:span><text:span text:style-name="T220"> and </text:span><text:span text:style-name="T136">vec_vsx_st</text:span><text:span text:style-name="T220">. These concepts extent to </text:span><text:span text:style-name="T221">the load/store intrinsics for vector float an</text:span><text:span text:style-name="T236">d</text:span><text:span text:style-name="T221"> vector int.</text:span></text:p>
      <text:h text:style-name="Heading_20_4" text:outline-level="4">How did I find this out?</text:h>
      <text:p text:style-name="P117"><text:span text:style-name="T37">The next question is where </text:span><text:span text:style-name="T38">did</text:span><text:span text:style-name="T37"> I get the details </text:span><text:span text:style-name="T38">above</text:span><text:span text:style-name="T37">. The GCC documentation for </text:span><text:span text:style-name="T16">__builtin_ia32_loadupd</text:span><text:span text:style-name="T9"> </text:span><text:span text:style-name="T48">provides minimal information (</text:span><text:span text:style-name="T37">the </text:span><text:span text:style-name="T48">builtin </text:span><text:span text:style-name="T37">name, parameter</text:span><text:span text:style-name="T48">s</text:span><text:span text:style-name="T37"> and return types</text:span><text:span text:style-name="T48">)</text:span><text:span text:style-name="T37">. </text:span><text:span text:style-name="T38">Not very informative. </text:span></text:p>
      <text:p text:style-name="P58"/>
      <text:p text:style-name="P117"><text:span text:style-name="T37">Looking up the </text:span><text:span text:style-name="T49">Intel</text:span><text:span text:style-name="T37"> intrinsic description is more informative. You can Google the intrinsic name or use </text:span><text:span text:style-name="T38">the </text:span><text:a xlink:type="simple" xlink:href="https://software.intel.com/sites/landingpage/IntrinsicsGuide/" text:style-name="Internet_20_link" text:visited-style-name="Visited_20_Internet_20_Link"><text:span text:style-name="T64">Intel Intrinsic guide </text:span></text:a><text:span text:style-name="T38"><text:s/></text:span><text:span text:style-name="T76">for this</text:span><text:span text:style-name="T38">. The </text:span><text:span text:style-name="T76">Intrinsic G</text:span><text:span text:style-name="T38">uide is interactive </text:span><text:span text:style-name="T76">and includes </text:span><text:span text:style-name="T38"><text:s/></text:span><text:span text:style-name="T48">Intel (Chip) </text:span><text:span text:style-name="T38">technology and text based search capabilities. Clicking on the intrinsic name opens to a synopsis including; the underlying instruction name, </text:span><text:span text:style-name="T49">t</text:span><text:span text:style-name="T38">ext description, </text:span><text:span text:style-name="T49">o</text:span><text:span text:style-name="T38">peration pseudo code, and in some cases performance information (latency and throughput</text:span><text:span text:style-name="T49">)</text:span><text:span text:style-name="T38">.</text:span></text:p>
      <text:p text:style-name="P58"/>
      <text:p text:style-name="P158"><text:span text:style-name="T87">The key is to get a description of the intrinsic (operand fields and types, and which fi</text:span><text:span text:style-name="T88">e</text:span><text:span text:style-name="T87">lds are updated for the result) and the underlying Intel instruction. If the Intrinsic guide is not clear you can look up the instruction details</text:span><text:span text:style-name="T88"> </text:span><text:span text:style-name="T87">in the “</text:span><text:a xlink:type="simple" xlink:href="https://software.intel.com/en-us/articles/intel-sdm" text:style-name="Internet_20_link" text:visited-style-name="Visited_20_Internet_20_Link"><text:span text:style-name="T248">Intel® 64 and IA-32 Architectures Software Developer’s Manual</text:span></text:a><text:span text:style-name="T87">”.</text:span></text:p>
      <text:p text:style-name="P59"/>
      <text:p text:style-name="P209"><text:span text:style-name="T38">Information about the PowerISA </text:span><text:span text:style-name="T49">vector facilities</text:span><text:span text:style-name="T38"> is found </text:span><text:span text:style-name="T49">in</text:span><text:span text:style-name="T38"> the </text:span><text:a xlink:type="simple" xlink:href="https://openpowerfoundation.org/?resource_lib=ibm-power-isa-version-2-07-b" text:style-name="Internet_20_link" text:visited-style-name="Visited_20_Internet_20_Link"><text:span text:style-name="T82">PowerISA Version 2.07B</text:span></text:a><text:span text:style-name="T38"> (</text:span><text:span text:style-name="T67">for POWER8 </text:span><text:span text:style-name="T38">and </text:span><text:a xlink:type="simple" xlink:href="https://www.docdroid.net/tWT7hjD/powerisa-v30.pdf.html" text:style-name="Internet_20_link" text:visited-style-name="Visited_20_Internet_20_Link"><text:span text:style-name="T38">3.0 for POWER9</text:span></text:a><text:span text:style-name="T38">) manual, </text:span><text:span text:style-name="T82">Book I, Chapter 6. Vector Facility</text:span><text:span text:style-name="T38"> and </text:span><text:span text:style-name="T82">Chapter 7. Vector-Scalar Floating-Point Operations</text:span><text:span text:style-name="T38">. Another good reference is the </text:span><text:a xlink:type="simple" xlink:href="https://openpowerfoundation.org/technical/technical-resources/technical-specifications/" text:style-name="Internet_20_link" text:visited-style-name="Visited_20_Internet_20_Link"><text:span text:style-name="T82">OpenPOWER ELF V2 application binary interface</text:span></text:a><text:span text:style-name="T82"> (ABI)</text:span><text:span text:style-name="T38"> document, </text:span><text:span text:style-name="T82">Chapter</text:span><text:span text:style-name="T77"> 6. Vector Programming Interfaces</text:span><text:span text:style-name="T23"> </text:span><text:span text:style-name="T49">and</text:span> <text:span text:style-name="T134">Appendix A. Predefined Functions for Vector Programming</text:span>.</text:p>
      <text:p text:style-name="P209"/>
      <text:p text:style-name="P210">Another useful document is the original <text:a xlink:type="simple" xlink:href="http://www.nxp.com/assets/documents/data/en/reference-manuals/ALTIVECPEM.pdf" text:style-name="Internet_20_link" text:visited-style-name="Visited_20_Internet_20_Link">Altivec Technology Programers Interface Manual</text:a> with a <text:s/>user friendly structure and many helpful diagrams. But alas the PIM does does not cover the resent <text:soft-page-break/>PowerISA (power7, <text:s/>power8, and power9) enhancements.</text:p>
      <text:h text:style-name="Heading_20_4" text:outline-level="4"><text:span text:style-name="T87">E</text:span><text:span text:style-name="T86">xamples implemented using other intrinsics</text:span></text:h>
      <text:p text:style-name="P115"><text:span text:style-name="T221">S</text:span><text:span text:style-name="T219">ome intrinsic implementations are defined in terms of other intrinsics. For example.</text:span></text:p>
      <text:p text:style-name="P123"><draw:frame draw:style-name="fr1" draw:name="Frame15" text:anchor-type="paragraph" svg:width="6.0008in" draw:z-index="13"><draw:text-box fo:min-height="2.6528in"><text:p text:style-name="P17"><text:span text:style-name="T219">/* Create a vector with element </text:span><text:span text:style-name="T222">[</text:span><text:span text:style-name="T219">0</text:span><text:span text:style-name="T222">]</text:span><text:span text:style-name="T219"> as F and the rest zero. <text:s/>*/</text:span></text:p><text:p text:style-name="P28">extern __inline __m128d __attribute__((__gnu_inline__, __always_inline__, __artificial__))</text:p><text:p text:style-name="P28">_mm_set_sd (double __F)</text:p><text:p text:style-name="P28">{</text:p><text:p text:style-name="P28"><text:s text:c="2"/>return __extension__ (__m128d){ __F, 0.0 };</text:p><text:p text:style-name="P28">}</text:p><text:p text:style-name="P28"/><text:p text:style-name="P17"><text:span text:style-name="T219">/* Create a vector with element </text:span><text:span text:style-name="T222">[</text:span><text:span text:style-name="T219">0</text:span><text:span text:style-name="T222">]</text:span><text:span text:style-name="T219"> as *P and the rest zero. <text:s/>*/</text:span></text:p><text:p text:style-name="P28">extern __inline __m128d __attribute__((__gnu_inline__, __always_inline__, __artificial__))</text:p><text:p text:style-name="P28">_mm_load_sd (double const *__P)</text:p><text:p text:style-name="P28">{</text:p><text:p text:style-name="P28"><text:s text:c="2"/>return _mm_set_sd (*__P);</text:p><text:p text:style-name="P28">}</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14"><text:span text:style-name="T219">This notion of using part (</text:span><text:span text:style-name="T246">one fourth or </text:span><text:span text:style-name="T219">half) of the SSE XMM register and leaving </text:span><text:span text:style-name="T222">the </text:span><text:span text:style-name="T246">rest</text:span><text:span text:style-name="T222"> unchanged </text:span><text:span text:style-name="T237">(</text:span><text:span text:style-name="T222">or forced to zero</text:span><text:span text:style-name="T237">)</text:span><text:span text:style-name="T222"> is specific to SSE </text:span><text:span text:style-name="T246">scalar operations </text:span><text:span text:style-name="T222">and can generate some complicated (sub-optimal) </text:span><text:span text:style-name="T237">PowerISA </text:span><text:span text:style-name="T222">code. <text:s/>In this case </text:span><text:span text:style-name="T140">_</text:span><text:span text:style-name="T141">mm</text:span><text:span text:style-name="T140">_load_sd</text:span><text:span text:style-name="T222"> passes the dereferenced double </text:span><text:span text:style-name="T237">value </text:span><text:span text:style-name="T222"><text:s/>to </text:span><text:span text:style-name="T140">_mm_set_sd</text:span><text:span text:style-name="T222"> which use</text:span><text:span text:style-name="T232">s</text:span><text:span text:style-name="T222"> C vector </text:span><text:span text:style-name="T237">initializer</text:span><text:span text:style-name="T222"> notation to combine </text:span><text:span text:style-name="T237">(merge)</text:span><text:span text:style-name="T222"> th</text:span><text:span text:style-name="T237">at </text:span><text:span text:style-name="T222">double </text:span><text:span text:style-name="T237">scalar </text:span><text:span text:style-name="T222">value with a </text:span><text:span text:style-name="T237">scalar </text:span><text:span text:style-name="T222">0.0 constant into a vector double.</text:span></text:p>
      <text:p text:style-name="P124"/>
      <text:p text:style-name="Standard"><text:span text:style-name="T222">W</text:span><text:span text:style-name="T238">hile code like this should work as-is for PPC64LE, you should look at the generated code </text:span><text:span text:style-name="T242">and a</text:span><text:span text:style-name="T246">ss</text:span><text:span text:style-name="T242">ess if </text:span><text:span text:style-name="T237">it is reasonable</text:span><text:span text:style-name="T238">. <text:s/>In this case the code is not awful (a load double splat, vector xor </text:span><text:span text:style-name="T237">to</text:span><text:span text:style-name="T238"> generate 0.0s, then a xxmrghd </text:span><text:span text:style-name="T224">to combine __F and 0.0</text:span><text:span text:style-name="T238">). <text:s/></text:span><text:span text:style-name="T237">O</text:span><text:span text:style-name="T238">ther examples may generat</text:span><text:span text:style-name="T225">e</text:span><text:span text:style-name="T238"> </text:span><text:span text:style-name="T237">sub-</text:span><text:span text:style-name="T238">optimal </text:span><text:span text:style-name="T237">code and justify a rewrite to </text:span><text:span text:style-name="T238">PowerISA </text:span><text:span text:style-name="T244">scalar or vector </text:span><text:span text:style-name="T238">code </text:span><text:span text:style-name="T237">(</text:span><text:a xlink:type="simple" xlink:href="https://gcc.gnu.org/onlinedocs/gcc-6.3.0/gcc/PowerPC-AltiVec_002fVSX-Built-in-Functions.html#PowerPC-AltiVec_002fVSX-Built-in-Functions" text:style-name="Internet_20_link" text:visited-style-name="Visited_20_Internet_20_Link"><text:span text:style-name="T237">GCC PowerPC AltiVec Built-in Functions</text:span></text:a><text:span text:style-name="T237"> or inline assembler)</text:span><text:span text:style-name="T238">. </text:span></text:p>
      <text:p text:style-name="P125"/>
      <text:p text:style-name="P244"><text:span text:style-name="T238">Net: try using the existing C code if you can, but </text:span><text:span text:style-name="T226">check on what the compiler generates. </text:span><text:span text:style-name="T238"><text:s/></text:span><text:span text:style-name="T226">I</text:span><text:span text:style-name="T238">f the generated code is horrendous, it may </text:span><text:span text:style-name="T223">be </text:span><text:span text:style-name="T238">worth the effort to write a PowerISA </text:span><text:span text:style-name="T237">specific </text:span><text:span text:style-name="T238">equivalent. </text:span><text:span text:style-name="T247">For codes making extensive use of MMX or SSE scalar intrinsics you will be better off rewriting to use standard C scalar types and letting the the GCC compiler handle the details</text:span><text:span text:style-name="T238"> </text:span><text:span text:style-name="T244">(see </text:span><text:a xlink:type="simple" xlink:href="#2.1.Prefered methods|outline" text:style-name="Internet_20_link" text:visited-style-name="Visited_20_Internet_20_Link"><text:span text:style-name="T244">#2.1.Prefered methods|outline</text:span></text:a><text:span text:style-name="T244">)</text:span></text:p>
      <text:h text:style-name="P326" text:outline-level="1">How do we work this?</text:h>
      <text:p text:style-name="P128"><text:span text:style-name="T219">The working assumption is t</text:span><text:span text:style-name="T231">o</text:span><text:span text:style-name="T219"> start with the existing GCC headers from </text:span><text:span text:style-name="T227">./</text:span><text:span text:style-name="T219">gcc</text:span><text:span text:style-name="T227">/config/i386/, </text:span><text:span text:style-name="T243">then </text:span><text:span text:style-name="T219">convert them to </text:span><text:span text:style-name="T228">PowerISA</text:span><text:span text:style-name="T219"> and add them to </text:span><text:span text:style-name="T227">./</text:span><text:span text:style-name="T219">gcc</text:span><text:span text:style-name="T227">/config/</text:span><text:span text:style-name="T219">rs6000/. I assume we will replicate the existing header structure and retai</text:span><text:span text:style-name="T231">n</text:span><text:span text:style-name="T219"> the existing header file and intrinsic names. This also al</text:span><text:span text:style-name="T231">l</text:span><text:span text:style-name="T219">ow</text:span><text:span text:style-name="T231">s</text:span><text:span text:style-name="T219"> us to reuse existing DejaGNU test cases from ./</text:span><text:span text:style-name="T228">gcc/testsuite/gcc.target/i386, modify them as needed for the POWER target, and them to the </text:span><text:span text:style-name="T219">./</text:span><text:span text:style-name="T228">gcc/testsuite/gcc.target/powerpc.</text:span></text:p>
      <text:p text:style-name="P126"/>
      <text:p text:style-name="P129"><text:span text:style-name="T219">We can be flexible on the sequence </text:span><text:span text:style-name="T228">that headers/intrinsics and test cases are ported. <text:s/>This should be </text:span><text:span text:style-name="T219">based on customer need and </text:span><text:span text:style-name="T229">resolving </text:span><text:span text:style-name="T219">internal dependencies. <text:s/></text:span><text:span text:style-name="T228">This implies an oldest-to-newest / bottoms-up (MMX, SSE, SSE2, …) strategy. </text:span><text:span text:style-name="T229">The assumption is,</text:span><text:span text:style-name="T228"> existing community and user application codes, are more likely to </text:span><text:span text:style-name="T229">have optimized </text:span><text:span text:style-name="T230">code </text:span><text:span text:style-name="T229">for</text:span><text:span text:style-name="T228"> </text:span><text:span text:style-name="T229">previous generation</text:span><text:span text:style-name="T231"> ubiquitous</text:span><text:span text:style-name="T229"> (SSE, </text:span><text:span text:style-name="T239">SSE2, </text:span><text:span text:style-name="T229">...)</text:span><text:span text:style-name="T231"> </text:span><text:span text:style-name="T229">processors th</text:span><text:span text:style-name="T239">a</text:span><text:span text:style-name="T229">n the latest </text:span><text:span text:style-name="T233">(and rare) </text:span><text:span text:style-name="T229">SkyLake AVX512.</text:span></text:p>
      <text:p text:style-name="P127"/>
      <text:p text:style-name="P130"><draw:frame draw:style-name="fr2" draw:name="Frame16" text:anchor-type="paragraph" svg:x="0.0362in" svg:y="1.1193in" svg:width="7in" draw:z-index="14"><draw:text-box fo:min-height="0.2in"><text:p text:style-name="P119">/* Copyright (C) 2003-2017 Free Software Foundation, Inc</text:p><text:p text:style-name="P120">...</text:p><text:p text:style-name="P120">/* This header provides a best effort implementation of the Intel X86</text:p><text:p text:style-name="P273"><text:s/>* SSE2 intrinsics for the PowerPC target. <text:s/>This implementation is a</text:p><text:p text:style-name="P273"><text:s/>* combination of compiled C vector codes or equivalent sequences of</text:p><text:p text:style-name="P292"><text:span text:style-name="T251"><text:s/>* GCC vector </text:span><text:span text:style-name="T256">builtins</text:span><text:span text:style-name="T251"> from the GCC PowerPC </text:span><text:span text:style-name="T256">Altivec</text:span><text:span text:style-name="T251"> target.</text:span></text:p><text:p text:style-name="P273"><text:s/>*</text:p><text:p text:style-name="P273"><text:s/>* However some details of this implementation will differ from</text:p><text:p text:style-name="P273"><text:s/>* the X86 due to differences in the underlying hardware or GCC</text:p><text:p text:style-name="P273"><text:s/>* implementation. For example the PowerPC target only uses unordered</text:p><text:p text:style-name="P273"><text:s/>* floating point compares. */</text:p><text:p text:style-name="P278"/><text:p text:style-name="P292"><text:span text:style-name="T148">#ifndef</text:span><text:span text:style-name="T153"> EMMINTRIN_H_</text:span></text:p><text:p text:style-name="P292"><text:span text:style-name="T148">#define</text:span><text:span text:style-name="T153"> EMMINTRIN_H_</text:span></text:p><text:p text:style-name="P278"/><text:p text:style-name="P292"><text:span text:style-name="T148">#include</text:span><text:span text:style-name="T153"> </text:span><text:span text:style-name="T262">&lt;altivec.h&gt;</text:span></text:p><text:p text:style-name="P292"><text:span text:style-name="T148">#include</text:span><text:span text:style-name="T153"> </text:span><text:span text:style-name="T262">&lt;assert.h&gt;</text:span></text:p><text:p text:style-name="P278"/><text:p text:style-name="P273">/* We need definitions from the SSE header files. <text:s/>*/</text:p><text:p text:style-name="P292"><text:span text:style-name="T149">#include</text:span><text:span text:style-name="T160"> </text:span><text:span text:style-name="T263">&lt;xmmintrin.h&gt;</text:span></text:p><text:p text:style-name="P278"/><text:p text:style-name="P273">/* The Intel API is flexible enough that we must allow aliasing with other</text:p><text:p text:style-name="P273"><text:s text:c="3"/>vector types, and their scalar components. <text:s/>*/</text:p><text:p text:style-name="P292"><text:span text:style-name="T148">typedef</text:span><text:span text:style-name="T153"> </text:span><text:span text:style-name="T148">float</text:span><text:span text:style-name="T153"> </text:span><text:span text:style-name="T210">__m128</text:span><text:span text:style-name="T153"> </text:span><text:span text:style-name="T148">__attribute__</text:span><text:span text:style-name="T153"> ((__vector_size__ (16), __may_alias__));</text:span></text:p><text:p text:style-name="P278"/><text:p text:style-name="P273">/* Internal data types for implementing the intrinsics. <text:s/>*/</text:p><text:p text:style-name="P292"><text:span text:style-name="T148">typedef</text:span><text:span text:style-name="T153"> </text:span><text:span text:style-name="T148">float</text:span><text:span text:style-name="T153"> </text:span><text:span text:style-name="T210">__v4sf</text:span><text:span text:style-name="T153"> </text:span><text:span text:style-name="T148">__attribute__</text:span><text:span text:style-name="T153"> ((__vector_size__ (16)));</text:span></text:p><text:p text:style-name="P291"><text:span text:style-name="T336">/* </text:span><text:span text:style-name="T340">more typedef</text:span><text:span text:style-name="T341">s</text:span><text:span text:style-name="T340">. <text:s/>*/</text:span></text:p><text:p text:style-name="P290"/><text:p text:style-name="P291"><text:span text:style-name="T336">/* </text:span><text:span text:style-name="T340">The intrinsic implmentations go here. <text:s/></text:span><text:span text:style-name="T336">*/</text:span></text:p><text:p text:style-name="P262"/><text:p text:style-name="P292"><text:span text:style-name="T148">#endif</text:span><text:span text:style-name="T153"> </text:span><text:span text:style-name="T251">/* EMMINTRIN_H_ */</text:span></text:p></draw:text-box></draw:frame><text:span text:style-name="T229">I </text:span><text:span text:style-name="T219">would start with an existing header from </text:span><text:span text:style-name="T239">the current GCC </text:span><text:span text:style-name="T219"><text:s/></text:span><text:span text:style-name="T227">./</text:span><text:span text:style-name="T234">gcc</text:span><text:span text:style-name="T227">/config/i386/ </text:span><text:span text:style-name="T219">and copy the header comment </text:span><text:span text:style-name="T235">(including FSF copyright) </text:span><text:span text:style-name="T219">down to any vector typedefs used in the API or implementation. Skip the Intel intrinsic implementation code for now, but add the ending #end if matching the headers conditional guard against multiple inclusion. You </text:span><text:span text:style-name="T239">can</text:span><text:span text:style-name="T219"> add <text:s/>#include &lt;alternative&gt; </text:span><text:span text:style-name="T235">as needed. For examples:</text:span></text:p>
      <text:p text:style-name="P134"/>
      <text:p text:style-name="P211"><text:soft-page-break/><text:span text:style-name="T168">Then you can start adding small groups of related intrinsic implementations </text:span><text:span text:style-name="T169">to the header to be compiled and <text:s/>examine the generated code. Once you have what looks like reasonable code you can grep through </text:span><text:span text:style-name="T170"><text:s/>./</text:span><text:span text:style-name="T171">gcc/testsuite/gcc.target/i386 </text:span><text:span text:style-name="T172">for examples using</text:span><text:span text:style-name="T169"> the intrinsic </text:span><text:span text:style-name="T172">name</text:span><text:span text:style-name="T169">s you just added. </text:span><text:span text:style-name="T172">Y</text:span><text:span text:style-name="T173">o</text:span><text:span text:style-name="T172">u should </text:span><text:span text:style-name="T173">be able to </text:span><text:span text:style-name="T172">find </text:span><text:span text:style-name="T169">functional tests </text:span><text:span text:style-name="T182">for most X86</text:span><text:span text:style-name="T169"> intrinsic</text:span><text:span text:style-name="T182">s</text:span><text:span text:style-name="T169">. </text:span></text:p>
      <text:p text:style-name="P132"/>
      <text:p text:style-name="P212"><text:span text:style-name="T169">T</text:span><text:span text:style-name="T174">he </text:span><text:a xlink:type="simple" xlink:href="https://gcc.gnu.org/onlinedocs/gccint/Testsuites.html#Testsuites" text:style-name="Internet_20_link" text:visited-style-name="Visited_20_Internet_20_Link">GCC testsuite</text:a><text:span text:style-name="T174"> use</text:span><text:span text:style-name="T177">s</text:span><text:span text:style-name="T174"> the DejaGNU <text:s/>test framework </text:span><text:span text:style-name="T178">as documented in the </text:span><text:a xlink:type="simple" xlink:href="https://gcc.gnu.org/onlinedocs/gccint/" text:style-name="Internet_20_link" text:visited-style-name="Visited_20_Internet_20_Link">GNU Compiler Collection (GCC) Internals</text:a><text:span text:style-name="T178"> manual. </text:span><text:span text:style-name="T174">GCC </text:span><text:span text:style-name="T173">adds</text:span><text:span text:style-name="T174"> its own DejaGNU directives and extensions, that are embedded in the testsuite source as comments. <text:s/></text:span><text:span text:style-name="T173">Some are platform specific and</text:span><text:span text:style-name="T169"> will need to </text:span><text:span text:style-name="T172">be</text:span><text:span text:style-name="T169"> adjusted for </text:span><text:span text:style-name="T177">tests that are ported to </text:span><text:span text:style-name="T169">our platform. </text:span><text:span text:style-name="T173">For example</text:span></text:p>
      <text:p text:style-name="P133"><draw:frame draw:style-name="fr2" draw:name="Frame49" text:anchor-type="paragraph" svg:x="-0.0126in" svg:y="0.0811in" svg:width="7in" draw:z-index="47"><draw:text-box fo:min-height="0.2in"><text:p text:style-name="P211"><text:span text:style-name="T255">/* </text:span><text:span text:style-name="T252">{ </text:span><text:span text:style-name="T253">dg</text:span><text:span text:style-name="T252">-do run } */</text:span></text:p><text:p text:style-name="P274"><text:span text:style-name="T252">/* { </text:span><text:span text:style-name="T253">dg</text:span><text:span text:style-name="T252">-options "-O2 -msse2" } */</text:span></text:p><text:p text:style-name="P274"><text:span text:style-name="T252">/* { </text:span><text:span text:style-name="T253">dg</text:span><text:span text:style-name="T252">-require-effective-target sse2 } */</text:span></text:p></draw:text-box></draw:frame>should become <text:span text:style-name="T414">something like</text:span></text:p>
      <text:p text:style-name="P121"><draw:frame draw:style-name="fr1" draw:name="Frame50" text:anchor-type="paragraph" svg:width="7in" draw:z-index="48"><draw:text-box fo:min-height="0.2in"><text:p text:style-name="P122">/* { dg-do run } */</text:p><text:p text:style-name="P122">/* { dg-options "-O3 -mpower8-vector" } */</text:p><text:p text:style-name="P122">/* { dg-require-effective-target lp64 } */</text:p><text:p text:style-name="P122">/* { dg-require-effective-target p8vector_hw { target powerpc*-*-* } } */</text:p></draw:text-box></draw:frame></text:p>
      <text:p text:style-name="P218"><text:span text:style-name="T169">Repeat this process until you have equivalent implementations for all the intrinsics </text:span><text:span text:style-name="T175">in</text:span><text:span text:style-name="T176"> that header </text:span><text:span text:style-name="T169">and associated test cases </text:span><text:span text:style-name="T176">that execute without error. </text:span></text:p>
      <text:h text:style-name="P327" text:outline-level="2"><text:span text:style-name="T195">P</text:span><text:span text:style-name="T152">refered methods</text:span></text:h>
      <text:p text:style-name="P219"><text:span text:style-name="T167">As we will see there are multiple ways to implement the logic of these intrinsic</text:span><text:span text:style-name="T181">s</text:span><text:span text:style-name="T167">. Some implementation methods are preferred because they allow the compiler to select instruction</text:span><text:span text:style-name="T180">s</text:span><text:span text:style-name="T167"> and provided the most flexibility for optimization across the whole sequence. Other methods may be required to deliver a specific semantic or to deliver better optimization th</text:span><text:span text:style-name="T181">a</text:span><text:span text:style-name="T167">n the current compiler is capable of. Some methods are more portable across multiple compiler</text:span><text:span text:style-name="T179">s</text:span><text:span text:style-name="T167"> (GCC, </text:span><text:span text:style-name="T179">LLVM, ...</text:span><text:span text:style-name="T167">). All of this should be taken into consideration </text:span><text:span text:style-name="T179">for</text:span><text:span text:style-name="T167"> each intrinsic implementation. In general we should use the following list </text:span><text:span text:style-name="T180">as </text:span><text:span text:style-name="T167">a guide to these decisions:</text:span></text:p>
      <text:list xml:id="list2738069635404949402" text:style-name="L2">
        <text:list-header>
          <text:p text:style-name="P313"/>
        </text:list-header>
        <text:list-item>
          <text:p text:style-name="P322"><text:span text:style-name="T196">Use </text:span><text:span text:style-name="T197">C vector </text:span><text:span text:style-name="T196">arithmetic, logical, dereference, etc., operators in preference to intrinsics.</text:span></text:p>
        </text:list-item>
        <text:list-item>
          <text:p text:style-name="P323">Use the bi-endian interfaces from Appendix A of the ABI in preference to other intrinsics when available, as these are designed for portability among compilers.</text:p>
        </text:list-item>
        <text:list-item>
          <text:p text:style-name="P323">Use other, less well documented intrinsics (such as __builtin_vsx_*) when no better facility is available, in preference to assembly.</text:p>
        </text:list-item>
        <text:list-item>
          <text:p text:style-name="P323">If necessary, use inline assembly, but know what you're doing.</text:p>
        </text:list-item>
      </text:list>
      <text:p text:style-name="P135"/>
      <text:h text:style-name="Heading_20_2" text:outline-level="2">Prepare yourself</text:h>
      <text:p text:style-name="P82">T<text:span text:style-name="T301">o</text:span> port Intel intrinsics to POWER you will need to prepare yourself with <text:span text:style-name="T266">knowledge of PowerISA vector facilities and how to access the associated documentation.</text:span></text:p>
      <text:p text:style-name="P82"/>
      <text:list xml:id="list3205284861455126385" text:style-name="L3">
        <text:list-item>
          <text:p text:style-name="P310"><text:a xlink:type="simple" xlink:href="https://gcc.gnu.org/onlinedocs/gcc-6.3.0/gcc/Vector-Extensions.html#Vector-Extensions" text:style-name="Internet_20_link" text:visited-style-name="Visited_20_Internet_20_Link"><text:span text:style-name="T364">GCC vector extention</text:span></text:a> syntax and usage. <text:span text:style-name="T364">This is one of a set of GCC “</text:span><text:a xlink:type="simple" xlink:href="https://gcc.gnu.org/onlinedocs/gcc-6.3.0/gcc/C-Extensions.html#C-Extensions" text:style-name="Internet_20_link" text:visited-style-name="Visited_20_Internet_20_Link"><text:span text:style-name="T364">Extentions to the C </text:span></text:a><text:soft-page-break/><text:a xlink:type="simple" xlink:href="https://gcc.gnu.org/onlinedocs/gcc-6.3.0/gcc/C-Extensions.html#C-Extensions" text:style-name="Internet_20_link" text:visited-style-name="Visited_20_Internet_20_Link"><text:span text:style-name="T364">language Family</text:span></text:a><text:span text:style-name="T364">” that the intrinsic header implementation depends on. <text:s/>As many of the GCC intrinsics for x86 are implemented via C vector extensions, reading and understanding of this code is an important part of the porting process. </text:span></text:p>
        </text:list-item>
        <text:list-item>
          <text:p text:style-name="P311">Intel (x86) intrinsic <text:span text:style-name="T267">and type naming conventions and how to find more information. The intrinsic name encodes <text:s/>some information about the vector size and type of the data, but the pattern is not always <text:s/>obvious. Using the online </text:span><text:a xlink:type="simple" xlink:href="https://software.intel.com/sites/landingpage/IntrinsicsGuide/#" text:style-name="Internet_20_link" text:visited-style-name="Visited_20_Internet_20_Link"><text:span text:style-name="T267">Intel Intrinsic Guide</text:span></text:a><text:span text:style-name="T267"> to look up the intrinsic by name is a good first step.</text:span></text:p>
        </text:list-item>
        <text:list-item>
          <text:p text:style-name="P312">PowerISA Vector facilities. <text:span text:style-name="T268">The Vector facilities of POWER8 are extensive and cover the usual types and usual operations. However it has a different history and organization from Intel. <text:s/>Both (Intel and PowerISA) have their quirks and in some cases the mapping may not be obvious. So familiarizing yourself with the PowerISA Vector (VMX) and Vector Scalar Extensions (VSX) is important.</text:span></text:p>
        </text:list-item>
      </text:list>
      <text:p text:style-name="P83"/>
      <text:h text:style-name="Heading_20_3" text:outline-level="3">GCC Vector Extensions</text:h>
      <text:p text:style-name="P159"><text:span text:style-name="T90">The GCC vector extensions are common syntax but implemented in a target specific way. </text:span><text:span text:style-name="T121">Using the C vector extensions</text:span><text:span text:style-name="T91"> require the </text:span><text:span text:style-name="T17">__gnu_inline__</text:span><text:span text:style-name="T91"> attribute to avoid syntax errors in </text:span><text:span text:style-name="T92">case </text:span><text:span text:style-name="T91">the user specified <text:s/>C standard compliance </text:span><text:span text:style-name="T94">(</text:span><text:span text:style-name="Example"><text:span text:style-name="T300">-std=c90, -std=c11, etc</text:span></text:span><text:span text:style-name="T94">) </text:span><text:span text:style-name="T115">that would normally disallow such extensions.</text:span><text:span text:style-name="T91"> </text:span></text:p>
      <text:p text:style-name="P84"/>
      <text:p text:style-name="P140"><text:span text:style-name="T90">The </text:span><text:span text:style-name="T93">GCC</text:span><text:span text:style-name="T90"> implementation for PowerPC64 Little Endian is (mostly) functionally compatible with </text:span><text:span text:style-name="T91">x</text:span><text:span text:style-name="T90">86_64 </text:span><text:span text:style-name="T93">vector extension </text:span><text:span text:style-name="T90">usage. We can use the same type definitions (at least for <text:s/></text:span>vector_size (16)<text:span text:style-name="T269">), operations, syntax &lt;</text:span><text:span text:style-name="T137">{...}</text:span><text:span text:style-name="T269">&gt; for vector initializers and constants, and array syntax &lt;</text:span><text:span text:style-name="T137">[]</text:span><text:span text:style-name="T269">&gt; for vector element access. So simple arithmetic / logical operations on whole vectors should work as is. </text:span></text:p>
      <text:p text:style-name="P140"/>
      <text:p text:style-name="P141">The caveat is that the interface data type of the Intel Intrinsic may not match the data types of the operation, so it may be necessary to cast the operands to the specific type for the operation. This also applies to vector initializers and accessing vector elements. You need to us<text:span text:style-name="T365">e</text:span> the appropriate type to get the expected results. Of course this applies to X86_64 as well. For example:</text:p>
      <text:p text:style-name="P142"><draw:frame draw:style-name="fr1" draw:name="Frame17" text:anchor-type="paragraph" svg:width="7in" draw:z-index="15"><draw:text-box fo:min-height="0.2in"><text:p text:style-name="P19">/* Perform the respective operation on the four SPFP values in A and B. <text:s/>*/</text:p><text:p text:style-name="P19">extern __inline __m128 __attribute__((__gnu_inline__, __always_inline__, __artificial__))</text:p><text:p text:style-name="P19">_mm_add_ps (__m128 __A, __m128 __B)</text:p><text:p text:style-name="P19">{</text:p><text:p text:style-name="P19"><text:s text:c="2"/>return (__m128) ((__v4sf)__A + (__v4sf)__B);</text:p><text:p text:style-name="P19">}</text:p><text:p text:style-name="P19"/><text:p text:style-name="P19">/* Stores the lower SPFP value. <text:s/>*/</text:p><text:p text:style-name="P19">extern __inline void __attribute__((__gnu_inline__, __always_inline__, __artificial__))</text:p><text:p text:style-name="P19">_mm_store_ss (float *__P, __m128 __A)</text:p><text:p text:style-name="P19">{</text:p><text:p text:style-name="P19"><text:s text:c="2"/>*__P = ((__v4sf)__A)[0];</text:p><text:p text:style-name="P19">}</text:p></draw:text-box></draw:frame>Note the cast from the interface type (__m128} to the implementation type (__v4sf, <text:span text:style-name="T366">defined in the </text:span><text:soft-page-break/><text:span text:style-name="T366">intrinsic header</text:span>) for the vector float add (+) operation. This is enough for the compiler to select the appropriate vector add instruction for the float type. Then the result (which is __v4sf) needs to be cast back to the expected interface type <text:span text:style-name="T270">(__m128). </text:span></text:p>
      <text:p text:style-name="P142"/>
      <text:p text:style-name="P144"><text:span text:style-name="T270">Note also the use of a</text:span><text:span text:style-name="T275">rray syntax</text:span><text:span text:style-name="T270"> (</text:span><text:span text:style-name="T10">__A)[0]</text:span><text:span text:style-name="T270">) to extract the lowest (left most</text:span><text:span text:style-name="T270"><text:note text:id="ftn1" text:note-class="footnote"><text:note-citation>1</text:note-citation><text:note-body><text:p text:style-name="P295">Here we are using logical left and logical right which will not match the PowerISA register view in Little endian. Logical left is the left most element for initializers {left, … , right}, storage order and array <text:s/>order where the left most element is [0].</text:p></text:note-body></text:note></text:span><text:span text:style-name="T270">) element of a vector. The cast (</text:span>__v4sf<text:span text:style-name="T270">) insures that the compiler knows we are extracting the left most 32-bit float. The compiler insures the code generated matches the Intel behavior for PowerPC64 Little Endian. </text:span></text:p>
      <text:p text:style-name="P143"/>
      <text:p text:style-name="P146">The code <text:span text:style-name="T365">generation</text:span> is complicated by the fact that PowerISA vector registers are Big Endian (element 0 is the <text:span text:style-name="T384">left</text:span> most word of the vector) and <text:span text:style-name="T415">X86 </text:span>scalar stores are from the left <text:span text:style-name="T415">most</text:span> (<text:span text:style-name="T415">work/</text:span>dword) for the vector <text:span text:style-name="T365">register</text:span>. Application code with extensive use of scalar (vs packed) <text:span text:style-name="T365">intrinsic </text:span>loads / stores should be flagged for rewrite to native PPC code using exisiing scalar types (float, double, int, long, etc.). </text:p>
      <text:p text:style-name="P146"/>
      <text:p text:style-name="P247">Another example is the set reverse order:</text:p>
      <text:p text:style-name="P145"><draw:frame draw:style-name="fr1" draw:name="Frame18" text:anchor-type="paragraph" svg:width="7in" draw:z-index="16"><draw:text-box fo:min-height="0.2in"><text:p text:style-name="P19">/* Create the vector [Z Y X W]. <text:s/>*/</text:p><text:p text:style-name="P19">extern __inline __m128 __attribute__((__gnu_inline__, __always_inline__, __artificial__))</text:p><text:p text:style-name="P19">_mm_set_ps (const float __Z, const float __Y, const float __X, const float __W)</text:p><text:p text:style-name="P19">{</text:p><text:p text:style-name="P19"><text:s text:c="2"/>return __extension__ (__m128)(__v4sf){ __W, __X, __Y, __Z };</text:p><text:p text:style-name="P19">}</text:p><text:p text:style-name="P19"/><text:p text:style-name="P19">/* Create the vector [W X Y Z]. <text:s/>*/</text:p><text:p text:style-name="P19">extern __inline __m128 __attribute__((__gnu_inline__, __always_inline__, __artificial__))</text:p><text:p text:style-name="P19">_mm_setr_ps (float __Z, float __Y, float __X, float __W)</text:p><text:p text:style-name="P19">{</text:p><text:p text:style-name="P19"><text:s text:c="2"/>return __extension__ (__m128)(__v4sf){ __Z, __Y, __X, __W };</text:p><text:p text:style-name="P19">}</text:p></draw:text-box></draw:frame>Note the use of<text:span text:style-name="T274"> initializer syntax</text:span> <text:span text:style-name="T384">used </text:span>to collect a set of scalars into a vector. <text:span text:style-name="T271">Code with constant initializer values will generate a vector constant of the appropriate endian. However code with variables in the initializer can get complicated as it often requires transfers between register sets and perhaps format conversions. We can assume that the compiler will generate the correct code, but if this class of intrinsics shows up a hot spot, a rewrite to native PPC vector built-ins may be appropriate. For example initializer of a variable replicated to all the vector fields might not be recognized as a “load and splat” and making this explicit may help the compiler generate better code.</text:span></text:p>
      <text:h text:style-name="Heading_20_3" text:outline-level="3">Intel Intrinsic <text:span text:style-name="T272">function</text:span>s</text:h>
      <text:p text:style-name="P147">So what is an intrinsic function? From Wikipedia:</text:p>
      <text:p text:style-name="P147"/>
      <text:p text:style-name="P293">In <text:a xlink:type="simple" xlink:href="https://en.wikipedia.org/wiki/Compiler_theory" text:style-name="Internet_20_link" text:visited-style-name="Visited_20_Internet_20_Link">compiler theory</text:a>, an <text:span text:style-name="T133">intrinsic function</text:span> is a function available for use in a given <text:a xlink:type="simple" xlink:href="https://en.wikipedia.org/wiki/Programming_language" text:style-name="Internet_20_link" text:visited-style-name="Visited_20_Internet_20_Link">programming language</text:a> whose implementation is handled specially by the compiler. Typically, it substitutes a <text:soft-page-break/>sequence of automatically generated instructions for the original function call, similar to an <text:a xlink:type="simple" xlink:href="https://en.wikipedia.org/wiki/Inline_function" text:style-name="Internet_20_link" text:visited-style-name="Visited_20_Internet_20_Link">inline function</text:a>. Unlike an inline function though, the compiler has an intimate knowledge of the intrinsic function and can therefore better integrate it and optimize it for the situation. This is also called <text:span text:style-name="T273">builtin function</text:span> in many languages.</text:p>
      <text:p text:style-name="P148"/>
      <text:p text:style-name="P147">The “Intel Intrinsics” API provides access to the many instruction set extensions (<text:span text:style-name="T302">Intel </text:span>Technologies) that Intel has added (and continues to add) over the years. The intrinsics provided access to new instruction capabilities before the compilers could exploit them directly. Initially these intrinsic functions where defined for the Intel and Microsoft compiler and where eventually implemented and contributed to GCC.</text:p>
      <text:p text:style-name="P148"/>
      <text:p text:style-name="P224"><text:span text:style-name="T383">The Intel Intrinsics have a specific type and naming structure. In this naming structure, functions starts with a common prefix (MMX and SSE use _mm_ prefix, while AVX added the _mm256 _</text:span><text:span text:style-name="T282">mm512</text:span><text:span text:style-name="T371"> prefixes), then a short functional name (set, load, store, add, mul, blend, shuffle, …) and a suffix (_pd, _sd, _pi32...) with type and packing information. See </text:span><text:a xlink:type="simple" xlink:href="#4.Appendix B: Intel Intrinsic suffixes|outline" text:style-name="Internet_20_link" text:visited-style-name="Visited_20_Internet_20_Link"><text:span text:style-name="T371">Appendix B</text:span></text:a> <text:span text:style-name="T370">for the list of common intrisic suffixes.</text:span></text:p>
      <text:p text:style-name="P151"/>
      <text:p text:style-name="P151">Oddly many of the <text:span text:style-name="T416">MMX/</text:span>SSE operations are not vectors at all. <text:span text:style-name="T286">There are a lot of scalar operations on a single float, double, or long long type. In effect these are scalars that can take advantage of the larger (xmm) register space. Also in the Intel 32-bit architecture they provided IEEE754 float and double types, and 64-bit integers that did not exist or where hard to implement in the base i386/387 instruction set. These scalar operation use a suffix starting with '_s' (_sd for scalar double float, _ss scalar float, and _si64 for scalar long long).</text:span></text:p>
      <text:p text:style-name="P150"/>
      <text:p text:style-name="P152">True vector operations use the packed or extended packed suffix<text:span text:style-name="T287">es</text:span>, starting with '_p' or '_ep' (_pd for vector double, _ps for vector float, and _epi32 for vector int). The use of '_ep' <text:s/>seems to be reserved to disambiguate intrinsics that <text:span text:style-name="T287">existed in the (64-bit vector) MMX extension from the extended (128-bit vector) SSE equivalent. For example </text:span><text:span text:style-name="T138">_mm_add_pi32</text:span><text:span text:style-name="T287"> is a MMX operation on a pair of 32-bit integers, while </text:span><text:span text:style-name="T138">_mm_add_epi32</text:span><text:span text:style-name="T287"> is an SS</text:span><text:span text:style-name="T284">E2 operation on vector of 4 32-bit integers. </text:span></text:p>
      <text:p text:style-name="P148"/>
      <text:p text:style-name="P223"><text:span text:style-name="T289">The GCC <text:s/>builtins for the </text:span><text:a xlink:type="simple" xlink:href="https://gcc.gnu.org/onlinedocs/gcc-6.3.0/gcc/x86-Built-in-Functions.html#x86-Built-in-Functions" text:style-name="Internet_20_link" text:visited-style-name="Visited_20_Internet_20_Link"><text:span text:style-name="T289">i386.target</text:span></text:a><text:span text:style-name="T289">, (includes x86 and x86_64) are not the same as the Intel Intrinsics. While they have similar intent and cover most of the same functions, they use a different naming (prefixed with __builtin_ia32_, then function name with type suffix) and uses GCC vector type modes for operand types. For example:</text:span></text:p>
      <text:p text:style-name="P232"><draw:frame draw:style-name="fr1" draw:name="Frame55" text:anchor-type="paragraph" svg:width="7in" draw:z-index="56"><draw:text-box fo:min-height="0.2in"><text:p text:style-name="P302">v8qi __builtin_ia32_paddb (v8qi, v8qi)</text:p><text:p text:style-name="P301">v4hi __builtin_ia32_paddw (v4hi, v4hi)</text:p><text:p text:style-name="P301">v2si __builtin_ia32_paddd (v2si, v2si)</text:p><text:p text:style-name="P304">v2di __builtin_ia32_paddq (v2di, v2di)</text:p></draw:text-box></draw:frame>Note: A key difference between GCC builtins for i386 and Powerpc is that the x86 builtins have different names of each operation and type while the powerpc altivec builtins tend to have a single generatic builtin for <text:s/>each operation, across a set of compatible operand types. </text:p>
      <text:p text:style-name="P149"/>
      <text:p text:style-name="P149">In GCC the Intel Intrinsic <text:span text:style-name="T281">header (*intrin.h) file</text:span>s are implemented <text:span text:style-name="T281">as </text:span>a set of inline functions using the Intel Intrinsic API names and type<text:span text:style-name="T281">s. These functions are</text:span> implemented as either GCC <text:span text:style-name="T281">C </text:span>vector extension <text:soft-page-break/><text:span text:style-name="T303">code</text:span> or via one or more GCC builtins for <text:span text:style-name="T281">the </text:span>i386 target. <text:span text:style-name="T288">So lets take a look at some examples from GCC's SSE2 intrinsic header emmintrin.h:</text:span></text:p>
      <text:p text:style-name="P149"/>
      <text:p text:style-name="P153"><draw:frame draw:style-name="fr1" draw:name="Frame19" text:anchor-type="paragraph" svg:width="7in" draw:z-index="17"><draw:text-box fo:min-height="0.2in"><text:p text:style-name="P20">extern __inline __m128d __attribute__((__gnu_inline__, __always_inline__, __artificial__))</text:p><text:p text:style-name="P20">_mm_add_pd (__m128d __A, __m128d __B)</text:p><text:p text:style-name="P20">{</text:p><text:p text:style-name="P20"><text:s text:c="2"/>return (__m128d) ((__v2df)__A + (__v2df)__B);</text:p><text:p text:style-name="P20">}</text:p><text:p text:style-name="P20"/><text:p text:style-name="P20">extern __inline __m128d __attribute__((__gnu_inline__, __always_inline__, __artificial__))</text:p><text:p text:style-name="P20">_mm_add_sd (__m128d __A, __m128d __B)</text:p><text:p text:style-name="P20">{</text:p><text:p text:style-name="P20"><text:s text:c="2"/>return (__m128d)__builtin_ia32_addsd ((__v2df)__A, (__v2df)__B);</text:p><text:p text:style-name="P153">}</text:p></draw:text-box></draw:frame></text:p>
      <text:p text:style-name="P154">Note that the <text:s/><text:span text:style-name="T142">_mm_</text:span><text:span text:style-name="T285">add_pd</text:span><text:span text:style-name="T283"> is implemented direct as C vector extension code., while _mm_add_sd is implemented via the GCC builtin </text:span><text:span text:style-name="T18">__builtin_ia32_addsd</text:span><text:span text:style-name="T289">. </text:span>From the discussion above we know the _pd suffix indicates a packed vector double while the _sd suffix indicates a scalar double in a XMM register. </text:p>
      <text:p text:style-name="P154"/>
      <text:h text:style-name="Heading_20_4" text:outline-level="4">Packed vs scalar intrinsics</text:h>
      <text:p text:style-name="P154"/>
      <text:p text:style-name="P160"><text:span text:style-name="T288">So what is actually going on here? The vector code is clear enough if you know that '+' operator is applied to each vector element. The the intent of the builtin is a little less clear, as the GCC documentation for </text:span><text:span text:style-name="T11">__builtin_ia32_addsd </text:span><text:span text:style-name="T288">is not very helpful (nonexistent). So perhaps the </text:span><text:a xlink:type="simple" xlink:href="https://software.intel.com/sites/landingpage/IntrinsicsGuide/#text=_mm_add_pd&amp;expand=97" text:style-name="Internet_20_link" text:visited-style-name="Visited_20_Internet_20_Link"><text:span text:style-name="T288">Intel Intrinsic Guide</text:span></text:a><text:span text:style-name="T288"> will be more enlightening. To paraphrase:</text:span></text:p>
      <text:p text:style-name="P160"/>
      <text:p text:style-name="P294"><text:span text:style-name="T288">From the </text:span><text:a xlink:type="simple" xlink:href="https://software.intel.com/sites/landingpage/IntrinsicsGuide/#text=_mm_add_pd&amp;expand=97" text:style-name="Internet_20_link" text:visited-style-name="Visited_20_Internet_20_Link"><text:span text:style-name="T288">_mm_add_dp description</text:span></text:a><text:span text:style-name="T288"> ; for each double float element ([0] and [1] or bits [63:0] and [128:64]) for operands a and b are added and resulting vector is returned. </text:span></text:p>
      <text:p text:style-name="P294"/>
      <text:p text:style-name="P294"><text:span text:style-name="T303">From the </text:span><text:a xlink:type="simple" xlink:href="https://software.intel.com/sites/landingpage/IntrinsicsGuide/#text=_mm_add_sd&amp;expand=97,130" text:style-name="Internet_20_link" text:visited-style-name="Visited_20_Internet_20_Link"><text:span text:style-name="T11">_mm_add_sd</text:span></text:a><text:a xlink:type="simple" xlink:href="https://software.intel.com/sites/landingpage/IntrinsicsGuide/#text=_mm_add_sd&amp;expand=97,130" text:style-name="Internet_20_link" text:visited-style-name="Visited_20_Internet_20_Link"><text:span text:style-name="T126"> </text:span></text:a><text:a xlink:type="simple" xlink:href="https://software.intel.com/sites/landingpage/IntrinsicsGuide/#text=_mm_add_sd&amp;expand=97,130" text:style-name="Internet_20_link" text:visited-style-name="Visited_20_Internet_20_Link"><text:span text:style-name="T41">description</text:span></text:a><text:span text:style-name="T41"> ; Add element 0 of first operand (a[0]) to element 0 of the second operand (b[0]) and return the packed vector double {(a[0] + b[0]), a[1]}. Or said differently the sum o</text:span><text:span text:style-name="T66">f</text:span><text:span text:style-name="T41"> the logical</text:span><text:span text:style-name="T55"> left most</text:span><text:span text:style-name="T41"> half of the the operands are returned in the l</text:span><text:span text:style-name="T55">ogical left most</text:span><text:span text:style-name="T41"> half </text:span><text:span text:style-name="T55">(element [0])</text:span><text:span text:style-name="T41"> </text:span><text:span text:style-name="T55">of the </text:span><text:span text:style-name="T41"><text:s/>result, along with the logical</text:span><text:span text:style-name="T55"> right</text:span><text:span text:style-name="T41"> half </text:span><text:span text:style-name="T55">(element [1]) </text:span><text:span text:style-name="T41">of the first operand (unchanged) in the </text:span><text:span text:style-name="T55">logical right</text:span><text:span text:style-name="T41"> half of the result.</text:span></text:p>
      <text:p text:style-name="P60"/>
      <text:p text:style-name="P155"><text:span text:style-name="T41">S</text:span><text:span text:style-name="T23">o the packed double is easy enough but the scalar double </text:span><text:span text:style-name="T54">details are</text:span><text:span text:style-name="T42"> </text:span><text:span text:style-name="T23">more complicated. One source of complication is that while both Instruction Set Architecture</text:span><text:span text:style-name="T54">s (SSE vs VSX)</text:span><text:span text:style-name="T23"> support scalar floating point </text:span><text:span text:style-name="T47">operations </text:span><text:span text:style-name="T23">in vector registers the semantics are different. </text:span></text:p>
      <text:p text:style-name="P61"/>
      <text:list xml:id="list6546025731817975555" text:style-name="L4">
        <text:list-item>
          <text:p text:style-name="P308">The vector bit and field numbering is different (reversed). </text:p>
          <text:list>
            <text:list-item>
              <text:p text:style-name="P314"><text:span text:style-name="T23">For Intel the scalar is always placed in the low order </text:span><text:span text:style-name="T44">(right most)</text:span><text:span text:style-name="T23"> bits of</text:span><text:span text:style-name="T44"> the XMM register</text:span><text:span text:style-name="T23"> </text:span><text:soft-page-break/><text:span text:style-name="T23">(and the low order address for load and store).</text:span></text:p>
            </text:list-item>
            <text:list-item>
              <text:p text:style-name="P315"><text:span text:style-name="T23">For PowerISA </text:span><text:span text:style-name="T44">and VSX, </text:span><text:span text:style-name="T45">scalar floating point operation</text:span><text:span text:style-name="T47">s</text:span><text:span text:style-name="T45"> </text:span><text:span text:style-name="T55">and Floating Point Registers (FPRs) </text:span><text:span text:style-name="T45">are on the </text:span><text:span text:style-name="T46">low numbered bits </text:span><text:span text:style-name="T55">which is </text:span><text:span text:style-name="T46">the left hand side of the vector / scalar register (VSR). </text:span></text:p>
            </text:list-item>
            <text:list-item>
              <text:p text:style-name="P315"><text:span text:style-name="T46">For the PowerPC64</text:span><text:span text:style-name="T23"> ELF V2 <text:s/>little endian ABI </text:span><text:span text:style-name="T43">we also make point of </text:span><text:span text:style-name="T46">making the GCC vector extensions </text:span><text:span text:style-name="T47">and </text:span><text:span text:style-name="T46">vector built ins, appear to be little endian. So vector element 0 corresponds to the low order address and </text:span><text:span text:style-name="T47">low order (</text:span><text:span text:style-name="T46">right hand</text:span><text:span text:style-name="T47">)</text:span><text:span text:style-name="T46"> </text:span><text:span text:style-name="T47">bits of the vector register (VSR)</text:span><text:span text:style-name="T43">. </text:span></text:p>
            </text:list-item>
          </text:list>
        </text:list-item>
        <text:list-item>
          <text:p text:style-name="P309">The handling of the non-scalar part of the register for scalar operations are different.</text:p>
          <text:list>
            <text:list-item>
              <text:p text:style-name="P316"><text:span text:style-name="T23">For Intel ISA the scalar operations either leave</text:span><text:span text:style-name="T55">s</text:span><text:span text:style-name="T23"> the high order part of the XMM vector unchanged or in some cases force it </text:span><text:span text:style-name="T55">to </text:span><text:span text:style-name="T23">0.0. </text:span></text:p>
            </text:list-item>
            <text:list-item>
              <text:p text:style-name="P316"><text:span text:style-name="T23">For PowerISA scalar operations on the combined FPR/VSR register leaves the remainder (right half of the VSR) </text:span><text:span text:style-name="T77">undefined</text:span><text:span text:style-name="T23">.</text:span></text:p>
            </text:list-item>
          </text:list>
        </text:list-item>
      </text:list>
      <text:p text:style-name="P82"/>
      <text:p text:style-name="P107">To minimize confusion and use consistent nomenclature, I will try to use the terms logical left and logical right elements based on the order they apprear in a C vector initializer<text:span text:style-name="T375">s and element index order</text:span>. So in the vector (__v2df){1.0, 20.}, The value 1.0 is the in the logical <text:span text:style-name="T375">left element [0] and the value 2.0 is logical right element [1].</text:span></text:p>
      <text:p text:style-name="P85"/>
      <text:p text:style-name="P85">So lets look at how to implement these intrinsics for the PowerISA. For example in this case we can use the GCC vector extension, like so:</text:p>
      <text:p text:style-name="P85"/>
      <text:p text:style-name="P136"><draw:frame draw:style-name="fr1" draw:name="Frame20" text:anchor-type="paragraph" svg:width="7in" draw:z-index="18"><draw:text-box fo:min-height="0.2in"><text:p text:style-name="P85"><text:span text:style-name="T147">extern</text:span><text:span text:style-name="T155"> </text:span><text:span text:style-name="T147">__inline</text:span><text:span text:style-name="T155"> </text:span><text:span text:style-name="T211">__m128d</text:span><text:span text:style-name="T155"> </text:span><text:span text:style-name="T147">__attribute__</text:span><text:span text:style-name="T155">((__gnu_inline__, __always_inline__, __artificial__))</text:span></text:p><text:p text:style-name="P274"><text:span text:style-name="T157">_mm_add_pd</text:span><text:span text:style-name="T155"> (</text:span><text:span text:style-name="T212">__m128d</text:span><text:span text:style-name="T155"> __A, </text:span><text:span text:style-name="T212">__m128d</text:span><text:span text:style-name="T155"> __B)</text:span></text:p><text:p text:style-name="P256">{</text:p><text:p text:style-name="P274"><text:span text:style-name="T155"><text:s text:c="2"/></text:span><text:span text:style-name="T147">return</text:span><text:span text:style-name="T155"> (</text:span><text:span text:style-name="T212">__m128d</text:span><text:span text:style-name="T155">) ((</text:span><text:span text:style-name="T211">__v2df</text:span><text:span text:style-name="T155">)__A + (</text:span><text:span text:style-name="T211">__v2df</text:span><text:span text:style-name="T155">)__B);</text:span></text:p><text:p text:style-name="P256">}</text:p><text:p text:style-name="P272"/><text:p text:style-name="P274"><text:span text:style-name="T147">extern</text:span><text:span text:style-name="T155"> </text:span><text:span text:style-name="T147">__inline</text:span><text:span text:style-name="T155"> </text:span><text:span text:style-name="T211">__m128d</text:span><text:span text:style-name="T155"> </text:span><text:span text:style-name="T147">__attribute__</text:span><text:span text:style-name="T155">((__gnu_inline__, __always_inline__, __artificial__))</text:span></text:p><text:p text:style-name="P274"><text:span text:style-name="T157">_mm_add_sd</text:span><text:span text:style-name="T155"> (</text:span><text:span text:style-name="T212">__m128d</text:span><text:span text:style-name="T155"> __A, </text:span><text:span text:style-name="T212">__m128d</text:span><text:span text:style-name="T155"> __B)</text:span></text:p><text:p text:style-name="P256">{</text:p><text:p text:style-name="P256"><text:s text:c="2"/>__A[0] = __A[0] + __B[0];</text:p><text:p text:style-name="P274"><text:span text:style-name="T155"><text:s text:c="2"/></text:span><text:span text:style-name="T147">return</text:span><text:span text:style-name="T155"> (__A);</text:span></text:p><text:p text:style-name="P256">}</text:p></draw:text-box></draw:frame></text:p>
      <text:p text:style-name="P86">The packed double implementation operates on the vector as a whole. The scalar double implementation operates on and updates only [0] element of the vector and leaves the __A[1] element unchanged. <text:s/>Form this source the GCC compiler generates the following code for PPC64LE target.:</text:p>
      <text:p text:style-name="P85"/>
      <text:p text:style-name="P63">The packed vector double generated the corresponding VSX vector double add <text:span text:style-name="T290">(xvadddp)</text:span>. But <text:span text:style-name="T304">the </text:span>scalar implementation is bit more complicated. <text:s/></text:p>
      <text:p text:style-name="P63"><draw:frame draw:style-name="fr2" draw:name="Frame21" text:anchor-type="paragraph" svg:x="-0.0244in" svg:y="0.0453in" svg:width="7in" draw:z-index="19"><draw:text-box fo:min-height="0.2in"><text:p text:style-name="P156">0000000000000720 &lt;test_add_pd&gt;:</text:p><text:p text:style-name="P276"><text:s/>720:<text:tab/>07 1b 42 f0 <text:tab/>xvadddp vs34,vs34,vs35</text:p><text:p text:style-name="P276"><text:tab/>...</text:p><text:p text:style-name="P276"/><text:p text:style-name="P276">0000000000000740 &lt;test_add_sd&gt;:</text:p><text:p text:style-name="P276"><text:s/>740:<text:tab/>56 13 02 f0 <text:tab/>xxspltd vs0,vs34,1</text:p><text:p text:style-name="P276"><text:s/>744:<text:tab/>57 1b 63 f0 <text:tab/>xxspltd vs35,vs35,1</text:p><text:p text:style-name="P276"><text:s/>748:<text:tab/>03 19 60 f0 <text:tab/>xsadddp vs35,vs0,vs35</text:p><text:p text:style-name="P277"><text:s/>74c:<text:tab/>57 18 42 f0 <text:tab/>xxmrghd vs34,vs34,vs35</text:p><text:p text:style-name="P277"><text:tab/>...</text:p><text:p text:style-name="P276"/></draw:text-box></draw:frame><text:soft-page-break/></text:p>
      <text:p text:style-name="P63">First the PPC64LE vector format, element [0] is not in the correct position for <text:s/>the scalar operations. So the compiler generates vector splat <text:span text:style-name="T290">double (xxspltd) </text:span>instructions to copy ele<text:span text:style-name="T290">ments __A[0] and __B[0] into position for the VSX scalar add double (xsadddp) that follows. However the VSX scalar operation leaves the other half of the VSR undefined (which does not match the expected Intel semantics). So the compiler must generates a vector merge high double (xxmrghd) instruction to combine the original __A[1] element (from vs34) with the scalar add result from vs35 element [1]. This merge swings the scalar result from vs35[1] element into the vs34[0] position, while preserving the original vs34[1] (from __A[1]) element (copied to itself).</text:span><text:span text:style-name="T290"><text:note text:id="ftn2" text:note-class="footnote"><text:note-citation>2</text:note-citation><text:note-body><text:p text:style-name="P64">Fun fact: The vector registers in PowerISA are decidedly Big Endian. But we decided to make the PPC64LE ABI<text:span text:style-name="T291"> behave like a Little Endian system to make application porting easier. This require the compiler to manipulate the PowerISA vector instrinsic behind the the scenes to get the correct Little Endian results. For example the element selector [0|1] for vec_splat and the generation of vec_mergeh vs vec_mergel are reversed for the Little Endian.</text:span></text:p></text:note-body></text:note></text:span></text:p>
      <text:p text:style-name="P62"/>
      <text:p text:style-name="P66">This technique applies to packed and scalar intrinsics for the the usual arithmetic operators (add, subtract, multiply, divide). <text:span text:style-name="T292">Using GCC vector extensions in these intrinsic implementations provides the compiler more opportunity to optimize the whole function. </text:span></text:p>
      <text:p text:style-name="P66"/>
      <text:p text:style-name="P67">Now we can look <text:span text:style-name="T293">at</text:span> a slightly more interesting (complicated) case. <text:span text:style-name="T293">Square root (sqrt) is not a arithmetic operator in C and is usually handled with a library call or a compiler builtin. We really want to avoid a library calls and want to avoid any unexpected side effects. As you see below the implementation of </text:span><text:a xlink:type="simple" xlink:href="https://software.intel.com/sites/landingpage/IntrinsicsGuide/#text=_mm_sqrt_pd&amp;expand=4926" text:style-name="Internet_20_link" text:visited-style-name="Visited_20_Internet_20_Link"><text:span text:style-name="T5">_mm_sqrt_pd</text:span></text:a><text:span text:style-name="T293"> and </text:span><text:a xlink:type="simple" xlink:href="https://software.intel.com/sites/landingpage/IntrinsicsGuide/#text=_mm_sqrt_sd&amp;expand=4926,4956" text:style-name="Internet_20_link" text:visited-style-name="Visited_20_Internet_20_Link"><text:span text:style-name="T5">_mm_sqrt_sd</text:span></text:a><text:span text:style-name="T293"> intrinsics are based on GCC x86 built ins. </text:span></text:p>
      <text:p text:style-name="P65"/>
      <text:p text:style-name="P68"><draw:frame draw:style-name="fr1" draw:name="Frame22" text:anchor-type="paragraph" svg:width="7in" draw:z-index="20"><draw:text-box fo:min-height="0.2in"><text:p text:style-name="P21">extern __inline __m128d __attribute__((__gnu_inline__, __always_inline__, __artificial__))</text:p><text:p text:style-name="P21">_mm_sqrt_pd (__m128d __A)</text:p><text:p text:style-name="P21">{</text:p><text:p text:style-name="P21"><text:s text:c="2"/>return (__m128d)__builtin_ia32_sqrtpd ((__v2df)__A);</text:p><text:p text:style-name="P21">}</text:p><text:p text:style-name="P21"/><text:p text:style-name="P21">/* Return pair {sqrt (B[0]), A[1]}. <text:s/>*/</text:p><text:p text:style-name="P21">extern __inline __m128d __attribute__((__gnu_inline__, __always_inline__, __artificial__))</text:p><text:p text:style-name="P21">_mm_sqrt_sd (__m128d __A, __m128d __B)</text:p><text:p text:style-name="P21">{</text:p><text:p text:style-name="P21"><text:s text:c="2"/>__v2df __tmp = __builtin_ia32_movsd ((__v2df)__A, (__v2df)__B);</text:p><text:p text:style-name="P21"><text:s text:c="2"/>return (__m128d)__builtin_ia32_sqrtsd ((__v2df)__tmp);</text:p><text:p text:style-name="P21">}</text:p></draw:text-box></draw:frame><text:soft-page-break/><text:span text:style-name="T293">For the packed vector sqrt, the PowerISA VSX has an equivalent vector double square root instruction and GCC provides the vec_sqrt builtin. But the scalar implementation involves an additional parameter and an extra move. <text:s/>This seems intended to mimick the propagation of the __A[1] input to the logical right half of the XMM result that we saw with </text:span><text:span text:style-name="T139">_mm_add_sd</text:span><text:span text:style-name="T293"> above.</text:span></text:p>
      <text:p text:style-name="P68"/>
      <text:p text:style-name="P69">The instinct is to extract the low scalar (__B[0]) from operand __B and pass this to <text:s/>the GCC __builtin_sqrt () before recombining that scalar result with __A[1] for <text:span text:style-name="T382">the</text:span> vector result. Unfortunately C language <text:span text:style-name="T304">standards </text:span>force the compiler <text:span text:style-name="T304">to </text:span>call the libm sqrt function unless -ffast-math is specified. The -ffast-math option is not commonly used and we want to avoid the external library dependency for what should be only a few inline instructions. <text:span text:style-name="T294">So this is not a good option.</text:span></text:p>
      <text:p text:style-name="P69"/>
      <text:p text:style-name="P70">Thinking outside the box; we do <text:span text:style-name="T304">have </text:span>a<text:span text:style-name="T304">n</text:span> inline intrinsic for a (packed) vector double sqrt, <text:span text:style-name="T382">that</text:span> <text:span text:style-name="T304">we just implemented. However</text:span> we need to insure the other half of __B (__B[1]) does not cause an harmful side effects (like raising exceptions for NAN or <text:s/>negative values). The simplest solution is <text:span text:style-name="T382">to </text:span>splat __B[0] to both halves of <text:span text:style-name="T382">a temporary</text:span> value before taking the vec_sqrt. The<text:span text:style-name="T304">n</text:span> this result can be combined with __A[1] to return the final result. For example:</text:p>
      <text:p text:style-name="P72"><draw:frame draw:style-name="fr1" draw:name="Frame23" text:anchor-type="paragraph" svg:width="7in" draw:z-index="21"><draw:text-box fo:min-height="0.2in"><text:p text:style-name="P32"><text:span text:style-name="T150">extern</text:span><text:span text:style-name="T183"> </text:span><text:span text:style-name="T150">__inline</text:span><text:span text:style-name="T183"> </text:span><text:span text:style-name="T213">__m128d</text:span><text:span text:style-name="T183"> </text:span><text:span text:style-name="T150">__attribute__</text:span><text:span text:style-name="T183">((__gnu_inline__, __always_inline__, __artificial__))</text:span></text:p><text:p text:style-name="P252"><text:span text:style-name="T186">_mm_sqrt_pd</text:span><text:span text:style-name="T183"> (</text:span><text:span text:style-name="T215">__m128d</text:span><text:span text:style-name="T183"> __A)</text:span></text:p><text:p text:style-name="P255">{</text:p><text:p text:style-name="P252"><text:span text:style-name="T183"><text:tab/> <text:s/></text:span><text:span text:style-name="T150">return</text:span><text:span text:style-name="T183"> (vec_sqrt (__A));</text:span></text:p><text:p text:style-name="P255">}</text:p><text:p text:style-name="P251"/><text:p text:style-name="P252"><text:span text:style-name="T150">extern</text:span><text:span text:style-name="T183"> </text:span><text:span text:style-name="T150">__inline</text:span><text:span text:style-name="T183"> </text:span><text:span text:style-name="T213">__m128d</text:span><text:span text:style-name="T183"> </text:span><text:span text:style-name="T150">__attribute__</text:span><text:span text:style-name="T183">((__gnu_inline__, __always_inline__, __artificial__))</text:span></text:p><text:p text:style-name="P252"><text:span text:style-name="T186">_mm_sqrt_sd</text:span><text:span text:style-name="T183"> (</text:span><text:span text:style-name="T215">__m128d</text:span><text:span text:style-name="T183"> __A, </text:span><text:span text:style-name="T215">__m128d</text:span><text:span text:style-name="T183"> __B)</text:span></text:p><text:p text:style-name="P255">{</text:p><text:p text:style-name="P252"><text:span text:style-name="T183"><text:tab/> <text:s/></text:span><text:span text:style-name="T215">__m128d</text:span><text:span text:style-name="T183"> c;</text:span></text:p><text:p text:style-name="P252"><text:span text:style-name="T183"><text:tab/> <text:s/>c = </text:span><text:span text:style-name="T188">_mm_sqrt_pd(_mm_set1_pd (__B[0]))</text:span><text:span text:style-name="T183">;</text:span></text:p><text:p text:style-name="P252"><text:span text:style-name="T183"><text:tab/> <text:s/></text:span><text:span text:style-name="T150">retur</text:span><text:span text:style-name="T151">n</text:span><text:span text:style-name="T188"> (_mm_set</text:span><text:span text:style-name="T189">r</text:span><text:span text:style-name="T188">_pd (c[0], __A[1])</text:span><text:span text:style-name="T183">);</text:span></text:p><text:p text:style-name="P255">}</text:p></draw:text-box></draw:frame><text:soft-page-break/>In this <text:s/>example we use <text:a xlink:type="simple" xlink:href="https://software.intel.com/sites/landingpage/IntrinsicsGuide/#text=_mm_set1_pd&amp;expand=4926,4956,4926,4956,4652" text:style-name="Internet_20_link" text:visited-style-name="Visited_20_Internet_20_Link">_mm_set1_pd</text:a><text:span text:style-name="T163"> </text:span>to splat the scalar __B[0], before passing that vector to our _mm_sqrt_pd implementation, then pass the sqrt result <text:span text:style-name="T305">(c[0]) </text:span><text:s/><text:span text:style-name="T305">with __A[1[ to <text:s/></text:span><text:a xlink:type="simple" xlink:href="https://software.intel.com/sites/landingpage/IntrinsicsGuide/#text=_mm_setr_pd&amp;expand=4679" text:style-name="Internet_20_link" text:visited-style-name="Visited_20_Internet_20_Link">_mm_setr_p</text:a><text:a xlink:type="simple" xlink:href="https://software.intel.com/sites/landingpage/IntrinsicsGuide/#text=_mm_setr_pd&amp;expand=4679" text:style-name="Internet_20_link" text:visited-style-name="Visited_20_Internet_20_Link">d</text:a><text:span text:style-name="T295"> to</text:span> combine the final result. <text:span text:style-name="T305">You could also use the {c[0], __A[1]} initializer instead of </text:span><text:span text:style-name="T143">_mm_setr_pd.</text:span></text:p>
      <text:p text:style-name="P108"/>
      <text:p text:style-name="P87"><draw:frame draw:style-name="fr2" draw:name="Frame24" text:anchor-type="paragraph" svg:x="0.0244in" svg:y="5.3882in" svg:width="7in" draw:z-index="22"><draw:text-box fo:min-height="0.2in"><text:p text:style-name="P29">extern __inline __m128d __attribute__((__gnu_inline__, __always_inline__, __artificial__))</text:p><text:p text:style-name="P29">_mm_cmpeq_pd (__m128d __A, __m128d __B)</text:p><text:p text:style-name="P29">{</text:p><text:p text:style-name="P29"><text:s text:c="2"/>return (__m128d)__builtin_ia32_cmpeqpd ((__v2df)__A, (__v2df)__B);</text:p><text:p text:style-name="P29">}</text:p><text:p text:style-name="P29">extern __inline __m128d __attribute__((__gnu_inline__, __always_inline__, __artificial__))</text:p><text:p text:style-name="P29">_mm_cmpeq_sd (__m128d __A, __m128d __B)</text:p><text:p text:style-name="P29">{</text:p><text:p text:style-name="P29"><text:s text:c="2"/>return (__m128d)__builtin_ia32_cmpeqsd ((__v2df)__A, (__v2df)__B);</text:p><text:p text:style-name="P29">}</text:p></draw:text-box></draw:frame>Now we can look at vector and scalar compares that add there own complication: For example:</text:p>
      <text:p text:style-name="P89">The Intel Intrinsic Guide for <text:a xlink:type="simple" xlink:href="https://software.intel.com/sites/landingpage/IntrinsicsGuide/#text=_mm_cmpeq_pd&amp;expand=779,788,779" text:style-name="Internet_20_link" text:visited-style-name="Visited_20_Internet_20_Link">_mm_cmpeq_pd</text:a> <text:span text:style-name="T306">describes comparing double elements [0|1] and returning either 0s for not equal and 1s (0xFFFFFFFFFFFFFFFF or long long -1) for equal. The comparison result is intended as a select mask (predicates) for selecting or ignoring specific elements in later operations. The scalar version </text:span><text:a xlink:type="simple" xlink:href="https://software.intel.com/sites/landingpage/IntrinsicsGuide/#text=_mm_cmpeq_sd&amp;expand=779,788" text:style-name="Internet_20_link" text:visited-style-name="Visited_20_Internet_20_Link"><text:span text:style-name="T5">_mm_cmpeq_sd</text:span></text:a><text:span text:style-name="T306"> is similar except for the quirk of only comparing element [0] and combining the result with __A[1] to return the final vector result.</text:span></text:p>
      <text:p text:style-name="P88"/>
      <text:p text:style-name="P90">The packed vector implementation for PowerISA is simple as VSX provides the equivalent instruction and GCC provides the vec_cmpeq builtin supporting the vector double type. <text:span text:style-name="T307">The technique of using scalar comparison operators on the __A[0] and __B[0] does not work as the C comparison operators return 0 or 1 results while we need the vector select mask (effectively 0 or -1). Also we need to watch for sequences that mix scalar floats and integers, generating if/then/else logic or requiring expensive transfers across register banks.</text:span></text:p>
      <text:p text:style-name="P90"/>
      <text:p text:style-name="P91">In this <text:span text:style-name="T308">case we are better off using explicit vector built-ins for _mm_add_sd as and example. We can use vec_splat from element [0] to temporaries where we can safely use vec_cmpeq to generate the expect selector mask. Note that the vec_cmpeq returns a bool long type so we need the cast the result back to __v2df. Then use the (__m128d){c[0], __A[1]} initializer to combine the comparison result with the original __A[1] input and cast to the require interface type. <text:s/>So we have this example:</text:span></text:p>
      <text:p text:style-name="P91"><draw:frame draw:style-name="fr1" draw:name="Frame25" text:anchor-type="paragraph" svg:width="7in" draw:z-index="23"><draw:text-box fo:min-height="0.2in"><text:p text:style-name="P30"><text:span text:style-name="T146">extern</text:span><text:span text:style-name="T152"> </text:span><text:span text:style-name="T146">__inline</text:span><text:span text:style-name="T152"> </text:span><text:span text:style-name="T208">__m128d</text:span><text:span text:style-name="T152"> </text:span><text:span text:style-name="T146">__attribute__</text:span><text:span text:style-name="T152">((__gnu_inline__, __always_inline__, __artificial__))</text:span></text:p><text:p text:style-name="P249"><text:span text:style-name="T161">_mm_cmpeq_pd</text:span><text:span text:style-name="T152"> (</text:span><text:span text:style-name="T209">__m128d</text:span><text:span text:style-name="T152"> __A, </text:span><text:span text:style-name="T209">__m128d</text:span><text:span text:style-name="T152"> __B)</text:span></text:p><text:p text:style-name="P254">{</text:p><text:p text:style-name="P249"><text:span text:style-name="T152"><text:s text:c="2"/></text:span><text:span text:style-name="T146">return</text:span><text:span text:style-name="T152"> ((</text:span><text:span text:style-name="T209">__m128d</text:span><text:span text:style-name="T152">)vec_cmpeq (__A, __B));</text:span></text:p><text:p text:style-name="P254">}</text:p><text:p text:style-name="P254"/><text:p text:style-name="P30"><text:span text:style-name="T146">extern</text:span><text:span text:style-name="T152"> </text:span><text:span text:style-name="T146">__inline</text:span><text:span text:style-name="T152"> <text:s/></text:span><text:span text:style-name="T208">__m128d</text:span><text:span text:style-name="T152"> <text:s/></text:span><text:span text:style-name="T146">__attribute__</text:span><text:span text:style-name="T152">((__gnu_inline__, __always_inline__, __artificial__))</text:span></text:p><text:p text:style-name="P249"><text:span text:style-name="T161">_mm_cmpeq_sd</text:span><text:span text:style-name="T152">(</text:span><text:span text:style-name="T209">__m128d</text:span><text:span text:style-name="T152"> <text:s/>__A, </text:span><text:span text:style-name="T209">__m128d</text:span><text:span text:style-name="T152"> <text:s/>__B)</text:span></text:p><text:p text:style-name="P254">{</text:p><text:p text:style-name="P275"><text:span text:style-name="T165"><text:tab/></text:span><text:span text:style-name="T254">__v2df</text:span><text:span text:style-name="T165"> a, b, c;</text:span></text:p><text:p text:style-name="P249"><text:span text:style-name="T152"><text:tab/></text:span><text:span text:style-name="T250">/* PowerISA VSX does not allow partial (for just </text:span><text:span text:style-name="T261">left</text:span><text:span text:style-name="T250"> double)</text:span></text:p><text:p text:style-name="P271"><text:tab/> * results. So to insure we don't generate spurious exceptions</text:p><text:p text:style-name="P249"><text:span text:style-name="T250"><text:tab/> * (from the </text:span><text:span text:style-name="T261">right</text:span><text:span text:style-name="T250"> double values) we </text:span><text:span text:style-name="T260">splat</text:span><text:span text:style-name="T250"> the </text:span><text:span text:style-name="T261">left</text:span><text:span text:style-name="T250"> double</text:span></text:p><text:p text:style-name="P271"><text:tab/> * before we to the operation. */</text:p><text:p text:style-name="P254"><text:tab/>a = vec_splat(__A, 0);</text:p><text:p text:style-name="P254"><text:tab/>b = vec_splat(__B, 0);</text:p><text:p text:style-name="P275"><text:span text:style-name="T165"><text:tab/>c = (</text:span><text:span text:style-name="T254">__v2df</text:span><text:span text:style-name="T165">)vec_cmpeq(a, b);</text:span></text:p><text:p text:style-name="P249"><text:span text:style-name="T152"><text:tab/></text:span><text:span text:style-name="T250">/* Then we merge the </text:span><text:span text:style-name="T261">left</text:span><text:span text:style-name="T250"> double result with the original </text:span><text:span text:style-name="T261">right</text:span></text:p><text:p text:style-name="P271"><text:tab/> * double from __A. <text:s/>*/</text:p><text:p text:style-name="P249"><text:span text:style-name="T152"><text:tab/></text:span><text:span text:style-name="T146">return</text:span><text:span text:style-name="T152"> ((</text:span><text:span text:style-name="T209">__m128d</text:span><text:span text:style-name="T152">){c[0], __A[1]});</text:span></text:p><text:p text:style-name="P254">}</text:p></draw:text-box></draw:frame></text:p>
      <text:p text:style-name="P92"><text:soft-page-break/>Now lets look at a similar example that adds some surprising complexity. This is the compare not equal <text:span text:style-name="T309">case so we should be able to find the equivalent vec_cmpne builtin:</text:span></text:p>
      <text:p text:style-name="P95"><draw:frame draw:style-name="fr1" draw:name="Frame26" text:anchor-type="paragraph" svg:width="7in" draw:z-index="24"><draw:text-box fo:min-height="0.2in"><text:p text:style-name="P31">extern __inline __m128d __attribute__((__gnu_inline__, __always_inline__, __artificial__))</text:p><text:p text:style-name="P31">_mm_cmpneq_pd (__m128d __A, __m128d __B)</text:p><text:p text:style-name="P31">{</text:p><text:p text:style-name="P31"><text:s text:c="2"/>return (__m128d)__builtin_ia32_cmpneqpd ((__v2df)__A, (__v2df)__B);</text:p><text:p text:style-name="P31">}</text:p><text:p text:style-name="P31"/><text:p text:style-name="P31">extern __inline __m128d __attribute__((__gnu_inline__, __always_inline__, __artificial__))</text:p><text:p text:style-name="P31">_mm_cmpneq_sd (__m128d __A, __m128d __B)</text:p><text:p text:style-name="P31">{</text:p><text:p text:style-name="P31"><text:s text:c="2"/>return (__m128d)__builtin_ia32_cmpneqsd ((__v2df)__A, (__v2df)__B);</text:p><text:p text:style-name="P31">}</text:p></draw:text-box></draw:frame></text:p>
      <text:h text:style-name="Heading_20_4" text:outline-level="4">To vec_not or not</text:h>
      <text:p text:style-name="P96">Well not <text:span text:style-name="T310">exactly</text:span>. Looking at the OpenPOWER ABI <text:span text:style-name="T310">document</text:span> we see a reference to vec_cmpne for all numeric type<text:span text:style-name="T310">s</text:span>. But <text:span text:style-name="T312">w</text:span>hen we look <text:span text:style-name="T310">in</text:span> the <text:span text:style-name="T310">current </text:span>GCC 6 documentation <text:span text:style-name="T310">we find that </text:span>vec_cmpne is not on the list. So it is planned in the ABI, but not implemented yet. </text:p>
      <text:p text:style-name="P96"/>
      <text:p text:style-name="P96"><text:span text:style-name="T310">L</text:span>ooking at the PowerISA 2.07B we find a VSX Vector Compare Equal to Double-Precision but no Not Equal. <text:span text:style-name="T310">In fact we see only vector double compare instructions for </text:span><text:span text:style-name="T276">greater than</text:span><text:span text:style-name="T310"> and </text:span><text:span text:style-name="T276">greater than or equal</text:span><text:span text:style-name="T310"> in addition to the </text:span><text:span text:style-name="T276">equal</text:span><text:span text:style-name="T310"> compare. Not only can't we find a </text:span><text:span text:style-name="T276">not equal</text:span><text:span text:style-name="T310">, there is no </text:span><text:span text:style-name="T276">less than</text:span><text:span text:style-name="T310"> or </text:span><text:span text:style-name="T276">less than or equal</text:span><text:span text:style-name="T310"> compares either. </text:span></text:p>
      <text:p text:style-name="P97"/>
      <text:p text:style-name="P97">So what is going on here? Partially this <text:span text:style-name="T311">is</text:span> the Reduced Instruction Set Computer (RISC) design philosophy. I<text:span text:style-name="T311">n</text:span> this case the compiler <text:span text:style-name="T311">can generate all the required compares using the existing vector instructions and simple transforms based on Boolean algebra. So vec_cmpne(A,B) is simply vec_not (vec_cmpeq(A,B)). And vec_cmplt(A,B) is simply vec_cmpgt(B,A) based on the identity A &lt; B </text:span><text:span text:style-name="T279">iff</text:span><text:span text:style-name="T311"> B &gt; A. Similarly vec_cmple(A,B) is implemented as vec_cmpge(B,A).</text:span></text:p>
      <text:p text:style-name="P97"/>
      <text:p text:style-name="P161"><text:span text:style-name="T96">What a minute, there is no vec_not() either. </text:span><text:span text:style-name="T116">C</text:span><text:span text:style-name="T96">an </text:span><text:span text:style-name="T97">not </text:span><text:span text:style-name="T96">find it in the PowerISA</text:span><text:span text:style-name="T116">,</text:span><text:span text:style-name="T96"> the OpenPOWER ABI, or the GCC </text:span>PowerPC Altivec Built-in <text:span text:style-name="T312">documentation. There is no vec_move() either! How can this possible work?</text:span></text:p>
      <text:p text:style-name="P161"/>
      <text:p text:style-name="P162">This is RISC philosophy again. We can always use a lo<text:span text:style-name="T381">gi</text:span>cal instruction (<text:span text:style-name="T374">like bit wise </text:span><text:span text:style-name="T134">and</text:span> <text:span text:style-name="T374">or </text:span><text:span text:style-name="T134">or</text:span>) to effect a move given that <text:span text:style-name="T313">we </text:span>also have nondestructive 3 register instruction forms. In the PowerISA most instruction have two input registers and a separate result register. So if the result register number is <text:s/>different from either input register then the inputs are not clobbered (nondestructive). <text:span text:style-name="T313">Of course nothing prevents you from specifying the same register for both inputs or even all three registers (result and both inputs). <text:s/>And some times it is useful.</text:span></text:p>
      <text:p text:style-name="P162"/>
      <text:p text:style-name="P163">The statement B = vec_or (A,A) is is effectively a vector move/copy from A to B. And A = vec_or <text:soft-page-break/>(A,A) is obviously a nop (no operation). In the the PowerISA defines the preferred <text:span text:style-name="T134">nop</text:span> and register move for vector registers in this way.</text:p>
      <text:p text:style-name="P163"/>
      <text:p text:style-name="P163">It is also useful to have hardware implement the logical operators <text:span text:style-name="T144">nor</text:span><text:span text:style-name="T314"> (</text:span><text:span text:style-name="T134">not or</text:span><text:span text:style-name="T144">)</text:span> and <text:span text:style-name="T144">nand</text:span><text:span text:style-name="T314"> (</text:span><text:span text:style-name="T134">not and</text:span><text:span text:style-name="T314">). <text:s/>The PowerISA provides these instruction for fixed point and vector logical operation. So vec_not(A) can be implemented as vec_nor(A,A). So looking at the <text:s/>implementation of _mm_cmpne we propose the following:</text:span></text:p>
      <text:p text:style-name="P163"><draw:frame draw:style-name="fr2" draw:name="Frame27" text:anchor-type="paragraph" svg:x="-0.0508in" svg:y="0.1047in" svg:width="7in" draw:z-index="25"><draw:text-box fo:min-height="0.2in"><text:p text:style-name="P33"><text:span text:style-name="T150">extern</text:span><text:span text:style-name="T183"> </text:span><text:span text:style-name="T150">__inline</text:span><text:span text:style-name="T183"> </text:span><text:span text:style-name="T213">__m128d</text:span><text:span text:style-name="T183"> </text:span><text:span text:style-name="T150">__attribute__</text:span><text:span text:style-name="T183">((__gnu_inline__, __always_inline__, __artificial__))</text:span></text:p><text:p text:style-name="P252"><text:span text:style-name="T186">_mm_cmpneq_pd</text:span><text:span text:style-name="T183"> (</text:span><text:span text:style-name="T215">__m128d</text:span><text:span text:style-name="T183"> __A, </text:span><text:span text:style-name="T215">__m128d</text:span><text:span text:style-name="T183"> __B)</text:span></text:p><text:p text:style-name="P255">{</text:p><text:p text:style-name="P252"><text:span text:style-name="T183"><text:s text:c="2"/></text:span><text:span text:style-name="T215">__m128d</text:span><text:span text:style-name="T183"><text:tab/>temp = (</text:span><text:span text:style-name="T215">__m128d</text:span><text:span text:style-name="T183">)vec_cmpeq (__A, __B);</text:span></text:p><text:p text:style-name="P252"><text:span text:style-name="T183"><text:s text:c="2"/></text:span><text:span text:style-name="T150">return</text:span><text:span text:style-name="T183"> ((</text:span><text:span text:style-name="T215">__m128d</text:span><text:span text:style-name="T183">)vec_nor (temp, temp));</text:span></text:p><text:p text:style-name="P255">}</text:p><text:p text:style-name="P33"><text:span text:style-name="T150">extern</text:span><text:span text:style-name="T183"> </text:span><text:span text:style-name="T150">__inline</text:span><text:span text:style-name="T183"> </text:span><text:span text:style-name="T213">__m128d</text:span><text:span text:style-name="T183"> </text:span><text:span text:style-name="T150">__attribute__</text:span><text:span text:style-name="T183">((__gnu_inline__, __always_inline__, __artificial__))</text:span></text:p><text:p text:style-name="P252"><text:span text:style-name="T186">_mm_cmpneq_sd</text:span><text:span text:style-name="T183"> (</text:span><text:span text:style-name="T215">__m128d</text:span><text:span text:style-name="T183"> __A, </text:span><text:span text:style-name="T215">__m128d</text:span><text:span text:style-name="T183"> __B)</text:span></text:p><text:p text:style-name="P255">{</text:p><text:p text:style-name="P252"><text:span text:style-name="T183"><text:tab/></text:span><text:span text:style-name="T216">__v2df</text:span><text:span text:style-name="T183"> a, b, c;</text:span></text:p><text:p text:style-name="P255"><text:tab/>a = vec_splat(__A, 0);</text:p><text:p text:style-name="P255"><text:tab/>b = vec_splat(__B, 0);</text:p><text:p text:style-name="P252"><text:span text:style-name="T183"><text:tab/>c = (</text:span><text:span text:style-name="T216">__v2df</text:span><text:span text:style-name="T183">)vec_cmpeq(a, b);</text:span></text:p><text:p text:style-name="P252"><text:span text:style-name="T183"><text:tab/>c = (</text:span><text:span text:style-name="T216">__v2df</text:span><text:span text:style-name="T183">)vec_n</text:span><text:span text:style-name="T185">or</text:span><text:span text:style-name="T183">(c, c);</text:span></text:p><text:p text:style-name="P252"><text:span text:style-name="T183"><text:tab/></text:span><text:span text:style-name="T150">return</text:span><text:span text:style-name="T183"> ((</text:span><text:span text:style-name="T215">__m128d</text:span><text:span text:style-name="T183">){c[0], __A[1]});</text:span></text:p><text:p text:style-name="P255">}</text:p></draw:text-box></draw:frame></text:p>
      <text:p text:style-name="P131">The <text:span text:style-name="T373">I</text:span>ntel Intrinsics also include the not forms of the relational compares:</text:p>
      <text:p text:style-name="P73"><draw:frame draw:style-name="fr1" draw:name="Frame28" text:anchor-type="paragraph" svg:width="7in" draw:z-index="26"><draw:text-box fo:min-height="0.2in"><text:p text:style-name="P139">extern __inline __m128d __attribute__((__gnu_inline__, __always_inline__, __artificial__))</text:p><text:p text:style-name="P139">_mm_cmpnlt_sd (__m128d __A, __m128d __B)</text:p><text:p text:style-name="P139">{</text:p><text:p text:style-name="P139"><text:s text:c="2"/>return (__m128d)__builtin_ia32_cmpnltsd ((__v2df)__A, (__v2df)__B);</text:p><text:p text:style-name="P139">}</text:p><text:p text:style-name="P139"/><text:p text:style-name="P139">extern __inline __m128d __attribute__((__gnu_inline__, __always_inline__, __artificial__))</text:p><text:p text:style-name="P139">_mm_cmpnle_sd (__m128d __A, __m128d __B)</text:p><text:p text:style-name="P139">{</text:p><text:p text:style-name="P139"><text:s text:c="2"/>return (__m128d)__builtin_ia32_cmpnlesd ((__v2df)__A, (__v2df)__B);</text:p><text:p text:style-name="P139">}</text:p></draw:text-box></draw:frame><text:span text:style-name="T191">T</text:span><text:span text:style-name="T152">he PowerISA and OpenPOWER ABI, or GCC PowerPC Altivec Built-in </text:span><text:span text:style-name="T190">documentation</text:span><text:span text:style-name="T152"> do not provide any </text:span><text:span text:style-name="T191">direct </text:span><text:span text:style-name="T152">equivalents </text:span><text:span text:style-name="T191">to the </text:span><text:span text:style-name="T152"><text:s/></text:span><text:span text:style-name="T193">not greater than</text:span><text:span text:style-name="T191"> class of compares</text:span><text:span text:style-name="T152">. Again you don't really need them if you know Boolean algebra. We can use identities like {</text:span><text:span text:style-name="T162">not</text:span><text:span text:style-name="T152"> (A &lt; B) iff A &gt;= B} and {</text:span><text:span text:style-name="T162">not</text:span><text:span text:style-name="T152"> (A &lt;= B) iff A &gt; B}. So the PPC64LE implementation follows:</text:span></text:p>
      <text:p text:style-name="P279"><draw:frame draw:style-name="fr1" draw:name="Frame29" text:anchor-type="paragraph" svg:width="7in" draw:z-index="27"><draw:text-box fo:min-height="0.2in"><text:p text:style-name="P252"><text:span text:style-name="T150">extern</text:span><text:span text:style-name="T183"> </text:span><text:span text:style-name="T150">__inline</text:span><text:span text:style-name="T183"> </text:span><text:span text:style-name="T213">__m128d</text:span><text:span text:style-name="T183"> </text:span><text:span text:style-name="T150">__attribute__</text:span><text:span text:style-name="T183">((__gnu_inline__, __always_inline__, __artificial__))</text:span></text:p><text:p text:style-name="P252"><text:span text:style-name="T186">_mm_cmpnlt_pd</text:span><text:span text:style-name="T183"> (</text:span><text:span text:style-name="T215">__m128d</text:span><text:span text:style-name="T183"> __A, </text:span><text:span text:style-name="T215">__m128d</text:span><text:span text:style-name="T183"> __B)</text:span></text:p><text:p text:style-name="P255">{</text:p><text:p text:style-name="P252"><text:span text:style-name="T183"><text:s text:c="2"/></text:span><text:span text:style-name="T150">return</text:span><text:span text:style-name="T183"> ((</text:span><text:span text:style-name="T215">__m128d</text:span><text:span text:style-name="T183">)vec_cmpge (__A, __B));</text:span></text:p><text:p text:style-name="P255">}</text:p><text:p text:style-name="P251"/><text:p text:style-name="P252"><text:span text:style-name="T150">extern</text:span><text:span text:style-name="T183"> </text:span><text:span text:style-name="T150">__inline</text:span><text:span text:style-name="T183"> </text:span><text:span text:style-name="T213">__m128d</text:span><text:span text:style-name="T183"> </text:span><text:span text:style-name="T150">__attribute__</text:span><text:span text:style-name="T183">((__gnu_inline__, __always_inline__, __artificial__))</text:span></text:p><text:p text:style-name="P252"><text:span text:style-name="T186">_mm_cmpnle_pd</text:span><text:span text:style-name="T183"> (</text:span><text:span text:style-name="T215">__m128d</text:span><text:span text:style-name="T183"> __A, </text:span><text:span text:style-name="T215">__m128d</text:span><text:span text:style-name="T183"> __B)</text:span></text:p><text:p text:style-name="P255">{</text:p><text:p text:style-name="P252"><text:span text:style-name="T183"><text:s text:c="2"/></text:span><text:span text:style-name="T150">return</text:span><text:span text:style-name="T183"> ((</text:span><text:span text:style-name="T215">__m128d</text:span><text:span text:style-name="T183">)vec_cmpgt (__A, __B));</text:span></text:p><text:p text:style-name="P255">}</text:p></draw:text-box></draw:frame><text:soft-page-break/><text:span text:style-name="T152">These patterns repeat for the scalar version of the </text:span><text:span text:style-name="T162">not</text:span><text:span text:style-name="T152"> compares. And in general the larger pattern described in th</text:span><text:span text:style-name="T191">is</text:span><text:span text:style-name="T152"> chapter applies to the other float and integer types with similar interfaces.</text:span></text:p>
      <text:p text:style-name="P263"/>
      <text:h text:style-name="P332" text:outline-level="4">Crossing lanes</text:h>
      <text:p text:style-name="P280"><text:span text:style-name="T152">We have seen that, most of the time, vector SIMD units prefer to keep computations in </text:span><text:span text:style-name="T199">the </text:span><text:span text:style-name="T152">same “lane” (element number) as the input elements. The only exception in the examples so far are the occasional splat (copy one element to all the other elements of the vector) operations. Splat is an example of the general category of “permute” operations (Intel would call this a “shuffle” or “blend”). Permutes </text:span><text:span text:style-name="T198">selects and rearrange</text:span><text:span text:style-name="T152"> the elements</text:span><text:span text:style-name="T198"> of (usually) a concatenated pair of vectors and delivers those </text:span><text:span text:style-name="T200">selected </text:span><text:span text:style-name="T198">element</text:span><text:span text:style-name="T200">s, in a specific order,</text:span><text:span text:style-name="T198"> to a result vector. The selection and order of elements in the result is controlled by a third vector, </text:span><text:span text:style-name="T200">either as 3</text:span><text:span text:style-name="T201">rd</text:span><text:span text:style-name="T200"> input vector or and immediate field of the instruction.</text:span></text:p>
      <text:p text:style-name="P264"/>
      <text:p text:style-name="P281"><text:span text:style-name="T200">F</text:span><text:span text:style-name="T152">or example the Intel intrisics for </text:span><text:a xlink:type="simple" xlink:href="https://software.intel.com/sites/landingpage/IntrinsicsGuide/#text=_mm_hadd&amp;expand=2757,4767,409,2757" text:style-name="Internet_20_link" text:visited-style-name="Visited_20_Internet_20_Link">Horizontal Add / Subtract</text:a><text:span text:style-name="T152"> added with SSE3. These instrinsics add (subtract) adjacent element pairs, across pair of input vectors, placing the sum of the adjacent elements in the result vecotr.. For example </text:span><text:a xlink:type="simple" xlink:href="https://software.intel.com/sites/landingpage/IntrinsicsGuide/#text=_mm_hadd_ps&amp;expand=2757,4767,409,2757,2757" text:style-name="Internet_20_link" text:visited-style-name="Visited_20_Internet_20_Link">_mm_hadd_ps</text:a><text:span text:style-name="T152"> <text:s/></text:span><text:span text:style-name="T245">which implments the operation on float:</text:span></text:p>
      <text:p text:style-name="P282"><draw:frame draw:style-name="fr1" draw:name="Frame56" text:anchor-type="paragraph" svg:width="7in" draw:z-index="57"><draw:text-box fo:min-height="0.2in"><text:p text:style-name="P261"><text:tab/>result[0] = __A[1] + __A[0];</text:p><text:p text:style-name="P256"><text:tab/>result[1] = __A[3] + __A[2];</text:p><text:p text:style-name="P256"><text:tab/>result[2] = __B[1] + __B[0];</text:p><text:p text:style-name="P274"><text:span text:style-name="T155"><text:tab/>result[</text:span><text:span text:style-name="T156">3</text:span><text:span text:style-name="T155">] = __B[3] + __B[2];</text:span></text:p></draw:text-box></draw:frame><text:span text:style-name="T152">Horizontal Add </text:span><text:span text:style-name="T202">(hadd) </text:span><text:span text:style-name="T152">provides an </text:span><text:span text:style-name="T192">incremental</text:span><text:span text:style-name="T152"> vector “sum across” operation commonly needed in matrix and vector transform math. Horizontal Add </text:span><text:span text:style-name="T202">is </text:span><text:span text:style-name="T194">incremental</text:span><text:span text:style-name="T202"> as you need three hadd instructions to sum across 4 vectors of 4 elements ( 7 for 8 x 8, 15 for 16 x 16, …).</text:span></text:p>
      <text:p text:style-name="P265"/>
      <text:p text:style-name="P283"><text:span text:style-name="T152">The PowerISA does not have a sum-across operation for float or double. </text:span><text:span text:style-name="T203">We can user the vector float add instruction after we rearrange the inputs so that element pairs line up for the horizontal</text:span><text:span text:style-name="T205"> </text:span><text:span text:style-name="T203">add. For example we would need to permute the input vectors {1, 2, 3, 4} and {101, 102, 103, 104} into vectors {2, 4, 102, 104} and {1, 3, 101, 103} </text:span><text:span text:style-name="T205">before the <text:s/>vec_add</text:span><text:span text:style-name="T203">. </text:span><text:span text:style-name="T204">This requires</text:span><text:span text:style-name="T203"> two vector permutes to align the elements into the correct lanes for the vector add </text:span><text:span text:style-name="T204">(to implement Horizontal Add)</text:span><text:span text:style-name="T203">. <text:s/></text:span></text:p>
      <text:p text:style-name="P267"/>
      <text:p text:style-name="P284"><text:span text:style-name="T203">T</text:span><text:span text:style-name="T152">he PowerISA provides generalized byte-level vector permute </text:span><text:span text:style-name="T206">(vperm) </text:span><text:span text:style-name="T152">based </text:span><text:span text:style-name="T206">a vector register pair </text:span><text:soft-page-break/><text:span text:style-name="T206">source as input and</text:span><text:span text:style-name="T152"> a control vector. The control vector provides 16 indexes (0-31) to select bytes from the concatenated </text:span><text:span text:style-name="T206">input </text:span><text:span text:style-name="T152">vector register pair (VRA, VRB). A more specific set of permutes (pack, unpack, merge, splat) operations (across element sizes) are encoded as separate <text:s/>instruction opcodes or instruction immediate fields.</text:span></text:p>
      <text:p text:style-name="P269"/>
      <text:p text:style-name="P285"><text:span text:style-name="T152">Unfortunately only the general </text:span><text:span text:style-name="T207">vec_</text:span><text:span text:style-name="T152">perm can provide </text:span><text:span text:style-name="T207">the </text:span><text:span text:style-name="T152">realignment we need the _mm_hadd_ps operation or any of the int, short variants of hadd. For example:</text:span></text:p>
      <text:p text:style-name="P259"><draw:frame draw:style-name="fr1" draw:name="Frame57" text:anchor-type="paragraph" svg:width="7in" draw:z-index="58"><draw:text-box fo:min-height="0.2in"><text:p text:style-name="P266"><text:span text:style-name="T147">extern</text:span><text:span text:style-name="T337"> </text:span><text:span text:style-name="T147">__inline</text:span><text:span text:style-name="T337"> </text:span><text:span text:style-name="T211">__m128</text:span><text:span text:style-name="T337"> </text:span><text:span text:style-name="T147">__attribute__</text:span><text:span text:style-name="T337">((__gnu_inline__, __always_inline__, __artificial__))</text:span></text:p><text:p text:style-name="P274"><text:span text:style-name="T157">_mm_hadd_ps</text:span><text:span text:style-name="T155"> (</text:span><text:span text:style-name="T212">__m128</text:span><text:span text:style-name="T155"> __X, </text:span><text:span text:style-name="T212">__m128</text:span><text:span text:style-name="T155"> __Y)</text:span></text:p><text:p text:style-name="P256">{</text:p><text:p text:style-name="P274"><text:span text:style-name="T155"><text:s text:c="4"/>__vector </text:span><text:span text:style-name="T147">unsigned</text:span><text:span text:style-name="T155"> </text:span><text:span text:style-name="T147">char</text:span><text:span text:style-name="T155"> xform2 = {</text:span></text:p><text:p text:style-name="P258"><text:s text:c="8"/>0x00, 0x01, 0x02, 0x03, <text:s/>0x08, 0x09, 0x0A, 0x0B, <text:s/></text:p><text:p text:style-name="P258"><text:s text:c="8"/>0x10, 0x11, 0x12, 0x13, <text:s/>0x18, 0x19, 0x1A, 0x1B</text:p><text:p text:style-name="P256"><text:s text:c="6"/>};</text:p><text:p text:style-name="P274"><text:span text:style-name="T155"><text:s text:c="4"/>__vector </text:span><text:span text:style-name="T147">unsigned</text:span><text:span text:style-name="T155"> </text:span><text:span text:style-name="T147">char</text:span><text:span text:style-name="T155"> xform1 = {</text:span></text:p><text:p text:style-name="P258"><text:s text:c="8"/>0x04, 0x05, 0x06, 0x07, <text:s/>0x0C, 0x0D, 0x0E, 0x0F, <text:s/></text:p><text:p text:style-name="P258"><text:s text:c="8"/>0x14, 0x15, 0x16, 0x17, <text:s/>0x1C, 0x1D, 0x1E, 0x1F</text:p><text:p text:style-name="P256"><text:s text:c="6"/>};</text:p><text:p text:style-name="P274"><text:span text:style-name="T155"><text:s text:c="4"/></text:span><text:span text:style-name="T147">return</text:span><text:span text:style-name="T155"> (</text:span><text:span text:style-name="T212">__m128</text:span><text:span text:style-name="T155">) vec_add (vec_perm ((</text:span><text:span text:style-name="T211">__v4sf</text:span><text:span text:style-name="T155">) __X, (</text:span><text:span text:style-name="T211">__v4sf</text:span><text:span text:style-name="T155">) __Y, xform1),</text:span></text:p><text:p text:style-name="P274"><text:span text:style-name="T155"><text:s text:c="29"/>vec_perm ((</text:span><text:span text:style-name="T211">__v4sf</text:span><text:span text:style-name="T155">) __X, (</text:span><text:span text:style-name="T211">__v4sf</text:span><text:span text:style-name="T155">) __Y, xform2));</text:span></text:p><text:p text:style-name="P256">}</text:p></draw:text-box></draw:frame></text:p>
      <text:p text:style-name="P268">This requires two permute control vectors; one to select the even word elements across __X and __Y, and another to select the odd word elements across __X and __Y. The result of these permutes (vec_perm) are <text:span text:style-name="T400">inputs </text:span>to the vec_add <text:span text:style-name="T400">and</text:span> complete<text:span text:style-name="T400">s</text:span> the <text:span text:style-name="T399">h</text:span>add operation. </text:p>
      <text:p text:style-name="P286"/>
      <text:p text:style-name="P287">Fortunately the permute required for the double (64-bit) case (IE _mm_hadd_pd) reduces to the equivalent of vec_mergeh / vec_mergel <text:s/>doubleword (which are variants of <text:s/>VSX Permute Doubleword Immediate). So the implementation of _mm_hadd_pd can be simplified to this:</text:p>
      <text:p text:style-name="P270"><draw:frame draw:style-name="fr1" draw:name="Frame58" text:anchor-type="paragraph" svg:width="7in" draw:z-index="59"><draw:text-box fo:min-height="0.2in"><text:p text:style-name="P287"><text:span text:style-name="T147">extern</text:span><text:span text:style-name="T155"> </text:span><text:span text:style-name="T147">__inline</text:span><text:span text:style-name="T155"> </text:span><text:span text:style-name="T211">__m128d</text:span><text:span text:style-name="T155"> </text:span><text:span text:style-name="T147">__attribute__</text:span><text:span text:style-name="T155">((__gnu_inline__, __always_inline__, __artificial__))</text:span></text:p><text:p text:style-name="P274"><text:span text:style-name="T157">_mm_hadd_pd</text:span><text:span text:style-name="T155"> (</text:span><text:span text:style-name="T212">__m128d</text:span><text:span text:style-name="T155"> __X, </text:span><text:span text:style-name="T212">__m128d</text:span><text:span text:style-name="T155"> __Y)</text:span></text:p><text:p text:style-name="P256">{</text:p><text:p text:style-name="P274"><text:span text:style-name="T155"><text:tab/></text:span><text:span text:style-name="T147">return</text:span><text:span text:style-name="T155"> (</text:span><text:span text:style-name="T212">__m128d</text:span><text:span text:style-name="T155">) vec_add (vec_mergeh ((</text:span><text:span text:style-name="T211">__v2df</text:span><text:span text:style-name="T155">) __X, (</text:span><text:span text:style-name="T211">__v2df</text:span><text:span text:style-name="T155">)__Y),</text:span></text:p><text:p text:style-name="P274"><text:span text:style-name="T155"><text:tab/><text:tab/><text:tab/> <text:s text:c="17"/>vec_mergel ((</text:span><text:span text:style-name="T211">__v2df</text:span><text:span text:style-name="T155">) __X, (</text:span><text:span text:style-name="T211">__v2df</text:span><text:span text:style-name="T155">)__Y));</text:span></text:p><text:p text:style-name="P256">}</text:p></draw:text-box></draw:frame>This eliminates the load of the control vectors required by the previous example.</text:p>
      <text:p text:style-name="P288"/>
      <text:h text:style-name="Heading_20_3" text:outline-level="3">PowerISA Vector facilities.</text:h>
      <text:p text:style-name="P93"><text:span text:style-name="T380">T</text:span>he PowerISA vector facilities (VMX and VSX) are extensive, <text:span text:style-name="T380">b</text:span>ut <text:span text:style-name="T380">does not</text:span> always <text:span text:style-name="T380">provide </text:span>a direct <text:span text:style-name="T317">or</text:span> obvious functional equivalent to the Intel Intrinsics. <text:span text:style-name="T315">But being not obvious is not the same as imposible. It just requires some basic programing skills.</text:span></text:p>
      <text:p text:style-name="P93"/>
      <text:p text:style-name="P94"><text:soft-page-break/>It is a good idea to have an overall understanding of the vector capabilities the PowerISA. You do not need to memorize every instructions but is helps to know where to look. Both the PowerISA and OpenPOWER ABI have a specific structure and organization that can help you find what you looking for. </text:p>
      <text:p text:style-name="P94"/>
      <text:p text:style-name="P164"><text:span text:style-name="T95">It also helps to understand the relationship between the PowerISAs low level instructions and the higher abstraction of the vector intrinsics as defined by the OpenPOWER ABIs </text:span><text:span text:style-name="T122">Vector Programming Interfaces</text:span><text:span text:style-name="T95"> and the the defacto <text:s/>standard of GCC's </text:span><text:span text:style-name="T278">PowerPC AltiVec Built-in Functions</text:span>.</text:p>
      <text:h text:style-name="Heading_20_4" text:outline-level="4">The PowerISA</text:h>
      <text:p text:style-name="P166">The PowerISA is for historical reasons is organized at the top level by the distinction between older <text:span text:style-name="T278">Vector Facility</text:span> (Altivec / VMX) and the newer <text:span text:style-name="T278">Vector-Scalar Floating-Point Operations</text:span> (VSX). </text:p>
      <text:p text:style-name="Heading_20_5">The Vector Facility (VMX)</text:p>
      <text:p text:style-name="P166">The orginal VMX support<text:span text:style-name="T316">ed SIMD </text:span>integer byte, halfword, and word, and single float data types within a separate <text:span text:style-name="T319">(from GPR and FPR) </text:span>bank of 32 x 128-bit vector registers. <text:span text:style-name="T316">These operations like to stay within their (SIMD) lanes except where the operation changes the element data size (integer multiply, pack, and unpack). </text:span></text:p>
      <text:p text:style-name="P165"/>
      <text:p text:style-name="P168">This is complimented by bit logical and shift / rotate / permute / merge instuctions that operate on the vector as a whole. <text:s/>Some operation (permute, pack, merge, shift double, select) will select 128 bits from a pair of vectors (256-bits) and deliver <text:span text:style-name="T319">128-bit vector</text:span> result. <text:span text:style-name="T407">These instructions will cross lanes or multiple registers to grab fields and assmeble them into the single register result.</text:span></text:p>
      <text:p text:style-name="P168"/>
      <text:p text:style-name="Standard"><text:span text:style-name="T320">The PowerISA 2.07B </text:span>Chapter 6. Vector Facility <text:span text:style-name="T320">is organised starting with an overview (chapters 6.1- 6.6) :</text:span></text:p>
      <text:p text:style-name="P79"><draw:frame draw:style-name="fr1" draw:name="Frame30" text:anchor-type="paragraph" svg:width="7in" draw:z-index="28"><draw:text-box fo:min-height="0.2in"><text:p text:style-name="P26">6.1 Vector Facility Overview . . . . . . . . . . . . . . . . . . . . . . . . 227</text:p><text:p text:style-name="P26">6.2 Chapter Conventions. . . . . . . . . . . . . . . . . . . . . . . . . . . 227</text:p><text:p text:style-name="P25">6.2.1 Description of Instruction Operation . . . . . . . . . . . . . . . . . 227</text:p><text:p text:style-name="P25">6.3 Vector Facility Registers <text:s/>. . . . . . . . . . . . . . . . . . . . . . . 234</text:p><text:p text:style-name="P25">6.3.1 Vector Registers . . . . . . . . . . . . . . . . . . . . . . . . . . . 234</text:p><text:p text:style-name="P25">6.3.2 Vector Status and Control Register . . . . . . . . . . . . . . . . . . 234</text:p><text:p text:style-name="P25">6.3.3 VR Save Register . . . . . . . . . . . . . . . . . . . . . . . . . . . 235</text:p><text:p text:style-name="P25">6.4 Vector Storage Access Operations . . . . . . . . . . . . . . . . . . . . 235</text:p><text:p text:style-name="P25">6.4.1 Accessing Unaligned Storage Operands . . . . . . . . . . . . . . . . . 237</text:p><text:p text:style-name="P27">6.5 Vector Integer Operations <text:s/>. . . . . . . . . . . . . . . . . . . . . . . 238</text:p><text:p text:style-name="P27">6.5.1 Integer Saturation . . . . . . . . . . . . . . . . . . . . . . . . . . 238</text:p><text:p text:style-name="P27">6.6 Vector Floating-Point Operations . . . . . . . . . . . . . . . . . . . . 240</text:p><text:p text:style-name="P27">6.6.1 Floating-Point Overview <text:s/>. . . . . . . . . . . . . . . . . . . . . . . 240</text:p><text:p text:style-name="P27">6.6.2 Floating-Point Exceptions <text:s/>. . . . . . . . . . . . . . . . . . . . . . 240</text:p></draw:text-box></draw:frame>Then a chapter on storage (load/store) access for vector and vector elements:</text:p>
      <text:p text:style-name="Heading_20_6"><draw:frame draw:style-name="fr1" draw:name="Frame31" text:anchor-type="paragraph" svg:width="7in" draw:z-index="29"><draw:text-box fo:min-height="0.2in"><text:p text:style-name="P27">6.7 Vector Storage Access Instructions . . . . . . . . . . . . . . . . . . . 242</text:p><text:p text:style-name="P27">6.7.1 Storage Access Exceptions <text:s/>. . . . . . . . . . . . . . . . . . . . . . 242</text:p><text:p text:style-name="P27">6.7.2 Vector Load Instructions . . . . . . . . . . . . . . . . . . . . . . . 243</text:p><text:p text:style-name="P27">6.7.3 Vector Store Instructions. . . . . . . . . . . . . . . . . . . . . . . 246</text:p><text:p text:style-name="P25">6.7.4 Vector Alignment Support Instructions. . . . . . . . . . . . . . . . . 248</text:p></draw:text-box></draw:frame><text:soft-page-break/><text:span text:style-name="T128">V</text:span><text:span text:style-name="T127">ector permute and formatting instructions</text:span></text:p>
      <text:p text:style-name="P233"><text:span text:style-name="T56">The vector Permute and formatting chapter follows and is an important one to study. These operation operation on the byte, halfword, word (and with 2.07 doubleword) integer types . Plus special Pixel type. </text:span><text:span text:style-name="T57">The shifts instructions in this chapter operate on the vector as a whole at either the bit or the byte (octet) level, </text:span><text:span text:style-name="T56">This is an important chapter to study for moving PowerISA vector results into the vector elements that Intel Intrinsics expect:</text:span></text:p>
      <text:p text:style-name="P179"><draw:frame draw:style-name="fr1" draw:name="Frame32" text:anchor-type="paragraph" svg:width="7in" draw:z-index="30"><draw:text-box fo:min-height="0.2in"><text:p text:style-name="P25">6.8 Vector Permute and Formatting Instructions <text:s/>. . . . . . . . . . . . . . . 249</text:p><text:p text:style-name="P25">6.8.1 Vector Pack and Unpack Instructions . . . . . . . . . . . . . . . . . . 249</text:p><text:p text:style-name="P25">6.8.2 Vector Merge Instructions . . . . . . . . . . . . . . . . . . . . . . . 256</text:p><text:p text:style-name="P26">6.8.3 Vector Splat Instructions . . . . . . . . . . . . . . . . . . . . . . . 259</text:p><text:p text:style-name="P26">6.8.4 Vector Permute Instruction <text:s/>. . . . . . . . . . . . . . . . . . . . . . 260</text:p><text:p text:style-name="P26">6.8.5 Vector Select Instruction . . . . . . . . . . . . . . . . . . . . . . . 261</text:p><text:p text:style-name="P26">6.8.6 Vector Shift Instructions . . . . . . . . . . . . . . . . . . . . . . . 262</text:p></draw:text-box></draw:frame></text:p>
      <text:p text:style-name="P234"><text:span text:style-name="T325">The Vector Integer </text:span><text:span text:style-name="T326">instructions </text:span><text:span text:style-name="T325">include the add / subtract / Multiply / </text:span><text:span text:style-name="T322">Multiply Add/Sum /</text:span><text:span text:style-name="T325"> (no divide) operations </text:span><text:span text:style-name="T326">for</text:span><text:span text:style-name="T325"> the </text:span><text:span text:style-name="T322">standard integer types. There are instruction forms that <text:s/>provide signed, unsigned, modulo, and saturate results for most operations. The PowerISA 2.07 extension add / subtract of 128-bit integers with carry and extend </text:span><text:span text:style-name="T328">to 256, 512-bit and beyond </text:span><text:span text:style-name="T322">, is included here. There are signed / unsigned compares across the standard integer types (byte, .. doubleword). The </text:span><text:span text:style-name="T323">usual and </text:span><text:span text:style-name="T322">bit-wise logical </text:span><text:span text:style-name="T324">operations. And the SIMD shift / rotate instructions that operate on the vector elements for various types.</text:span></text:p>
      <text:p text:style-name="P173"><draw:frame draw:style-name="fr2" draw:name="Frame33" text:anchor-type="paragraph" svg:x="-0.0374in" svg:y="0.0917in" svg:width="7in" draw:z-index="55"><draw:text-box fo:min-height="0.2in"><text:p text:style-name="P25">6.9 Vector Integer Instructions <text:s/>. . . . . . . . . . . . . . . . . . . . . . 264</text:p><text:p text:style-name="P25">6.9.1 Vector Integer Arithmetic Instructions . . . . . . . . . . . . . . . . 264</text:p><text:p text:style-name="P25">6.9.2 Vector Integer Compare Instructions. . . . . . . . . . . . . . . . . . 294</text:p><text:p text:style-name="P25">6.9.3 Vector Logical Instructions <text:s/>. . . . . . . . . . . . . . . . . . . . . 300</text:p><text:p text:style-name="P25">6.9.4 Vector Integer Rotate and Shift Instructions . . . . . . . . . . . . . 302</text:p></draw:text-box></draw:frame></text:p>
      <text:p text:style-name="P173"/>
      <text:p text:style-name="P174">The vector [single] float instructions are grouped into this chapter. This chapter does not include the double float instructions which are described in the VSX chapter. VSX also include additional float instructions that operate on the whole 64 register vector-scalar set.</text:p>
      <text:p text:style-name="P178"><draw:frame draw:style-name="fr1" draw:name="Frame37" text:anchor-type="paragraph" svg:width="7in" draw:z-index="33"><draw:text-box fo:min-height="0.2in"><text:p text:style-name="P25">6.10 Vector Floating-Point Instruction Set . . . . . . . . . . . . . . . . . 306</text:p><text:p text:style-name="P25">6.10.1 Vector Floating-Point Arithmetic Instructions . . . . . . . . . . . . 306</text:p><text:p text:style-name="P25">6.10.2 Vector Floating-Point Maximum and Minimum Instructions <text:s/>. . . . . . . 308</text:p><text:p text:style-name="P25">6.10.3 Vector Floating-Point Rounding and Conversion Instructions. . . . . . 309</text:p><text:p text:style-name="P25">6.10.4 Vector Floating-Point Compare Instructions <text:s/>. . . . . . . . . . . . . 313</text:p><text:p text:style-name="P25">6.10.5 Vector Floating-Point Estimate Instructions . . . . . . . . . . . . . 316</text:p></draw:text-box></draw:frame></text:p>
      <text:p text:style-name="P178"/>
      <text:p text:style-name="P178"><text:soft-page-break/>The vector XOR based instructions are new with PowerISA 2.07 (POWER8) and provide vector <text:s/>crypto and check-sum operations:</text:p>
      <text:p text:style-name="P176"><draw:frame draw:style-name="fr2" draw:name="Frame36" text:anchor-type="paragraph" svg:x="-0.0228in" svg:y="0.1335in" svg:width="7in" draw:z-index="40"><draw:text-box fo:min-height="0.2in"><text:p text:style-name="P25">6.11 Vector Exclusive-OR-based Instructions <text:s/>. . . . . . . . . . . . . . . . 318</text:p><text:p text:style-name="P25">6.11.1 Vector AES Instructions . . . . . . . . . . . . . . . . . . . . . . . 318</text:p><text:p text:style-name="P25">6.11.2 Vector SHA-256 and SHA-512 Sigma Instructions . . . . . . . . . . . . 320</text:p><text:p text:style-name="P25">6.11.3 Vector Binary Polynomial Multiplication Instructions. . . . . . . . . 321</text:p><text:p text:style-name="P25">6.11.4 Vector Permute and Exclusive-OR Instruction . . . . . . . . . . . . . 323</text:p></draw:text-box></draw:frame></text:p>
      <text:p text:style-name="P172"><text:span text:style-name="T321">The vector gather and bit </text:span><text:span text:style-name="T327">permute support bit level rearrangement of bits with in the vector. While the vector versions of the count leading zeros and population count are useful to accelerate specific algorithms </text:span></text:p>
      <text:p text:style-name="P175"><draw:frame draw:style-name="fr1" draw:name="Frame35" text:anchor-type="paragraph" svg:width="7in" draw:z-index="32"><draw:text-box fo:min-height="0.2in"><text:p text:style-name="P25">6.12 Vector Gather Instruction . . . . . . . . . . . . . . . . . . . . . . . 324</text:p><text:p text:style-name="P25">6.13 Vector Count Leading Zeros Instructions . . . . . . . . . . . . . . . . 325</text:p><text:p text:style-name="P25">6.14 Vector Population Count Instructions. . . . . . . . . . . . . . . . . . 326</text:p><text:p text:style-name="P25">6.15 Vector Bit Permute Instruction <text:s/>. . . . . . . . . . . . . . . . . . . . 327</text:p></draw:text-box></draw:frame></text:p>
      <text:p text:style-name="P177">The Decimal Integer add / subtract instructions complement the Decimal Floating-Point instructions. They can also be used to accelerated some binary to/from decimal conversions. The VSCR instruction provides access the the Non-Java mode floating-point control and the saturation status. These instruction are not normally of interest in porting Intel intrinsics.</text:p>
      <text:p text:style-name="P167"><draw:frame draw:style-name="fr2" draw:name="Frame34" text:anchor-type="paragraph" svg:x="-0.0126in" svg:y="0.1138in" svg:width="7in" draw:z-index="31"><draw:text-box fo:min-height="0.2in"><text:p text:style-name="P25">6.16 Decimal Integer Arithmetic Instructions . . . . . . . . . . . . . . . . 328</text:p><text:p text:style-name="P25">6.17 Vector Status and Control Register Instructions . . . . . . . . . . . . 331</text:p></draw:text-box></draw:frame></text:p>
      <text:p text:style-name="P169">With PowerISA 2.07B (Power8) several major extension where added to the Vector Facility:</text:p>
      <text:list xml:id="list1080815377692359178" text:style-name="L5">
        <text:list-item>
          <text:p text:style-name="P317"><text:span text:style-name="T317">Vector Crypto: Under “</text:span>Vector Exclusive-OR-based Instructions Vector Exclusive-OR-based Instructions”, <text:span text:style-name="T318">AES [inverse] Cipher, SHA 256 / 512 Sigma, Polynomial Multiplication, and Permute and XOR instructions.</text:span></text:p>
        </text:list-item>
        <text:list-item>
          <text:p text:style-name="P318">64-bit Integer; <text:span text:style-name="T318">signed and unsigned add / subtract, signed and unsigned compare, Even / Odd 32 x 32 multiple with 64-bit product, signed / unsigned max / min, rotate and shift left/right.</text:span></text:p>
        </text:list-item>
        <text:list-item>
          <text:p text:style-name="P319">Direct Move between GRPs and the FPRs / Left half of Vector Registers.</text:p>
        </text:list-item>
        <text:list-item>
          <text:p text:style-name="P319">128-bit integer add / subtract with carry / extend, direct support for vector __int128 and multiple precision arithmetic.</text:p>
        </text:list-item>
        <text:list-item>
          <text:p text:style-name="P319">Decimal Integer add subtract for 31 digit BCD.</text:p>
        </text:list-item>
        <text:list-item>
          <text:p text:style-name="P319">Miscellaneous SIMD extensions: Count leading Zeros, Population count, bit gather / permute, and vector forms of eqv, nand, orc.</text:p>
        </text:list-item>
      </text:list>
      <text:p text:style-name="P164"/>
      <text:p text:style-name="P171">The rational for why these are included in the Vector Facilities (VMX) (vs Vector-Scalar Floating-Point Operations (VSX)) has more to do with how the instruction where encoded then with the <text:span text:style-name="T346">type of operation</text:span>s o<text:span text:style-name="T329">r</text:span> <text:span text:style-name="T379">the ISA version of</text:span> introduction. This is primarily a trade-off <text:span text:style-name="T329">between </text:span>the bits required for register selection vs <text:span text:style-name="T329">bits for </text:span>extended op-code space <text:span text:style-name="T329">within </text:span>in a fixed 32-bit instruction. Basically accessing 32 vector register<text:span text:style-name="T329">s require 5-bits per register, while accessing all 64 vector-scalar registers require 6-bits per register. When you consider the most vector instructions require <text:s/>3 <text:s/>and some (select, fused multiply-add) require 4 register operand forms, <text:s/>the impact on op-code space is significant. The </text:span><text:soft-page-break/><text:span text:style-name="T329">larger register set of VSX was justified by queuing theory of larger HPC matrix codes using double float, while 32 registers are sufficient for most applications.</text:span></text:p>
      <text:p text:style-name="P170"/>
      <text:p text:style-name="P170"><text:span text:style-name="T330">So by definition the </text:span>VMX instructions are restricted to the original 32 vector registers while VSX instructions are encoded to <text:s/>access all 64 floating-point scalar and vector <text:span text:style-name="T319">double registers. This distinction can be troublesome when programming at the assembler level, but the compiler and compiler built-ins can hide most of this detail from the programmer. </text:span></text:p>
      <text:p text:style-name="P170"/>
      <text:p text:style-name="Heading_20_5">Vector-Scalar Floating-Point Operations <text:span text:style-name="T331">(VSX)</text:span></text:p>
      <text:p text:style-name="P180"/>
      <text:p text:style-name="P180">With PowerISA 2.06 (POWER7) we extended the vector SIMD capabilities of the PowerISA:</text:p>
      <text:list xml:id="list1767236016962944183" text:style-name="L6">
        <text:list-item>
          <text:p text:style-name="P320">Extend the available vector and floating-point scalar register sets from 32 registers each to a combined 64 x 64-bit <text:span text:style-name="T333">scalar </text:span>floating-point and 64 x 128-<text:span text:style-name="T333">bit </text:span>vector registers.</text:p>
        </text:list-item>
        <text:list-item>
          <text:p text:style-name="P320">Enable scalar double float operations <text:span text:style-name="T333">on</text:span> all 64 scalar registers.</text:p>
        </text:list-item>
        <text:list-item>
          <text:p text:style-name="P320">Enable vector double and vector float operations for all 64 vector registers.</text:p>
        </text:list-item>
        <text:list-item>
          <text:p text:style-name="P320">Enable super-scalar execution of vector instructions and support 2 independent vector floating point <text:s/>pipelines for parallel execution of 4 x 64-bit Floating point Fused Multiply Adds (FMAs) and 8 x 32-bit (FMAs) per cycle.</text:p>
        </text:list-item>
      </text:list>
      <text:p text:style-name="P180"/>
      <text:p text:style-name="P183">With PowerISA 2.07 (POWER8) we added single-precision scalar floating-point instruction to VSX. This completes the floating-point computational set for VSX. <text:span text:style-name="T334">This ISA release also clarified how these operate in the Little Endian storage model.</text:span></text:p>
      <text:p text:style-name="P180"/>
      <text:p text:style-name="P181">While the focus was <text:span text:style-name="T333">on enhanced</text:span> floating-<text:span text:style-name="T332">point</text:span> computation <text:span text:style-name="T332">(for High Performance Computing), <text:s/>VSX</text:span> also extended <text:s/>the ISA with additional storage access, logical, and permute (merge, splat, shift) instructions. This was necessary to extend these operations cover 64 <text:span text:style-name="T379">VSX </text:span>register<text:span text:style-name="T379">s</text:span>, <text:span text:style-name="T333">and</text:span> improves unaligned storage access for vectors <text:s/><text:span text:style-name="T333">(</text:span>not available in VMX<text:span text:style-name="T333">)</text:span>.</text:p>
      <text:p text:style-name="P181"/>
      <text:p text:style-name="P182"><text:span text:style-name="T320">The PowerISA 2.07B Chapter 7. Vector-Scalar Floating-Point Operations</text:span> <text:span text:style-name="T320">is organized starting with an introduction and overview (chapters 7.1- 7.5) . The early sections (7.1 and 7.2) describe the layout of the 64 VSX registers and how they relate (overlap and inter-operate) to the existing floating point scalar (FPRs) and (VMX VRs) vector registers.</text:span></text:p>
      <text:p text:style-name="P182"/>
      <text:p text:style-name="P185"><draw:frame draw:style-name="fr2" draw:name="Frame38" text:anchor-type="paragraph" svg:x="0.0244in" svg:y="0.0083in" svg:width="7in" draw:z-index="34"><draw:text-box fo:min-height="0.2in"><text:p text:style-name="P23">7.1 Introduction <text:s/>. . . . . . . . . . . . . . . . . . . . . . . . . . . . . . 317</text:p><text:p text:style-name="P23">7.1.1 Overview of the Vector-Scalar Extension . . . . . . . . . . . . . . . . 317</text:p><text:p text:style-name="P23">7.2 VSX Registers . . . . . . . . . . . . . . . . . . . . . . . . . . . . . . 318</text:p><text:p text:style-name="P23">7.2.1 Vector-Scalar Registers . . . . . . . . . . . . . . . . . . . . . . . . 318</text:p><text:p text:style-name="P23">7.2.2 Floating-Point Status and Control Register. . . . . . . . . . . . . . . 321</text:p></draw:text-box></draw:frame><text:span text:style-name="T23">The definition</text:span><text:span text:style-name="T65">s</text:span><text:span text:style-name="T23"> given in </text:span><text:span text:style-name="T58">“7.1.1.1 Compatibility with Category Floating-Point and Category Decimal Floating-Point Operations”, </text:span><text:span text:style-name="T59">a</text:span><text:span text:style-name="T23">nd </text:span><text:span text:style-name="T58">“7.1.1.2 Compatibility with Category Vector Operations” </text:span></text:p>
      <text:p text:style-name="P77"><draw:frame draw:style-name="fr2" draw:name="Frame39" text:anchor-type="paragraph" svg:x="0.0744in" svg:y="0.0937in" svg:width="6.9846in" draw:z-index="35"><draw:text-box fo:min-height="1.35in"><text:p text:style-name="P222">The instruction sets defined in Chapter 4.</text:p><text:p text:style-name="P222">Floating-Point Facility and Chapter 5. Decimal</text:p><text:p text:style-name="P222">Floating-Point retain their definition with one primary</text:p><text:p text:style-name="P222">difference. The FPRs are mapped to doubleword</text:p><text:p text:style-name="P222">element 0 of VSRs 0-31. The contents of doubleword 1</text:p><text:p text:style-name="P222">of the VSR corresponding to a source FPR specified</text:p><text:p text:style-name="P222">by an instruction are ignored. The contents of</text:p><text:p text:style-name="P222">doubleword 1 of a VSR corresponding to the target</text:p><text:p text:style-name="P222">FPR specified by an instruction are undefined.</text:p></draw:text-box></draw:frame><draw:frame draw:style-name="fr2" draw:name="Frame40" text:anchor-type="paragraph" svg:x="0.0744in" svg:y="1.6563in" svg:width="7in" draw:z-index="36"><draw:text-box fo:min-height="0.2in"><text:p text:style-name="P221">The instruction set defined in Chapter 6. Vector Facility</text:p><text:p text:style-name="P221">[Category: Vector], retains its definition with one</text:p><text:p text:style-name="P221">primary difference. The VRs are mapped to VSRs</text:p><text:p text:style-name="P221">32-63.</text:p></draw:text-box></draw:frame><text:soft-page-break/>Note; the reference to scalar element 0 above is from the big endian register perspective of the ISA. In the PPC64LE ABI implementation, and for the purpose of porting Intel intrinsics, this is logical element 1. <text:s/>Intel SSE scalar intrinsics operated on logical element [0], <text:s/>which is in the wrong position for PowerISA FPU and VSX scalar floating-point <text:s/>operations. <text:span text:style-name="T343">Another important note is what happens to the other half of the VSR when you execute a scalar floating-point instruction (</text:span><text:span text:style-name="T277">The contents of doubleword 1 of a VSR … are undefined.</text:span><text:span text:style-name="T343">)</text:span></text:p>
      <text:p text:style-name="P75"/>
      <text:p text:style-name="P75"><text:span text:style-name="T335">The compiler will hide some of this detail when generating code for little endian vector element [] notation and most vector built-ins. For example vec_splat (A, 0) is transformed for PPC64LE to </text:span><text:span text:style-name="T338">xxspltd </text:span><text:span text:style-name="T339">VRT</text:span><text:span text:style-name="T338">,</text:span><text:span text:style-name="T339">VRA</text:span><text:span text:style-name="T338">,1</text:span><text:span text:style-name="T335">. What the compiler </text:span><text:span text:style-name="T280">can not</text:span><text:span text:style-name="T335"> hide is the different placement of scalars within vector registers.</text:span></text:p>
      <text:p text:style-name="P74"/>
      <text:p text:style-name="P76"><text:span text:style-name="T378">V</text:span>ector registers (VRs) 0-31 overlay and can be accessed from vector scalar registers (VSRs) 32-63. The ABI also specifies that VR2-13 are used to pass parameter and return values. In some cases the same (similar) operations exist in both VMX and VSX instruction forms, while in the other cases operations only exist for VMX (byte level permute and shift) or VSX (Vector double). <text:s/></text:p>
      <text:p text:style-name="P75"/>
      <text:p text:style-name="P75"><text:span text:style-name="T335">So resister selection that; avoids unnecessary vector moves, follows the ABI, while maintaining the correct instruction specific register numbering, can be tricky. The </text:span><text:a xlink:type="simple" xlink:href="https://gcc.gnu.org/onlinedocs/gcc-6.3.0/gcc/Machine-Constraints.html#Machine-Constraints" text:style-name="Internet_20_link" text:visited-style-name="Visited_20_Internet_20_Link"><text:span text:style-name="T335">GCC register constraint</text:span></text:a><text:span text:style-name="T335"> annotations for Inline assembler using vector instructions <text:s/>is challenging, even for experts. So only experts should be writing assembler and then only in extraordinary circumstances. You should leave these details to the compiler (using vector extensions and vector built-ins) when ever possible.</text:span></text:p>
      <text:p text:style-name="P184"/>
      <text:p text:style-name="P184">The next sections get is into the details of floating point representation, operations, and exceptions. <text:span text:style-name="T378">Basically the</text:span> implementation details <text:span text:style-name="T342">for</text:span> the IEE<text:span text:style-name="T334">E</text:span>754<text:span text:style-name="T334">R</text:span> and C/C++ language standards <text:span text:style-name="T334">that most developers only access via higher level APIs. So most programmers will not need this level of detail, but it is there if needed.</text:span></text:p>
      <text:p text:style-name="P23"><draw:frame draw:style-name="fr1" draw:name="Frame41" text:anchor-type="paragraph" svg:width="7in" draw:z-index="37"><draw:text-box fo:min-height="0.2in"><text:p text:style-name="P23">7.3 VSX Operations . . . . . . . . . . . . . . . . . . . . . . . . . . . . . 326</text:p><text:p text:style-name="P23">7.3.1 VSX Floating-Point Arithmetic Overview . . . . . . . . . . . . . . . . 326</text:p><text:p text:style-name="P23">7.3.2 VSX Floating-Point Data <text:s/>. . . . . . . . . . . . . . . . . . . . . . . 327</text:p><text:p text:style-name="P23">7.3.3 VSX Floating-Point Execution Models <text:s/>. . . . . . . . . . . . . . . . . 335</text:p><text:p text:style-name="P23">7.4 VSX Floating-Point Exceptions <text:s/>. . . . . . . . . . . . . . . . . . . . . 338</text:p><text:p text:style-name="P23">7.4.1 Floating-Point Invalid Operation Exception . . . . . . . . . . . . . . 341</text:p><text:p text:style-name="P23">7.4.2 Floating-Point Zero Divide Exception . . . . . . . . . . . . . . . . . 347</text:p><text:p text:style-name="P23">7.4.3 Floating-Point Overflow Exception. . . . . . . . . . . . . . . . . . . 349</text:p><text:p text:style-name="P23">7.4.4 Floating-Point Underflow Exception . . . . . . . . . . . . . . . . . . 351</text:p></draw:text-box></draw:frame><text:soft-page-break/></text:p>
      <text:p text:style-name="P186">Finally an overview the VSX storage access instruction<text:span text:style-name="T345">s</text:span> for big and little endian and for aligned and unaligned data addresses. This included diagrams that illuminate the differences </text:p>
      <text:p text:style-name="P23"><draw:frame draw:style-name="fr1" draw:name="Frame42" text:anchor-type="paragraph" svg:width="7in" draw:z-index="38"><draw:text-box fo:min-height="0.2in"><text:p text:style-name="P23">7.5 VSX Storage Access Operations <text:s/>. . . . . . . . . . . . . . . . . . . . . 356</text:p><text:p text:style-name="P23">7.5.1 Accessing Aligned Storage Operands . . . . . . . . . . . . . . . . . . 356</text:p><text:p text:style-name="P23">7.5.2 Accessing Unaligned Storage Operands . . . . . . . . . . . . . . . . . 357</text:p><text:p text:style-name="P23">7.5.3 Storage Access Exceptions <text:s/>. . . . . . . . . . . . . . . . . . . . . . 358</text:p></draw:text-box></draw:frame></text:p>
      <text:p text:style-name="P186">Section 7.6 start<text:span text:style-name="T345">s</text:span> with a VSX instruction Set Summary which is <text:span text:style-name="T345">the</text:span> place to start to get an feel for the types <text:span text:style-name="T378">and </text:span>operations support<text:span text:style-name="T378">ed</text:span>. <text:s/>The emphasis on float-point, both scalar and vector <text:span text:style-name="T344">(especially vector double), </text:span>is pronounced. Many of the scalar and single-precision vector instruction look like duplicates of what we have seen in the <text:span text:style-name="T344">Chapter 4 </text:span>Floating-Point <text:span text:style-name="T344">and Chapter 6 Vector facilities. The difference here is, new instruction encodings to access the full 64 VSX register space. </text:span></text:p>
      <text:p text:style-name="P186"/>
      <text:p text:style-name="P187">In addition there are small number of logical instructions are include to support predication (selecting / masking vector elements based on compare results). And set of permute, merge, <text:span text:style-name="T347">shift, </text:span>and splat instructions that operation on VSX word (float) and doubleword (double) elements. <text:span text:style-name="T347">As mentioned about VMX section 6.8 these instructions are good to study as they are useful for realigning elements from PowerISA vector results to that required for Intel Intrinsics.</text:span></text:p>
      <text:p text:style-name="P184"/>
      <text:p text:style-name="P24"><draw:frame draw:style-name="fr1" draw:name="Frame43" text:anchor-type="paragraph" svg:width="7in" draw:z-index="39"><draw:text-box fo:min-height="0.2in"><text:p text:style-name="P24">7.6 VSX Instruction Set . . . . . . . . . . . . . . . . . . . . . . . . . . <text:s/>359</text:p><text:p text:style-name="P24">7.6.1 VSX Instruction Set Summary . . . . . . . . . . . . . . . . . . . . . <text:s/>359</text:p><text:p text:style-name="P24">7.6.1.1 VSX Storage Access Instructions . . . . . . . . . . . . . . . . . . <text:s/>359</text:p><text:p text:style-name="P24">7.6.1.2 VSX Move Instructions . . . . . . . . . . . . . . . . . . . . . . . <text:s/>360</text:p><text:p text:style-name="P24">7.6.1.3 VSX Floating-Point Arithmetic Instructions <text:s/>. . . . . . . . . . . . <text:s/>360</text:p><text:p text:style-name="P24">7.6.1.4 VSX Floating-Point Compare Instructions . . . . . . . . . . . . . . <text:s/>363</text:p><text:p text:style-name="P24">7.6.1.5 VSX DP-SP Conversion Instructions . . . . . . . . . . . . . . . . . <text:s/>364</text:p><text:p text:style-name="P24">7.6.1.6 VSX Integer Conversion Instructions . . . . . . . . . . . . . . . . <text:s/>364</text:p><text:p text:style-name="P24">7.6.1.7 VSX Round to Floating-Point Integer Instructions <text:s/>. . . . . . . . . <text:s/>366</text:p><text:p text:style-name="P24">7.6.1.8 VSX Logical Instructions. . . . . . . . . . . . . . . . . . . . . . <text:s/>366</text:p><text:p text:style-name="P24">7.6.1.9 VSX Permute Instructions. . . . . . . . . . . . . . . . . . . . . . <text:s/>367</text:p><text:p text:style-name="P24">7.6.2 VSX Instruction Description Conventions . . . . . . . . . . . . . . . <text:s/>368</text:p><text:p text:style-name="P24">7.6.3 VSX Instruction Descriptions <text:s/>. . . . . . . . . . . . . . . . . . . . <text:s/>392</text:p></draw:text-box></draw:frame></text:p>
      <text:p text:style-name="P188">The VSX Instruction Descriptions section contains the detail description for each VSX category instruction. <text:s/>The table entries from the Instruction Set Summary are formatted in the document at <text:soft-page-break/>hyperlinks to corresponding instruction description.</text:p>
      <text:p text:style-name="P188"/>
      <text:h text:style-name="Heading_20_4" text:outline-level="4">PowerISA Vector Intrinsics</text:h>
      <text:p text:style-name="P194"><text:span text:style-name="T348">The </text:span><text:span text:style-name="T82">OpenPOWER ELF V2 application binary interface (ABI): </text:span><text:span text:style-name="T83">Chapter 6. </text:span><text:span text:style-name="T122">Vector Programming Interfaces </text:span><text:span text:style-name="T125">and</text:span><text:span text:style-name="T123"> Appendix A. Predefined Functions for Vector Programming</text:span><text:span text:style-name="T122"> </text:span><text:span text:style-name="T98">document the current and proposed vector built-ins we expect all C/C++ compilers implement. </text:span></text:p>
      <text:p text:style-name="P98"/>
      <text:p text:style-name="P195"><text:span text:style-name="T98">S</text:span><text:span text:style-name="T86">ome of these operations are endian sensitive and the compiler need</text:span><text:span text:style-name="T120">s</text:span><text:span text:style-name="T86"> to make corresponding adjustments as <text:s/>it generate code for endian sensitive built-ins. </text:span><text:span text:style-name="T109">There is a good overview for this in the </text:span><text:span text:style-name="T85">OpenPOWER ABI section </text:span><text:span text:style-name="T124">6.4. Vector Built-in Functions</text:span><text:span text:style-name="T86">.</text:span></text:p>
      <text:p text:style-name="P98"/>
      <text:p text:style-name="P189"><text:span text:style-name="T98">A</text:span><text:span text:style-name="T86">ppendix A is organized </text:span><text:span text:style-name="T100">(sorted) </text:span><text:span text:style-name="T86">by built-in name, output type, then parameter types. Most built-ins are generic as the name</text:span><text:span text:style-name="T100">d</text:span><text:span text:style-name="T86"> the operation </text:span><text:span text:style-name="T100">(add, sub, mul, cmpeq, ...) </text:span><text:span text:style-name="T86">appl</text:span><text:span text:style-name="T100">ies</text:span><text:span text:style-name="T86"> to multiple types. </text:span></text:p>
      <text:p text:style-name="P99"/>
      <text:p text:style-name="P220"><text:span text:style-name="T99">So the build vec_add </text:span><text:span text:style-name="T100">built-in </text:span><text:span text:style-name="T99">applies to all the signed and unsigned integer types (char, short, in, </text:span><text:span text:style-name="T120">and </text:span><text:span text:style-name="T99">long) plus float and double floating-point types. The compiler looks at the parameter type to select the vector instruction (or instruction sequence) that implements the (add) operation on that type. The compiler infers the output result type from </text:span><text:span text:style-name="T100">the operation and input</text:span><text:span text:style-name="T99"> parameters and will complain if the target variable type is not compatible. </text:span><text:span text:style-name="T119">For example:</text:span></text:p>
      <text:p text:style-name="P303"><draw:frame draw:style-name="fr1" draw:name="Frame54" text:anchor-type="paragraph" svg:width="7in" draw:z-index="54"><draw:text-box fo:min-height="0.2in"><text:p text:style-name="P300">vector signed char vec_add (vector signed char, vector signed char);</text:p><text:p text:style-name="P300">vector unsigned char vec_add (vector unsigned char, vector unsigned char);</text:p><text:p text:style-name="P300">vector signed short vec_add (vector signed short, vector signed short);</text:p><text:p text:style-name="P300">vector unsigned short vec_add (vector unsigned short, vector unsigned short);</text:p><text:p text:style-name="P300">vector signed int vec_add (vector signed int, vector signed int);</text:p><text:p text:style-name="P300">vector unsigned int vec_add (vector unsigned int, vector unsigned int);</text:p><text:p text:style-name="P300">vector signed int vec_add (vector signed <text:span text:style-name="T377">long</text:span>, vector signed <text:span text:style-name="T377">long</text:span>);</text:p><text:p text:style-name="P300">vector unsigned int vec_add (vector unsigned <text:span text:style-name="T377">long</text:span>, vector unsigned <text:span text:style-name="T377">long</text:span>);</text:p><text:p text:style-name="P300">vector float vec_add (vector float, vector float);</text:p><text:p text:style-name="P300">vector <text:span text:style-name="T377">double</text:span> vec_add (vector <text:span text:style-name="T377">double</text:span>, vector <text:span text:style-name="T377">double</text:span>);</text:p></draw:text-box></draw:frame></text:p>
      <text:p text:style-name="P101">This is one <text:span text:style-name="T377">key </text:span>difference between PowerISA built-ins and Intel Intrinsics (<text:span text:style-name="T377">Intel </text:span>Intrinsics are not generic and include type information in the name). This is why it is so important to understand the vector element types and to add the appropriate type casts to get the correct results.</text:p>
      <text:p text:style-name="P99"/>
      <text:p text:style-name="P190"><text:span text:style-name="T98">The defacto standard implementation is GCC as defined in the include file &lt;altivec.h&gt; and documented in </text:span><text:span text:style-name="T99">the </text:span><text:span text:style-name="T98">GCC online documentation in </text:span><text:a xlink:type="simple" xlink:href="https://gcc.gnu.org/onlinedocs/gcc-6.3.0/gcc/PowerPC-AltiVec_002fVSX-Built-in-Functions.html#PowerPC-AltiVec_002fVSX-Built-in-Functions" text:style-name="Internet_20_link" text:visited-style-name="Visited_20_Internet_20_Link"><text:span text:style-name="T98">6.59.20 PowerPC AltiVec Built-in Functions</text:span></text:a><text:span text:style-name="T98">. The header file name and section title reflect the origin of the Vector Facility, but recent versions of GCC altivec.h include built-ins for newer PowerISA </text:span><text:span text:style-name="T99">2.06 and </text:span><text:span text:style-name="T98">2.07 VMX </text:span><text:span text:style-name="T119">plus</text:span><text:span text:style-name="T98"> VSX extensions. This is a work in progress where your <text:s/></text:span><text:span text:style-name="T99">(older) </text:span><text:span text:style-name="T98">distro GCC compiler may not include </text:span><text:span text:style-name="T99">built-ins for the </text:span><text:span text:style-name="T98">latest </text:span><text:span text:style-name="T99">Power</text:span><text:span text:style-name="T98">ISA </text:span><text:span text:style-name="T99">3.0 or ABI edition.</text:span><text:span text:style-name="T98"> </text:span><text:span text:style-name="T99">So before you use a built-in you find in the ABI Appendix A, check the specific </text:span><text:a xlink:type="simple" xlink:href="https://gcc.gnu.org/onlinedocs/" text:style-name="Internet_20_link" text:visited-style-name="Visited_20_Internet_20_Link"><text:span text:style-name="T99">GCC online documentation</text:span></text:a><text:span text:style-name="T99"> for the GCC version you are using.</text:span></text:p>
      <text:p text:style-name="P100"/>
      <text:h text:style-name="P333" text:outline-level="4"><text:soft-page-break/><text:span text:style-name="T240">H</text:span><text:span text:style-name="T219">ow vector elements change size </text:span><text:span text:style-name="T241">and type</text:span></text:h>
      <text:p text:style-name="P192"><text:span text:style-name="T99">M</text:span><text:span text:style-name="T86">ost vector built ins return the same </text:span><text:span text:style-name="T110">vector </text:span><text:span text:style-name="T86">type as the </text:span><text:span text:style-name="T103">(first) </text:span><text:span text:style-name="T86">input parameters, but there are exceptions. Example</text:span><text:span text:style-name="T110">s</text:span><text:span text:style-name="T86"> include; conversions between type</text:span><text:span text:style-name="T110">s</text:span><text:span text:style-name="T86">, compares , </text:span><text:span text:style-name="T101">pack, unpack, <text:s/>merge, </text:span><text:span text:style-name="T102">and integer multiply</text:span><text:span text:style-name="T101"> operations. <text:s/></text:span></text:p>
      <text:p text:style-name="P102"/>
      <text:p text:style-name="P192"><text:span text:style-name="T102">Converting floats to from integer will change the type and something change the element size as well (double ↔ int and float ↔ long). </text:span><text:span text:style-name="T103">For the VMX the conversions are always the same size (float ↔ [unsigned] int). But VSX allows conversion of 64-bit (long or double) to from 32-bit (float or <text:s/>int) <text:s/>with the inherent size changes. The PowerISA VSX defines a 4 element vector layout where little endian elements 0, 2 </text:span><text:span text:style-name="T110">are </text:span><text:span text:style-name="T103">used for input/output and elements 1,3 are undefined. The OpenPOWER ABI Appendix A define vec_double and vec_float with even/odd and high/low extensions as program aids. These are </text:span><text:span text:style-name="T110">not </text:span><text:span text:style-name="T103">included in GCC 7 or earlier but are planned for GCC 8.</text:span></text:p>
      <text:p text:style-name="P103"/>
      <text:p text:style-name="P191"><text:span text:style-name="T102">Compare operations produce either </text:span><text:span text:style-name="T110">vector </text:span><text:span text:style-name="T102">bool &lt;input </text:span><text:span text:style-name="T110">element </text:span><text:span text:style-name="T102">type&gt; (</text:span><text:span text:style-name="T105">effectively </text:span><text:span text:style-name="T102">bit mask</text:span><text:span text:style-name="T105">s</text:span><text:span text:style-name="T102">) or predicates (the condition code for </text:span><text:span text:style-name="T84">all</text:span><text:span text:style-name="T102"> and </text:span><text:span text:style-name="T84">any</text:span><text:span text:style-name="T102"> </text:span><text:span text:style-name="T105">are represented</text:span><text:span text:style-name="T102"> as an int truth variable). When </text:span><text:span text:style-name="T110">a </text:span><text:span text:style-name="T102">predicate compare (ie vec_all_eq, vec_any_gt), </text:span><text:span text:style-name="T110">is</text:span><text:span text:style-name="T102"> used in </text:span><text:span text:style-name="T110">a </text:span><text:span text:style-name="T102">if statement, <text:s/>the condition code is used directly </text:span><text:span text:style-name="T103">in the conditional branch </text:span><text:span text:style-name="T102">and the int </text:span><text:span text:style-name="T110">truth </text:span><text:span text:style-name="T102">value is not generated.</text:span></text:p>
      <text:p text:style-name="P103"/>
      <text:p text:style-name="P193"><text:span text:style-name="T102">P</text:span><text:span text:style-name="T86">ack operations </text:span><text:span text:style-name="T104">pack integer elements into the next smaller (half) integer sized elements. Pack operations include signed and unsigned saturate and unsigned modulo forms. As the packed result will be half the size </text:span><text:span text:style-name="T105">(</text:span><text:span text:style-name="T104">in bits</text:span><text:span text:style-name="T105">)</text:span><text:span text:style-name="T104">, pack instructions require 2 vectors (256-bits) as input and generate a single 128-bit vector results.</text:span></text:p>
      <text:p text:style-name="P104"><draw:frame draw:style-name="fr1" draw:name="Frame44" text:anchor-type="paragraph" svg:width="7in" draw:z-index="41"><draw:text-box fo:min-height="0.2in"><text:p text:style-name="P138">vec_vpkudum ({1, 2}, {101, 102}) result={1, 2, 101, 102}</text:p></draw:text-box></draw:frame></text:p>
      <text:p text:style-name="P196"><text:span text:style-name="T86">Unpack operations expand integer elements into the ne</text:span><text:span text:style-name="T106">xt</text:span><text:span text:style-name="T86"> large</text:span><text:span text:style-name="T106">r</text:span><text:span text:style-name="T86"> size elements. The integers are always treated as signed values and sign-extended. </text:span><text:span text:style-name="T106">The processor design avoids instructions that return multiple register values. So the PowerISA define</text:span><text:span text:style-name="T118">s</text:span><text:span text:style-name="T106"> unpack-high and unpack low forms where instruction takes (the high or low) half of vector elements and extends them to fill the vector output. Element order is maintained and an unpack high / low sequence with same input vector has the effect of unpacking to a 256-bit result in two vector registers.</text:span></text:p>
      <text:p text:style-name="P105"><draw:frame draw:style-name="fr1" draw:name="Frame45" text:anchor-type="paragraph" svg:width="7in" draw:z-index="42"><draw:text-box fo:min-height="0.2in"><text:p text:style-name="P196"><text:span text:style-name="T159">vec_vupkhsw (</text:span><text:span text:style-name="T155">{1, 2, 3, 4}) result={1, 2}</text:span></text:p><text:p text:style-name="P256">vec_vupkhsw ({-1, 2, -3, 4}) result={-1, 2}</text:p><text:p text:style-name="P256">vec_vupklsw ({1, 2, 3, 4}) result={3, 4}</text:p><text:p text:style-name="P256">vec_vupklsw ({-1, 2, -3, 4}) result={-3, 4}</text:p></draw:text-box></draw:frame></text:p>
      <text:p text:style-name="P197"><text:span text:style-name="T86">Merge operations resemble shuffling two (vectors) card decks together, alternating (elements) cards in the result. <text:s text:c="2"/></text:span><text:span text:style-name="T107">As we are merging from 2 vectors (256-bits) into </text:span><text:span text:style-name="T117">1</text:span><text:span text:style-name="T107"> vector (128-bits) and the elements do not change size, we have merge high and merge low instruction forms for each </text:span><text:span text:style-name="T108">(byte, halfword and word) </text:span><text:span text:style-name="T107">integer type. </text:span><text:span text:style-name="T108">The merge high operations alternate elements from the (vector register left) high half of the two input vectors. The merge low operation alternate elements from the (vector register right) low half of the two input vectors. </text:span></text:p>
      <text:p text:style-name="P106"/>
      <text:p text:style-name="P198"><text:soft-page-break/><text:span text:style-name="T108">F</text:span><text:span text:style-name="T111">or PowerISA 2.07 we added vector merge word even / odd instructions. Instead of high or low elements the shuffle is from the even or odd number elements of the two input vectors. </text:span><text:span text:style-name="T112">Passing the same vector to both inputs to merge produces splat </text:span><text:span text:style-name="T113">like results</text:span><text:span text:style-name="T112"> for each doubleword </text:span><text:span text:style-name="T113">half, </text:span><text:span text:style-name="T112">which is handy in some convert operations. </text:span></text:p>
      <text:p text:style-name="P257"><draw:frame draw:style-name="fr1" draw:name="Frame46" text:anchor-type="paragraph" svg:width="7in" draw:z-index="43"><draw:text-box fo:min-height="0.2in"><text:p text:style-name="P257">vec_mrghd ({1, 2}, {101, 102}) result={1, 101}</text:p><text:p text:style-name="P260">vec_mrgld ({1, 2}, {101, 102}) result={2, 102}</text:p><text:p text:style-name="P260"/><text:p text:style-name="P137">vec_vmrghw ({1, 2, 3, 4}, {101, 102, 103, 104}) result={1, 101, 2, 102}</text:p><text:p text:style-name="P256">vec_vmrghw ({1, 2, 3, 4}, {1, 2, 3, 4}) result={1, 1, 2, 2}</text:p><text:p text:style-name="P256">vec_vmrglw ({1, 2, 3, 4}, {101, 102, 103, 104}) result={3, 103, 4, 104}</text:p><text:p text:style-name="P256">vec_vmrglw ({1, 2, 3, 4}, {1, 2, 3, 4}) result={3, 3, 4, 4}</text:p><text:p text:style-name="P256"/><text:p text:style-name="P256"/><text:p text:style-name="P256">vec_mergee ({1, 2, 3, 4}, {101, 102, 103, 104}) result={1, 101, 3, 103}</text:p><text:p text:style-name="P256">vec_mergee ({1, 2, 3, 4}, {1, 2, 3, 4}) result={1, 1, 3, 3}</text:p><text:p text:style-name="P256">vec_mergeo ({1, 2, 3, 4}, {101, 102, 103, 104}) result={2, 102, 4, 104}</text:p><text:p text:style-name="P256">vec_mergeo ({1, 2, 3, 4}, {1, 2, 3, 4}) result={2, 2, 4, 4}</text:p></draw:text-box></draw:frame></text:p>
      <text:p text:style-name="P199">Integer multipl<text:span text:style-name="T352">y</text:span> has the potential to generate twice as many bits in the product as input. A multipl<text:span text:style-name="T376">y</text:span> of 2 int (32-bit) values produces a long (64-bits). Normal C language * operations ignore this and discard the top 32-bits of the result. However<text:span text:style-name="T349"> <text:s/>in some computations it useful to preserve the double product precision for intermediate computation before reducing the final result back to the original precision. </text:span></text:p>
      <text:p text:style-name="P199"/>
      <text:p text:style-name="P200">The PowerISA VMX instruction set took the later approach <text:span text:style-name="T350">ie keep all the product bits</text:span> until the programmer <text:span text:style-name="T376">explicitly asks for the truncated result. So the vector integer multiple are split into even/odd forms across signed and unsigned; byte, halfword and word inputs. This requires two instructions (given the same inputs) to generated the full vector <text:s/>multiply across 2 vector registers and 256-bits. Again as POWER processors are super-scalar this pair of instructions should execute in parallel.</text:span></text:p>
      <text:p text:style-name="P200"/>
      <text:p text:style-name="P201">The set <text:span text:style-name="T351">of </text:span>expanded product values can either be used directly in further (doubled precision) computation or <text:span text:style-name="T351">merged/</text:span>packed into the single single vector at the smaller bit size. <text:span text:style-name="T351">This is what the compiler will generate for C vector extension multiply of vector integer types.</text:span></text:p>
      <text:p text:style-name="P201"/>
      <text:h text:style-name="Heading_20_3" text:outline-level="3">Some more Intrinsic examples</text:h>
      <text:p text:style-name="P203"><text:span text:style-name="T352">The intrinsic </text:span><text:a xlink:type="simple" xlink:href="https://software.intel.com/sites/landingpage/IntrinsicsGuide/#text=_mm_cvtpd_ps&amp;expand=1624" text:style-name="Internet_20_link" text:visited-style-name="Visited_20_Internet_20_Link">_mm_cvtpd_ps</text:a><text:span text:style-name="T352"> converts a packed vector double into a packed vector single float. Since only 2 doubles fit into a 128-bit vector only 2 floats are returned and occupy only half (64-bits) of the XMM register. For this intrinsic the 64-bit are packed into the logical left half of the registers and the logical right half of the register is set to zero (as per the Intel </text:span>cvtpd2ps <text:span text:style-name="T352">instruction).</text:span></text:p>
      <text:p text:style-name="P203"/>
      <text:p text:style-name="P202">The PowerISA provides the VSX<text:span text:style-name="T353"> Vector round and Convert Double-Precision to Single-Precision format (xvcvdpsp)</text:span> instruction. <text:span text:style-name="T354">In the ABI this is vec_floato (vector double) . </text:span><text:s/><text:span text:style-name="T355">This instruction convert each double element then transfers converted element 0 to float element 1, and converted element 1 to float element 3. Float elements 0 and 2 are undefined (the hardware can do what ever). This does not </text:span><text:soft-page-break/><text:span text:style-name="T355">match the expected results for _mm_cvtpd_ps.</text:span></text:p>
      <text:p text:style-name="P207"><draw:frame draw:style-name="fr1" draw:name="Frame47" text:anchor-type="paragraph" svg:width="7in" draw:z-index="44"><draw:text-box fo:min-height="0.2in"><text:p text:style-name="P204">vec_floato ({1.0, 2.0}) result = {&lt;undefined&gt;, 1.0, &lt;undefined&gt;, 2.0}</text:p><text:p text:style-name="P205"><text:span text:style-name="T355">_mm_cvtpd_ps </text:span><text:s/>({1.0, 2.0}) result = {1.0, 2.0, <text:span text:style-name="T355">0.0, 0.0</text:span>}</text:p></draw:text-box></draw:frame></text:p>
      <text:p text:style-name="P206">So we need to re-position the results to <text:span text:style-name="T372">word </text:span>elements 0 and 2, which allows a pack operation to deliver the correct format. Here the merge odd splats element 1 to 0 and element 3 to 2. The Pack operation combines the low half of each doubleword from the vector result and vector of zeros to generate the require format.</text:p>
      <text:p text:style-name="P206"/>
      <text:p text:style-name="P213"><draw:frame draw:style-name="fr2" draw:name="Frame48" text:anchor-type="paragraph" svg:x="0.0299in" svg:y="0.0591in" svg:width="7in" draw:z-index="45"><draw:text-box fo:min-height="0.2in"><text:p text:style-name="P34"><text:span text:style-name="T150">extern</text:span><text:span text:style-name="T183"> </text:span><text:span text:style-name="T150">__inline</text:span><text:span text:style-name="T183"> </text:span><text:span text:style-name="T213">__m128</text:span><text:span text:style-name="T183"> </text:span><text:span text:style-name="T150">__attribute__</text:span><text:span text:style-name="T183">((__gnu_inline__, __always_inline__, __artificial__))</text:span></text:p><text:p text:style-name="P252"><text:span text:style-name="T187">_mm_cvtpd_ps</text:span><text:span text:style-name="T183"> (</text:span><text:span text:style-name="T215">__m128d</text:span><text:span text:style-name="T183"> __A)</text:span></text:p><text:p text:style-name="P255">{</text:p><text:p text:style-name="P252"><text:span text:style-name="T183"><text:tab/></text:span><text:span text:style-name="T213">__v4sf</text:span><text:span text:style-name="T183"> result;</text:span></text:p><text:p text:style-name="P252"><text:span text:style-name="T183"><text:tab/></text:span><text:span text:style-name="T213">__v4si</text:span><text:span text:style-name="T183"> temp;</text:span></text:p><text:p text:style-name="P252"><text:span text:style-name="T183"><text:tab/></text:span><text:span text:style-name="T150">const</text:span><text:span text:style-name="T183"> </text:span><text:span text:style-name="T213">__v4si</text:span><text:span text:style-name="T183"> vzero = {0,0,0,0};</text:span></text:p><text:p text:style-name="P252"><text:span text:style-name="T257">//<text:tab/></text:span><text:span text:style-name="T259">temp</text:span><text:span text:style-name="T257"> = (__v4si)vec_float</text:span><text:span text:style-name="T258">o</text:span><text:span text:style-name="T257"> (__A); /</text:span><text:span text:style-name="T258">* GCC 8 */</text:span></text:p><text:p text:style-name="P251"/><text:p text:style-name="P252"><text:span text:style-name="T188"><text:s text:c="4"/></text:span><text:span text:style-name="T151">__asm__</text:span><text:span text:style-name="T188">(</text:span></text:p><text:p text:style-name="P252"><text:span text:style-name="T183"><text:tab/><text:tab/></text:span><text:span text:style-name="T264">"</text:span><text:span text:style-name="T265">xvcvdpsp</text:span><text:span text:style-name="T264"> %x0,%x1;\n"</text:span></text:p><text:p text:style-name="P252"><text:span text:style-name="T183"><text:tab/><text:tab/>: </text:span><text:span text:style-name="T264">"=</text:span><text:span text:style-name="T265">wa</text:span><text:span text:style-name="T264">"</text:span><text:span text:style-name="T183"> (temp)</text:span></text:p><text:p text:style-name="P252"><text:span text:style-name="T183"><text:tab/><text:tab/>: </text:span><text:span text:style-name="T264">"</text:span><text:span text:style-name="T265">wa</text:span><text:span text:style-name="T264">"</text:span><text:span text:style-name="T183"> (__A)</text:span></text:p><text:p text:style-name="P255"><text:s text:c="8"/>: );</text:p><text:p text:style-name="P289"/><text:p text:style-name="P255"><text:tab/>temp = vec_mergeo (temp, temp);</text:p><text:p text:style-name="P253"><text:span text:style-name="T183"><text:tab/>res</text:span><text:span text:style-name="T184">ult</text:span><text:span text:style-name="T183"> = </text:span><text:span text:style-name="T184">(</text:span><text:span text:style-name="T214">__v4sf</text:span><text:span text:style-name="T184">)</text:span><text:span text:style-name="T183">vec_vpkudum ((vector </text:span><text:span text:style-name="T150">long</text:span><text:span text:style-name="T183">)temp, (vector </text:span><text:span text:style-name="T150">long</text:span><text:span text:style-name="T183">)vzero);</text:span></text:p><text:p text:style-name="P252"><text:span text:style-name="T183"><text:s/><text:tab/></text:span><text:span text:style-name="T150">return</text:span><text:span text:style-name="T183"> (result);</text:span></text:p><text:p text:style-name="P255">}</text:p></draw:text-box></draw:frame><text:span text:style-name="T356">This <text:s/>technique is also used to implement <text:s/></text:span><text:a xlink:type="simple" xlink:href="https://software.intel.com/sites/landingpage/IntrinsicsGuide/#text=_mm_cvttpd_epi32&amp;expand=1624,1859" text:style-name="Internet_20_link" text:visited-style-name="Visited_20_Internet_20_Link">_mm_cvttpd_epi32</text:a><text:span text:style-name="T158"> </text:span><text:span text:style-name="T356">which converts a packed vector double in to a packed vector int. The PowerISA instruction </text:span><text:span text:style-name="T166">xvcvdpsxws </text:span><text:span text:style-name="T356">uses a similar layout for the result as <text:s/>xvcvdpsp and requires the same fix up.</text:span></text:p>
      <text:h text:style-name="Heading_20_2" text:outline-level="2">Profound differences </text:h>
      <text:p text:style-name="P225">We have already mentioned above a number of architectural differences that effect porting o<text:span text:style-name="T417">f</text:span> codes containing Intel intrinsics to POWER. The fact that Intel supports multiple vector extension<text:span text:style-name="T417">s</text:span> with different vector widths (64, 128, 256, and 512-bits) while the PowerISA only supports vectors of 128-bits is one issue. Another is the difference in how the respective ISA<text:span text:style-name="T391">s</text:span> support scalars in vector registers is another. <text:s/><text:span text:style-name="T394">In the text above we propose workable alternatives for the PowerPC port. There also differences in the handling of floating point exceptions and rounding modes that may impact the application's performance or behavior. </text:span></text:p>
      <text:p text:style-name="P225"/>
      <text:h text:style-name="Heading_20_3" text:outline-level="3"><text:soft-page-break/>Floating Point Exceptions</text:h>
      <text:p text:style-name="P226">Nominally both ISAs support the IEEE754 specifications, but there are some subtle differences. Both architecture define a status and control register to record exceptions and enable / disable floating exceptions for program interrupt or default action. Intel has a MXCSR and PowerISA has a FPSCR which basically do the same thing but <text:span text:style-name="T392">with different</text:span> bit layout. </text:p>
      <text:p text:style-name="P226"/>
      <text:p text:style-name="P235"><text:span text:style-name="T392">Intel provides _mm_setcsr / _mm_getcsr intrinsics to allow direct access to the MXCSR. In the early days before the OS POSIX run-times where updated <text:s/>to manage the MXCSR, this might have been useful. Today this would be highly discouraged with a strong preference to use the POSIX APIs (</text:span><text:span text:style-name="Teletype">fe</text:span><text:span text:style-name="Teletype"><text:span text:style-name="T401">clear</text:span></text:span><text:span text:style-name="Teletype">exceptflag, fegetexceptflag, fe</text:span><text:span text:style-name="Teletype"><text:span text:style-name="T401">s</text:span></text:span><text:span text:style-name="Teletype">etexceptflag, ...</text:span><text:span text:style-name="T401">) instead.</text:span></text:p>
      <text:p text:style-name="P227"/>
      <text:p text:style-name="P227">If we implement _mm_setcsr / _mm_getcs at all, we should simply redirect the implementation to use the POSIX APIs from &lt;fenv.h&gt;. But it might be simpler just to replace these intrinsics with macros th<text:span text:style-name="T393">at</text:span> generate #error.</text:p>
      <text:p text:style-name="P227"/>
      <text:p text:style-name="P229">The Intel MXCSR does have <text:span text:style-name="T394">some</text:span> non<text:span text:style-name="T394">e (POSIX/IEEE754) </text:span>standard quirk<text:span text:style-name="T394">s; Flush-To-Zero and </text:span>Denormals-Are-Zeros <text:span text:style-name="T394">f</text:span>lag<text:span text:style-name="T394">s</text:span>. <text:span text:style-name="T394">This simplifies the hardware response to what should be a rare condition (underflows where the result can not be represented in the exponent range and precision of the format) by simply returning a signed 0.0 value. The intrinsic header implementation does provide constant masks for _MM_DENORMALS_ZERO_ON (&lt;pmmintrin.h&gt;) and _MM_FLUSH_ZERO_ON (&lt;xmmintrin.h&gt;, so technically it is available to users of the Intel Intrinsics API.</text:span></text:p>
      <text:p text:style-name="P228"/>
      <text:p text:style-name="P230">The VMX Vector facility provides a separate Vector Status and Control register (VSCR) with a <text:span text:style-name="T395">Non-Java Mode control bit. This control combines the flush-to-zero semantics for floating Point underflow and denormal values. But this control only applies to VMX vector float instructions and does not apply to VSX scalar floating Point or vector double instructions. The FPSCR does define a Floating-Point non-IEEE mode which is optional in the architecture. This would apply to Scalar and VSX floating-point operations if it was implemented. This was largely intended for embedded processors and is not implemented in the POWER processor line.</text:span></text:p>
      <text:p text:style-name="P230"/>
      <text:p text:style-name="P231">As the flush-to-zero is primarily a performance enhansement and is clearly outside the IEEE754 standard, it may be best to simply ignore this option <text:span text:style-name="T396">for the intrinsic port.</text:span></text:p>
      <text:p text:style-name="P231"/>
      <text:h text:style-name="Heading_20_3" text:outline-level="3">Floating-point rounding modes</text:h>
      <text:p text:style-name="P235"><text:span text:style-name="T397">The Intel (x86 / x86_64) and PowerISA architectures both support the 4 IEEE754 rounding modes. Again while the Intel Intrinsic API allows the application to change rounding modes via updates to the MXCSR it is a bad idea and should be replaced with the POSIX APIs (</text:span><text:span text:style-name="Source_20_Text"><text:span text:style-name="Teletype">fegetround </text:span></text:span><text:span text:style-name="Source_20_Text"><text:span text:style-name="Teletype"><text:span text:style-name="T401">and </text:span></text:span></text:span><text:span text:style-name="Source_20_Text"><text:span text:style-name="Teletype">fe</text:span></text:span><text:span text:style-name="Source_20_Text"><text:span text:style-name="Teletype"><text:span text:style-name="T401">s</text:span></text:span></text:span><text:span text:style-name="Source_20_Text"><text:span text:style-name="Teletype">etround</text:span></text:span><text:span text:style-name="T397">). </text:span></text:p>
      <text:p text:style-name="P228"/>
      <text:h text:style-name="Heading_20_3" text:outline-level="3">Performance</text:h>
      <text:p text:style-name="P236">The performance of a ported intrinsic depends on the specifics of the intrinsic and the context it is used in. <text:span text:style-name="T402">Many of the SIMD operations have equivalent instructions in both architectures. For example the </text:span><text:soft-page-break/><text:span text:style-name="T402">vector float and vector double match very closely. However the SSE and VSX scalars have subtle differences of how the scalar is positioned with the vector registers and what happens to the rest (non-scalar part) of the register (previously discussed in </text:span><text:a xlink:type="simple" xlink:href="#2.2.2.1.Packed vs scalar intrinsics|outline" text:style-name="Internet_20_link" text:visited-style-name="Visited_20_Internet_20_Link"><text:span text:style-name="T402">here</text:span></text:a><text:span text:style-name="T402">). This requires additional PowerISA instructions to preserve the non-scalar portion of the vector registers. This may or may not be important to the logic of the program being ported, but we have handle the case where it is. </text:span></text:p>
      <text:p text:style-name="P236"/>
      <text:p text:style-name="P237">This is where the context of now the intrinsic is used starts to matter. If the scalar intrinsics are used within a larger program the compiler may be able t<text:span text:style-name="T418">o</text:span> eliminate the redundant register moves as the results are never used. In the other cases common set up (like permute vectors or bit masks) can be common-ed up and hoisted out of the loop. <text:span text:style-name="T403">So it is very important to let the compiler do its job with higher optimization levels (-O3, -funroll-loops).</text:span></text:p>
      <text:p text:style-name="P237"/>
      <text:h text:style-name="Heading_20_4" text:outline-level="4"><text:span text:style-name="T418">Using </text:span>SSE float and double <text:span text:style-name="T405">scalars</text:span></text:h>
      <text:p text:style-name="P239"><text:span text:style-name="T405">SSE </text:span>scalar float / double intrinsics <text:s/>“<text:span text:style-name="T404">hand”</text:span> optimization <text:span text:style-name="T406">is no longer necessary. This was important, when SSE was initially introduced, and compiler support was limited or nonexistent. <text:s/>Also SSE scalar float / double provided additional (16) registers and IEEE754 compliance, not available from the 8087 floating point architecture that preceded it. So application developers where motivated to use SSE instruction versus what the compiler was generating at the time.</text:span></text:p>
      <text:p text:style-name="P238"/>
      <text:p text:style-name="P245">Modern compilers can now to generate and <text:s/>optimize these (SSE scalar) instructions for Intel from C standard scalar code. Of course PowerISA supported IEEE754 float and double and had 32 dedicated floating point registers from the start (and now 64 with VSX). So replacing a Intel specific scalar intrinsic implementation with the equivalent C language <text:span text:style-name="T418">scalar</text:span> implementation is usually a win; allows the compiler to apply the latest optimization and tuning for the latest generation processor, <text:span text:style-name="T418">a</text:span>nd is portable to other platforms where the compiler can also apply the latest optimization and tuning for that processors latest generation.</text:p>
      <text:p text:style-name="P245"/>
      <text:h text:style-name="Heading_20_4" text:outline-level="4">Using MMX intrinsics</text:h>
      <text:p text:style-name="P246"/>
      <text:p text:style-name="P321">MMX was the first and oldest SIMD extension and initially filled a need for wider (64-bit) integer and additional register. <text:span text:style-name="T419">This is back when processors were 32-bit and</text:span> 8 x 32-bit registers was starting to cramp our programming style. <text:span text:style-name="T419">Now 64-bit processors, larger register sets, and 128-bit (or larger) vector SIMD extensions are common. There is simply no good reasons write new code using the (now) very limited MMX capabilities. </text:span></text:p>
      <text:p text:style-name="P321"/>
      <text:p text:style-name="P321"><text:span text:style-name="T419">We recommend that existing MMX codes be rewritten to use the newer SSE <text:s/>and VMX/VSX intrinsics or using the more portable GCC <text:s/>builtin vector support or in the case of si64 operations use C scalar code. The MMX si64 scalars which are just (64-bit) operations on long long int types and any modern C compiler can handle this type. The char short in SIMD operations should all be promoted to 128-bit SIMD operations on GCC builtin vectors. Both will improve cross platform portability and performance.</text:span></text:p>
      <text:p text:style-name="P238"/>
      <text:h text:style-name="P325" text:outline-level="1">Appendix A: Document References</text:h>
      <text:h text:style-name="Heading_20_2" text:outline-level="2">OpenPOWER and Power doc<text:span text:style-name="T369">u</text:span>ments</text:h>
      <text:p text:style-name="P214"/>
      <text:p text:style-name="P216"><text:a xlink:type="simple" xlink:href="https://openpowerfoundation.org/technical/technical-resources/technical-specifications/" text:style-name="Internet_20_link" text:visited-style-name="Visited_20_Internet_20_Link">OpenPOWER</text:a><text:a xlink:type="simple" xlink:href="https://openpowerfoundation.org/technical/technical-resources/technical-specifications/" text:style-name="Internet_20_link" text:visited-style-name="Visited_20_Internet_20_Link"><text:span text:style-name="T367">TM</text:span></text:a><text:a xlink:type="simple" xlink:href="https://openpowerfoundation.org/technical/technical-resources/technical-specifications/" text:style-name="Internet_20_link" text:visited-style-name="Visited_20_Internet_20_Link"> Technical Specification</text:a></text:p>
      <text:p text:style-name="P214"><text:a xlink:type="simple" xlink:href="https://openpowerfoundation.org/?resource_lib=ibm-power-isa-version-2-07-b" text:style-name="Internet_20_link" text:visited-style-name="Visited_20_Internet_20_Link">Power ISA</text:a><text:a xlink:type="simple" xlink:href="https://openpowerfoundation.org/?resource_lib=ibm-power-isa-version-2-07-b" text:style-name="Internet_20_link" text:visited-style-name="Visited_20_Internet_20_Link"><text:span text:style-name="T367">TM</text:span></text:a><text:a xlink:type="simple" xlink:href="https://openpowerfoundation.org/?resource_lib=ibm-power-isa-version-2-07-b" text:style-name="Internet_20_link" text:visited-style-name="Visited_20_Internet_20_Link"> Version 2.07 B</text:a></text:p>
      <text:p text:style-name="P214"><text:a xlink:type="simple" xlink:href="https://www.docdroid.net/tWT7hjD/powerisa-v30.pdf.html" text:style-name="Internet_20_link" text:visited-style-name="Visited_20_Internet_20_Link">Power ISA</text:a><text:a xlink:type="simple" xlink:href="https://www.docdroid.net/tWT7hjD/powerisa-v30.pdf.html" text:style-name="Internet_20_link" text:visited-style-name="Visited_20_Internet_20_Link"><text:span text:style-name="T367">TM</text:span></text:a><text:a xlink:type="simple" xlink:href="https://www.docdroid.net/tWT7hjD/powerisa-v30.pdf.html" text:style-name="Internet_20_link" text:visited-style-name="Visited_20_Internet_20_Link"> Version 3.0</text:a></text:p>
      <text:p text:style-name="P215"><text:a xlink:type="simple" xlink:href="https://openpowerfoundation.org/technical/technical-resources/technical-specifications/" text:style-name="Internet_20_link" text:visited-style-name="Visited_20_Internet_20_Link">Power Architecture 64-bit ELF ABI Specification (AKA OpenPower ABI for Linux Supplement)</text:a></text:p>
      <text:p text:style-name="P78"><text:a xlink:type="simple" xlink:href="http://www.nxp.com/assets/documents/data/en/reference-manuals/ALTIVECPEM.pdf" text:style-name="Internet_20_link" text:visited-style-name="Visited_20_Internet_20_Link"><text:span text:style-name="T368">AltiVec™ Technology </text:span></text:a><text:a xlink:type="simple" xlink:href="http://www.nxp.com/assets/documents/data/en/reference-manuals/ALTIVECPEM.pdf" text:style-name="Internet_20_link" text:visited-style-name="Visited_20_Internet_20_Link">Programming Environments Manual</text:a></text:p>
      <text:p text:style-name="P215"/>
      <text:h text:style-name="Heading_20_2" text:outline-level="2">Intel Documents</text:h>
      <text:p text:style-name="P215"/>
      <text:p text:style-name="P216"><text:a xlink:type="simple" xlink:href="https://software.intel.com/en-us/articles/intel-sdm" text:style-name="Internet_20_link" text:visited-style-name="Visited_20_Internet_20_Link">Intel® 64 and IA-32 Architectures Software Developer’s Manual</text:a></text:p>
      <text:p text:style-name="P216"><text:a xlink:type="simple" xlink:href="https://software.intel.com/sites/landingpage/IntrinsicsGuide/" text:style-name="Internet_20_link" text:visited-style-name="Visited_20_Internet_20_Link">Intel</text:a><text:a xlink:type="simple" xlink:href="https://software.intel.com/sites/landingpage/IntrinsicsGuide/" text:style-name="Internet_20_link" text:visited-style-name="Visited_20_Internet_20_Link"><text:span text:style-name="T367">TM</text:span></text:a><text:a xlink:type="simple" xlink:href="https://software.intel.com/sites/landingpage/IntrinsicsGuide/" text:style-name="Internet_20_link" text:visited-style-name="Visited_20_Internet_20_Link"> Intrinsics Guide</text:a></text:p>
      <text:p text:style-name="P214"/>
      <text:h text:style-name="Heading_20_2" text:outline-level="2">GNU Compiler Collection (GCC) <text:span text:style-name="T369">documents</text:span></text:h>
      <text:p text:style-name="P216"><text:a xlink:type="simple" xlink:href="https://gcc.gnu.org/onlinedocs/" text:style-name="Internet_20_link" text:visited-style-name="Visited_20_Internet_20_Link">GCC online documentation</text:a></text:p>
      <text:p text:style-name="P216"><text:a xlink:type="simple" xlink:href="https://gcc.gnu.org/onlinedocs/gcc-6.3.0/gcc/" text:style-name="Internet_20_link" text:visited-style-name="Visited_20_Internet_20_Link">GCC Manual (GCC 6.3)</text:a></text:p>
      <text:p text:style-name="P216"><text:a xlink:type="simple" xlink:href="https://gcc.gnu.org/onlinedocs/gccint/" text:style-name="Internet_20_link" text:visited-style-name="Visited_20_Internet_20_Link">GCC Internals Manual</text:a></text:p>
      <text:p text:style-name="P214"/>
      <text:h text:style-name="P324" text:outline-level="1"/>
      <text:h text:style-name="P325" text:outline-level="1">Appendix B: Intel Intrinsic suffixes</text:h>
      <text:h text:style-name="Heading_20_2" text:outline-level="2"><draw:frame draw:style-name="fr2" draw:name="MMX __mm_" text:anchor-type="paragraph" svg:x="-0.0374in" svg:y="0.4382in" svg:width="7in" draw:z-index="49"><draw:text-box fo:min-height="0.2in"><text:p text:style-name="P296">_pi16<text:tab/><text:tab/>4 x packed short int</text:p><text:p text:style-name="P296">_pi32<text:tab/><text:tab/>2 x packed int</text:p><text:p text:style-name="P296">_pi8<text:tab/><text:tab/>8 x packed signed char</text:p><text:p text:style-name="P296">_pu16<text:tab/><text:tab/>4 x packed unsigned short int</text:p><text:p text:style-name="P296">_pu8<text:tab/><text:tab/>8 x packed unsigned char</text:p><text:p text:style-name="P296">_si64<text:tab/><text:tab/>single 64-bit binary (logical)</text:p><text:p text:style-name="Text">Text <text:sequence text:ref-name="refText0" text:name="Text" text:formula="ooow:Text+1" style:num-format="1">1</text:sequence>: MMX __mm_</text:p></draw:text-box></draw:frame>MMX</text:h>
      <text:p text:style-name="Text_20_body"/>
      <text:h text:style-name="P328" text:outline-level="2"/>
      <text:h text:style-name="P329" text:outline-level="2">SSE</text:h>
      <text:h text:style-name="Heading_20_2" text:outline-level="2"><draw:frame draw:style-name="fr3" draw:name="SSE" text:anchor-type="paragraph" svg:x="0.0484in" svg:y="0.072in" svg:width="7in" draw:z-index="50"><draw:text-box fo:min-height="0.2in"><text:p text:style-name="P297">_ps<text:tab/><text:tab/>4 x packed float</text:p><text:p text:style-name="P297">_ss<text:tab/><text:tab/>single scalar float</text:p><text:p text:style-name="P297">_si32<text:tab/><text:tab/>single 32-bit int</text:p><text:p text:style-name="P297">_si64<text:tab/><text:tab/>single 64-bit long int</text:p></draw:text-box></draw:frame></text:h>
      <text:h text:style-name="Heading_20_2" text:outline-level="2">SSE2</text:h>
      <text:h text:style-name="Heading_20_2" text:outline-level="2"><draw:frame draw:style-name="fr2" draw:name="Frame51" text:anchor-type="paragraph" svg:x="0.0366in" svg:y="0.0083in" svg:width="7in" draw:z-index="51"><draw:text-box fo:min-height="0.2in"><text:p text:style-name="P298">_epi16<text:tab/><text:tab/>8 x packed short int</text:p><text:p text:style-name="P298">_epi32<text:tab/><text:tab/>4 x packed int</text:p><text:p text:style-name="P298">_epi64<text:tab/><text:tab/>2 x packed long int</text:p><text:p text:style-name="P298">_epi8<text:tab/><text:tab/>16 x packed signed char</text:p><text:p text:style-name="P298">_epu16<text:tab/><text:tab/>8 x packed unsigned short int</text:p><text:p text:style-name="P298">_epu32<text:tab/><text:tab/>4 x packed unsigned int</text:p><text:p text:style-name="P298">_epu8<text:tab/><text:tab/>16 x packed unsigned char</text:p><text:p text:style-name="P298"/><text:p text:style-name="P298">_pd<text:tab/><text:tab/>2 x packed double</text:p><text:p text:style-name="P298">_sd<text:tab/><text:tab/>single scalar double</text:p><text:p text:style-name="P298">_pi64<text:tab/><text:tab/>single long int</text:p><text:p text:style-name="P298">_si128<text:tab/><text:tab/>single 128-bit binary (logical)</text:p></draw:text-box></draw:frame></text:h>
      <text:h text:style-name="P328" text:outline-level="2"/>
      <text:h text:style-name="P329" text:outline-level="2">AVX/AVX2 __m256_*</text:h>
      <text:h text:style-name="P328" text:outline-level="2"><draw:frame draw:style-name="fr1" draw:name="Frame52" text:anchor-type="paragraph" svg:width="7in" draw:z-index="52"><draw:text-box fo:min-height="0.2in"><text:p text:style-name="P298">_ps<text:tab/><text:tab/>8 x packed float</text:p><text:p text:style-name="P298">_pd<text:tab/><text:tab/>4 x packed double</text:p><text:p text:style-name="P298">_epi16<text:tab/><text:tab/>16 x packed short int</text:p><text:p text:style-name="P298">_epi32<text:tab/><text:tab/>8 x packed int</text:p><text:p text:style-name="P298">_epi64<text:tab/><text:tab/>4 x packed long int</text:p><text:p text:style-name="P298">_epi8<text:tab/><text:tab/>32 x packed signed char</text:p><text:p text:style-name="P298">_epu16<text:tab/><text:tab/>16 x packed unsigned short int</text:p><text:p text:style-name="P298">_epu32<text:tab/><text:tab/>8 x packed unsigned int</text:p><text:p text:style-name="P298">_epu8<text:tab/><text:tab/>32 x packed unsigned char</text:p><text:p text:style-name="P298">_ss<text:tab/><text:tab/>single scalar float (broadcast/splat)</text:p><text:p text:style-name="P298">_sd<text:tab/><text:tab/>single scalar double</text:p><text:p text:style-name="P298">_si256<text:tab/><text:tab/>single 256-bit binary (logical)</text:p><text:p text:style-name="P298">_pd256<text:tab/><text:tab/>cast / zero extend</text:p><text:p text:style-name="P298">_ps256<text:tab/><text:tab/>cast / zero extend</text:p><text:p text:style-name="P298">_pd128<text:tab/><text:tab/>cast</text:p><text:p text:style-name="P298">_ps128<text:tab/><text:tab/>cast</text:p></draw:text-box></draw:frame></text:h>
      <text:h text:style-name="P329" text:outline-level="2">AVX512 __m512_*</text:h>
      <text:p text:style-name="P299"><draw:frame draw:style-name="fr1" draw:name="Frame53" text:anchor-type="paragraph" svg:width="7in" draw:z-index="53"><draw:text-box fo:min-height="0.2in"><text:p text:style-name="P299">_ps<text:tab/><text:tab/>16 x packed float</text:p><text:p text:style-name="P299">_pd<text:tab/><text:tab/>8 x packed double</text:p><text:p text:style-name="P299">_epi16<text:tab/><text:tab/>32 x packed short int</text:p><text:p text:style-name="P299">_epi32<text:tab/><text:tab/>16 x packed int</text:p><text:p text:style-name="P299">_epi64<text:tab/><text:tab/>8 x packed long int</text:p><text:p text:style-name="P299">_epi8<text:tab/><text:tab/>64 x packed signed char</text:p><text:p text:style-name="P299">_epu16<text:tab/><text:tab/>32 x packed unsigned short int</text:p><text:p text:style-name="P299">_epu32<text:tab/><text:tab/>16 x packed unsigned int</text:p><text:p text:style-name="P299">_epu64<text:tab/><text:tab/>8 x packed unsigned long int</text:p><text:p text:style-name="P299">_epu8<text:tab/><text:tab/>64 x packed unsigned char</text:p><text:p text:style-name="P299">_ss<text:tab/><text:tab/>single scalar float</text:p><text:p text:style-name="P299">_sd<text:tab/><text:tab/>single scalar double</text:p><text:p text:style-name="P299">_si512<text:tab/><text:tab/>single 512-bit binary (logical)</text:p><text:p text:style-name="P299">_pd512<text:tab/><text:tab/>cast / zero extend</text:p><text:p text:style-name="P299">_ps512<text:tab/><text:tab/>cast / zero exten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HPJFO+Helvetica" svg:font-family="BHPJFO+Helvetica" style:font-family-generic="roman" style:font-pitch="variable"/>
    <style:font-face style:name="DSans" svg:font-family="D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 style:family="paragraph" style:parent-style-name="Standard" style:class="extra"/>
    <style:style style:name="Footer" style:family="paragraph" style:parent-style-name="Standard" style:class="extra"/>
    <style:style style:name="Heading_20_5" style:display-name="Heading 5" style:family="paragraph" style:parent-style-name="Heading" style:class="text"/>
    <style:style style:name="Header" style:family="paragraph" style:parent-style-name="Standard" style:class="extra"/>
    <style:style style:name="Text" style:family="paragraph" style:parent-style-name="Caption" style:class="extra"/>
    <style:style style:name="Heading_20_6" style:display-name="Heading 6"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Munroe</meta:initial-creator>
    <meta:creation-date>2017-01-13T16:44:31.884751996</meta:creation-date>
    <dc:date>2017-07-26T09:50:30.579873466</dc:date>
    <dc:creator>Steve Munroe</dc:creator>
    <meta:editing-duration>P3DT9H27M50S</meta:editing-duration>
    <meta:editing-cycles>141</meta:editing-cycles>
    <meta:generator>LibreOffice/4.3.7.2$Linux_X86_64 LibreOffice_project/430$Build-2</meta:generator>
    <meta:printed-by>Steve Munroe</meta:printed-by>
    <meta:print-date>2017-07-26T09:36:27.419277714</meta:print-date>
    <meta:document-statistic meta:table-count="0" meta:image-count="0" meta:object-count="0" meta:page-count="41" meta:paragraph-count="737" meta:word-count="15438" meta:character-count="93320" meta:non-whitespace-character-count="78079"/>
  </office:meta>
</office:document-meta>
</file>